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vertical-align="middle" fo:min-height="2.301cm"/>
      <style:paragraph-properties style:writing-mode="lr-tb"/>
    </style:style>
    <style:style style:name="gr2" style:family="graphic" style:parent-style-name="standard">
      <style:graphic-properties draw:stroke="solid" svg:stroke-width="0.037cm" svg:stroke-color="#666666" svg:stroke-opacity="60%" draw:stroke-linejoin="round" svg:stroke-linecap="butt" draw:fill="none" fo:padding-top="0.018cm" fo:padding-bottom="0.018cm" fo:padding-left="0.018cm" fo:padding-right="0.018cm"/>
    </style:style>
    <style:style style:name="gr3" style:family="graphic" style:parent-style-name="standard">
      <style:graphic-properties draw:stroke="solid" svg:stroke-width="0.081cm" svg:stroke-color="#000000" draw:marker-start-width="0.278cm" draw:marker-end-width="0.278cm" svg:stroke-opacity="60%" draw:stroke-linejoin="round" svg:stroke-linecap="round" draw:fill="solid" draw:fill-color="#d3d3d3" draw:opacity="20%" fo:padding-top="0.04cm" fo:padding-bottom="0.04cm" fo:padding-left="0.04cm" fo:padding-right="0.04cm"/>
    </style:style>
    <style:style style:name="gr4" style:family="graphic" style:parent-style-name="standard">
      <style:graphic-properties draw:stroke="none" draw:fill="solid" draw:fill-color="#e05b09" draw:opacity="50%"/>
    </style:style>
    <style:style style:name="gr5" style:family="graphic" style:parent-style-name="standard">
      <style:graphic-properties draw:stroke="solid" svg:stroke-width="0.025cm" svg:stroke-color="#e05b09" svg:stroke-opacity="50%" draw:stroke-linejoin="round" svg:stroke-linecap="round" draw:fill="none" fo:padding-top="0.012cm" fo:padding-bottom="0.012cm" fo:padding-left="0.012cm" fo:padding-right="0.012cm"/>
    </style:style>
    <style:style style:name="gr6" style:family="graphic" style:parent-style-name="standard">
      <style:graphic-properties draw:stroke="none" draw:fill="solid" draw:fill-color="#f2a60b" draw:opacity="50%"/>
    </style:style>
    <style:style style:name="gr7" style:family="graphic" style:parent-style-name="standard">
      <style:graphic-properties draw:stroke="solid" svg:stroke-width="0.025cm" svg:stroke-color="#f2a60b" svg:stroke-opacity="50%" draw:stroke-linejoin="round" svg:stroke-linecap="round" draw:fill="none" fo:padding-top="0.012cm" fo:padding-bottom="0.012cm" fo:padding-left="0.012cm" fo:padding-right="0.012cm"/>
    </style:style>
    <style:style style:name="gr8" style:family="graphic" style:parent-style-name="standard">
      <style:graphic-properties draw:stroke="none" draw:fill="solid" draw:fill-color="#e46e09" draw:opacity="50%"/>
    </style:style>
    <style:style style:name="gr9" style:family="graphic" style:parent-style-name="standard">
      <style:graphic-properties draw:stroke="solid" svg:stroke-width="0.025cm" svg:stroke-color="#e46e09" svg:stroke-opacity="50%" draw:stroke-linejoin="round" svg:stroke-linecap="round" draw:fill="none" fo:padding-top="0.012cm" fo:padding-bottom="0.012cm" fo:padding-left="0.012cm" fo:padding-right="0.012cm"/>
    </style:style>
    <style:style style:name="gr10" style:family="graphic" style:parent-style-name="standard">
      <style:graphic-properties draw:stroke="none" draw:fill="solid" draw:fill-color="#fbcc0c" draw:opacity="50%"/>
    </style:style>
    <style:style style:name="gr11" style:family="graphic" style:parent-style-name="standard">
      <style:graphic-properties draw:stroke="solid" svg:stroke-width="0.025cm" svg:stroke-color="#fbcc0c" svg:stroke-opacity="50%" draw:stroke-linejoin="round" svg:stroke-linecap="round" draw:fill="none" fo:padding-top="0.012cm" fo:padding-bottom="0.012cm" fo:padding-left="0.012cm" fo:padding-right="0.012cm"/>
    </style:style>
    <style:style style:name="gr12" style:family="graphic" style:parent-style-name="standard">
      <style:graphic-properties draw:stroke="none" draw:fill="solid" draw:fill-color="#d73508" draw:opacity="50%"/>
    </style:style>
    <style:style style:name="gr13" style:family="graphic" style:parent-style-name="standard">
      <style:graphic-properties draw:stroke="solid" svg:stroke-width="0.025cm" svg:stroke-color="#d73508" svg:stroke-opacity="50%" draw:stroke-linejoin="round" svg:stroke-linecap="round" draw:fill="none" fo:padding-top="0.012cm" fo:padding-bottom="0.012cm" fo:padding-left="0.012cm" fo:padding-right="0.012cm"/>
    </style:style>
    <style:style style:name="gr14" style:family="graphic" style:parent-style-name="standard">
      <style:graphic-properties draw:stroke="none" draw:fill="solid" draw:fill-color="#f6b90b" draw:opacity="50%"/>
    </style:style>
    <style:style style:name="gr15" style:family="graphic" style:parent-style-name="standard">
      <style:graphic-properties draw:stroke="solid" svg:stroke-width="0.025cm" svg:stroke-color="#f6b90b" svg:stroke-opacity="50%" draw:stroke-linejoin="round" svg:stroke-linecap="round" draw:fill="none" fo:padding-top="0.012cm" fo:padding-bottom="0.012cm" fo:padding-left="0.012cm" fo:padding-right="0.012cm"/>
    </style:style>
    <style:style style:name="gr16" style:family="graphic" style:parent-style-name="standard">
      <style:graphic-properties draw:stroke="none" draw:fill="solid" draw:fill-color="#ffdf0c" draw:opacity="50%"/>
    </style:style>
    <style:style style:name="gr17" style:family="graphic" style:parent-style-name="standard">
      <style:graphic-properties draw:stroke="solid" svg:stroke-width="0.025cm" svg:stroke-color="#ffdf0c" svg:stroke-opacity="50%" draw:stroke-linejoin="round" svg:stroke-linecap="round" draw:fill="none" fo:padding-top="0.012cm" fo:padding-bottom="0.012cm" fo:padding-left="0.012cm" fo:padding-right="0.012cm"/>
    </style:style>
    <style:style style:name="gr18" style:family="graphic" style:parent-style-name="standard">
      <style:graphic-properties draw:stroke="none" draw:fill="solid" draw:fill-color="#db4808" draw:opacity="50%"/>
    </style:style>
    <style:style style:name="gr19" style:family="graphic" style:parent-style-name="standard">
      <style:graphic-properties draw:stroke="solid" svg:stroke-width="0.025cm" svg:stroke-color="#db4808" svg:stroke-opacity="50%" draw:stroke-linejoin="round" svg:stroke-linecap="round" draw:fill="none" fo:padding-top="0.012cm" fo:padding-bottom="0.012cm" fo:padding-left="0.012cm" fo:padding-right="0.012cm"/>
    </style:style>
    <style:style style:name="gr20" style:family="graphic" style:parent-style-name="standard">
      <style:graphic-properties draw:stroke="none" draw:fill="solid" draw:fill-color="#e9810a" draw:opacity="50%"/>
    </style:style>
    <style:style style:name="gr21" style:family="graphic" style:parent-style-name="standard">
      <style:graphic-properties draw:stroke="solid" svg:stroke-width="0.025cm" svg:stroke-color="#e9810a" svg:stroke-opacity="50%" draw:stroke-linejoin="round" svg:stroke-linecap="round" draw:fill="none" fo:padding-top="0.012cm" fo:padding-bottom="0.012cm" fo:padding-left="0.012cm" fo:padding-right="0.012cm"/>
    </style:style>
    <style:style style:name="gr22" style:family="graphic" style:parent-style-name="standard">
      <style:graphic-properties draw:stroke="none" draw:fill="solid" draw:fill-color="#ed930a" draw:opacity="50%"/>
    </style:style>
    <style:style style:name="gr23" style:family="graphic" style:parent-style-name="standard">
      <style:graphic-properties draw:stroke="solid" svg:stroke-width="0.025cm" svg:stroke-color="#ed930a" svg:stroke-opacity="50%" draw:stroke-linejoin="round" svg:stroke-linecap="round" draw:fill="none" fo:padding-top="0.012cm" fo:padding-bottom="0.012cm" fo:padding-left="0.012cm" fo:padding-right="0.012cm"/>
    </style:style>
    <style:style style:name="gr24" style:family="graphic" style:parent-style-name="standard">
      <style:graphic-properties draw:stroke="solid" svg:stroke-width="0.025cm" svg:stroke-color="#ffffff" svg:stroke-opacity="50%" draw:stroke-linejoin="round" svg:stroke-linecap="round" draw:fill="solid" draw:fill-color="#8b0000" draw:opacity="50%" fo:padding-top="0.012cm" fo:padding-bottom="0.012cm" fo:padding-left="0.012cm" fo:padding-right="0.012cm"/>
    </style:style>
    <style:style style:name="gr25" style:family="graphic" style:parent-style-name="standard">
      <style:graphic-properties draw:stroke="none" draw:fill="solid" draw:fill-color="#4d4d4d"/>
    </style:style>
    <style:style style:name="gr26" style:family="graphic" style:parent-style-name="standard">
      <style:graphic-properties draw:stroke="solid" svg:stroke-width="0.037cm" svg:stroke-color="#ebebeb" draw:stroke-linejoin="round" svg:stroke-linecap="butt" draw:fill="none" fo:padding-top="0.018cm" fo:padding-bottom="0.018cm" fo:padding-left="0.018cm" fo:padding-right="0.018cm"/>
    </style:style>
    <style:style style:name="gr27" style:family="graphic" style:parent-style-name="standard">
      <style:graphic-properties draw:stroke="solid" svg:stroke-width="0.035cm" svg:stroke-color="#666666" draw:marker-start-width="0.197cm" draw:marker-end-width="0.197cm" svg:stroke-opacity="60%" draw:stroke-linejoin="round" svg:stroke-linecap="butt" draw:fill="none" fo:padding-top="0.017cm" fo:padding-bottom="0.017cm" fo:padding-left="0.017cm" fo:padding-right="0.017cm"/>
    </style:style>
    <style:style style:name="P1" style:family="paragraph">
      <style:paragraph-properties fo:text-align="center"/>
      <style:text-properties fo:font-size="48pt" style:font-size-asian="48pt" style:font-size-complex="48pt"/>
    </style:style>
    <style:style style:name="P2" style:family="paragraph">
      <loext:graphic-properties draw:fill="none" draw:fill-color="#ffffff"/>
      <style:paragraph-properties fo:text-align="center" style:writing-mode="lr-tb"/>
      <style:text-properties fo:color="#f9ab47" loext:opacity="100%" fo:font-size="48pt" fo:font-style="normal" fo:font-weight="bold" style:font-size-asian="48pt" style:font-style-asian="normal" style:font-weight-asian="bold" style:font-size-complex="48pt" style:font-style-complex="normal" style:font-weight-complex="bold"/>
    </style:style>
    <style:style style:name="P3" style:family="paragraph">
      <loext:graphic-properties draw:fill="none"/>
    </style:style>
    <style:style style:name="P4" style:family="paragraph">
      <loext:graphic-properties draw:fill="solid" draw:fill-color="#d3d3d3" draw:opacity="20%"/>
    </style:style>
    <style:style style:name="P5" style:family="paragraph">
      <loext:graphic-properties draw:fill="solid" draw:fill-color="#e05b09" draw:opacity="50%"/>
    </style:style>
    <style:style style:name="P6" style:family="paragraph">
      <loext:graphic-properties draw:fill="solid" draw:fill-color="#f2a60b" draw:opacity="50%"/>
    </style:style>
    <style:style style:name="P7" style:family="paragraph">
      <loext:graphic-properties draw:fill="solid" draw:fill-color="#e46e09" draw:opacity="50%"/>
    </style:style>
    <style:style style:name="P8" style:family="paragraph">
      <loext:graphic-properties draw:fill="solid" draw:fill-color="#fbcc0c" draw:opacity="50%"/>
    </style:style>
    <style:style style:name="P9" style:family="paragraph">
      <loext:graphic-properties draw:fill="solid" draw:fill-color="#d73508" draw:opacity="50%"/>
    </style:style>
    <style:style style:name="P10" style:family="paragraph">
      <loext:graphic-properties draw:fill="solid" draw:fill-color="#f6b90b" draw:opacity="50%"/>
    </style:style>
    <style:style style:name="P11" style:family="paragraph">
      <loext:graphic-properties draw:fill="solid" draw:fill-color="#ffdf0c" draw:opacity="50%"/>
    </style:style>
    <style:style style:name="P12" style:family="paragraph">
      <loext:graphic-properties draw:fill="solid" draw:fill-color="#db4808" draw:opacity="50%"/>
    </style:style>
    <style:style style:name="P13" style:family="paragraph">
      <loext:graphic-properties draw:fill="solid" draw:fill-color="#e9810a" draw:opacity="50%"/>
    </style:style>
    <style:style style:name="P14" style:family="paragraph">
      <loext:graphic-properties draw:fill="solid" draw:fill-color="#ed930a" draw:opacity="50%"/>
    </style:style>
    <style:style style:name="P15" style:family="paragraph">
      <loext:graphic-properties draw:fill="solid" draw:fill-color="#8b0000" draw:opacity="50%"/>
    </style:style>
    <style:style style:name="P16" style:family="paragraph">
      <loext:graphic-properties draw:fill="solid" draw:fill-color="#4d4d4d"/>
    </style:style>
    <style:style style:name="T1" style:family="text">
      <style:text-properties fo:color="#f9ab47" loext:opacity="100%" fo:font-size="48pt" fo:font-style="normal" fo:font-weight="bold" style:font-size-asian="48pt" style:font-style-asian="normal" style:font-weight-asian="bold" style:font-size-complex="48pt" style:font-style-complex="normal" style:font-weight-complex="bold"/>
    </style:style>
    <style:style style:name="T2" style:family="text">
      <style:text-properties fo:color="#f9ab47" loext:opacity="100%" style:text-position="-8% 58%" fo:font-size="48pt" fo:font-style="normal" fo:font-weight="bold" style:font-size-asian="48pt" style:font-style-asian="normal" style:font-weight-asian="bold" style:font-size-complex="48pt" style:font-style-complex="normal" style:font-weight-complex="bold"/>
    </style:style>
    <style:style style:name="T3" style:family="text">
      <style:text-properties fo:color="#f9ab47" loext:opacity="100%" style:text-position="0% 100%" fo:font-size="48pt" fo:font-style="normal" fo:font-weight="bold" style:font-size-asian="48pt" style:font-style-asian="normal" style:font-weight-asian="bold" style:font-size-complex="4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frame draw:style-name="gr1" draw:text-style-name="P2" draw:layer="layout" svg:width="13.997cm" svg:height="2.551cm" svg:x="1.2cm" svg:y="-0.162cm">
            <draw:text-box>
              <text:p text:style-name="P1"><text:span text:style-name="T1">C</text:span><text:span text:style-name="T2">CRIT</text:span></text:p>
            </draw:text-box>
          </draw:frame>
          <draw:frame draw:style-name="gr1" draw:text-style-name="P2" draw:layer="layout" svg:width="13.997cm" svg:height="2.551cm" svg:x="11.798cm" svg:y="-0.16cm">
            <draw:text-box>
              <text:p text:style-name="P1"><text:span text:style-name="T1">T</text:span><text:span text:style-name="T2">B</text:span></text:p>
            </draw:text-box>
          </draw:frame>
          <draw:frame draw:style-name="gr1" draw:text-style-name="P2" draw:layer="layout" svg:width="13.997cm" svg:height="2.551cm" svg:x="25.595cm" svg:y="-0.162cm">
            <draw:text-box>
              <text:p text:style-name="P1"><text:span text:style-name="T3">F</text:span><text:span text:style-name="T2">CRIT</text:span></text:p>
            </draw:text-box>
          </draw:frame>
          <draw:frame draw:style-name="gr1" draw:text-style-name="P2" draw:layer="layout" svg:width="13.997cm" svg:height="2.551cm" svg:x="35.993cm" svg:y="-0.16cm">
            <draw:text-box>
              <text:p text:style-name="P1"><text:span text:style-name="T1">T</text:span><text:span text:style-name="T2">50</text:span></text:p>
            </draw:text-box>
          </draw:frame>
          <draw:line draw:style-name="gr2" draw:text-style-name="P3" draw:layer="layout" svg:x1="14.557cm" svg:y1="19.342cm" svg:x2="22.415cm" svg:y2="19.342cm">
            <text:p/>
          </draw:line>
          <draw:line draw:style-name="gr2" draw:text-style-name="P3" draw:layer="layout" svg:x1="14.557cm" svg:y1="14.639cm" svg:x2="22.415cm" svg:y2="14.639cm">
            <text:p/>
          </draw:line>
          <draw:line draw:style-name="gr2" draw:text-style-name="P3" draw:layer="layout" svg:x1="14.557cm" svg:y1="9.938cm" svg:x2="22.415cm" svg:y2="9.938cm">
            <text:p/>
          </draw:line>
          <draw:line draw:style-name="gr2" draw:text-style-name="P3" draw:layer="layout" svg:x1="14.557cm" svg:y1="3.361cm" svg:x2="22.415cm" svg:y2="3.361cm">
            <text:p/>
          </draw:line>
          <draw:polygon draw:style-name="gr3" draw:text-style-name="P4" draw:layer="layout" svg:width="6.042cm" svg:height="12.187cm" svg:x="15.923cm" svg:y="3.361cm" svg:viewBox="0 0 6043 12188" draw:points="336,12188 322,12160 304,12138 286,12116 270,12090 256,12068 242,12042 226,12018 212,11996 198,11970 186,11948 172,11926 158,11900 146,11878 132,11850 124,11828 110,11806 102,11780 92,11758 84,11736 76,11710 66,11686 58,11660 48,11638 40,11612 36,11590 30,11568 26,11540 22,11518 14,11496 8,11470 8,11448 4,11422 4,11400 0,11376 0,11350 0,11328 0,11306 0,11280 0,11258 0,11230 4,11208 4,11186 8,11160 14,11138 18,11116 22,11090 26,11068 30,11040 40,11018 44,10992 52,10970 58,10948 66,10926 76,10898 84,10876 92,10850 106,10828 114,10802 128,10780 136,10758 150,10730 164,10708 172,10686 190,10660 204,10638 216,10610 230,10588 248,10566 260,10540 278,10518 292,10496 310,10470 326,10448 344,10420 362,10398 380,10376 398,10350 416,10328 432,10302 454,10278 472,10256 494,10230 512,10208 534,10182 556,10160 574,10138 596,10110 618,10088 640,10066 662,10040 684,10018 706,9992 728,9968 750,9946 772,9920 794,9898 816,9872 844,9850 866,9828 888,9800 914,9778 936,9756 962,9730 984,9708 1012,9682 1034,9660 1056,9632 1082,9610 1104,9588 1130,9566 1152,9540 1178,9518 1200,9490 1228,9468 1250,9442 1276,9420 1298,9398 1320,9372 1346,9350 1368,9326 1396,9300 1418,9278 1444,9252 1466,9230 1488,9208 1510,9180 1536,9158 1558,9136 1580,9110 1608,9088 1630,9062 1652,9040 1674,9012 1696,8990 1718,8968 1740,8946 1762,8920 1784,8898 1806,8870 1828,8848 1850,8822 1868,8800 1890,8778 1912,8756 1930,8730 1952,8708 1974,8680 1992,8658 2008,8632 2032,8610 2048,8588 2066,8560 2088,8538 2106,8516 2124,8490 2142,8468 2160,8442 2176,8420 2194,8398 2212,8370 2234,8348 2252,8326 2266,8300 2282,8278 2300,8252 2314,8228 2332,8202 2344,8180 2358,8158 2376,8132 2388,8110 2402,8088 2416,8060 2428,8038 2441,8012 2453,7990 2467,7968 2481,7942 2493,7918 2507,7892 2515,7870 2529,7848 2543,7822 2551,7800 2565,7778 2573,7750 2581,7728 2595,7702 2605,7680 2613,7658 2621,7632 2631,7610 2643,7586 2653,7560 2661,7538 2671,7513 2675,7491 2683,7463 2693,7441 2701,7419 2705,7393 2715,7371 2723,7349 2727,7323 2737,7301 2741,7273 2749,7251 2755,7229 2759,7203 2763,7181 2767,7159 2777,7131 2781,7109 2785,7083 2789,7061 2793,7035 2799,7013 2803,6991 2807,6969 2811,6941 2815,6919 2815,6893 2821,6871 2825,6845 2829,6821 2829,6799 2833,6777 2839,6751 2839,6729 2843,6703 2843,6681 2843,6653 2847,6631 2847,6609 2851,6583 2851,6561 2851,6539 2855,6513 2855,6489 2855,6463 2855,6441 2855,6419 2855,6393 2861,6371 2861,6349 2861,6321 2861,6299 2861,6273 2861,6251 2861,6225 2855,6203 2855,6179 2855,6157 2855,6131 2855,6109 2855,6083 2851,6061 2851,6033 2847,6011 2847,5989 2847,5963 2843,5941 2843,5919 2843,5893 2839,5869 2839,5843 2833,5821 2833,5799 2829,5773 2829,5751 2825,5723 2821,5701 2821,5679 2815,5653 2815,5631 2811,5609 2807,5583 2807,5561 2803,5533 2799,5511 2793,5489 2789,5463 2785,5441 2785,5413 2781,5391 2777,5369 2771,5343 2767,5321 2763,5295 2759,5273 2755,5251 2749,5223 2745,5201 2741,5179 2737,5153 2727,5131 2723,5105 2719,5081 2715,5059 2711,5033 2701,5011 2697,4989 2693,4963 2683,4941 2679,4913 2675,4891 2671,4865 2661,4843 2657,4821 2649,4799 2643,4771 2635,4749 2631,4723 2621,4701 2617,4675 2609,4653 2599,4631 2595,4603 2587,4581 2577,4559 2573,4533 2565,4511 2555,4485 2551,4463 2543,4439 2533,4413 2525,4391 2515,4369 2511,4343 2503,4321 2493,4293 2485,4271 2477,4249 2467,4223 2459,4201 2449,4179 2441,4153 2432,4129 2424,4103 2416,4081 2406,4055 2394,4033 2384,4011 2376,3983 2366,3961 2358,3939 2344,3913 2336,3891 2326,3865 2314,3843 2304,3821 2296,3793 2282,3771 2274,3749 2260,3723 2252,3701 2242,3673 2226,3651 2216,3629 2204,3603 2194,3581 2186,3555 2172,3533 2164,3511 2150,3483 2138,3461 2128,3439 2114,3413 2106,3391 2092,3363 2084,3341 2070,3319 2058,3293 2048,3271 2036,3245 2026,3223 2014,3201 2000,3173 1992,3151 1978,3125 1964,3103 1956,3081 1942,3055 1930,3031 1920,3009 1908,2983 1898,2961 1886,2935 1872,2913 1858,2885 1850,2863 1842,2841 1828,2819 1814,2793 1806,2771 1792,2745 1784,2721 1770,2695 1762,2673 1748,2651 1740,2629 1726,2603 1714,2581 1704,2553 1696,2531 1682,2506 1674,2484 1660,2462 1652,2436 1642,2414 1634,2390 1620,2364 1612,2342 1602,2316 1590,2294 1580,2272 1572,2244 1564,2222 1554,2200 1546,2174 1536,2152 1528,2126 1518,2104 1510,2076 1502,2054 1496,2032 1488,2010 1480,1984 1470,1962 1466,1934 1458,1912 1448,1886 1444,1864 1440,1842 1430,1816 1426,1794 1418,1772 1412,1744 1404,1722 1400,1696 1396,1674 1390,1652 1386,1624 1382,1602 1378,1580 1374,1554 1368,1532 1368,1506 1364,1484 1360,1462 1360,1434 1356,1412 1352,1386 1352,1364 1346,1342 1346,1314 1346,1292 1346,1266 1342,1244 1342,1222 1342,1196 1342,1174 1342,1146 1342,1124 1342,1102 1346,1076 1346,1054 1346,1032 1346,1000 1352,978 1352,952 1356,930 1360,908 1360,882 1364,858 1368,836 1374,810 1374,788 1378,762 1386,740 1386,712 1396,690 1400,668 1404,646 1408,620 1418,598 1422,572 1426,550 1434,522 1440,500 1448,478 1452,452 1462,430 1470,408 1474,380 1484,358 1492,332 1502,310 1510,288 1518,262 1528,240 1536,216 1546,190 1554,168 1564,142 1576,120 1586,92 1594,70 1602,48 1616,26 1624,0 4419,0 4433,26 4441,48 4449,70 4459,92 4471,120 4481,142 4489,168 4499,190 4507,216 4515,240 4525,262 4533,288 4543,310 4551,332 4561,358 4569,380 4573,408 4583,430 4591,452 4595,478 4605,500 4609,522 4617,550 4621,572 4631,598 4635,620 4639,646 4649,668 4653,690 4657,712 4661,740 4667,762 4671,788 4675,810 4675,836 4679,858 4683,882 4683,908 4689,930 4693,952 4693,978 4693,1000 4697,1032 4697,1054 4701,1076 4701,1102 4701,1124 4701,1146 4701,1174 4701,1196 4701,1222 4701,1244 4701,1266 4697,1292 4697,1314 4697,1342 4693,1364 4693,1386 4689,1412 4689,1434 4683,1462 4679,1484 4679,1506 4675,1532 4671,1554 4667,1580 4661,1602 4657,1624 4653,1652 4649,1674 4643,1696 4635,1722 4631,1744 4627,1772 4621,1794 4613,1816 4609,1842 4599,1864 4595,1886 4587,1912 4577,1934 4573,1962 4565,1984 4555,2010 4551,2032 4543,2054 4533,2076 4525,2104 4515,2126 4507,2152 4499,2174 4489,2200 4481,2222 4471,2244 4463,2272 4449,2294 4441,2316 4433,2342 4423,2364 4415,2390 4405,2414 4393,2436 4383,2462 4371,2484 4361,2506 4353,2531 4339,2553 4331,2581 4317,2603 4309,2629 4295,2651 4287,2673 4273,2695 4259,2721 4251,2745 4237,2771 4229,2793 4215,2819 4207,2841 4193,2863 4181,2885 4171,2913 4159,2935 4149,2961 4137,2983 4123,3009 4115,3031 4101,3055 4087,3081 4079,3103 4065,3125 4057,3151 4043,3173 4031,3201 4021,3223 4009,3245 3995,3271 3987,3293 3973,3319 3963,3341 3951,3363 3937,3391 3929,3413 3915,3439 3907,3461 3893,3483 3885,3511 3871,3533 3863,3555 3849,3581 3841,3603 3827,3629 3819,3651 3805,3673 3797,3701 3783,3723 3775,3749 3765,3771 3753,3793 3743,3821 3735,3843 3721,3865 3713,3891 3703,3913 3695,3939 3685,3961 3673,3983 3663,4011 3655,4033 3647,4055 3637,4081 3625,4103 3615,4129 3607,4153 3597,4179 3589,4201 3579,4223 3571,4249 3563,4271 3553,4293 3545,4321 3541,4343 3531,4369 3523,4391 3513,4413 3505,4439 3501,4463 3491,4485 3483,4511 3473,4533 3469,4559 3461,4581 3451,4603 3447,4631 3439,4653 3429,4675 3425,4701 3417,4723 3413,4749 3403,4771 3399,4799 3395,4821 3385,4843 3381,4865 3373,4891 3367,4913 3363,4941 3355,4963 3351,4989 3345,5011 3341,5033 3333,5059 3329,5081 3323,5105 3319,5131 3315,5153 3311,5179 3301,5201 3297,5223 3293,5251 3289,5273 3285,5295 3279,5321 3275,5343 3271,5369 3267,5391 3267,5413 3261,5441 3257,5463 3253,5489 3249,5511 3245,5533 3245,5561 3239,5583 3235,5609 3235,5631 3231,5653 3227,5679 3223,5701 3223,5723 3217,5751 3217,5773 3213,5799 3213,5821 3209,5843 3209,5869 3209,5893 3205,5919 3205,5941 3201,5963 3201,5989 3195,6011 3195,6033 3195,6061 3195,6083 3191,6109 3191,6131 3191,6157 3191,6179 3191,6203 3191,6225 3191,6251 3191,6273 3191,6299 3191,6321 3191,6349 3191,6371 3191,6393 3191,6419 3191,6441 3191,6463 3191,6489 3195,6513 3195,6539 3195,6561 3195,6583 3201,6609 3201,6631 3205,6653 3205,6681 3209,6703 3209,6729 3213,6751 3213,6777 3217,6799 3217,6821 3223,6845 3227,6871 3231,6893 3235,6919 3235,6941 3239,6969 3245,6991 3249,7013 3253,7035 3257,7061 3261,7083 3267,7109 3271,7131 3275,7159 3285,7181 3289,7203 3293,7229 3301,7251 3307,7273 3315,7301 3319,7323 3323,7349 3333,7371 3341,7393 3345,7419 3355,7441 3363,7463 3373,7491 3381,7513 3389,7538 3399,7560 3403,7586 3417,7610 3425,7632 3435,7658 3443,7680 3451,7702 3465,7728 3473,7750 3483,7778 3495,7800 3505,7822 3519,7848 3531,7870 3541,7892 3553,7918 3567,7942 3579,7968 3593,7990 3607,8012 3619,8038 3633,8060 3647,8088 3659,8110 3673,8132 3691,8158 3703,8180 3721,8202 3735,8228 3753,8252 3765,8278 3783,8300 3801,8326 3813,8348 3831,8370 3849,8398 3867,8420 3885,8442 3903,8468 3919,8490 3937,8516 3955,8538 3977,8560 3995,8588 4013,8610 4035,8632 4053,8658 4069,8680 4093,8708 4115,8730 4131,8756 4153,8778 4175,8800 4197,8822 4215,8848 4237,8870 4259,8898 4281,8920 4303,8946 4327,8968 4349,8990 4371,9012 4393,9040 4415,9062 4441,9088 4463,9110 4485,9136 4507,9158 4529,9180 4555,9208 4577,9230 4605,9252 4627,9278 4649,9300 4675,9326 4697,9350 4723,9372 4745,9398 4767,9420 4795,9442 4821,9468 4843,9490 4869,9518 4891,9540 4917,9566 4939,9588 4967,9610 4989,9632 5011,9660 5037,9682 5059,9708 5085,9730 5107,9756 5129,9778 5157,9800 5179,9828 5201,9850 5223,9872 5249,9898 5271,9920 5293,9946 5315,9968 5341,9992 5359,10018 5381,10040 5403,10066 5425,10088 5447,10110 5469,10138 5491,10160 5509,10182 5531,10208 5553,10230 5571,10256 5589,10278 5611,10302 5629,10328 5647,10350 5663,10376 5685,10398 5699,10420 5717,10448 5735,10470 5753,10496 5769,10518 5783,10540 5801,10566 5815,10588 5827,10610 5841,10638 5859,10660 5867,10686 5881,10708 5893,10730 5907,10758 5915,10780 5929,10802 5937,10828 5951,10850 5959,10876 5969,10898 5977,10926 5987,10948 5991,10970 5999,10992 6009,11018 6013,11040 6017,11068 6021,11090 6025,11116 6031,11138 6035,11160 6039,11186 6039,11208 6043,11230 6043,11258 6043,11280 6043,11306 6043,11328 6043,11350 6043,11376 6039,11400 6039,11422 6035,11448 6035,11470 6031,11496 6025,11518 6021,11540 6013,11568 6009,11590 5999,11612 5995,11638 5987,11660 5981,11686 5969,11710 5965,11736 5955,11758 5943,11780 5933,11806 5919,11828 5911,11850 5897,11878 5885,11900 5875,11926 5859,11948 5849,11970 5831,11996 5819,12018 5805,12042 5787,12068 5775,12090 5757,12116 5739,12138 5725,12160 5709,12188">
            <text:p/>
          </draw:polygon>
          <draw:path draw:style-name="gr4" draw:text-style-name="P5" draw:layer="layout" svg:width="0.313cm" svg:height="0.313cm" svg:x="19.47cm" svg:y="14.843cm" svg:viewBox="0 0 314 314" svg:d="M0 164c0-88 70-164 154-164s160 76 160 164c0 84-76 150-160 150s-154-66-154-150z">
            <text:p/>
          </draw:path>
          <draw:path draw:style-name="gr5" draw:text-style-name="P3" draw:layer="layout" svg:width="0.313cm" svg:height="0.313cm" svg:x="19.47cm" svg:y="14.843cm" svg:viewBox="0 0 314 314" svg:d="M0 164c0-88 70-164 154-164s160 76 160 164c0 84-76 150-160 150s-154-66-154-150z">
            <text:p/>
          </draw:path>
          <draw:path draw:style-name="gr6" draw:text-style-name="P6" draw:layer="layout" svg:width="0.313cm" svg:height="0.313cm" svg:x="18.964cm" svg:y="14.609cm" svg:viewBox="0 0 314 314" svg:d="M0 154c0-84 70-154 158-154 90 0 156 70 156 154 0 86-66 160-156 160-88 0-158-74-158-160z">
            <text:p/>
          </draw:path>
          <draw:path draw:style-name="gr7" draw:text-style-name="P3" draw:layer="layout" svg:width="0.313cm" svg:height="0.313cm" svg:x="18.964cm" svg:y="14.609cm" svg:viewBox="0 0 314 314" svg:d="M0 154c0-84 70-154 158-154 90 0 156 70 156 154 0 86-66 160-156 160-88 0-158-74-158-160z">
            <text:p/>
          </draw:path>
          <draw:path draw:style-name="gr8" draw:text-style-name="P7" draw:layer="layout" svg:width="0.313cm" svg:height="0.313cm" svg:x="18.412cm" svg:y="14.963cm" svg:viewBox="0 0 314 314" svg:d="M0 154c0-84 70-154 158-154 84 0 156 70 156 154 0 94-72 160-156 160-88 0-158-66-158-160z">
            <text:p/>
          </draw:path>
          <draw:path draw:style-name="gr9" draw:text-style-name="P3" draw:layer="layout" svg:width="0.313cm" svg:height="0.313cm" svg:x="18.412cm" svg:y="14.963cm" svg:viewBox="0 0 314 314" svg:d="M0 154c0-84 70-154 158-154 84 0 156 70 156 154 0 94-72 160-156 160-88 0-158-66-158-160z">
            <text:p/>
          </draw:path>
          <draw:path draw:style-name="gr10" draw:text-style-name="P8" draw:layer="layout" svg:width="0.313cm" svg:height="0.313cm" svg:x="18.508cm" svg:y="5.273cm" svg:viewBox="0 0 314 314" svg:d="M0 154c0-84 70-154 158-154 84 0 156 70 156 154 0 86-72 160-156 160-88 0-158-74-158-160z">
            <text:p/>
          </draw:path>
          <draw:path draw:style-name="gr11" draw:text-style-name="P3" draw:layer="layout" svg:width="0.313cm" svg:height="0.313cm" svg:x="18.508cm" svg:y="5.273cm" svg:viewBox="0 0 314 314" svg:d="M0 154c0-84 70-154 158-154 84 0 156 70 156 154 0 86-72 160-156 160-88 0-158-74-158-160z">
            <text:p/>
          </draw:path>
          <draw:path draw:style-name="gr4" draw:text-style-name="P5" draw:layer="layout" svg:width="0.313cm" svg:height="0.313cm" svg:x="18.61cm" svg:y="15.087cm" svg:viewBox="0 0 314 314" svg:d="M0 160c0-90 66-160 154-160s160 70 160 160c0 84-72 154-160 154s-154-70-154-154z">
            <text:p/>
          </draw:path>
          <draw:path draw:style-name="gr5" draw:text-style-name="P3" draw:layer="layout" svg:width="0.313cm" svg:height="0.313cm" svg:x="18.61cm" svg:y="15.087cm" svg:viewBox="0 0 314 314" svg:d="M0 160c0-90 66-160 154-160s160 70 160 160c0 84-72 154-160 154s-154-70-154-154z">
            <text:p/>
          </draw:path>
          <draw:path draw:style-name="gr12" draw:text-style-name="P9" draw:layer="layout" svg:width="0.313cm" svg:height="0.317cm" svg:x="18.428cm" svg:y="14.539cm" svg:viewBox="0 0 314 318" svg:d="M0 160c0-84 70-160 158-160 84 0 156 76 156 160 0 88-72 158-156 158-88 0-158-70-158-158z">
            <text:p/>
          </draw:path>
          <draw:path draw:style-name="gr13" draw:text-style-name="P3" draw:layer="layout" svg:width="0.313cm" svg:height="0.317cm" svg:x="18.428cm" svg:y="14.539cm" svg:viewBox="0 0 314 318" svg:d="M0 160c0-84 70-160 158-160 84 0 156 76 156 160 0 88-72 158-156 158-88 0-158-70-158-158z">
            <text:p/>
          </draw:path>
          <draw:path draw:style-name="gr10" draw:text-style-name="P8" draw:layer="layout" svg:width="0.317cm" svg:height="0.313cm" svg:x="18.76cm" svg:y="13.931cm" svg:viewBox="0 0 318 314" svg:d="M0 154c0-84 76-154 164-154 84 0 154 70 154 154 0 90-70 160-154 160-88 0-164-70-164-160z">
            <text:p/>
          </draw:path>
          <draw:path draw:style-name="gr11" draw:text-style-name="P3" draw:layer="layout" svg:width="0.317cm" svg:height="0.313cm" svg:x="18.76cm" svg:y="13.931cm" svg:viewBox="0 0 318 314" svg:d="M0 154c0-84 76-154 164-154 84 0 154 70 154 154 0 90-70 160-154 160-88 0-164-70-164-160z">
            <text:p/>
          </draw:path>
          <draw:path draw:style-name="gr14" draw:text-style-name="P10" draw:layer="layout" svg:width="0.317cm" svg:height="0.313cm" svg:x="18.708cm" svg:y="15.135cm" svg:viewBox="0 0 318 314" svg:d="M0 154c0-84 70-154 158-154 90 0 160 70 160 154 0 90-70 160-160 160-88 0-158-70-158-160z">
            <text:p/>
          </draw:path>
          <draw:path draw:style-name="gr15" draw:text-style-name="P3" draw:layer="layout" svg:width="0.317cm" svg:height="0.313cm" svg:x="18.708cm" svg:y="15.135cm" svg:viewBox="0 0 318 314" svg:d="M0 154c0-84 70-154 158-154 90 0 160 70 160 154 0 90-70 160-160 160-88 0-158-70-158-160z">
            <text:p/>
          </draw:path>
          <draw:path draw:style-name="gr4" draw:text-style-name="P5" draw:layer="layout" svg:width="0.313cm" svg:height="0.313cm" svg:x="19.264cm" svg:y="14.455cm" svg:viewBox="0 0 314 314" svg:d="M0 160c0-90 70-160 158-160 84 0 156 70 156 160 0 84-72 154-156 154-88 0-158-70-158-154z">
            <text:p/>
          </draw:path>
          <draw:path draw:style-name="gr5" draw:text-style-name="P3" draw:layer="layout" svg:width="0.313cm" svg:height="0.313cm" svg:x="19.264cm" svg:y="14.455cm" svg:viewBox="0 0 314 314" svg:d="M0 160c0-90 70-160 158-160 84 0 156 70 156 160 0 84-72 154-156 154-88 0-158-70-158-154z">
            <text:p/>
          </draw:path>
          <draw:path draw:style-name="gr8" draw:text-style-name="P7" draw:layer="layout" svg:width="0.317cm" svg:height="0.313cm" svg:x="19.37cm" svg:y="14.905cm" svg:viewBox="0 0 318 314" svg:d="M0 154c0-84 76-154 164-154 84 0 154 70 154 154 0 86-70 160-154 160-88 0-164-74-164-160z">
            <text:p/>
          </draw:path>
          <draw:path draw:style-name="gr9" draw:text-style-name="P3" draw:layer="layout" svg:width="0.317cm" svg:height="0.313cm" svg:x="19.37cm" svg:y="14.905cm" svg:viewBox="0 0 318 314" svg:d="M0 154c0-84 76-154 164-154 84 0 154 70 154 154 0 86-70 160-154 160-88 0-164-74-164-160z">
            <text:p/>
          </draw:path>
          <draw:path draw:style-name="gr16" draw:text-style-name="P11" draw:layer="layout" svg:width="0.313cm" svg:height="0.313cm" svg:x="18.764cm" svg:y="3.643cm" svg:viewBox="0 0 314 314" svg:d="M0 160c0-90 76-160 158-160 84 0 156 70 156 160 0 84-72 154-156 154-82 0-158-70-158-154z">
            <text:p/>
          </draw:path>
          <draw:path draw:style-name="gr17" draw:text-style-name="P3" draw:layer="layout" svg:width="0.313cm" svg:height="0.313cm" svg:x="18.764cm" svg:y="3.643cm" svg:viewBox="0 0 314 314" svg:d="M0 160c0-90 76-160 158-160 84 0 156 70 156 160 0 84-72 154-156 154-82 0-158-70-158-154z">
            <text:p/>
          </draw:path>
          <draw:path draw:style-name="gr12" draw:text-style-name="P9" draw:layer="layout" svg:width="0.313cm" svg:height="0.313cm" svg:x="18.796cm" svg:y="14.937cm" svg:viewBox="0 0 314 314" svg:d="M0 154c0-84 76-154 158-154 84 0 156 70 156 154 0 86-72 160-156 160-82 0-158-74-158-160z">
            <text:p/>
          </draw:path>
          <draw:path draw:style-name="gr13" draw:text-style-name="P3" draw:layer="layout" svg:width="0.313cm" svg:height="0.313cm" svg:x="18.796cm" svg:y="14.937cm" svg:viewBox="0 0 314 314" svg:d="M0 154c0-84 76-154 158-154 84 0 156 70 156 154 0 86-72 160-156 160-82 0-158-74-158-160z">
            <text:p/>
          </draw:path>
          <draw:path draw:style-name="gr18" draw:text-style-name="P12" draw:layer="layout" svg:width="0.313cm" svg:height="0.313cm" svg:x="18.209cm" svg:y="14.955cm" svg:viewBox="0 0 314 314" svg:d="M0 154c0-88 70-154 154-154s160 66 160 154c0 90-76 160-160 160s-154-70-154-160z">
            <text:p/>
          </draw:path>
          <draw:path draw:style-name="gr19" draw:text-style-name="P3" draw:layer="layout" svg:width="0.313cm" svg:height="0.313cm" svg:x="18.209cm" svg:y="14.955cm" svg:viewBox="0 0 314 314" svg:d="M0 154c0-88 70-154 154-154s160 66 160 154c0 90-76 160-160 160s-154-70-154-160z">
            <text:p/>
          </draw:path>
          <draw:path draw:style-name="gr20" draw:text-style-name="P13" draw:layer="layout" svg:width="0.313cm" svg:height="0.313cm" svg:x="18.786cm" svg:y="15.389cm" svg:viewBox="0 0 314 314" svg:d="M0 160c0-90 76-160 158-160 84 0 156 70 156 160 0 84-72 154-156 154-82 0-158-70-158-154z">
            <text:p/>
          </draw:path>
          <draw:path draw:style-name="gr21" draw:text-style-name="P3" draw:layer="layout" svg:width="0.313cm" svg:height="0.313cm" svg:x="18.786cm" svg:y="15.389cm" svg:viewBox="0 0 314 314" svg:d="M0 160c0-90 76-160 158-160 84 0 156 70 156 160 0 84-72 154-156 154-82 0-158-70-158-154z">
            <text:p/>
          </draw:path>
          <draw:path draw:style-name="gr22" draw:text-style-name="P14" draw:layer="layout" svg:width="0.313cm" svg:height="0.313cm" svg:x="18.508cm" svg:y="15.011cm" svg:viewBox="0 0 314 314" svg:d="M0 154c0-84 70-154 158-154 84 0 156 70 156 154 0 94-72 160-156 160-88 0-158-66-158-160z">
            <text:p/>
          </draw:path>
          <draw:path draw:style-name="gr23" draw:text-style-name="P3" draw:layer="layout" svg:width="0.313cm" svg:height="0.313cm" svg:x="18.508cm" svg:y="15.011cm" svg:viewBox="0 0 314 314" svg:d="M0 154c0-84 70-154 158-154 84 0 156 70 156 154 0 94-72 160-156 160-88 0-158-66-158-160z">
            <text:p/>
          </draw:path>
          <draw:path draw:style-name="gr8" draw:text-style-name="P7" draw:layer="layout" svg:width="0.313cm" svg:height="0.313cm" svg:x="19.07cm" svg:y="15.007cm" svg:viewBox="0 0 314 314" svg:d="M0 154c0-84 76-154 164-154 84 0 150 70 150 154 0 94-66 160-150 160-88 0-164-66-164-160z">
            <text:p/>
          </draw:path>
          <draw:path draw:style-name="gr9" draw:text-style-name="P3" draw:layer="layout" svg:width="0.313cm" svg:height="0.313cm" svg:x="19.07cm" svg:y="15.007cm" svg:viewBox="0 0 314 314" svg:d="M0 154c0-84 76-154 164-154 84 0 150 70 150 154 0 94-66 160-150 160-88 0-164-66-164-160z">
            <text:p/>
          </draw:path>
          <draw:path draw:style-name="gr4" draw:text-style-name="P5" draw:layer="layout" svg:width="0.313cm" svg:height="0.313cm" svg:x="18.874cm" svg:y="15.193cm" svg:viewBox="0 0 314 314" svg:d="M0 154c0-88 70-154 154-154 88 0 160 66 160 154 0 86-72 160-160 160-84 0-154-74-154-160z">
            <text:p/>
          </draw:path>
          <draw:path draw:style-name="gr5" draw:text-style-name="P3" draw:layer="layout" svg:width="0.313cm" svg:height="0.313cm" svg:x="18.874cm" svg:y="15.193cm" svg:viewBox="0 0 314 314" svg:d="M0 154c0-88 70-154 154-154 88 0 160 66 160 154 0 86-72 160-160 160-84 0-154-74-154-160z">
            <text:p/>
          </draw:path>
          <draw:path draw:style-name="gr20" draw:text-style-name="P13" draw:layer="layout" svg:width="0.313cm" svg:height="0.313cm" svg:x="18.968cm" svg:y="5.287cm" svg:viewBox="0 0 314 314" svg:d="M0 154c0-84 66-154 158-154 84 0 156 70 156 154 0 90-72 160-156 160-92 0-158-70-158-160z">
            <text:p/>
          </draw:path>
          <draw:path draw:style-name="gr21" draw:text-style-name="P3" draw:layer="layout" svg:width="0.313cm" svg:height="0.313cm" svg:x="18.968cm" svg:y="5.287cm" svg:viewBox="0 0 314 314" svg:d="M0 154c0-84 66-154 158-154 84 0 156 70 156 154 0 90-72 160-156 160-92 0-158-70-158-160z">
            <text:p/>
          </draw:path>
          <draw:path draw:style-name="gr22" draw:text-style-name="P14" draw:layer="layout" svg:width="0.313cm" svg:height="0.313cm" svg:x="19.272cm" svg:y="14.955cm" svg:viewBox="0 0 314 314" svg:d="M0 154c0-88 70-154 158-154 84 0 156 66 156 154 0 86-72 160-156 160-88 0-158-74-158-160z">
            <text:p/>
          </draw:path>
          <draw:path draw:style-name="gr23" draw:text-style-name="P3" draw:layer="layout" svg:width="0.313cm" svg:height="0.313cm" svg:x="19.272cm" svg:y="14.955cm" svg:viewBox="0 0 314 314" svg:d="M0 154c0-88 70-154 158-154 84 0 156 66 156 154 0 86-72 160-156 160-88 0-158-74-158-160z">
            <text:p/>
          </draw:path>
          <draw:path draw:style-name="gr12" draw:text-style-name="P9" draw:layer="layout" svg:width="0.313cm" svg:height="0.313cm" svg:x="18.786cm" svg:y="7.676cm" svg:viewBox="0 0 314 314" svg:d="M0 160c0-90 76-160 158-160 84 0 156 70 156 160 0 84-72 154-156 154-82 0-158-70-158-154z">
            <text:p/>
          </draw:path>
          <draw:path draw:style-name="gr13" draw:text-style-name="P3" draw:layer="layout" svg:width="0.313cm" svg:height="0.313cm" svg:x="18.786cm" svg:y="7.676cm" svg:viewBox="0 0 314 314" svg:d="M0 160c0-90 76-160 158-160 84 0 156 70 156 160 0 84-72 154-156 154-82 0-158-70-158-154z">
            <text:p/>
          </draw:path>
          <draw:path draw:style-name="gr6" draw:text-style-name="P6" draw:layer="layout" svg:width="0.313cm" svg:height="0.313cm" svg:x="18.91cm" svg:y="3.857cm" svg:viewBox="0 0 314 314" svg:d="M0 154c0-88 70-154 158-154 90 0 156 66 156 154 0 90-66 160-156 160-88 0-158-70-158-160z">
            <text:p/>
          </draw:path>
          <draw:path draw:style-name="gr7" draw:text-style-name="P3" draw:layer="layout" svg:width="0.313cm" svg:height="0.313cm" svg:x="18.91cm" svg:y="3.857cm" svg:viewBox="0 0 314 314" svg:d="M0 154c0-88 70-154 158-154 90 0 156 66 156 154 0 90-66 160-156 160-88 0-158-70-158-160z">
            <text:p/>
          </draw:path>
          <draw:path draw:style-name="gr10" draw:text-style-name="P8" draw:layer="layout" svg:width="0.313cm" svg:height="0.317cm" svg:x="18.428cm" svg:y="4.145cm" svg:viewBox="0 0 314 318" svg:d="M0 154c0-84 76-154 158-154 90 0 156 70 156 154 0 94-66 164-156 164-82 0-158-70-158-164z">
            <text:p/>
          </draw:path>
          <draw:path draw:style-name="gr11" draw:text-style-name="P3" draw:layer="layout" svg:width="0.313cm" svg:height="0.317cm" svg:x="18.428cm" svg:y="4.145cm" svg:viewBox="0 0 314 318" svg:d="M0 154c0-84 76-154 158-154 90 0 156 70 156 154 0 94-66 164-156 164-82 0-158-70-158-164z">
            <text:p/>
          </draw:path>
          <draw:path draw:style-name="gr10" draw:text-style-name="P8" draw:layer="layout" svg:width="0.313cm" svg:height="0.313cm" svg:x="18.836cm" svg:y="13.649cm" svg:viewBox="0 0 314 314" svg:d="M0 160c0-94 66-160 154-160 84 0 160 66 160 160 0 84-76 154-160 154-88 0-154-70-154-154z">
            <text:p/>
          </draw:path>
          <draw:path draw:style-name="gr11" draw:text-style-name="P3" draw:layer="layout" svg:width="0.313cm" svg:height="0.313cm" svg:x="18.836cm" svg:y="13.649cm" svg:viewBox="0 0 314 314" svg:d="M0 160c0-94 66-160 154-160 84 0 160 66 160 160 0 84-76 154-160 154-88 0-154-70-154-154z">
            <text:p/>
          </draw:path>
          <draw:path draw:style-name="gr12" draw:text-style-name="P9" draw:layer="layout" svg:width="0.317cm" svg:height="0.313cm" svg:x="18.227cm" svg:y="14.449cm" svg:viewBox="0 0 318 314" svg:d="M0 160c0-94 70-160 158-160 84 0 160 66 160 160 0 84-76 154-160 154-88 0-158-70-158-154z">
            <text:p/>
          </draw:path>
          <draw:path draw:style-name="gr13" draw:text-style-name="P3" draw:layer="layout" svg:width="0.317cm" svg:height="0.313cm" svg:x="18.227cm" svg:y="14.449cm" svg:viewBox="0 0 318 314" svg:d="M0 160c0-94 70-160 158-160 84 0 160 66 160 160 0 84-76 154-160 154-88 0-158-70-158-154z">
            <text:p/>
          </draw:path>
          <draw:path draw:style-name="gr16" draw:text-style-name="P11" draw:layer="layout" svg:width="0.313cm" svg:height="0.313cm" svg:x="18.964cm" svg:y="4.689cm" svg:viewBox="0 0 314 314" svg:d="M0 154c0-84 70-154 164-154 84 0 150 70 150 154 0 86-66 160-150 160-94 0-164-74-164-160z">
            <text:p/>
          </draw:path>
          <draw:path draw:style-name="gr17" draw:text-style-name="P3" draw:layer="layout" svg:width="0.313cm" svg:height="0.313cm" svg:x="18.964cm" svg:y="4.689cm" svg:viewBox="0 0 314 314" svg:d="M0 154c0-84 70-154 164-154 84 0 150 70 150 154 0 86-66 160-150 160-94 0-164-74-164-160z">
            <text:p/>
          </draw:path>
          <draw:path draw:style-name="gr16" draw:text-style-name="P11" draw:layer="layout" svg:width="0.313cm" svg:height="0.313cm" svg:x="18.786cm" svg:y="4.697cm" svg:viewBox="0 0 314 314" svg:d="M0 154c0-88 76-154 158-154 84 0 156 66 156 154 0 86-72 160-156 160-82 0-158-74-158-160z">
            <text:p/>
          </draw:path>
          <draw:path draw:style-name="gr17" draw:text-style-name="P3" draw:layer="layout" svg:width="0.313cm" svg:height="0.313cm" svg:x="18.786cm" svg:y="4.697cm" svg:viewBox="0 0 314 314" svg:d="M0 154c0-88 76-154 158-154 84 0 156 66 156 154 0 86-72 160-156 160-82 0-158-74-158-160z">
            <text:p/>
          </draw:path>
          <draw:path draw:style-name="gr16" draw:text-style-name="P11" draw:layer="layout" svg:width="0.313cm" svg:height="0.317cm" svg:x="18.584cm" svg:y="14.233cm" svg:viewBox="0 0 314 318" svg:d="M0 164c0-88 70-164 154-164 94 0 160 76 160 164 0 84-66 154-160 154-84 0-154-70-154-154z">
            <text:p/>
          </draw:path>
          <draw:path draw:style-name="gr17" draw:text-style-name="P3" draw:layer="layout" svg:width="0.313cm" svg:height="0.317cm" svg:x="18.584cm" svg:y="14.233cm" svg:viewBox="0 0 314 318" svg:d="M0 164c0-88 70-164 154-164 94 0 160 76 160 164 0 84-66 154-160 154-84 0-154-70-154-154z">
            <text:p/>
          </draw:path>
          <draw:path draw:style-name="gr20" draw:text-style-name="P13" draw:layer="layout" svg:width="0.313cm" svg:height="0.313cm" svg:x="19.096cm" svg:y="14.201cm" svg:viewBox="0 0 314 314" svg:d="M0 160c0-94 76-160 158-160 90 0 156 66 156 160 0 84-66 154-156 154-82 0-158-70-158-154z">
            <text:p/>
          </draw:path>
          <draw:path draw:style-name="gr21" draw:text-style-name="P3" draw:layer="layout" svg:width="0.313cm" svg:height="0.313cm" svg:x="19.096cm" svg:y="14.201cm" svg:viewBox="0 0 314 314" svg:d="M0 160c0-94 76-160 158-160 90 0 156 66 156 160 0 84-66 154-156 154-82 0-158-70-158-154z">
            <text:p/>
          </draw:path>
          <draw:path draw:style-name="gr14" draw:text-style-name="P10" draw:layer="layout" svg:width="0.313cm" svg:height="0.313cm" svg:x="18.288cm" svg:y="14.059cm" svg:viewBox="0 0 314 314" svg:d="M0 154c0-84 66-154 154-154s160 70 160 154c0 90-72 160-160 160s-154-70-154-160z">
            <text:p/>
          </draw:path>
          <draw:path draw:style-name="gr15" draw:text-style-name="P3" draw:layer="layout" svg:width="0.313cm" svg:height="0.313cm" svg:x="18.288cm" svg:y="14.059cm" svg:viewBox="0 0 314 314" svg:d="M0 154c0-84 66-154 154-154s160 70 160 154c0 90-72 160-160 160s-154-70-154-160z">
            <text:p/>
          </draw:path>
          <draw:path draw:style-name="gr20" draw:text-style-name="P13" draw:layer="layout" svg:width="0.313cm" svg:height="0.313cm" svg:x="18.191cm" svg:y="13.923cm" svg:viewBox="0 0 314 314" svg:d="M0 160c0-90 70-160 154-160 88 0 160 70 160 160 0 88-72 154-160 154-84 0-154-66-154-154z">
            <text:p/>
          </draw:path>
          <draw:path draw:style-name="gr21" draw:text-style-name="P3" draw:layer="layout" svg:width="0.313cm" svg:height="0.313cm" svg:x="18.191cm" svg:y="13.923cm" svg:viewBox="0 0 314 314" svg:d="M0 160c0-90 70-160 154-160 88 0 160 70 160 160 0 88-72 154-160 154-84 0-154-66-154-154z">
            <text:p/>
          </draw:path>
          <draw:path draw:style-name="gr20" draw:text-style-name="P13" draw:layer="layout" svg:width="0.313cm" svg:height="0.313cm" svg:x="18.932cm" svg:y="3.205cm" svg:viewBox="0 0 314 314" svg:d="M0 154c0-84 66-154 154-154s160 70 160 154c0 90-72 160-160 160s-154-70-154-160z">
            <text:p/>
          </draw:path>
          <draw:path draw:style-name="gr21" draw:text-style-name="P3" draw:layer="layout" svg:width="0.313cm" svg:height="0.313cm" svg:x="18.932cm" svg:y="3.205cm" svg:viewBox="0 0 314 314" svg:d="M0 154c0-84 66-154 154-154s160 70 160 154c0 90-72 160-160 160s-154-70-154-160z">
            <text:p/>
          </draw:path>
          <draw:path draw:style-name="gr22" draw:text-style-name="P14" draw:layer="layout" svg:width="0.313cm" svg:height="0.313cm" svg:x="17.927cm" svg:y="14.387cm" svg:viewBox="0 0 314 314" svg:d="M0 154c0-84 70-154 154-154 88 0 160 70 160 154 0 94-72 160-160 160-84 0-154-66-154-160z">
            <text:p/>
          </draw:path>
          <draw:path draw:style-name="gr23" draw:text-style-name="P3" draw:layer="layout" svg:width="0.313cm" svg:height="0.313cm" svg:x="17.927cm" svg:y="14.387cm" svg:viewBox="0 0 314 314" svg:d="M0 154c0-84 70-154 154-154 88 0 160 70 160 154 0 94-72 160-160 160-84 0-154-66-154-160z">
            <text:p/>
          </draw:path>
          <draw:path draw:style-name="gr14" draw:text-style-name="P10" draw:layer="layout" svg:width="0.313cm" svg:height="0.313cm" svg:x="18.738cm" svg:y="3.259cm" svg:viewBox="0 0 314 314" svg:d="M0 160c0-90 76-160 158-160 84 0 156 70 156 160 0 84-72 154-156 154-82 0-158-70-158-154z">
            <text:p/>
          </draw:path>
          <draw:path draw:style-name="gr15" draw:text-style-name="P3" draw:layer="layout" svg:width="0.313cm" svg:height="0.313cm" svg:x="18.738cm" svg:y="3.259cm" svg:viewBox="0 0 314 314" svg:d="M0 160c0-90 76-160 158-160 84 0 156 70 156 160 0 84-72 154-156 154-82 0-158-70-158-154z">
            <text:p/>
          </draw:path>
          <draw:path draw:style-name="gr10" draw:text-style-name="P8" draw:layer="layout" svg:width="0.313cm" svg:height="0.317cm" svg:x="18.818cm" svg:y="3.981cm" svg:viewBox="0 0 314 318" svg:d="M0 160c0-84 70-160 154-160s160 76 160 160c0 88-76 158-160 158s-154-70-154-158z">
            <text:p/>
          </draw:path>
          <draw:path draw:style-name="gr11" draw:text-style-name="P3" draw:layer="layout" svg:width="0.313cm" svg:height="0.317cm" svg:x="18.818cm" svg:y="3.981cm" svg:viewBox="0 0 314 318" svg:d="M0 160c0-84 70-160 154-160s160 76 160 160c0 88-76 158-160 158s-154-70-154-158z">
            <text:p/>
          </draw:path>
          <draw:path draw:style-name="gr14" draw:text-style-name="P10" draw:layer="layout" svg:width="0.313cm" svg:height="0.313cm" svg:x="19.334cm" svg:y="3.913cm" svg:viewBox="0 0 314 314" svg:d="M0 160c0-94 66-160 158-160 84 0 156 66 156 160 0 84-72 154-156 154-92 0-158-70-158-154z">
            <text:p/>
          </draw:path>
          <draw:path draw:style-name="gr15" draw:text-style-name="P3" draw:layer="layout" svg:width="0.313cm" svg:height="0.313cm" svg:x="19.334cm" svg:y="3.913cm" svg:viewBox="0 0 314 314" svg:d="M0 160c0-94 66-160 158-160 84 0 156 66 156 160 0 84-72 154-156 154-92 0-158-70-158-154z">
            <text:p/>
          </draw:path>
          <draw:path draw:style-name="gr6" draw:text-style-name="P6" draw:layer="layout" svg:width="0.313cm" svg:height="0.313cm" svg:x="18.756cm" svg:y="4.303cm" svg:viewBox="0 0 314 314" svg:d="M0 160c0-84 76-160 158-160 90 0 156 76 156 160s-66 154-156 154c-82 0-158-70-158-154z">
            <text:p/>
          </draw:path>
          <draw:path draw:style-name="gr7" draw:text-style-name="P3" draw:layer="layout" svg:width="0.313cm" svg:height="0.313cm" svg:x="18.756cm" svg:y="4.303cm" svg:viewBox="0 0 314 314" svg:d="M0 160c0-84 76-160 158-160 90 0 156 76 156 160s-66 154-156 154c-82 0-158-70-158-154z">
            <text:p/>
          </draw:path>
          <draw:path draw:style-name="gr6" draw:text-style-name="P6" draw:layer="layout" svg:width="0.313cm" svg:height="0.313cm" svg:x="19.766cm" svg:y="14.357cm" svg:viewBox="0 0 314 314" svg:d="M0 154c0-84 70-154 154-154s160 70 160 154c0 94-76 160-160 160s-154-66-154-160z">
            <text:p/>
          </draw:path>
          <draw:path draw:style-name="gr7" draw:text-style-name="P3" draw:layer="layout" svg:width="0.313cm" svg:height="0.313cm" svg:x="19.766cm" svg:y="14.357cm" svg:viewBox="0 0 314 314" svg:d="M0 154c0-84 70-154 154-154s160 70 160 154c0 94-76 160-160 160s-154-66-154-160z">
            <text:p/>
          </draw:path>
          <draw:path draw:style-name="gr16" draw:text-style-name="P11" draw:layer="layout" svg:width="0.317cm" svg:height="0.313cm" svg:x="19.432cm" svg:y="3.891cm" svg:viewBox="0 0 318 314" svg:d="M0 154c0-88 70-154 154-154 88 0 164 66 164 154 0 90-76 160-164 160-84 0-154-70-154-160z">
            <text:p/>
          </draw:path>
          <draw:path draw:style-name="gr17" draw:text-style-name="P3" draw:layer="layout" svg:width="0.317cm" svg:height="0.313cm" svg:x="19.432cm" svg:y="3.891cm" svg:viewBox="0 0 318 314" svg:d="M0 154c0-88 70-154 154-154 88 0 164 66 164 154 0 90-76 160-164 160-84 0-154-70-154-160z">
            <text:p/>
          </draw:path>
          <draw:path draw:style-name="gr4" draw:text-style-name="P5" draw:layer="layout" svg:width="0.313cm" svg:height="0.313cm" svg:x="18.698cm" svg:y="3.981cm" svg:viewBox="0 0 314 314" svg:d="M0 160c0-90 66-160 158-160 84 0 156 70 156 160 0 84-72 154-156 154-92 0-158-70-158-154z">
            <text:p/>
          </draw:path>
          <draw:path draw:style-name="gr5" draw:text-style-name="P3" draw:layer="layout" svg:width="0.313cm" svg:height="0.313cm" svg:x="18.698cm" svg:y="3.981cm" svg:viewBox="0 0 314 314" svg:d="M0 160c0-90 66-160 158-160 84 0 156 70 156 160 0 84-72 154-156 154-92 0-158-70-158-154z">
            <text:p/>
          </draw:path>
          <draw:path draw:style-name="gr22" draw:text-style-name="P14" draw:layer="layout" svg:width="0.313cm" svg:height="0.313cm" svg:x="18.596cm" svg:y="3.923cm" svg:viewBox="0 0 314 314" svg:d="M0 160c0-90 70-160 154-160 88 0 160 70 160 160 0 84-72 154-160 154-84 0-154-70-154-154z">
            <text:p/>
          </draw:path>
          <draw:path draw:style-name="gr23" draw:text-style-name="P3" draw:layer="layout" svg:width="0.313cm" svg:height="0.313cm" svg:x="18.596cm" svg:y="3.923cm" svg:viewBox="0 0 314 314" svg:d="M0 160c0-90 70-160 154-160 88 0 160 70 160 160 0 84-72 154-160 154-84 0-154-70-154-154z">
            <text:p/>
          </draw:path>
          <draw:path draw:style-name="gr6" draw:text-style-name="P6" draw:layer="layout" svg:width="0.313cm" svg:height="0.313cm" svg:x="20.062cm" svg:y="14.197cm" svg:viewBox="0 0 314 314" svg:d="M0 160c0-84 66-160 154-160 84 0 160 76 160 160 0 88-76 154-160 154-88 0-154-66-154-154z">
            <text:p/>
          </draw:path>
          <draw:path draw:style-name="gr7" draw:text-style-name="P3" draw:layer="layout" svg:width="0.313cm" svg:height="0.313cm" svg:x="20.062cm" svg:y="14.197cm" svg:viewBox="0 0 314 314" svg:d="M0 160c0-84 66-160 154-160 84 0 160 76 160 160 0 88-76 154-160 154-88 0-154-66-154-154z">
            <text:p/>
          </draw:path>
          <draw:path draw:style-name="gr4" draw:text-style-name="P5" draw:layer="layout" svg:width="0.313cm" svg:height="0.317cm" svg:x="18.852cm" svg:y="3.449cm" svg:viewBox="0 0 314 318" svg:d="M0 160c0-90 66-160 154-160 84 0 160 70 160 160 0 84-76 158-160 158-88 0-154-74-154-158z">
            <text:p/>
          </draw:path>
          <draw:path draw:style-name="gr5" draw:text-style-name="P3" draw:layer="layout" svg:width="0.313cm" svg:height="0.317cm" svg:x="18.852cm" svg:y="3.449cm" svg:viewBox="0 0 314 318" svg:d="M0 160c0-90 66-160 154-160 84 0 160 70 160 160 0 84-76 158-160 158-88 0-154-74-154-158z">
            <text:p/>
          </draw:path>
          <draw:path draw:style-name="gr10" draw:text-style-name="P8" draw:layer="layout" svg:width="0.313cm" svg:height="0.313cm" svg:x="19.962cm" svg:y="14.211cm" svg:viewBox="0 0 314 314" svg:d="M0 160c0-84 70-160 158-160 84 0 156 76 156 160s-72 154-156 154c-88 0-158-70-158-154z">
            <text:p/>
          </draw:path>
          <draw:path draw:style-name="gr11" draw:text-style-name="P3" draw:layer="layout" svg:width="0.313cm" svg:height="0.313cm" svg:x="19.962cm" svg:y="14.211cm" svg:viewBox="0 0 314 314" svg:d="M0 160c0-84 70-160 158-160 84 0 156 76 156 160s-72 154-156 154c-88 0-158-70-158-154z">
            <text:p/>
          </draw:path>
          <draw:path draw:style-name="gr6" draw:text-style-name="P6" draw:layer="layout" svg:width="0.313cm" svg:height="0.313cm" svg:x="20.164cm" svg:y="14.167cm" svg:viewBox="0 0 314 314" svg:d="M0 160c0-90 66-160 154-160s160 70 160 160c0 84-72 154-160 154s-154-70-154-154z">
            <text:p/>
          </draw:path>
          <draw:path draw:style-name="gr7" draw:text-style-name="P3" draw:layer="layout" svg:width="0.313cm" svg:height="0.313cm" svg:x="20.164cm" svg:y="14.167cm" svg:viewBox="0 0 314 314" svg:d="M0 160c0-90 66-160 154-160s160 70 160 160c0 84-72 154-160 154s-154-70-154-154z">
            <text:p/>
          </draw:path>
          <draw:path draw:style-name="gr18" draw:text-style-name="P12" draw:layer="layout" svg:width="0.313cm" svg:height="0.317cm" svg:x="19.666cm" svg:y="14.375cm" svg:viewBox="0 0 314 318" svg:d="M0 160c0-90 76-160 158-160 90 0 156 70 156 160 0 88-66 158-156 158-82 0-158-70-158-158z">
            <text:p/>
          </draw:path>
          <draw:path draw:style-name="gr19" draw:text-style-name="P3" draw:layer="layout" svg:width="0.313cm" svg:height="0.317cm" svg:x="19.666cm" svg:y="14.375cm" svg:viewBox="0 0 314 318" svg:d="M0 160c0-90 76-160 158-160 90 0 156 70 156 160 0 88-66 158-156 158-82 0-158-70-158-158z">
            <text:p/>
          </draw:path>
          <draw:path draw:style-name="gr8" draw:text-style-name="P7" draw:layer="layout" svg:width="0.313cm" svg:height="0.313cm" svg:x="18.231cm" svg:y="4.099cm" svg:viewBox="0 0 314 314" svg:d="M0 154c0-84 66-154 154-154 84 0 160 70 160 154 0 86-76 160-160 160-88 0-154-74-154-160z">
            <text:p/>
          </draw:path>
          <draw:path draw:style-name="gr9" draw:text-style-name="P3" draw:layer="layout" svg:width="0.313cm" svg:height="0.313cm" svg:x="18.231cm" svg:y="4.099cm" svg:viewBox="0 0 314 314" svg:d="M0 154c0-84 66-154 154-154 84 0 160 70 160 154 0 86-76 160-160 160-88 0-154-74-154-160z">
            <text:p/>
          </draw:path>
          <draw:path draw:style-name="gr18" draw:text-style-name="P12" draw:layer="layout" svg:width="0.313cm" svg:height="0.313cm" svg:x="18.686cm" svg:y="14.285cm" svg:viewBox="0 0 314 314" svg:d="M0 154c0-88 66-154 158-154 84 0 156 66 156 154 0 86-72 160-156 160-92 0-158-74-158-160z">
            <text:p/>
          </draw:path>
          <draw:path draw:style-name="gr19" draw:text-style-name="P3" draw:layer="layout" svg:width="0.313cm" svg:height="0.313cm" svg:x="18.686cm" svg:y="14.285cm" svg:viewBox="0 0 314 314" svg:d="M0 154c0-88 66-154 158-154 84 0 156 66 156 154 0 86-72 160-156 160-92 0-158-74-158-160z">
            <text:p/>
          </draw:path>
          <draw:path draw:style-name="gr18" draw:text-style-name="P12" draw:layer="layout" svg:width="0.313cm" svg:height="0.313cm" svg:x="19.148cm" svg:y="4.131cm" svg:viewBox="0 0 314 314" svg:d="M0 154c0-84 66-154 150-154 88 0 164 70 164 154 0 94-76 160-164 160-84 0-150-66-150-160z">
            <text:p/>
          </draw:path>
          <draw:path draw:style-name="gr19" draw:text-style-name="P3" draw:layer="layout" svg:width="0.313cm" svg:height="0.313cm" svg:x="19.148cm" svg:y="4.131cm" svg:viewBox="0 0 314 314" svg:d="M0 154c0-84 66-154 150-154 88 0 164 70 164 154 0 94-76 160-164 160-84 0-150-66-150-160z">
            <text:p/>
          </draw:path>
          <draw:path draw:style-name="gr16" draw:text-style-name="P11" draw:layer="layout" svg:width="0.313cm" svg:height="0.313cm" svg:x="19.86cm" svg:y="14.215cm" svg:viewBox="0 0 314 314" svg:d="M0 160c0-84 70-160 154-160 94 0 160 76 160 160s-66 154-160 154c-84 0-154-70-154-154z">
            <text:p/>
          </draw:path>
          <draw:path draw:style-name="gr17" draw:text-style-name="P3" draw:layer="layout" svg:width="0.313cm" svg:height="0.313cm" svg:x="19.86cm" svg:y="14.215cm" svg:viewBox="0 0 314 314" svg:d="M0 160c0-84 70-160 154-160 94 0 160 76 160 160s-66 154-160 154c-84 0-154-70-154-154z">
            <text:p/>
          </draw:path>
          <draw:path draw:style-name="gr22" draw:text-style-name="P14" draw:layer="layout" svg:width="0.313cm" svg:height="0.313cm" svg:x="18.143cm" svg:y="3.897cm" svg:viewBox="0 0 314 314" svg:d="M0 154c0-88 76-154 158-154 90 0 156 66 156 154 0 90-66 160-156 160-82 0-158-70-158-160z">
            <text:p/>
          </draw:path>
          <draw:path draw:style-name="gr23" draw:text-style-name="P3" draw:layer="layout" svg:width="0.313cm" svg:height="0.313cm" svg:x="18.143cm" svg:y="3.897cm" svg:viewBox="0 0 314 314" svg:d="M0 154c0-88 76-154 158-154 90 0 156 66 156 154 0 90-66 160-156 160-82 0-158-70-158-160z">
            <text:p/>
          </draw:path>
          <draw:path draw:style-name="gr14" draw:text-style-name="P10" draw:layer="layout" svg:width="0.317cm" svg:height="0.313cm" svg:x="17.529cm" svg:y="14.201cm" svg:viewBox="0 0 318 314" svg:d="M0 154c0-84 76-154 164-154 84 0 154 70 154 154 0 90-70 160-154 160-88 0-164-70-164-160z">
            <text:p/>
          </draw:path>
          <draw:path draw:style-name="gr15" draw:text-style-name="P3" draw:layer="layout" svg:width="0.317cm" svg:height="0.313cm" svg:x="17.529cm" svg:y="14.201cm" svg:viewBox="0 0 318 314" svg:d="M0 154c0-84 76-154 164-154 84 0 154 70 154 154 0 90-70 160-154 160-88 0-164-70-164-160z">
            <text:p/>
          </draw:path>
          <draw:path draw:style-name="gr6" draw:text-style-name="P6" draw:layer="layout" svg:width="0.313cm" svg:height="0.313cm" svg:x="18.786cm" svg:y="5.583cm" svg:viewBox="0 0 314 314" svg:d="M0 154c0-84 76-154 158-154 84 0 156 70 156 154 0 94-72 160-156 160-82 0-158-66-158-160z">
            <text:p/>
          </draw:path>
          <draw:path draw:style-name="gr7" draw:text-style-name="P3" draw:layer="layout" svg:width="0.313cm" svg:height="0.313cm" svg:x="18.786cm" svg:y="5.583cm" svg:viewBox="0 0 314 314" svg:d="M0 154c0-84 76-154 158-154 84 0 156 70 156 154 0 94-72 160-156 160-82 0-158-66-158-160z">
            <text:p/>
          </draw:path>
          <draw:path draw:style-name="gr22" draw:text-style-name="P14" draw:layer="layout" svg:width="0.313cm" svg:height="0.317cm" svg:x="17.733cm" svg:y="14.215cm" svg:viewBox="0 0 314 318" svg:d="M0 164c0-88 70-164 158-164 90 0 156 76 156 164 0 84-66 154-156 154-88 0-158-70-158-154z">
            <text:p/>
          </draw:path>
          <draw:path draw:style-name="gr23" draw:text-style-name="P3" draw:layer="layout" svg:width="0.313cm" svg:height="0.317cm" svg:x="17.733cm" svg:y="14.215cm" svg:viewBox="0 0 314 318" svg:d="M0 164c0-88 70-164 158-164 90 0 156 76 156 164 0 84-66 154-156 154-88 0-158-70-158-154z">
            <text:p/>
          </draw:path>
          <draw:path draw:style-name="gr6" draw:text-style-name="P6" draw:layer="layout" svg:width="0.313cm" svg:height="0.313cm" svg:x="18.888cm" svg:y="5.535cm" svg:viewBox="0 0 314 314" svg:d="M0 160c0-84 66-160 154-160s160 76 160 160-72 154-160 154-154-70-154-154z">
            <text:p/>
          </draw:path>
          <draw:path draw:style-name="gr7" draw:text-style-name="P3" draw:layer="layout" svg:width="0.313cm" svg:height="0.313cm" svg:x="18.888cm" svg:y="5.535cm" svg:viewBox="0 0 314 314" svg:d="M0 160c0-84 66-160 154-160s160 76 160 160-72 154-160 154-154-70-154-154z">
            <text:p/>
          </draw:path>
          <draw:path draw:style-name="gr4" draw:text-style-name="P5" draw:layer="layout" svg:width="0.313cm" svg:height="0.313cm" svg:x="19.064cm" svg:y="14.583cm" svg:viewBox="0 0 314 314" svg:d="M0 154c0-88 76-154 158-154 90 0 156 66 156 154 0 86-66 160-156 160-82 0-158-74-158-160z">
            <text:p/>
          </draw:path>
          <draw:path draw:style-name="gr5" draw:text-style-name="P3" draw:layer="layout" svg:width="0.313cm" svg:height="0.313cm" svg:x="19.064cm" svg:y="14.583cm" svg:viewBox="0 0 314 314" svg:d="M0 154c0-88 76-154 158-154 90 0 156 66 156 154 0 86-66 160-156 160-82 0-158-74-158-160z">
            <text:p/>
          </draw:path>
          <draw:path draw:style-name="gr12" draw:text-style-name="P9" draw:layer="layout" svg:width="0.313cm" svg:height="0.313cm" svg:x="17.631cm" svg:y="14.215cm" svg:viewBox="0 0 314 314" svg:d="M0 160c0-94 70-160 158-160 84 0 156 66 156 160 0 84-72 154-156 154-88 0-158-70-158-154z">
            <text:p/>
          </draw:path>
          <draw:path draw:style-name="gr13" draw:text-style-name="P3" draw:layer="layout" svg:width="0.313cm" svg:height="0.313cm" svg:x="17.631cm" svg:y="14.215cm" svg:viewBox="0 0 314 314" svg:d="M0 160c0-94 70-160 158-160 84 0 156 66 156 160 0 84-72 154-156 154-88 0-158-70-158-154z">
            <text:p/>
          </draw:path>
          <draw:path draw:style-name="gr10" draw:text-style-name="P8" draw:layer="layout" svg:width="0.313cm" svg:height="0.313cm" svg:x="18.712cm" svg:y="5.317cm" svg:viewBox="0 0 314 314" svg:d="M0 160c0-90 70-160 158-160 84 0 156 70 156 160 0 84-72 154-156 154-88 0-158-70-158-154z">
            <text:p/>
          </draw:path>
          <draw:path draw:style-name="gr11" draw:text-style-name="P3" draw:layer="layout" svg:width="0.313cm" svg:height="0.313cm" svg:x="18.712cm" svg:y="5.317cm" svg:viewBox="0 0 314 314" svg:d="M0 160c0-90 70-160 158-160 84 0 156 70 156 160 0 84-72 154-156 154-88 0-158-70-158-154z">
            <text:p/>
          </draw:path>
          <draw:path draw:style-name="gr14" draw:text-style-name="P10" draw:layer="layout" svg:width="0.313cm" svg:height="0.313cm" svg:x="18.61cm" svg:y="5.287cm" svg:viewBox="0 0 314 314" svg:d="M0 154c0-84 70-154 154-154 94 0 160 70 160 154 0 90-66 160-160 160-84 0-154-70-154-160z">
            <text:p/>
          </draw:path>
          <draw:path draw:style-name="gr15" draw:text-style-name="P3" draw:layer="layout" svg:width="0.313cm" svg:height="0.313cm" svg:x="18.61cm" svg:y="5.287cm" svg:viewBox="0 0 314 314" svg:d="M0 154c0-84 70-154 154-154 94 0 160 70 160 154 0 90-66 160-160 160-84 0-154-70-154-160z">
            <text:p/>
          </draw:path>
          <draw:path draw:style-name="gr14" draw:text-style-name="P10" draw:layer="layout" svg:width="0.313cm" svg:height="0.313cm" svg:x="18.804cm" svg:y="5.171cm" svg:viewBox="0 0 314 314" svg:d="M0 160c0-90 70-160 154-160 88 0 160 70 160 160 0 88-72 154-160 154-84 0-154-66-154-154z">
            <text:p/>
          </draw:path>
          <draw:path draw:style-name="gr15" draw:text-style-name="P3" draw:layer="layout" svg:width="0.313cm" svg:height="0.313cm" svg:x="18.804cm" svg:y="5.171cm" svg:viewBox="0 0 314 314" svg:d="M0 160c0-90 70-160 154-160 88 0 160 70 160 160 0 88-72 154-160 154-84 0-154-66-154-154z">
            <text:p/>
          </draw:path>
          <draw:path draw:style-name="gr16" draw:text-style-name="P11" draw:layer="layout" svg:width="0.309cm" svg:height="0.313cm" svg:x="18.888cm" svg:y="14.241cm" svg:viewBox="0 0 310 314" svg:d="M0 160c0-84 66-160 154-160s156 76 156 160-68 154-156 154-154-70-154-154z">
            <text:p/>
          </draw:path>
          <draw:path draw:style-name="gr17" draw:text-style-name="P3" draw:layer="layout" svg:width="0.309cm" svg:height="0.313cm" svg:x="18.888cm" svg:y="14.241cm" svg:viewBox="0 0 310 314" svg:d="M0 160c0-84 66-160 154-160s156 76 156 160-68 154-156 154-154-70-154-154z">
            <text:p/>
          </draw:path>
          <draw:path draw:style-name="gr8" draw:text-style-name="P7" draw:layer="layout" svg:width="0.317cm" svg:height="0.313cm" svg:x="18.526cm" svg:y="4.233cm" svg:viewBox="0 0 318 314" svg:d="M0 160c0-90 70-160 154-160 88 0 164 70 164 160 0 84-76 154-164 154-84 0-154-70-154-154z">
            <text:p/>
          </draw:path>
          <draw:path draw:style-name="gr9" draw:text-style-name="P3" draw:layer="layout" svg:width="0.317cm" svg:height="0.313cm" svg:x="18.526cm" svg:y="4.233cm" svg:viewBox="0 0 318 314" svg:d="M0 160c0-90 70-160 154-160 88 0 164 70 164 160 0 84-76 154-164 154-84 0-154-70-154-154z">
            <text:p/>
          </draw:path>
          <draw:path draw:style-name="gr14" draw:text-style-name="P10" draw:layer="layout" svg:width="0.313cm" svg:height="0.313cm" svg:x="19.364cm" svg:y="14.445cm" svg:viewBox="0 0 314 314" svg:d="M0 160c0-94 76-160 158-160 84 0 156 66 156 160 0 84-72 154-156 154-82 0-158-70-158-154z">
            <text:p/>
          </draw:path>
          <draw:path draw:style-name="gr15" draw:text-style-name="P3" draw:layer="layout" svg:width="0.313cm" svg:height="0.313cm" svg:x="19.364cm" svg:y="14.445cm" svg:viewBox="0 0 314 314" svg:d="M0 160c0-94 76-160 158-160 84 0 156 66 156 160 0 84-72 154-156 154-82 0-158-70-158-154z">
            <text:p/>
          </draw:path>
          <draw:path draw:style-name="gr12" draw:text-style-name="P9" draw:layer="layout" svg:width="0.317cm" svg:height="0.313cm" svg:x="18.328cm" svg:y="14.471cm" svg:viewBox="0 0 318 314" svg:d="M0 160c0-90 70-160 154-160 94 0 164 70 164 160 0 84-70 154-164 154-84 0-154-70-154-154z">
            <text:p/>
          </draw:path>
          <draw:path draw:style-name="gr13" draw:text-style-name="P3" draw:layer="layout" svg:width="0.317cm" svg:height="0.313cm" svg:x="18.328cm" svg:y="14.471cm" svg:viewBox="0 0 318 314" svg:d="M0 160c0-90 70-160 154-160 94 0 164 70 164 160 0 84-70 154-164 154-84 0-154-70-154-154z">
            <text:p/>
          </draw:path>
          <draw:path draw:style-name="gr8" draw:text-style-name="P7" draw:layer="layout" svg:width="0.313cm" svg:height="0.313cm" svg:x="18.113cm" svg:y="14.857cm" svg:viewBox="0 0 314 314" svg:d="M0 160c0-84 76-160 158-160 84 0 156 76 156 160s-72 154-156 154c-82 0-158-70-158-154z">
            <text:p/>
          </draw:path>
          <draw:path draw:style-name="gr9" draw:text-style-name="P3" draw:layer="layout" svg:width="0.313cm" svg:height="0.313cm" svg:x="18.113cm" svg:y="14.857cm" svg:viewBox="0 0 314 314" svg:d="M0 160c0-84 76-160 158-160 84 0 156 76 156 160s-72 154-156 154c-82 0-158-70-158-154z">
            <text:p/>
          </draw:path>
          <draw:path draw:style-name="gr8" draw:text-style-name="P7" draw:layer="layout" svg:width="0.313cm" svg:height="0.313cm" svg:x="18.624cm" svg:y="4.383cm" svg:viewBox="0 0 314 314" svg:d="M0 154c0-84 70-154 154-154 88 0 160 70 160 154 0 86-72 160-160 160-84 0-154-74-154-160z">
            <text:p/>
          </draw:path>
          <draw:path draw:style-name="gr9" draw:text-style-name="P3" draw:layer="layout" svg:width="0.313cm" svg:height="0.313cm" svg:x="18.624cm" svg:y="4.383cm" svg:viewBox="0 0 314 314" svg:d="M0 154c0-84 70-154 154-154 88 0 160 70 160 154 0 86-72 160-160 160-84 0-154-74-154-160z">
            <text:p/>
          </draw:path>
          <draw:path draw:style-name="gr22" draw:text-style-name="P14" draw:layer="layout" svg:width="0.317cm" svg:height="0.309cm" svg:x="18.946cm" svg:y="4.245cm" svg:viewBox="0 0 318 310" svg:d="M0 160c0-90 70-160 154-160 94 0 164 70 164 160 0 84-70 150-164 150-84 0-154-66-154-150z">
            <text:p/>
          </draw:path>
          <draw:path draw:style-name="gr23" draw:text-style-name="P3" draw:layer="layout" svg:width="0.317cm" svg:height="0.309cm" svg:x="18.946cm" svg:y="4.245cm" svg:viewBox="0 0 318 310" svg:d="M0 160c0-90 70-160 154-160 94 0 164 70 164 160 0 84-70 150-164 150-84 0-154-66-154-150z">
            <text:p/>
          </draw:path>
          <draw:path draw:style-name="gr12" draw:text-style-name="P9" draw:layer="layout" svg:width="0.313cm" svg:height="0.313cm" svg:x="18.526cm" svg:y="14.601cm" svg:viewBox="0 0 314 314" svg:d="M0 154c0-84 70-154 154-154 88 0 160 70 160 154 0 90-72 160-160 160-84 0-154-70-154-160z">
            <text:p/>
          </draw:path>
          <draw:path draw:style-name="gr13" draw:text-style-name="P3" draw:layer="layout" svg:width="0.313cm" svg:height="0.313cm" svg:x="18.526cm" svg:y="14.601cm" svg:viewBox="0 0 314 314" svg:d="M0 154c0-84 70-154 154-154 88 0 160 70 160 154 0 90-72 160-160 160-84 0-154-70-154-160z">
            <text:p/>
          </draw:path>
          <draw:path draw:style-name="gr16" draw:text-style-name="P11" draw:layer="layout" svg:width="0.313cm" svg:height="0.313cm" svg:x="18.852cm" svg:y="4.401cm" svg:viewBox="0 0 314 314" svg:d="M0 154c0-88 70-154 154-154 88 0 160 66 160 154 0 86-72 160-160 160-84 0-154-74-154-160z">
            <text:p/>
          </draw:path>
          <draw:path draw:style-name="gr17" draw:text-style-name="P3" draw:layer="layout" svg:width="0.313cm" svg:height="0.313cm" svg:x="18.852cm" svg:y="4.401cm" svg:viewBox="0 0 314 314" svg:d="M0 154c0-88 70-154 154-154 88 0 160 66 160 154 0 86-72 160-160 160-84 0-154-74-154-160z">
            <text:p/>
          </draw:path>
          <draw:path draw:style-name="gr4" draw:text-style-name="P5" draw:layer="layout" svg:width="0.313cm" svg:height="0.317cm" svg:x="18.628cm" svg:y="14.635cm" svg:viewBox="0 0 314 318" svg:d="M0 154c0-84 70-154 154-154 88 0 160 70 160 154 0 94-72 164-160 164-84 0-154-70-154-164z">
            <text:p/>
          </draw:path>
          <draw:path draw:style-name="gr5" draw:text-style-name="P3" draw:layer="layout" svg:width="0.313cm" svg:height="0.317cm" svg:x="18.628cm" svg:y="14.635cm" svg:viewBox="0 0 314 318" svg:d="M0 154c0-84 70-154 154-154 88 0 160 70 160 154 0 94-72 164-160 164-84 0-154-70-154-164z">
            <text:p/>
          </draw:path>
          <draw:path draw:style-name="gr12" draw:text-style-name="P9" draw:layer="layout" svg:width="0.313cm" svg:height="0.313cm" svg:x="18.884cm" svg:y="4.933cm" svg:viewBox="0 0 314 314" svg:d="M0 160c0-84 70-160 158-160 90 0 156 76 156 160s-66 154-156 154c-88 0-158-70-158-154z">
            <text:p/>
          </draw:path>
          <draw:path draw:style-name="gr13" draw:text-style-name="P3" draw:layer="layout" svg:width="0.313cm" svg:height="0.313cm" svg:x="18.884cm" svg:y="4.933cm" svg:viewBox="0 0 314 314" svg:d="M0 160c0-84 70-160 158-160 90 0 156 76 156 160s-66 154-156 154c-88 0-158-70-158-154z">
            <text:p/>
          </draw:path>
          <draw:path draw:style-name="gr18" draw:text-style-name="P12" draw:layer="layout" svg:width="0.313cm" svg:height="0.313cm" svg:x="18.31cm" svg:y="14.955cm" svg:viewBox="0 0 314 314" svg:d="M0 160c0-90 70-160 154-160 88 0 160 70 160 160 0 88-72 154-160 154-84 0-154-66-154-154z">
            <text:p/>
          </draw:path>
          <draw:path draw:style-name="gr19" draw:text-style-name="P3" draw:layer="layout" svg:width="0.313cm" svg:height="0.313cm" svg:x="18.31cm" svg:y="14.955cm" svg:viewBox="0 0 314 314" svg:d="M0 160c0-90 70-160 154-160 88 0 160 70 160 160 0 88-72 154-160 154-84 0-154-66-154-154z">
            <text:p/>
          </draw:path>
          <draw:path draw:style-name="gr18" draw:text-style-name="P12" draw:layer="layout" svg:width="0.317cm" svg:height="0.317cm" svg:x="18.384cm" svg:y="14.087cm" svg:viewBox="0 0 318 318" svg:d="M0 154c0-84 70-154 158-154 90 0 160 70 160 154 0 94-70 164-160 164-88 0-158-70-158-164z">
            <text:p/>
          </draw:path>
          <draw:path draw:style-name="gr19" draw:text-style-name="P3" draw:layer="layout" svg:width="0.317cm" svg:height="0.317cm" svg:x="18.384cm" svg:y="14.087cm" svg:viewBox="0 0 318 318" svg:d="M0 154c0-84 70-154 158-154 90 0 160 70 160 154 0 94-70 164-160 164-88 0-158-70-158-164z">
            <text:p/>
          </draw:path>
          <draw:path draw:style-name="gr6" draw:text-style-name="P6" draw:layer="layout" svg:width="0.317cm" svg:height="0.313cm" svg:x="19.162cm" svg:y="14.511cm" svg:viewBox="0 0 318 314" svg:d="M0 160c0-84 70-160 158-160 84 0 160 76 160 160s-76 154-160 154c-88 0-158-70-158-154z">
            <text:p/>
          </draw:path>
          <draw:path draw:style-name="gr7" draw:text-style-name="P3" draw:layer="layout" svg:width="0.317cm" svg:height="0.313cm" svg:x="19.162cm" svg:y="14.511cm" svg:viewBox="0 0 318 314" svg:d="M0 160c0-84 70-160 158-160 84 0 160 76 160 160s-76 154-160 154c-88 0-158-70-158-154z">
            <text:p/>
          </draw:path>
          <draw:path draw:style-name="gr14" draw:text-style-name="P10" draw:layer="layout" svg:width="0.317cm" svg:height="0.313cm" svg:x="19.188cm" svg:y="14.069cm" svg:viewBox="0 0 318 314" svg:d="M0 154c0-84 70-154 158-154 90 0 160 70 160 154 0 90-70 160-160 160-88 0-158-70-158-160z">
            <text:p/>
          </draw:path>
          <draw:path draw:style-name="gr15" draw:text-style-name="P3" draw:layer="layout" svg:width="0.317cm" svg:height="0.313cm" svg:x="19.188cm" svg:y="14.069cm" svg:viewBox="0 0 318 314" svg:d="M0 154c0-84 70-154 158-154 90 0 160 70 160 154 0 90-70 160-160 160-88 0-158-70-158-160z">
            <text:p/>
          </draw:path>
          <draw:path draw:style-name="gr18" draw:text-style-name="P12" draw:layer="layout" svg:width="0.313cm" svg:height="0.313cm" svg:x="18.866cm" svg:y="14.639cm" svg:viewBox="0 0 314 314" svg:d="M0 154c0-84 66-154 154-154s160 70 160 154c0 94-72 160-160 160s-154-66-154-160z">
            <text:p/>
          </draw:path>
          <draw:path draw:style-name="gr19" draw:text-style-name="P3" draw:layer="layout" svg:width="0.313cm" svg:height="0.313cm" svg:x="18.866cm" svg:y="14.639cm" svg:viewBox="0 0 314 314" svg:d="M0 154c0-84 66-154 154-154s160 70 160 154c0 94-72 160-160 160s-154-66-154-160z">
            <text:p/>
          </draw:path>
          <draw:path draw:style-name="gr16" draw:text-style-name="P11" draw:layer="layout" svg:width="0.313cm" svg:height="0.313cm" svg:x="17.331cm" svg:y="14.157cm" svg:viewBox="0 0 314 314" svg:d="M0 160c0-90 70-160 154-160 94 0 160 70 160 160 0 84-66 154-160 154-84 0-154-70-154-154z">
            <text:p/>
          </draw:path>
          <draw:path draw:style-name="gr17" draw:text-style-name="P3" draw:layer="layout" svg:width="0.313cm" svg:height="0.313cm" svg:x="17.331cm" svg:y="14.157cm" svg:viewBox="0 0 314 314" svg:d="M0 160c0-90 70-160 154-160 94 0 160 70 160 160 0 84-66 154-160 154-84 0-154-70-154-154z">
            <text:p/>
          </draw:path>
          <draw:path draw:style-name="gr6" draw:text-style-name="P6" draw:layer="layout" svg:width="0.313cm" svg:height="0.317cm" svg:x="17.909cm" svg:y="14.835cm" svg:viewBox="0 0 314 318" svg:d="M0 160c0-84 70-160 154-160 88 0 160 76 160 160 0 88-72 158-160 158-84 0-154-70-154-158z">
            <text:p/>
          </draw:path>
          <draw:path draw:style-name="gr7" draw:text-style-name="P3" draw:layer="layout" svg:width="0.313cm" svg:height="0.317cm" svg:x="17.909cm" svg:y="14.835cm" svg:viewBox="0 0 314 318" svg:d="M0 160c0-84 70-160 154-160 88 0 160 76 160 160 0 88-72 158-160 158-84 0-154-70-154-158z">
            <text:p/>
          </draw:path>
          <draw:path draw:style-name="gr18" draw:text-style-name="P12" draw:layer="layout" svg:width="0.313cm" svg:height="0.313cm" svg:x="18.972cm" svg:y="15.087cm" svg:viewBox="0 0 314 314" svg:d="M0 160c0-94 70-160 158-160 84 0 156 66 156 160 0 84-72 154-156 154-88 0-158-70-158-154z">
            <text:p/>
          </draw:path>
          <draw:path draw:style-name="gr19" draw:text-style-name="P3" draw:layer="layout" svg:width="0.313cm" svg:height="0.313cm" svg:x="18.972cm" svg:y="15.087cm" svg:viewBox="0 0 314 314" svg:d="M0 160c0-94 70-160 158-160 84 0 156 66 156 160 0 84-72 154-156 154-88 0-158-70-158-154z">
            <text:p/>
          </draw:path>
          <draw:path draw:style-name="gr18" draw:text-style-name="P12" draw:layer="layout" svg:width="0.313cm" svg:height="0.313cm" svg:x="19.572cm" svg:y="14.843cm" svg:viewBox="0 0 314 314" svg:d="M0 154c0-84 66-154 158-154 84 0 156 70 156 154 0 90-72 160-156 160-92 0-158-70-158-160z">
            <text:p/>
          </draw:path>
          <draw:path draw:style-name="gr19" draw:text-style-name="P3" draw:layer="layout" svg:width="0.313cm" svg:height="0.313cm" svg:x="19.572cm" svg:y="14.843cm" svg:viewBox="0 0 314 314" svg:d="M0 154c0-84 66-154 158-154 84 0 156 70 156 154 0 90-72 160-156 160-92 0-158-70-158-160z">
            <text:p/>
          </draw:path>
          <draw:path draw:style-name="gr12" draw:text-style-name="P9" draw:layer="layout" svg:width="0.313cm" svg:height="0.313cm" svg:x="18.011cm" svg:y="14.843cm" svg:viewBox="0 0 314 314" svg:d="M0 154c0-84 70-154 154-154 88 0 160 70 160 154 0 90-72 160-160 160-84 0-154-70-154-160z">
            <text:p/>
          </draw:path>
          <draw:path draw:style-name="gr13" draw:text-style-name="P3" draw:layer="layout" svg:width="0.313cm" svg:height="0.313cm" svg:x="18.011cm" svg:y="14.843cm" svg:viewBox="0 0 314 314" svg:d="M0 154c0-84 70-154 154-154 88 0 160 70 160 154 0 90-72 160-160 160-84 0-154-70-154-160z">
            <text:p/>
          </draw:path>
          <draw:path draw:style-name="gr18" draw:text-style-name="P12" draw:layer="layout" svg:width="0.313cm" svg:height="0.313cm" svg:x="18.482cm" svg:y="14.201cm" svg:viewBox="0 0 314 314" svg:d="M0 160c0-84 76-160 158-160 90 0 156 76 156 160 0 88-66 154-156 154-82 0-158-66-158-154z">
            <text:p/>
          </draw:path>
          <draw:path draw:style-name="gr19" draw:text-style-name="P3" draw:layer="layout" svg:width="0.313cm" svg:height="0.313cm" svg:x="18.482cm" svg:y="14.201cm" svg:viewBox="0 0 314 314" svg:d="M0 160c0-84 76-160 158-160 90 0 156 76 156 160 0 88-66 154-156 154-82 0-158-66-158-154z">
            <text:p/>
          </draw:path>
          <draw:path draw:style-name="gr10" draw:text-style-name="P8" draw:layer="layout" svg:width="0.317cm" svg:height="0.313cm" svg:x="17.825cm" svg:y="14.361cm" svg:viewBox="0 0 318 314" svg:d="M0 154c0-84 76-154 164-154 84 0 154 70 154 154 0 94-70 160-154 160-88 0-164-66-164-160z">
            <text:p/>
          </draw:path>
          <draw:path draw:style-name="gr11" draw:text-style-name="P3" draw:layer="layout" svg:width="0.317cm" svg:height="0.313cm" svg:x="17.825cm" svg:y="14.361cm" svg:viewBox="0 0 318 314" svg:d="M0 154c0-84 76-154 164-154 84 0 154 70 154 154 0 94-70 160-154 160-88 0-164-66-164-160z">
            <text:p/>
          </draw:path>
          <draw:path draw:style-name="gr22" draw:text-style-name="P14" draw:layer="layout" svg:width="0.313cm" svg:height="0.313cm" svg:x="18.786cm" svg:y="6.389cm" svg:viewBox="0 0 314 314" svg:d="M0 160c0-90 76-160 158-160 84 0 156 70 156 160 0 84-72 154-156 154-82 0-158-70-158-154z">
            <text:p/>
          </draw:path>
          <draw:path draw:style-name="gr23" draw:text-style-name="P3" draw:layer="layout" svg:width="0.313cm" svg:height="0.313cm" svg:x="18.786cm" svg:y="6.389cm" svg:viewBox="0 0 314 314" svg:d="M0 160c0-90 76-160 158-160 84 0 156 70 156 160 0 84-72 154-156 154-82 0-158-70-158-154z">
            <text:p/>
          </draw:path>
          <draw:path draw:style-name="gr14" draw:text-style-name="P10" draw:layer="layout" svg:width="0.313cm" svg:height="0.313cm" svg:x="18.029cm" svg:y="14.409cm" svg:viewBox="0 0 314 314" svg:d="M0 160c0-90 70-160 158-160 84 0 156 70 156 160 0 84-72 154-156 154-88 0-158-70-158-154z">
            <text:p/>
          </draw:path>
          <draw:path draw:style-name="gr15" draw:text-style-name="P3" draw:layer="layout" svg:width="0.313cm" svg:height="0.313cm" svg:x="18.029cm" svg:y="14.409cm" svg:viewBox="0 0 314 314" svg:d="M0 160c0-90 70-160 158-160 84 0 156 70 156 160 0 84-72 154-156 154-88 0-158-70-158-154z">
            <text:p/>
          </draw:path>
          <draw:path draw:style-name="gr20" draw:text-style-name="P13" draw:layer="layout" svg:width="0.313cm" svg:height="0.313cm" svg:x="18.129cm" svg:y="14.423cm" svg:viewBox="0 0 314 314" svg:d="M0 160c0-90 76-160 158-160 84 0 156 70 156 160 0 84-72 154-156 154-82 0-158-70-158-154z">
            <text:p/>
          </draw:path>
          <draw:path draw:style-name="gr21" draw:text-style-name="P3" draw:layer="layout" svg:width="0.313cm" svg:height="0.313cm" svg:x="18.129cm" svg:y="14.423cm" svg:viewBox="0 0 314 314" svg:d="M0 160c0-90 76-160 158-160 84 0 156 70 156 160 0 84-72 154-156 154-82 0-158-70-158-154z">
            <text:p/>
          </draw:path>
          <draw:path draw:style-name="gr20" draw:text-style-name="P13" draw:layer="layout" svg:width="0.317cm" svg:height="0.313cm" svg:x="19.462cm" svg:y="14.409cm" svg:viewBox="0 0 318 314" svg:d="M0 160c0-90 70-160 158-160 84 0 160 70 160 160 0 84-76 154-160 154-88 0-158-70-158-154z">
            <text:p/>
          </draw:path>
          <draw:path draw:style-name="gr21" draw:text-style-name="P3" draw:layer="layout" svg:width="0.317cm" svg:height="0.313cm" svg:x="19.462cm" svg:y="14.409cm" svg:viewBox="0 0 318 314" svg:d="M0 160c0-90 70-160 158-160 84 0 160 70 160 160 0 84-76 154-160 154-88 0-158-70-158-154z">
            <text:p/>
          </draw:path>
          <draw:path draw:style-name="gr20" draw:text-style-name="P13" draw:layer="layout" svg:width="0.313cm" svg:height="0.313cm" svg:x="18.88cm" svg:y="7.526cm" svg:viewBox="0 0 314 314" svg:d="M0 154c0-88 70-154 154-154 94 0 160 66 160 154 0 90-66 160-160 160-84 0-154-70-154-160z">
            <text:p/>
          </draw:path>
          <draw:path draw:style-name="gr21" draw:text-style-name="P3" draw:layer="layout" svg:width="0.313cm" svg:height="0.313cm" svg:x="18.88cm" svg:y="7.526cm" svg:viewBox="0 0 314 314" svg:d="M0 154c0-88 70-154 154-154 94 0 160 66 160 154 0 90-66 160-160 160-84 0-154-70-154-160z">
            <text:p/>
          </draw:path>
          <draw:path draw:style-name="gr20" draw:text-style-name="P13" draw:layer="layout" svg:width="0.313cm" svg:height="0.313cm" svg:x="18.786cm" svg:y="14.317cm" svg:viewBox="0 0 314 314" svg:d="M0 154c0-84 76-154 158-154 84 0 156 70 156 154 0 86-72 160-156 160-82 0-158-74-158-160z">
            <text:p/>
          </draw:path>
          <draw:path draw:style-name="gr21" draw:text-style-name="P3" draw:layer="layout" svg:width="0.313cm" svg:height="0.313cm" svg:x="18.786cm" svg:y="14.317cm" svg:viewBox="0 0 314 314" svg:d="M0 154c0-84 76-154 158-154 84 0 156 70 156 154 0 86-72 160-156 160-82 0-158-74-158-160z">
            <text:p/>
          </draw:path>
          <draw:path draw:style-name="gr12" draw:text-style-name="P9" draw:layer="layout" svg:width="0.313cm" svg:height="0.313cm" svg:x="17.433cm" svg:y="14.193cm" svg:viewBox="0 0 314 314" svg:d="M0 160c0-90 70-160 158-160 84 0 156 70 156 160 0 88-72 154-156 154-88 0-158-66-158-154z">
            <text:p/>
          </draw:path>
          <draw:path draw:style-name="gr13" draw:text-style-name="P3" draw:layer="layout" svg:width="0.313cm" svg:height="0.313cm" svg:x="17.433cm" svg:y="14.193cm" svg:viewBox="0 0 314 314" svg:d="M0 160c0-90 70-160 158-160 84 0 156 70 156 160 0 88-72 154-156 154-88 0-158-66-158-154z">
            <text:p/>
          </draw:path>
          <draw:path draw:style-name="gr16" draw:text-style-name="P11" draw:layer="layout" svg:width="0.317cm" svg:height="0.317cm" svg:x="19.564cm" svg:y="14.401cm" svg:viewBox="0 0 318 318" svg:d="M0 160c0-90 70-160 154-160 94 0 164 70 164 160 0 88-70 158-164 158-84 0-154-70-154-158z">
            <text:p/>
          </draw:path>
          <draw:path draw:style-name="gr17" draw:text-style-name="P3" draw:layer="layout" svg:width="0.317cm" svg:height="0.317cm" svg:x="19.564cm" svg:y="14.401cm" svg:viewBox="0 0 318 318" svg:d="M0 160c0-90 70-160 154-160 94 0 164 70 164 160 0 88-70 158-164 158-84 0-154-70-154-158z">
            <text:p/>
          </draw:path>
          <draw:path draw:style-name="gr10" draw:text-style-name="P8" draw:layer="layout" svg:width="0.317cm" svg:height="0.313cm" svg:x="18.328cm" svg:y="4.131cm" svg:viewBox="0 0 318 314" svg:d="M0 154c0-84 70-154 158-154 90 0 160 70 160 154 0 90-70 160-160 160-88 0-158-70-158-160z">
            <text:p/>
          </draw:path>
          <draw:path draw:style-name="gr11" draw:text-style-name="P3" draw:layer="layout" svg:width="0.317cm" svg:height="0.313cm" svg:x="18.328cm" svg:y="4.131cm" svg:viewBox="0 0 318 314" svg:d="M0 154c0-84 70-154 158-154 90 0 160 70 160 154 0 90-70 160-160 160-88 0-158-70-158-160z">
            <text:p/>
          </draw:path>
          <draw:path draw:style-name="gr8" draw:text-style-name="P7" draw:layer="layout" svg:width="0.313cm" svg:height="0.317cm" svg:x="18.73cm" svg:y="14.639cm" svg:viewBox="0 0 314 318" svg:d="M0 154c0-84 76-154 158-154 84 0 156 70 156 154 0 94-72 164-156 164-82 0-158-70-158-164z">
            <text:p/>
          </draw:path>
          <draw:path draw:style-name="gr9" draw:text-style-name="P3" draw:layer="layout" svg:width="0.313cm" svg:height="0.317cm" svg:x="18.73cm" svg:y="14.639cm" svg:viewBox="0 0 314 318" svg:d="M0 154c0-84 76-154 158-154 84 0 156 70 156 154 0 94-72 164-156 164-82 0-158-70-158-164z">
            <text:p/>
          </draw:path>
          <draw:path draw:style-name="gr20" draw:text-style-name="P13" draw:layer="layout" svg:width="0.313cm" svg:height="0.313cm" svg:x="19.246cm" svg:y="4.123cm" svg:viewBox="0 0 314 314" svg:d="M0 160c0-90 70-160 154-160 94 0 160 70 160 160 0 84-66 154-160 154-84 0-154-70-154-154z">
            <text:p/>
          </draw:path>
          <draw:path draw:style-name="gr21" draw:text-style-name="P3" draw:layer="layout" svg:width="0.313cm" svg:height="0.313cm" svg:x="19.246cm" svg:y="4.123cm" svg:viewBox="0 0 314 314" svg:d="M0 160c0-90 70-160 154-160 94 0 160 70 160 160 0 84-66 154-160 154-84 0-154-70-154-154z">
            <text:p/>
          </draw:path>
          <draw:path draw:style-name="gr10" draw:text-style-name="P8" draw:layer="layout" svg:width="0.313cm" svg:height="0.313cm" svg:x="19.29cm" svg:y="14.007cm" svg:viewBox="0 0 314 314" svg:d="M0 154c0-84 70-154 158-154 84 0 156 70 156 154 0 86-72 160-156 160-88 0-158-74-158-160z">
            <text:p/>
          </draw:path>
          <draw:path draw:style-name="gr11" draw:text-style-name="P3" draw:layer="layout" svg:width="0.313cm" svg:height="0.313cm" svg:x="19.29cm" svg:y="14.007cm" svg:viewBox="0 0 314 314" svg:d="M0 154c0-84 70-154 158-154 84 0 156 70 156 154 0 86-72 160-156 160-88 0-158-74-158-160z">
            <text:p/>
          </draw:path>
          <draw:path draw:style-name="gr22" draw:text-style-name="P14" draw:layer="layout" svg:width="0.317cm" svg:height="0.313cm" svg:x="18.994cm" svg:y="14.229cm" svg:viewBox="0 0 318 314" svg:d="M0 160c0-84 70-160 158-160 90 0 160 76 160 160 0 88-70 154-160 154-88 0-158-66-158-154z">
            <text:p/>
          </draw:path>
          <draw:path draw:style-name="gr23" draw:text-style-name="P3" draw:layer="layout" svg:width="0.317cm" svg:height="0.313cm" svg:x="18.994cm" svg:y="14.229cm" svg:viewBox="0 0 318 314" svg:d="M0 160c0-84 70-160 158-160 90 0 160 76 160 160 0 88-70 154-160 154-88 0-158-66-158-154z">
            <text:p/>
          </draw:path>
          <draw:path draw:style-name="gr22" draw:text-style-name="P14" draw:layer="layout" svg:width="0.317cm" svg:height="0.313cm" svg:x="18.041cm" svg:y="3.887cm" svg:viewBox="0 0 318 314" svg:d="M0 160c0-90 70-160 158-160 90 0 160 70 160 160 0 84-70 154-160 154-88 0-158-70-158-154z">
            <text:p/>
          </draw:path>
          <draw:path draw:style-name="gr23" draw:text-style-name="P3" draw:layer="layout" svg:width="0.317cm" svg:height="0.313cm" svg:x="18.041cm" svg:y="3.887cm" svg:viewBox="0 0 318 314" svg:d="M0 160c0-90 70-160 158-160 90 0 160 70 160 160 0 84-70 154-160 154-88 0-158-70-158-154z">
            <text:p/>
          </draw:path>
          <draw:path draw:style-name="gr8" draw:text-style-name="P7" draw:layer="layout" svg:width="0.313cm" svg:height="0.317cm" svg:x="19.17cm" svg:y="14.959cm" svg:viewBox="0 0 314 318" svg:d="M0 160c0-90 70-160 154-160s160 70 160 160c0 88-76 158-160 158s-154-70-154-158z">
            <text:p/>
          </draw:path>
          <draw:path draw:style-name="gr9" draw:text-style-name="P3" draw:layer="layout" svg:width="0.313cm" svg:height="0.317cm" svg:x="19.17cm" svg:y="14.959cm" svg:viewBox="0 0 314 318" svg:d="M0 160c0-90 70-160 154-160s160 70 160 160c0 88-76 158-160 158s-154-70-154-158z">
            <text:p/>
          </draw:path>
          <draw:path draw:style-name="gr4" draw:text-style-name="P5" draw:layer="layout" svg:width="0.313cm" svg:height="0.313cm" svg:x="18.686cm" svg:y="4.689cm" svg:viewBox="0 0 314 314" svg:d="M0 154c0-84 70-154 158-154 84 0 156 70 156 154 0 86-72 160-156 160-88 0-158-74-158-160z">
            <text:p/>
          </draw:path>
          <draw:path draw:style-name="gr5" draw:text-style-name="P3" draw:layer="layout" svg:width="0.313cm" svg:height="0.313cm" svg:x="18.686cm" svg:y="4.689cm" svg:viewBox="0 0 314 314" svg:d="M0 154c0-84 70-154 158-154 84 0 156 70 156 154 0 86-72 160-156 160-88 0-158-74-158-160z">
            <text:p/>
          </draw:path>
          <draw:path draw:style-name="gr4" draw:text-style-name="P5" draw:layer="layout" svg:width="0.313cm" svg:height="0.313cm" svg:x="19.048cm" svg:y="4.197cm" svg:viewBox="0 0 314 314" svg:d="M0 160c0-94 76-160 158-160 84 0 156 66 156 160 0 84-72 154-156 154-82 0-158-70-158-154z">
            <text:p/>
          </draw:path>
          <draw:path draw:style-name="gr5" draw:text-style-name="P3" draw:layer="layout" svg:width="0.313cm" svg:height="0.313cm" svg:x="19.048cm" svg:y="4.197cm" svg:viewBox="0 0 314 314" svg:d="M0 160c0-94 76-160 158-160 84 0 156 66 156 160 0 84-72 154-156 154-82 0-158-70-158-154z">
            <text:p/>
          </draw:path>
          <draw:path draw:style-name="gr8" draw:text-style-name="P7" draw:layer="layout" svg:width="0.313cm" svg:height="0.313cm" svg:x="18.636cm" svg:y="3.245cm" svg:viewBox="0 0 314 314" svg:d="M0 154c0-84 70-154 154-154 94 0 160 70 160 154 0 90-66 160-160 160-84 0-154-70-154-160z">
            <text:p/>
          </draw:path>
          <draw:path draw:style-name="gr9" draw:text-style-name="P3" draw:layer="layout" svg:width="0.313cm" svg:height="0.313cm" svg:x="18.636cm" svg:y="3.245cm" svg:viewBox="0 0 314 314" svg:d="M0 154c0-84 70-154 154-154 94 0 160 70 160 154 0 90-66 160-160 160-84 0-154-70-154-160z">
            <text:p/>
          </draw:path>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4" draw:text-style-name="P15" draw:layer="layout" svg:width="0.975cm" svg:height="0.981cm" svg:x="14.429cm" svg:y="2.869cm" svg:viewBox="0 0 976 982" draw:points="486,982 976,492 486,0 0,492">
            <text:p/>
          </draw:polygon>
          <draw:polygon draw:style-name="gr25" draw:text-style-name="P16" draw:layer="layout" svg:width="0.357cm" svg:height="0.083cm" svg:x="12.744cm" svg:y="19.398cm" svg:viewBox="0 0 358 84" draw:points="318,84 22,84 18,84 14,84 8,84 8,80 4,76 4,70 0,66 0,62 0,58 0,48 0,44 0,40 4,36 4,30 4,26 8,26 8,22 8,18 14,14 14,8 18,8 18,4 22,4 26,0 30,0 36,0 336,0 344,0 348,0 354,4 354,8 358,8 358,14 358,22 358,26 358,30 358,36 354,40 354,44 354,48 348,58 348,62 344,66 336,70 336,76 332,80 326,84 322,84">
            <text:p/>
          </draw:polygon>
          <draw:polygon draw:style-name="gr25" draw:text-style-name="P16" draw:layer="layout" svg:width="0.489cm" svg:height="0.857cm" svg:x="13.226cm" svg:y="18.948cm" svg:viewBox="0 0 490 858" draw:points="366,584 366,562 366,544 362,522 362,510 358,492 354,478 348,460 340,448 332,438 326,426 314,416 304,408 296,398 286,394 274,386 260,380 252,380 238,376 226,376 208,376 194,376 176,376 158,376 142,380 124,380 106,386 88,390 70,398 48,402 30,408 84,8 98,8 114,8 128,8 146,8 158,14 172,14 190,14 204,14 216,14 230,14 248,14 264,14 282,14 304,8 326,8 348,8 376,4 402,4 428,0 454,0 464,4 442,98 428,102 410,102 392,102 380,102 362,102 348,106 336,106 322,106 310,106 300,106 286,106 278,106 264,106 252,106 234,102 220,102 198,102 182,98 158,98 136,92 110,328 124,324 136,318 146,318 158,314 172,310 190,310 204,306 216,306 230,306 248,306 260,306 274,306 286,310 300,310 314,314 326,318 340,324 354,328 366,332 376,340 388,350 398,354 406,364 416,372 428,380 432,390 442,402 450,412 454,426 464,434 468,442 472,456 476,470 482,482 486,492 486,504 490,518 490,532 490,544 490,558 490,584 486,612 486,634 476,656 468,678 464,700 450,718 438,740 424,758 410,774 392,788 376,806 358,814 336,828 314,836 296,846 274,850 248,854 226,858 198,858 194,858 182,858 176,858 168,854 158,854 150,854 142,850 132,850 124,846 114,846 106,842 98,836 88,836 84,832 76,828 66,824 52,820 48,814 40,810 36,806 26,802 22,796 18,792 14,788 8,784 4,774 4,770 4,766 0,762 0,758 0,752 0,748 4,744 4,740 4,734 8,730 8,726 14,722 18,722 22,718 22,712 26,712 30,708 36,708 40,704 44,704 48,704 52,704 66,704 70,704 80,708 84,712 92,718 98,722 106,726 114,730 120,740 128,748 128,752 132,752 132,758 136,758 136,762 142,766 142,770 146,770 146,774 154,784 158,788 164,788 164,792 168,792 182,802 182,806 186,806 190,806 194,806 194,810 198,810 204,810 208,810 212,810 216,810 230,810 242,806 252,806 264,802 274,792 286,788 296,780 304,766 314,758 326,744 332,730 340,718 348,704 354,690 358,672 362,656 362,638 366,620 366,602">
            <text:p/>
          </draw:polygon>
          <draw:path draw:style-name="gr25" draw:text-style-name="P16" draw:layer="layout" svg:width="0.529cm" svg:height="0.857cm" svg:x="13.208cm" svg:y="14.245cm" svg:viewBox="0 0 530 858" svg:d="M264 48h-4-4-4-4l-6 6h-4-4-4l-4 4v4h-6l-8 4h-4l-4 4v6l-10 4v4l-4 4-4 4-4 6-6 4-4 8-4 10v4l-4 4-6 10-4 8v8l-4 10-4 8v10l-4 8v14l-6 8-4 14v14 12l-4 14v12l-4 14v18 18l-4 12v18 18 18l-6 18v18 22 4 8 6 8 4 10l6 8v4 6 8 8 6 8 10l4 4v8 10 8 4 14l4 4v10 8 14l4 8v4 10l4 8v4l6 10v8l4 4v10l4 4v8l4 6 4 8v4l6 10v4l4 4 4 4 4 10 6 4v4l4 4 4 6 4 4 4 4 6 4 4 4h4l8 6h10l4 4h4 4l10 4h4 8 6 4v-4h4 4 4 6 4v-4h4 4v-6h6 4l4-4 4-4h4v-4h6v-4l4-6h4v-4h4l4-4v-4l6-4v-6l4-4v-4l4-4 4-6v-4l4-4v-4l6-10v-4l4-4v-8l4-6v-4l4-22 4-22 6-26 4-22v-32l4-26v-32-34-36-36-26-26-22-22l-4-24v-22l-4-16-6-18-4-18-4-18-4-18-4-14-6-12-4-14-8-12-4-14-6-10-4-4-8-8-10-10-4-4-4-4h-4l-10-4-4-4h-4l-10-6h-8-4zM260 858l-12-4h-18l-18-4h-18l-12-8-14-6-14-8-12-8-14-10-8-8-14-14-8-14-14-12-8-14-10-14-8-16-6-18-8-18-8-18-6-18-8-22-4-22-4-18-6-22-4-18v-22l-4-22v-22-22-22-14-18-12-18-14l4-18v-12-14l4-12 6-18 4-10v-18l4-8 4-14 4-12v-14l10-8 4-14 4-8 4-14 6-10 4-8 4-14 10-8 4-8 4-10 4-8 10-6 8-8 4-8 4-6 10-8 8-8 4-6 10-4 8-4 4-4 10-10 8-4 6-4h8l8-4 10-6h4l14-4h8l8-4h10 8 4 22l18 4 18 4 18 6 18 8 18 14 16 8 14 14 14 18 12 12 18 28 18 26 14 30 12 32 10 30 8 36 4 36 10 34v40l4 40-4 22v14 22 18 14l-4 16-6 18v14l-4 18-4 12v18l-4 14-6 18-4 12-4 14-4 8-4 14-6 14-4 8-8 10-4 8-6 8-8 10-4 8-10 10-4 8-4 4-8 10-10 8-4 4-10 10-8 4-4 4-10 6-4 4-8 4-10 4-4 4-8 6-4 4h-10l-4 4h-8-10l-4 4h-10-4-8-4z">
            <text:p/>
          </draw:path>
          <draw:polygon draw:style-name="gr25" draw:text-style-name="P16" draw:layer="layout" svg:width="0.489cm" svg:height="0.857cm" svg:x="13.226cm" svg:y="9.544cm" svg:viewBox="0 0 490 858" draw:points="366,584 366,562 366,544 362,526 362,510 358,492 354,474 348,460 340,448 332,438 326,430 314,416 304,408 296,402 286,394 274,390 260,386 252,380 238,376 226,376 208,376 194,376 176,376 158,380 142,380 124,386 106,390 88,390 70,394 48,402 30,408 84,8 98,8 114,8 128,14 146,14 158,14 172,14 190,14 204,14 216,14 230,14 248,14 264,14 282,14 304,14 326,8 348,8 376,8 402,4 428,4 454,0 464,4 442,98 428,102 410,102 392,102 380,106 362,106 348,106 336,106 322,106 310,106 300,106 286,106 278,106 264,106 252,106 234,106 220,102 198,102 182,98 158,98 136,92 110,328 124,324 136,324 146,318 158,314 172,310 190,310 204,310 216,306 230,306 248,306 260,306 274,310 286,310 300,310 314,314 326,318 340,324 354,328 366,336 376,340 388,350 398,358 406,364 416,376 428,386 432,394 442,402 450,412 454,426 464,434 468,448 472,460 476,470 482,482 486,496 486,510 490,518 490,536 490,544 490,562 490,584 486,612 486,634 476,656 468,678 464,700 450,718 438,740 424,758 410,774 392,792 376,806 358,820 336,828 314,836 296,846 274,850 248,858 226,858 198,858 194,858 182,858 176,858 168,858 158,858 150,854 142,850 132,850 124,846 114,846 106,842 98,842 88,836 84,832 76,828 66,824 52,820 48,820 40,814 36,810 26,806 22,796 18,792 14,788 8,784 4,780 4,770 4,766 0,762 0,758 0,752 0,748 4,744 4,740 4,734 8,734 8,730 8,726 14,726 18,722 22,718 22,712 26,712 30,712 36,708 40,708 44,704 48,704 52,704 66,704 70,708 80,708 84,712 92,718 98,722 106,726 114,734 120,740 128,748 128,752 132,758 136,762 136,766 142,766 142,770 146,770 146,774 154,784 154,788 158,788 164,792 168,796 182,806 186,806 190,806 190,810 194,810 198,810 204,810 208,810 212,810 216,810 230,810 242,810 252,806 264,802 274,792 286,788 296,780 304,770 314,758 326,744 332,734 340,718 348,704 354,690 358,672 362,656 362,638 366,624 366,602">
            <text:p/>
          </draw:polygon>
          <draw:polygon draw:style-name="gr25" draw:text-style-name="P16" draw:layer="layout" svg:width="0.401cm" svg:height="0.845cm" svg:x="12.638cm" svg:y="2.967cm" svg:viewBox="0 0 402 846" draw:points="278,668 278,672 278,682 278,686 278,690 278,696 278,700 278,704 278,712 278,718 278,722 278,726 278,730 282,730 282,734 282,740 282,744 282,748 286,752 286,758 292,758 292,762 292,766 296,766 296,774 300,774 300,780 304,780 304,784 310,784 314,788 318,788 322,788 326,792 332,792 336,792 336,796 340,796 344,796 348,796 354,796 358,796 362,796 366,796 370,796 376,796 380,796 384,796 388,802 392,802 398,802 398,806 402,806 402,810 402,814 402,820 402,824 402,828 402,832 402,836 398,842 392,846 366,842 344,842 322,842 304,842 286,842 270,842 256,842 242,842 234,842 230,842 216,842 204,842 186,842 172,842 150,842 132,842 110,842 88,842 58,842 30,846 30,842 30,836 26,836 26,832 26,828 26,824 26,820 26,814 26,810 26,806 30,806 30,802 40,802 44,796 48,796 52,796 58,796 62,796 66,796 76,796 80,796 84,796 88,796 92,796 98,792 102,792 106,792 110,792 114,788 120,788 124,788 128,784 132,784 136,784 136,780 142,780 142,774 146,774 146,766 150,766 150,762 150,758 154,758 154,752 158,748 164,744 164,740 164,734 164,730 168,730 168,726 168,722 168,718 168,712 168,708 168,704 168,700 168,696 172,690 172,686 172,682 172,672 172,668 172,222 172,212 172,208 172,200 168,190 168,186 168,182 168,178 168,168 168,164 164,164 164,160 164,154 158,150 154,146 150,142 146,142 142,142 136,142 128,142 114,146 106,146 92,150 84,154 66,160 52,164 36,168 22,178 18,172 14,168 8,168 8,164 4,160 4,154 0,150 0,142 0,138 36,124 76,106 110,88 142,76 168,58 194,48 216,36 238,22 256,8 274,0 278,0 278,4 278,8 278,18 278,26 278,40 278,54 278,70 278,92 278,116 278,138 278,164 278,190">
            <text:p/>
          </draw:polygon>
          <draw:polygon draw:style-name="gr25" draw:text-style-name="P16" draw:layer="layout" svg:width="0.493cm" svg:height="0.845cm" svg:x="13.226cm" svg:y="2.967cm" svg:viewBox="0 0 494 846" draw:points="8,194 8,186 8,182 14,178 14,168 14,164 18,154 22,150 22,142 26,138 26,128 30,124 36,116 40,110 44,102 48,98 52,88 58,84 66,80 70,70 80,66 84,58 88,54 98,48 106,44 110,40 120,36 128,30 136,26 146,22 154,18 164,14 172,8 186,8 194,4 204,4 220,0 230,0 242,0 252,0 260,0 270,0 278,0 286,0 296,0 304,0 314,4 322,4 332,4 336,8 344,8 354,14 362,18 366,18 376,22 384,26 388,30 398,36 406,36 410,44 420,48 424,54 432,58 438,62 442,70 450,76 454,84 460,88 464,98 468,106 472,110 476,124 482,128 486,138 486,150 490,160 490,168 490,178 494,186 494,194 494,208 494,216 494,222 494,230 490,234 490,244 490,248 490,256 486,266 486,270 486,274 482,284 482,292 476,296 472,302 472,310 468,314 464,324 460,328 460,332 454,340 446,346 446,350 442,358 438,364 432,368 428,372 424,376 420,380 416,390 410,394 406,394 402,398 398,402 392,412 388,416 384,420 376,430 370,434 362,438 358,448 216,580 194,602 190,606 186,612 186,616 182,616 176,620 172,624 168,634 164,638 164,642 158,646 150,650 150,660 146,664 142,668 136,672 132,678 132,686 128,690 124,696 124,704 120,708 120,712 114,718 114,722 114,726 114,734 110,740 110,744 110,748 362,748 366,748 376,748 380,744 388,744 392,740 398,740 406,734 410,730 416,726 416,718 420,712 428,704 428,696 432,690 438,678 442,668 446,656 446,642 454,628 454,616 460,616 464,616 468,616 472,616 476,616 482,616 486,616 486,620 490,620 494,620 494,624 494,628 494,638 494,646 494,656 494,664 490,672 490,686 490,700 486,712 486,722 486,734 482,748 482,762 476,774 476,784 472,802 472,810 468,824 468,832 464,846 450,842 438,842 428,842 416,842 406,842 392,842 384,842 376,842 366,842 358,842 110,842 0,846 0,832 0,820 0,806 4,788 4,774 8,762 14,748 18,740 22,726 30,712 36,700 44,686 52,672 62,660 76,642 88,624 106,612 120,594 136,576 154,554 260,456 274,442 282,430 296,420 304,408 314,394 322,380 326,372 336,358 340,350 348,336 354,324 358,314 358,302 362,288 366,278 366,266 370,252 370,240 370,226 370,212 370,204 370,194 370,186 370,178 370,168 366,160 366,154 366,146 362,138 362,132 358,124 358,120 354,110 354,106 348,102 344,98 340,92 336,88 336,84 332,80 326,76 322,76 322,70 314,66 314,62 310,62 304,58 300,58 296,58 292,54 286,54 282,54 282,48 278,48 274,48 270,48 264,48 260,48 256,48 252,48 238,48 226,48 216,48 198,48 190,54 176,58 172,58 164,62 154,66 146,70 142,80 136,84 132,88 124,92 124,102 120,106 114,110 114,116 114,124 114,128 114,132 114,138 114,142 120,146 120,150 120,154 120,160 124,160 124,164 124,168 128,172 128,178 128,182 128,186 128,190 132,190 128,194 128,200 128,204 124,208 124,212 120,216 114,222 110,226 106,230 102,234 98,234 92,240 88,240 84,244 80,244 70,248 66,248 62,248 58,248 52,244 48,244 44,244 40,244 36,240 30,234 26,230 22,230 22,226 18,222 18,216 14,212 14,208 8,204 8,200">
            <text:p/>
          </draw:polygon>
          <draw:line draw:style-name="gr2" draw:text-style-name="P3" draw:layer="layout" svg:x1="3.965cm" svg:y1="19.326cm" svg:x2="11.837cm" svg:y2="19.326cm">
            <text:p/>
          </draw:line>
          <draw:line draw:style-name="gr2" draw:text-style-name="P3" draw:layer="layout" svg:x1="3.965cm" svg:y1="14.077cm" svg:x2="11.837cm" svg:y2="14.077cm">
            <text:p/>
          </draw:line>
          <draw:line draw:style-name="gr2" draw:text-style-name="P3" draw:layer="layout" svg:x1="3.965cm" svg:y1="8.716cm" svg:x2="11.837cm" svg:y2="8.716cm">
            <text:p/>
          </draw:line>
          <draw:line draw:style-name="gr2" draw:text-style-name="P3" draw:layer="layout" svg:x1="3.965cm" svg:y1="3.359cm" svg:x2="11.837cm" svg:y2="3.359cm">
            <text:p/>
          </draw:line>
          <draw:polygon draw:style-name="gr3" draw:text-style-name="P4" draw:layer="layout" svg:width="6.054cm" svg:height="15.966cm" svg:x="5.331cm" svg:y="3.363cm" svg:viewBox="0 0 6055 15967" draw:points="0,15967 0,15933 0,15901 0,15871 0,15839 0,15809 0,15777 4,15747 4,15715 8,15685 14,15653 18,15623 22,15591 26,15561 30,15529 36,15499 40,15467 48,15437 58,15401 62,15371 70,15339 80,15309 88,15277 98,15247 106,15215 116,15185 128,15153 138,15123 146,15091 160,15061 172,15029 186,14995 194,14963 212,14933 222,14901 238,14871 252,14839 266,14809 278,14777 296,14747 310,14715 328,14685 346,14653 358,14623 376,14591 394,14561 412,14529 430,14499 446,14467 464,14433 482,14401 504,14371 522,14339 540,14309 562,14277 580,14247 598,14215 620,14185 642,14153 660,14123 682,14091 704,14061 722,14029 744,13999 766,13967 788,13937 810,13907 828,13871 850,13839 872,13809 894,13777 916,13747 938,13715 960,13685 982,13653 1004,13623 1026,13591 1048,13561 1070,13529 1098,13495 1120,13463 1142,13433 1164,13401 1186,13371 1208,13339 1230,13309 1252,13277 1274,13247 1296,13215 1318,13185 1340,13153 1362,13123 1384,13093 1406,13061 1428,13031 1450,12995 1474,12963 1496,12929 1518,12897 1540,12867 1562,12835 1584,12805 1602,12773 1624,12743 1646,12711 1664,12681 1686,12649 1708,12619 1726,12587 1748,12558 1766,12526 1788,12496 1804,12464 1828,12434 1844,12402 1862,12368 1884,12336 1902,12306 1920,12274 1938,12244 1960,12212 1978,12182 1996,12150 2012,12120 2030,12088 2044,12058 2062,12022 2080,11992 2096,11960 2114,11930 2128,11898 2146,11868 2164,11836 2176,11806 2194,11774 2208,11744 2220,11712 2238,11682 2256,11650 2270,11620 2282,11588 2300,11558 2310,11526 2326,11496 2336,11460 2350,11430 2362,11398 2376,11368 2388,11336 2398,11306 2410,11274 2424,11244 2434,11212 2445,11182 2455,11150 2467,11120 2477,11088 2489,11058 2499,11028 2507,10996 2517,10966 2525,10934 2533,10898 2547,10868 2551,10836 2561,10806 2569,10774 2579,10744 2587,10712 2595,10682 2601,10650 2609,10620 2617,10590 2623,10558 2631,10528 2635,10496 2645,10466 2649,10434 2657,10398 2663,10368 2667,10336 2675,10306 2679,10274 2685,10244 2689,10212 2693,10182 2701,10152 2707,10120 2711,10090 2715,10058 2715,10028 2719,9996 2725,9960 2729,9930 2733,9898 2737,9868 2737,9836 2741,9806 2747,9776 2747,9744 2751,9714 2755,9682 2755,9652 2759,9620 2759,9590 2763,9558 2763,9528 2769,9496 2769,9466 2769,9434 2773,9398 2773,9368 2773,9338 2773,9306 2777,9276 2777,9244 2777,9214 2781,9182 2781,9152 2781,9120 2781,9090 2781,9058 2781,9028 2781,8996 2781,8966 2781,8934 2781,8904 2781,8872 2781,8838 2781,8806 2781,8776 2781,8744 2777,8714 2777,8682 2777,8652 2777,8620 2773,8590 2773,8558 2773,8528 2773,8496 2773,8462 2769,8430 2769,8400 2769,8368 2763,8338 2763,8306 2763,8276 2759,8244 2759,8214 2755,8182 2755,8152 2755,8120 2751,8090 2747,8058 2747,8028 2741,7996 2741,7966 2741,7934 2737,7900 2733,7868 2733,7838 2729,7806 2729,7776 2725,7744 2719,7714 2719,7682 2715,7652 2711,7620 2711,7590 2707,7558 2707,7529 2701,7497 2697,7467 2693,7435 2689,7405 2689,7373 2685,7339 2679,7307 2679,7277 2675,7245 2671,7215 2667,7183 2663,7153 2657,7121 2653,7091 2653,7059 2649,7029 2645,6993 2639,6963 2635,6931 2631,6901 2627,6869 2623,6839 2617,6807 2613,6777 2609,6745 2605,6715 2601,6683 2595,6653 2591,6621 2587,6591 2583,6559 2579,6529 2573,6497 2569,6467 2561,6431 2555,6401 2551,6369 2547,6339 2543,6307 2539,6277 2533,6245 2529,6215 2521,6183 2517,6153 2511,6121 2507,6091 2499,6059 2493,6029 2489,5997 2485,5967 2477,5935 2471,5905 2467,5869 2463,5839 2455,5807 2449,5777 2441,5745 2438,5715 2434,5683 2424,5653 2420,5621 2416,5591 2406,5559 2402,5529 2394,5499 2388,5467 2384,5431 2376,5401 2366,5369 2362,5339 2358,5307 2350,5277 2344,5245 2336,5215 2332,5183 2322,5153 2314,5121 2310,5091 2300,5061 2296,5029 2288,4999 2282,4967 2274,4931 2264,4901 2260,4869 2252,4839 2248,4807 2238,4777 2226,4745 2220,4715 2212,4685 2204,4653 2198,4623 2190,4591 2180,4561 2176,4529 2168,4499 2164,4467 2154,4437 2146,4405 2136,4369 2128,4339 2124,4307 2114,4277 2110,4247 2102,4215 2092,4185 2084,4153 2080,4123 2070,4091 2062,4061 2058,4029 2048,3999 2040,3967 2030,3937 2022,3905 2018,3875 2008,3843 2004,3809 1996,3777 1986,3747 1978,3715 1968,3685 1964,3653 1956,3623 1950,3591 1942,3561 1934,3529 1924,3499 1920,3463 1912,3433 1902,3401 1898,3371 1888,3339 1880,3309 1876,3277 1866,3247 1858,3215 1854,3185 1844,3153 1840,3123 1832,3091 1822,3061 1818,3029 1814,2999 1804,2967 1796,2937 1792,2901 1782,2871 1778,2839 1770,2809 1766,2777 1760,2747 1752,2715 1748,2685 1738,2653 1734,2623 1726,2591 1720,2561 1716,2529 1712,2500 1704,2468 1698,2438 1694,2406 1690,2376 1682,2340 1676,2310 1672,2278 1668,2248 1664,2216 1658,2186 1654,2154 1646,2124 1642,2092 1642,2062 1636,2030 1632,2000 1628,1964 1624,1934 1620,1902 1614,1872 1610,1840 1610,1810 1606,1778 1602,1748 1602,1716 1596,1686 1592,1654 1592,1624 1588,1592 1588,1562 1584,1530 1584,1500 1580,1468 1580,1438 1580,1402 1574,1372 1574,1340 1574,1310 1574,1278 1570,1248 1570,1216 1570,1186 1570,1154 1570,1124 1570,1092 1570,1062 1570,1030 1570,1000 1570,968 1570,938 1574,906 1574,876 1574,840 1574,810 1580,778 1580,748 1584,716 1584,686 1584,654 1588,624 1588,592 1592,562 1596,530 1602,500 1602,468 1606,434 1610,402 1610,372 1614,340 1620,310 1624,278 1628,248 1632,216 1636,186 1642,154 1646,124 1654,92 1658,62 1664,30 1668,0 4387,0 4391,30 4401,62 4405,92 4409,124 4413,154 4419,186 4423,216 4427,248 4431,278 4437,310 4441,340 4445,372 4449,402 4449,434 4453,468 4459,500 4459,530 4463,562 4467,592 4467,624 4471,654 4471,686 4475,716 4475,748 4475,778 4481,810 4481,840 4481,876 4485,906 4485,938 4485,968 4485,1000 4485,1030 4485,1062 4485,1092 4485,1124 4485,1154 4485,1186 4485,1216 4485,1248 4485,1278 4481,1310 4481,1340 4481,1372 4481,1402 4475,1438 4475,1468 4471,1500 4471,1530 4471,1562 4467,1592 4467,1624 4463,1654 4459,1686 4453,1716 4453,1748 4449,1778 4445,1810 4445,1840 4441,1872 4437,1902 4431,1934 4427,1964 4423,2000 4423,2030 4419,2062 4413,2092 4405,2124 4401,2154 4397,2186 4391,2216 4387,2248 4383,2278 4379,2310 4375,2340 4369,2376 4361,2406 4357,2438 4351,2468 4347,2500 4339,2529 4335,2561 4329,2591 4321,2623 4317,2653 4313,2685 4303,2715 4299,2747 4291,2777 4285,2809 4277,2839 4273,2871 4263,2901 4259,2937 4251,2967 4245,2999 4237,3029 4233,3061 4223,3091 4215,3123 4211,3153 4201,3185 4197,3215 4189,3247 4179,3277 4175,3309 4167,3339 4157,3371 4153,3401 4145,3433 4135,3463 4131,3499 4121,3529 4113,3561 4109,3591 4099,3623 4091,3653 4083,3685 4077,3715 4069,3747 4065,3777 4055,3809 4047,3843 4037,3875 4029,3905 4025,3937 4015,3967 4011,3999 4003,4029 3993,4061 3985,4091 3975,4123 3971,4153 3963,4185 3953,4215 3949,4247 3941,4277 3931,4307 3923,4339 3919,4369 3909,4405 3905,4437 3897,4467 3887,4499 3879,4529 3875,4561 3865,4591 3857,4623 3853,4653 3843,4685 3835,4715 3829,4745 3821,4777 3813,4807 3807,4839 3799,4869 3795,4901 3785,4931 3781,4967 3773,4999 3763,5029 3759,5061 3751,5091 3745,5121 3737,5153 3733,5183 3723,5215 3719,5245 3711,5277 3707,5307 3697,5339 3693,5369 3683,5401 3679,5431 3671,5467 3667,5499 3657,5529 3653,5559 3649,5591 3639,5621 3635,5653 3627,5683 3623,5715 3617,5745 3609,5777 3605,5807 3599,5839 3591,5869 3587,5905 3583,5935 3573,5967 3569,5997 3565,6029 3561,6059 3551,6091 3547,6121 3543,6153 3537,6183 3533,6215 3529,6245 3521,6277 3515,6307 3511,6339 3507,6369 3503,6401 3493,6431 3489,6467 3485,6497 3481,6529 3477,6559 3471,6591 3467,6621 3463,6653 3459,6683 3453,6715 3449,6745 3445,6777 3441,6807 3437,6839 3431,6869 3427,6901 3423,6931 3419,6963 3415,6993 3409,7029 3409,7059 3405,7091 3401,7121 3397,7153 3393,7183 3387,7215 3383,7245 3383,7277 3379,7307 3375,7339 3369,7373 3369,7405 3365,7435 3361,7467 3357,7497 3357,7529 3353,7558 3347,7590 3347,7620 3343,7652 3339,7682 3339,7714 3335,7744 3331,7776 3331,7806 3325,7838 3325,7868 3321,7900 3321,7934 3317,7966 3317,7996 3313,8028 3307,8058 3307,8090 3307,8120 3303,8152 3303,8182 3299,8214 3299,8244 3299,8276 3295,8306 3295,8338 3295,8368 3291,8400 3291,8430 3291,8462 3285,8496 3285,8528 3285,8558 3281,8590 3281,8620 3281,8652 3281,8682 3281,8714 3281,8744 3277,8776 3277,8806 3277,8838 3277,8872 3277,8904 3277,8934 3277,8966 3277,8996 3277,9028 3277,9058 3277,9090 3277,9120 3281,9152 3281,9182 3281,9214 3281,9244 3281,9276 3281,9306 3285,9338 3285,9368 3291,9398 3291,9434 3291,9466 3295,9496 3295,9528 3295,9558 3299,9590 3299,9620 3303,9652 3303,9682 3307,9714 3313,9744 3313,9776 3317,9806 3321,9836 3325,9868 3325,9898 3331,9930 3335,9960 3339,9996 3343,10028 3347,10058 3353,10090 3357,10120 3361,10152 3365,10182 3369,10212 3375,10244 3379,10274 3383,10306 3393,10336 3397,10368 3401,10398 3409,10434 3415,10466 3423,10496 3427,10528 3437,10558 3441,10590 3449,10620 3459,10650 3463,10682 3471,10712 3481,10744 3489,10774 3499,10806 3507,10836 3515,10868 3525,10898 3533,10934 3543,10966 3551,10996 3561,11028 3573,11058 3583,11088 3591,11120 3605,11150 3613,11182 3627,11212 3635,11244 3649,11274 3657,11306 3671,11336 3683,11368 3697,11398 3711,11430 3723,11460 3737,11496 3751,11526 3763,11558 3777,11588 3791,11620 3803,11650 3817,11682 3835,11712 3847,11744 3865,11774 3879,11806 3897,11836 3909,11868 3927,11898 3941,11930 3959,11960 3975,11992 3993,12022 4011,12058 4025,12088 4047,12120 4065,12150 4077,12182 4099,12212 4117,12244 4135,12274 4153,12306 4171,12336 4193,12368 4211,12402 4229,12434 4251,12464 4267,12496 4291,12526 4307,12558 4329,12587 4347,12619 4369,12649 4391,12681 4413,12711 4431,12743 4453,12773 4475,12805 4497,12835 4515,12867 4537,12897 4559,12929 4581,12963 4605,12995 4627,13031 4649,13061 4671,13093 4693,13123 4715,13153 4737,13185 4759,13215 4781,13247 4803,13277 4825,13309 4847,13339 4869,13371 4897,13401 4913,13433 4935,13463 4963,13495 4985,13529 5007,13561 5029,13591 5051,13623 5073,13653 5095,13685 5117,13715 5139,13747 5161,13777 5183,13809 5205,13839 5227,13871 5249,13907 5273,13937 5289,13967 5311,13999 5335,14029 5357,14061 5373,14091 5395,14123 5419,14153 5435,14185 5457,14215 5475,14247 5497,14277 5515,14309 5533,14339 5551,14371 5573,14401 5591,14433 5609,14467 5625,14499 5643,14529 5661,14561 5679,14591 5697,14623 5711,14653 5727,14685 5745,14715 5759,14747 5777,14777 5789,14809 5803,14839 5817,14871 5833,14901 5847,14933 5861,14963 5869,14995 5883,15029 5895,15061 5905,15091 5917,15123 5927,15153 5941,15185 5949,15215 5957,15247 5967,15277 5975,15309 5985,15339 5993,15371 6003,15401 6007,15437 6011,15467 6019,15499 6025,15529 6029,15561 6033,15591 6037,15623 6041,15653 6047,15685 6051,15715 6051,15747 6055,15777 6055,15809 6055,15839 6055,15871 6055,15901 6055,15933 6055,15967">
            <text:p/>
          </draw:polygon>
          <draw:path draw:style-name="gr4" draw:text-style-name="P5" draw:layer="layout" svg:width="0.313cm" svg:height="0.313cm" svg:x="8.808cm" svg:y="19.146cm" svg:viewBox="0 0 314 314" svg:d="M0 154c0-88 76-154 160-154s154 66 154 154c0 90-70 160-154 160s-160-70-160-160z">
            <text:p/>
          </draw:path>
          <draw:path draw:style-name="gr5" draw:text-style-name="P3" draw:layer="layout" svg:width="0.313cm" svg:height="0.313cm" svg:x="8.808cm" svg:y="19.146cm" svg:viewBox="0 0 314 314" svg:d="M0 154c0-88 76-154 160-154s154 66 154 154c0 90-70 160-154 160s-160-70-160-160z">
            <text:p/>
          </draw:path>
          <draw:path draw:style-name="gr6" draw:text-style-name="P6" draw:layer="layout" svg:width="0.313cm" svg:height="0.313cm" svg:x="8.101cm" svg:y="19.164cm" svg:viewBox="0 0 314 314" svg:d="M0 154c0-84 70-154 160-154 84 0 154 70 154 154 0 90-70 160-154 160-90 0-160-70-160-160z">
            <text:p/>
          </draw:path>
          <draw:path draw:style-name="gr7" draw:text-style-name="P3" draw:layer="layout" svg:width="0.313cm" svg:height="0.313cm" svg:x="8.101cm" svg:y="19.164cm" svg:viewBox="0 0 314 314" svg:d="M0 154c0-84 70-154 160-154 84 0 154 70 154 154 0 90-70 160-154 160-90 0-160-70-160-160z">
            <text:p/>
          </draw:path>
          <draw:path draw:style-name="gr8" draw:text-style-name="P7" draw:layer="layout" svg:width="0.313cm" svg:height="0.309cm" svg:x="10.422cm" svg:y="19.088cm" svg:viewBox="0 0 314 310" svg:d="M0 150c0-84 70-150 154-150s160 66 160 150c0 88-76 160-160 160s-154-72-154-160z">
            <text:p/>
          </draw:path>
          <draw:path draw:style-name="gr9" draw:text-style-name="P3" draw:layer="layout" svg:width="0.313cm" svg:height="0.309cm" svg:x="10.422cm" svg:y="19.088cm" svg:viewBox="0 0 314 310" svg:d="M0 150c0-84 70-150 154-150s160 66 160 150c0 88-76 160-160 160s-154-72-154-160z">
            <text:p/>
          </draw:path>
          <draw:path draw:style-name="gr10" draw:text-style-name="P8" draw:layer="layout" svg:width="0.313cm" svg:height="0.313cm" svg:x="8.305cm" svg:y="6.451cm" svg:viewBox="0 0 314 314" svg:d="M0 154c0-84 66-154 154-154 90 0 160 70 160 154 0 90-70 160-160 160-88 0-154-70-154-160z">
            <text:p/>
          </draw:path>
          <draw:path draw:style-name="gr11" draw:text-style-name="P3" draw:layer="layout" svg:width="0.313cm" svg:height="0.313cm" svg:x="8.305cm" svg:y="6.451cm" svg:viewBox="0 0 314 314" svg:d="M0 154c0-84 66-154 154-154 90 0 160 70 160 154 0 90-70 160-160 160-88 0-154-70-154-160z">
            <text:p/>
          </draw:path>
          <draw:path draw:style-name="gr4" draw:text-style-name="P5" draw:layer="layout" svg:width="0.313cm" svg:height="0.313cm" svg:x="10.524cm" svg:y="19.084cm" svg:viewBox="0 0 314 314" svg:d="M0 154c0-84 66-154 154-154 90 0 160 70 160 154 0 90-70 160-160 160-88 0-154-70-154-160z">
            <text:p/>
          </draw:path>
          <draw:path draw:style-name="gr5" draw:text-style-name="P3" draw:layer="layout" svg:width="0.313cm" svg:height="0.313cm" svg:x="10.524cm" svg:y="19.084cm" svg:viewBox="0 0 314 314" svg:d="M0 154c0-84 66-154 154-154 90 0 160 70 160 154 0 90-70 160-160 160-88 0-154-70-154-160z">
            <text:p/>
          </draw:path>
          <draw:path draw:style-name="gr12" draw:text-style-name="P9" draw:layer="layout" svg:width="0.313cm" svg:height="0.313cm" svg:x="8.407cm" svg:y="19.164cm" svg:viewBox="0 0 314 314" svg:d="M0 154c0-88 66-154 160-154 84 0 154 66 154 154 0 90-70 160-154 160-94 0-160-70-160-160z">
            <text:p/>
          </draw:path>
          <draw:path draw:style-name="gr13" draw:text-style-name="P3" draw:layer="layout" svg:width="0.313cm" svg:height="0.313cm" svg:x="8.407cm" svg:y="19.164cm" svg:viewBox="0 0 314 314" svg:d="M0 154c0-88 66-154 160-154 84 0 154 66 154 154 0 90-70 160-154 160-94 0-160-70-160-160z">
            <text:p/>
          </draw:path>
          <draw:path draw:style-name="gr10" draw:text-style-name="P8" draw:layer="layout" svg:width="0.313cm" svg:height="0.313cm" svg:x="7.901cm" svg:y="19.164cm" svg:viewBox="0 0 314 314" svg:d="M0 154c0-88 70-154 160-154 84 0 154 66 154 154 0 90-70 160-154 160-90 0-160-70-160-160z">
            <text:p/>
          </draw:path>
          <draw:path draw:style-name="gr11" draw:text-style-name="P3" draw:layer="layout" svg:width="0.313cm" svg:height="0.313cm" svg:x="7.901cm" svg:y="19.164cm" svg:viewBox="0 0 314 314" svg:d="M0 154c0-88 70-154 160-154 84 0 154 66 154 154 0 90-70 160-154 160-90 0-160-70-160-160z">
            <text:p/>
          </draw:path>
          <draw:path draw:style-name="gr14" draw:text-style-name="P10" draw:layer="layout" svg:width="0.309cm" svg:height="0.313cm" svg:x="10.626cm" svg:y="19.074cm" svg:viewBox="0 0 310 314" svg:d="M0 154c0-84 70-154 154-154 90 0 156 70 156 154 0 90-66 160-156 160-84 0-154-70-154-160z">
            <text:p/>
          </draw:path>
          <draw:path draw:style-name="gr15" draw:text-style-name="P3" draw:layer="layout" svg:width="0.309cm" svg:height="0.313cm" svg:x="10.626cm" svg:y="19.074cm" svg:viewBox="0 0 310 314" svg:d="M0 154c0-84 70-154 154-154 90 0 156 70 156 154 0 90-66 160-156 160-84 0-154-70-154-160z">
            <text:p/>
          </draw:path>
          <draw:path draw:style-name="gr4" draw:text-style-name="P5" draw:layer="layout" svg:width="0.313cm" svg:height="0.313cm" svg:x="5.477cm" svg:y="19.044cm" svg:viewBox="0 0 314 314" svg:d="M0 154c0-84 70-154 154-154s160 70 160 154-76 160-160 160-154-76-154-160z">
            <text:p/>
          </draw:path>
          <draw:path draw:style-name="gr5" draw:text-style-name="P3" draw:layer="layout" svg:width="0.313cm" svg:height="0.313cm" svg:x="5.477cm" svg:y="19.044cm" svg:viewBox="0 0 314 314" svg:d="M0 154c0-84 70-154 154-154s160 70 160 154-76 160-160 160-154-76-154-160z">
            <text:p/>
          </draw:path>
          <draw:path draw:style-name="gr8" draw:text-style-name="P7" draw:layer="layout" svg:width="0.313cm" svg:height="0.317cm" svg:x="9.21cm" svg:y="19.128cm" svg:viewBox="0 0 314 318" svg:d="M0 160c0-90 70-160 154-160 94 0 160 70 160 160 0 88-66 158-160 158-84 0-154-70-154-158z">
            <text:p/>
          </draw:path>
          <draw:path draw:style-name="gr9" draw:text-style-name="P3" draw:layer="layout" svg:width="0.313cm" svg:height="0.317cm" svg:x="9.21cm" svg:y="19.128cm" svg:viewBox="0 0 314 318" svg:d="M0 160c0-90 70-160 154-160 94 0 160 70 160 160 0 88-66 158-160 158-84 0-154-70-154-158z">
            <text:p/>
          </draw:path>
          <draw:path draw:style-name="gr16" draw:text-style-name="P11" draw:layer="layout" svg:width="0.313cm" svg:height="0.313cm" svg:x="8.9cm" svg:y="3.209cm" svg:viewBox="0 0 314 314" svg:d="M0 160c0-84 70-160 154-160s160 76 160 160-76 154-160 154-154-70-154-154z">
            <text:p/>
          </draw:path>
          <draw:path draw:style-name="gr17" draw:text-style-name="P3" draw:layer="layout" svg:width="0.313cm" svg:height="0.313cm" svg:x="8.9cm" svg:y="3.209cm" svg:viewBox="0 0 314 314" svg:d="M0 160c0-84 70-160 154-160s160 76 160 160-76 154-160 154-154-70-154-154z">
            <text:p/>
          </draw:path>
          <draw:path draw:style-name="gr12" draw:text-style-name="P9" draw:layer="layout" svg:width="0.317cm" svg:height="0.309cm" svg:x="5.881cm" svg:y="19.088cm" svg:viewBox="0 0 318 310" svg:d="M0 150c0-84 70-150 154-150 94 0 164 66 164 150 0 88-70 160-164 160-84 0-154-72-154-160z">
            <text:p/>
          </draw:path>
          <draw:path draw:style-name="gr13" draw:text-style-name="P3" draw:layer="layout" svg:width="0.317cm" svg:height="0.309cm" svg:x="5.881cm" svg:y="19.088cm" svg:viewBox="0 0 318 310" svg:d="M0 150c0-84 70-150 154-150 94 0 164 66 164 150 0 88-70 160-164 160-84 0-154-72-154-160z">
            <text:p/>
          </draw:path>
          <draw:path draw:style-name="gr18" draw:text-style-name="P12" draw:layer="layout" svg:width="0.313cm" svg:height="0.317cm" svg:x="10.724cm" svg:y="19.07cm" svg:viewBox="0 0 314 318" svg:d="M0 160c0-90 70-160 154-160s160 70 160 160c0 84-76 158-160 158s-154-74-154-158z">
            <text:p/>
          </draw:path>
          <draw:path draw:style-name="gr19" draw:text-style-name="P3" draw:layer="layout" svg:width="0.313cm" svg:height="0.317cm" svg:x="10.724cm" svg:y="19.07cm" svg:viewBox="0 0 314 318" svg:d="M0 160c0-90 70-160 154-160s160 70 160 160c0 84-76 158-160 158s-154-74-154-158z">
            <text:p/>
          </draw:path>
          <draw:path draw:style-name="gr20" draw:text-style-name="P13" draw:layer="layout" svg:width="0.313cm" svg:height="0.313cm" svg:x="7.597cm" svg:y="19.146cm" svg:viewBox="0 0 314 314" svg:d="M0 154c0-88 70-154 154-154s160 66 160 154c0 90-76 160-160 160s-154-70-154-160z">
            <text:p/>
          </draw:path>
          <draw:path draw:style-name="gr21" draw:text-style-name="P3" draw:layer="layout" svg:width="0.313cm" svg:height="0.313cm" svg:x="7.597cm" svg:y="19.146cm" svg:viewBox="0 0 314 314" svg:d="M0 154c0-88 70-154 154-154s160 66 160 154c0 90-76 160-160 160s-154-70-154-160z">
            <text:p/>
          </draw:path>
          <draw:path draw:style-name="gr22" draw:text-style-name="P14" draw:layer="layout" svg:width="0.313cm" svg:height="0.313cm" svg:x="5.783cm" svg:y="19.08cm" svg:viewBox="0 0 314 314" svg:d="M0 154c0-84 66-154 154-154 84 0 160 70 160 154s-76 160-160 160c-88 0-154-76-154-160z">
            <text:p/>
          </draw:path>
          <draw:path draw:style-name="gr23" draw:text-style-name="P3" draw:layer="layout" svg:width="0.313cm" svg:height="0.313cm" svg:x="5.783cm" svg:y="19.08cm" svg:viewBox="0 0 314 314" svg:d="M0 154c0-84 66-154 154-154 84 0 160 70 160 154s-76 160-160 160c-88 0-154-76-154-160z">
            <text:p/>
          </draw:path>
          <draw:path draw:style-name="gr8" draw:text-style-name="P7" draw:layer="layout" svg:width="0.317cm" svg:height="0.313cm" svg:x="6.487cm" svg:y="19.11cm" svg:viewBox="0 0 318 314" svg:d="M0 150c0-84 70-150 154-150 94 0 164 66 164 150 0 88-70 164-164 164-84 0-154-76-154-164z">
            <text:p/>
          </draw:path>
          <draw:path draw:style-name="gr9" draw:text-style-name="P3" draw:layer="layout" svg:width="0.317cm" svg:height="0.313cm" svg:x="6.487cm" svg:y="19.11cm" svg:viewBox="0 0 318 314" svg:d="M0 150c0-84 70-150 154-150 94 0 164 66 164 150 0 88-70 164-164 164-84 0-154-76-154-164z">
            <text:p/>
          </draw:path>
          <draw:path draw:style-name="gr4" draw:text-style-name="P5" draw:layer="layout" svg:width="0.313cm" svg:height="0.309cm" svg:x="8.305cm" svg:y="19.168cm" svg:viewBox="0 0 314 310" svg:d="M0 150c0-84 66-150 154-150 90 0 160 66 160 150 0 94-70 160-160 160-88 0-154-66-154-160z">
            <text:p/>
          </draw:path>
          <draw:path draw:style-name="gr5" draw:text-style-name="P3" draw:layer="layout" svg:width="0.313cm" svg:height="0.309cm" svg:x="8.305cm" svg:y="19.168cm" svg:viewBox="0 0 314 310" svg:d="M0 150c0-84 66-150 154-150 90 0 160 66 160 150 0 94-70 160-160 160-88 0-154-66-154-160z">
            <text:p/>
          </draw:path>
          <draw:path draw:style-name="gr20" draw:text-style-name="P13" draw:layer="layout" svg:width="0.313cm" svg:height="0.317cm" svg:x="8.115cm" svg:y="6.319cm" svg:viewBox="0 0 314 318" svg:d="M0 164c0-88 66-164 160-164 84 0 154 76 154 164 0 84-70 154-154 154-94 0-160-70-160-154z">
            <text:p/>
          </draw:path>
          <draw:path draw:style-name="gr21" draw:text-style-name="P3" draw:layer="layout" svg:width="0.313cm" svg:height="0.317cm" svg:x="8.115cm" svg:y="6.319cm" svg:viewBox="0 0 314 318" svg:d="M0 164c0-88 66-164 160-164 84 0 154 76 154 164 0 84-70 154-154 154-94 0-160-70-160-154z">
            <text:p/>
          </draw:path>
          <draw:path draw:style-name="gr22" draw:text-style-name="P14" draw:layer="layout" svg:width="0.313cm" svg:height="0.313cm" svg:x="6.185cm" svg:y="19.092cm" svg:viewBox="0 0 314 314" svg:d="M0 154c0-84 70-154 154-154 90 0 160 70 160 154s-70 160-160 160c-84 0-154-76-154-160z">
            <text:p/>
          </draw:path>
          <draw:path draw:style-name="gr23" draw:text-style-name="P3" draw:layer="layout" svg:width="0.313cm" svg:height="0.313cm" svg:x="6.185cm" svg:y="19.092cm" svg:viewBox="0 0 314 314" svg:d="M0 154c0-84 70-154 154-154 90 0 160 70 160 154s-70 160-160 160c-84 0-154-76-154-160z">
            <text:p/>
          </draw:path>
          <draw:path draw:style-name="gr12" draw:text-style-name="P9" draw:layer="layout" svg:width="0.313cm" svg:height="0.313cm" svg:x="8.203cm" svg:y="11.498cm" svg:viewBox="0 0 314 314" svg:d="M0 160c0-90 76-160 160-160s154 70 154 160c0 88-70 154-154 154s-160-66-160-154z">
            <text:p/>
          </draw:path>
          <draw:path draw:style-name="gr13" draw:text-style-name="P3" draw:layer="layout" svg:width="0.313cm" svg:height="0.313cm" svg:x="8.203cm" svg:y="11.498cm" svg:viewBox="0 0 314 314" svg:d="M0 160c0-90 76-160 160-160s154 70 154 160c0 88-70 154-154 154s-160-66-160-154z">
            <text:p/>
          </draw:path>
          <draw:path draw:style-name="gr6" draw:text-style-name="P6" draw:layer="layout" svg:width="0.313cm" svg:height="0.313cm" svg:x="8.6cm" svg:y="3.245cm" svg:viewBox="0 0 314 314" svg:d="M0 160c0-84 70-160 154-160 90 0 160 76 160 160s-70 154-160 154c-84 0-154-70-154-154z">
            <text:p/>
          </draw:path>
          <draw:path draw:style-name="gr7" draw:text-style-name="P3" draw:layer="layout" svg:width="0.313cm" svg:height="0.313cm" svg:x="8.6cm" svg:y="3.245cm" svg:viewBox="0 0 314 314" svg:d="M0 160c0-84 70-160 154-160 90 0 160 76 160 160s-70 154-160 154c-84 0-154-70-154-154z">
            <text:p/>
          </draw:path>
          <draw:path draw:style-name="gr10" draw:text-style-name="P8" draw:layer="layout" svg:width="0.317cm" svg:height="0.313cm" svg:x="8.013cm" svg:y="3.289cm" svg:viewBox="0 0 318 314" svg:d="M0 154c0-84 70-154 154-154 94 0 164 70 164 154s-70 160-164 160c-84 0-154-76-154-160z">
            <text:p/>
          </draw:path>
          <draw:path draw:style-name="gr11" draw:text-style-name="P3" draw:layer="layout" svg:width="0.317cm" svg:height="0.313cm" svg:x="8.013cm" svg:y="3.289cm" svg:viewBox="0 0 318 314" svg:d="M0 154c0-84 70-154 154-154 94 0 164 70 164 154s-70 160-164 160c-84 0-154-76-154-160z">
            <text:p/>
          </draw:path>
          <draw:path draw:style-name="gr10" draw:text-style-name="P8" draw:layer="layout" svg:width="0.313cm" svg:height="0.313cm" svg:x="10.118cm" svg:y="19.096cm" svg:viewBox="0 0 314 314" svg:d="M0 154c0-84 70-154 160-154 84 0 154 70 154 154s-70 160-154 160c-90 0-160-76-160-160z">
            <text:p/>
          </draw:path>
          <draw:path draw:style-name="gr11" draw:text-style-name="P3" draw:layer="layout" svg:width="0.313cm" svg:height="0.313cm" svg:x="10.118cm" svg:y="19.096cm" svg:viewBox="0 0 314 314" svg:d="M0 154c0-84 70-154 160-154 84 0 154 70 154 154s-70 160-154 160c-90 0-160-76-160-160z">
            <text:p/>
          </draw:path>
          <draw:path draw:style-name="gr12" draw:text-style-name="P9" draw:layer="layout" svg:width="0.317cm" svg:height="0.313cm" svg:x="6.385cm" svg:y="19.102cm" svg:viewBox="0 0 318 314" svg:d="M0 154c0-84 70-154 160-154 84 0 158 70 158 154s-74 160-158 160c-90 0-160-76-160-160z">
            <text:p/>
          </draw:path>
          <draw:path draw:style-name="gr13" draw:text-style-name="P3" draw:layer="layout" svg:width="0.317cm" svg:height="0.313cm" svg:x="6.385cm" svg:y="19.102cm" svg:viewBox="0 0 318 314" svg:d="M0 154c0-84 70-154 160-154 84 0 158 70 158 154s-74 160-158 160c-90 0-160-76-160-160z">
            <text:p/>
          </draw:path>
          <draw:path draw:style-name="gr16" draw:text-style-name="P11" draw:layer="layout" svg:width="0.313cm" svg:height="0.313cm" svg:x="8.305cm" svg:y="5.567cm" svg:viewBox="0 0 314 314" svg:d="M0 154c0-84 66-154 154-154 90 0 160 70 160 154 0 90-70 160-160 160-88 0-154-70-154-160z">
            <text:p/>
          </draw:path>
          <draw:path draw:style-name="gr17" draw:text-style-name="P3" draw:layer="layout" svg:width="0.313cm" svg:height="0.313cm" svg:x="8.305cm" svg:y="5.567cm" svg:viewBox="0 0 314 314" svg:d="M0 154c0-84 66-154 154-154 90 0 160 70 160 154 0 90-70 160-160 160-88 0-154-70-154-160z">
            <text:p/>
          </draw:path>
          <draw:path draw:style-name="gr16" draw:text-style-name="P11" draw:layer="layout" svg:width="0.313cm" svg:height="0.313cm" svg:x="8.203cm" svg:y="5.581cm" svg:viewBox="0 0 314 314" svg:d="M0 160c0-94 76-160 160-160s154 66 154 160c0 84-70 154-154 154s-160-70-160-154z">
            <text:p/>
          </draw:path>
          <draw:path draw:style-name="gr17" draw:text-style-name="P3" draw:layer="layout" svg:width="0.313cm" svg:height="0.313cm" svg:x="8.203cm" svg:y="5.581cm" svg:viewBox="0 0 314 314" svg:d="M0 160c0-94 76-160 160-160s154 66 154 160c0 84-70 154-154 154s-160-70-160-154z">
            <text:p/>
          </draw:path>
          <draw:path draw:style-name="gr16" draw:text-style-name="P11" draw:layer="layout" svg:width="0.313cm" svg:height="0.313cm" svg:x="8.604cm" svg:y="19.154cm" svg:viewBox="0 0 314 314" svg:d="M0 154c0-88 70-154 154-154 94 0 160 66 160 154 0 90-66 160-160 160-84 0-154-70-154-160z">
            <text:p/>
          </draw:path>
          <draw:path draw:style-name="gr17" draw:text-style-name="P3" draw:layer="layout" svg:width="0.313cm" svg:height="0.313cm" svg:x="8.604cm" svg:y="19.154cm" svg:viewBox="0 0 314 314" svg:d="M0 154c0-88 70-154 154-154 94 0 160 66 160 154 0 90-66 160-160 160-84 0-154-70-154-160z">
            <text:p/>
          </draw:path>
          <draw:path draw:style-name="gr20" draw:text-style-name="P13" draw:layer="layout" svg:width="0.313cm" svg:height="0.313cm" svg:x="10.02cm" svg:y="19.102cm" svg:viewBox="0 0 314 314" svg:d="M0 154c0-84 70-154 160-154 84 0 154 70 154 154s-70 160-154 160c-90 0-160-76-160-160z">
            <text:p/>
          </draw:path>
          <draw:path draw:style-name="gr21" draw:text-style-name="P3" draw:layer="layout" svg:width="0.313cm" svg:height="0.313cm" svg:x="10.02cm" svg:y="19.102cm" svg:viewBox="0 0 314 314" svg:d="M0 154c0-84 70-154 160-154 84 0 154 70 154 154s-70 160-154 160c-90 0-160-76-160-160z">
            <text:p/>
          </draw:path>
          <draw:path draw:style-name="gr14" draw:text-style-name="P10" draw:layer="layout" svg:width="0.317cm" svg:height="0.313cm" svg:x="9.006cm" svg:y="19.136cm" svg:viewBox="0 0 318 314" svg:d="M0 154c0-84 70-154 164-154 84 0 154 70 154 154 0 90-70 160-154 160-94 0-164-70-164-160z">
            <text:p/>
          </draw:path>
          <draw:path draw:style-name="gr15" draw:text-style-name="P3" draw:layer="layout" svg:width="0.317cm" svg:height="0.313cm" svg:x="9.006cm" svg:y="19.136cm" svg:viewBox="0 0 318 314" svg:d="M0 154c0-84 70-154 164-154 84 0 154 70 154 154 0 90-70 160-154 160-94 0-164-70-164-160z">
            <text:p/>
          </draw:path>
          <draw:path draw:style-name="gr20" draw:text-style-name="P13" draw:layer="layout" svg:width="0.317cm" svg:height="0.317cm" svg:x="11.324cm" svg:y="18.884cm" svg:viewBox="0 0 318 318" svg:d="M0 164c0-94 70-164 160-164 84 0 158 70 158 164 0 84-74 154-158 154-90 0-160-70-160-154z">
            <text:p/>
          </draw:path>
          <draw:path draw:style-name="gr21" draw:text-style-name="P3" draw:layer="layout" svg:width="0.317cm" svg:height="0.317cm" svg:x="11.324cm" svg:y="18.884cm" svg:viewBox="0 0 318 318" svg:d="M0 164c0-94 70-164 160-164 84 0 158 70 158 164 0 84-74 154-158 154-90 0-160-70-160-154z">
            <text:p/>
          </draw:path>
          <draw:path draw:style-name="gr20" draw:text-style-name="P13" draw:layer="layout" svg:width="0.313cm" svg:height="0.313cm" svg:x="7.711cm" svg:y="3.235cm" svg:viewBox="0 0 314 314" svg:d="M0 160c0-84 70-160 154-160 90 0 160 76 160 160s-70 154-160 154c-84 0-154-70-154-154z">
            <text:p/>
          </draw:path>
          <draw:path draw:style-name="gr21" draw:text-style-name="P3" draw:layer="layout" svg:width="0.313cm" svg:height="0.313cm" svg:x="7.711cm" svg:y="3.235cm" svg:viewBox="0 0 314 314" svg:d="M0 160c0-84 70-160 154-160 90 0 160 76 160 160s-70 154-160 154c-84 0-154-70-154-154z">
            <text:p/>
          </draw:path>
          <draw:path draw:style-name="gr22" draw:text-style-name="P14" draw:layer="layout" svg:width="0.313cm" svg:height="0.313cm" svg:x="9.816cm" svg:y="19.11cm" svg:viewBox="0 0 314 314" svg:d="M0 150c0-84 70-150 154-150s160 66 160 150c0 88-76 164-160 164s-154-76-154-164z">
            <text:p/>
          </draw:path>
          <draw:path draw:style-name="gr23" draw:text-style-name="P3" draw:layer="layout" svg:width="0.313cm" svg:height="0.313cm" svg:x="9.816cm" svg:y="19.11cm" svg:viewBox="0 0 314 314" svg:d="M0 150c0-84 70-150 154-150s160 66 160 150c0 88-76 164-160 164s-154-76-154-164z">
            <text:p/>
          </draw:path>
          <draw:path draw:style-name="gr14" draw:text-style-name="P10" draw:layer="layout" svg:width="0.317cm" svg:height="0.313cm" svg:x="7.407cm" svg:y="3.209cm" svg:viewBox="0 0 318 314" svg:d="M0 160c0-84 70-160 160-160 88 0 158 76 158 160s-70 154-158 154c-90 0-160-70-160-154z">
            <text:p/>
          </draw:path>
          <draw:path draw:style-name="gr15" draw:text-style-name="P3" draw:layer="layout" svg:width="0.317cm" svg:height="0.313cm" svg:x="7.407cm" svg:y="3.209cm" svg:viewBox="0 0 318 314" svg:d="M0 160c0-84 70-160 160-160 88 0 158 76 158 160s-70 154-158 154c-90 0-160-70-160-154z">
            <text:p/>
          </draw:path>
          <draw:path draw:style-name="gr10" draw:text-style-name="P8" draw:layer="layout" svg:width="0.317cm" svg:height="0.313cm" svg:x="7.609cm" svg:y="3.227cm" svg:viewBox="0 0 318 314" svg:d="M0 160c0-84 70-160 154-160 90 0 164 76 164 160s-74 154-164 154c-84 0-154-70-154-154z">
            <text:p/>
          </draw:path>
          <draw:path draw:style-name="gr11" draw:text-style-name="P3" draw:layer="layout" svg:width="0.317cm" svg:height="0.313cm" svg:x="7.609cm" svg:y="3.227cm" svg:viewBox="0 0 318 314" svg:d="M0 160c0-84 70-160 154-160 90 0 164 76 164 160s-74 154-164 154c-84 0-154-70-154-154z">
            <text:p/>
          </draw:path>
          <draw:path draw:style-name="gr14" draw:text-style-name="P10" draw:layer="layout" svg:width="0.317cm" svg:height="0.313cm" svg:x="7.509cm" svg:y="3.209cm" svg:viewBox="0 0 318 314" svg:d="M0 160c0-84 70-160 160-160 88 0 158 76 158 160s-70 154-158 154c-90 0-160-70-160-154z">
            <text:p/>
          </draw:path>
          <draw:path draw:style-name="gr15" draw:text-style-name="P3" draw:layer="layout" svg:width="0.317cm" svg:height="0.313cm" svg:x="7.509cm" svg:y="3.209cm" svg:viewBox="0 0 318 314" svg:d="M0 160c0-84 70-160 160-160 88 0 158 76 158 160s-70 154-158 154c-90 0-160-70-160-154z">
            <text:p/>
          </draw:path>
          <draw:path draw:style-name="gr6" draw:text-style-name="P6" draw:layer="layout" svg:width="0.313cm" svg:height="0.313cm" svg:x="8.171cm" svg:y="3.975cm" svg:viewBox="0 0 314 314" svg:d="M0 154c0-84 76-154 160-154 88 0 154 70 154 154 0 94-66 160-154 160-84 0-160-66-160-160z">
            <text:p/>
          </draw:path>
          <draw:path draw:style-name="gr7" draw:text-style-name="P3" draw:layer="layout" svg:width="0.313cm" svg:height="0.313cm" svg:x="8.171cm" svg:y="3.975cm" svg:viewBox="0 0 314 314" svg:d="M0 154c0-84 76-154 160-154 88 0 154 70 154 154 0 94-66 160-154 160-84 0-160-66-160-160z">
            <text:p/>
          </draw:path>
          <draw:path draw:style-name="gr6" draw:text-style-name="P6" draw:layer="layout" svg:width="0.317cm" svg:height="0.313cm" svg:x="9.612cm" svg:y="19.114cm" svg:viewBox="0 0 318 314" svg:d="M0 154c0-84 70-154 160-154 88 0 158 70 158 154 0 94-70 160-158 160-90 0-160-66-160-160z">
            <text:p/>
          </draw:path>
          <draw:path draw:style-name="gr7" draw:text-style-name="P3" draw:layer="layout" svg:width="0.317cm" svg:height="0.313cm" svg:x="9.612cm" svg:y="19.114cm" svg:viewBox="0 0 318 314" svg:d="M0 154c0-84 70-154 160-154 88 0 158 70 158 154 0 94-70 160-158 160-90 0-160-66-160-160z">
            <text:p/>
          </draw:path>
          <draw:path draw:style-name="gr16" draw:text-style-name="P11" draw:layer="layout" svg:width="0.313cm" svg:height="0.317cm" svg:x="8.335cm" svg:y="4.019cm" svg:viewBox="0 0 314 318" svg:d="M0 160c0-90 66-160 154-160 90 0 160 70 160 160 0 88-70 158-160 158-88 0-154-70-154-158z">
            <text:p/>
          </draw:path>
          <draw:path draw:style-name="gr17" draw:text-style-name="P3" draw:layer="layout" svg:width="0.313cm" svg:height="0.317cm" svg:x="8.335cm" svg:y="4.019cm" svg:viewBox="0 0 314 318" svg:d="M0 160c0-90 66-160 154-160 90 0 160 70 160 160 0 88-70 158-160 158-88 0-154-70-154-158z">
            <text:p/>
          </draw:path>
          <draw:path draw:style-name="gr4" draw:text-style-name="P5" draw:layer="layout" svg:width="0.313cm" svg:height="0.317cm" svg:x="8.397cm" svg:y="3.283cm" svg:viewBox="0 0 314 318" svg:d="M0 160c0-90 70-160 160-160 84 0 154 70 154 160 0 84-70 158-154 158-90 0-160-74-160-158z">
            <text:p/>
          </draw:path>
          <draw:path draw:style-name="gr5" draw:text-style-name="P3" draw:layer="layout" svg:width="0.313cm" svg:height="0.317cm" svg:x="8.397cm" svg:y="3.283cm" svg:viewBox="0 0 314 318" svg:d="M0 160c0-90 70-160 160-160 84 0 154 70 154 160 0 84-70 158-154 158-90 0-160-74-160-158z">
            <text:p/>
          </draw:path>
          <draw:path draw:style-name="gr22" draw:text-style-name="P14" draw:layer="layout" svg:width="0.313cm" svg:height="0.317cm" svg:x="8.798cm" svg:y="3.209cm" svg:viewBox="0 0 314 318" svg:d="M0 164c0-88 76-164 160-164s154 76 154 164c0 84-70 154-154 154s-160-70-160-154z">
            <text:p/>
          </draw:path>
          <draw:path draw:style-name="gr23" draw:text-style-name="P3" draw:layer="layout" svg:width="0.313cm" svg:height="0.317cm" svg:x="8.798cm" svg:y="3.209cm" svg:viewBox="0 0 314 318" svg:d="M0 164c0-88 76-164 160-164s154 76 154 164c0 84-70 154-154 154s-160-70-160-154z">
            <text:p/>
          </draw:path>
          <draw:path draw:style-name="gr6" draw:text-style-name="P6" draw:layer="layout" svg:width="0.313cm" svg:height="0.317cm" svg:x="7.093cm" svg:y="19.124cm" svg:viewBox="0 0 314 318" svg:d="M0 154c0-84 70-154 154-154 94 0 160 70 160 154 0 94-66 164-160 164-84 0-154-70-154-164z">
            <text:p/>
          </draw:path>
          <draw:path draw:style-name="gr7" draw:text-style-name="P3" draw:layer="layout" svg:width="0.313cm" svg:height="0.317cm" svg:x="7.093cm" svg:y="19.124cm" svg:viewBox="0 0 314 318" svg:d="M0 154c0-84 70-154 154-154 94 0 160 70 160 154 0 94-66 164-160 164-84 0-154-70-154-164z">
            <text:p/>
          </draw:path>
          <draw:path draw:style-name="gr4" draw:text-style-name="P5" draw:layer="layout" svg:width="0.313cm" svg:height="0.313cm" svg:x="8.141cm" svg:y="5.271cm" svg:viewBox="0 0 314 314" svg:d="M0 160c0-90 66-160 160-160 84 0 154 70 154 160 0 84-70 154-154 154-94 0-160-70-160-154z">
            <text:p/>
          </draw:path>
          <draw:path draw:style-name="gr5" draw:text-style-name="P3" draw:layer="layout" svg:width="0.313cm" svg:height="0.313cm" svg:x="8.141cm" svg:y="5.271cm" svg:viewBox="0 0 314 314" svg:d="M0 160c0-90 66-160 160-160 84 0 154 70 154 160 0 84-70 154-154 154-94 0-160-70-160-154z">
            <text:p/>
          </draw:path>
          <draw:path draw:style-name="gr10" draw:text-style-name="P8" draw:layer="layout" svg:width="0.317cm" svg:height="0.317cm" svg:x="6.283cm" svg:y="19.096cm" svg:viewBox="0 0 318 318" svg:d="M0 154c0-84 70-154 164-154 84 0 154 70 154 154 0 90-70 164-154 164-94 0-164-74-164-164z">
            <text:p/>
          </draw:path>
          <draw:path draw:style-name="gr11" draw:text-style-name="P3" draw:layer="layout" svg:width="0.317cm" svg:height="0.317cm" svg:x="6.283cm" svg:y="19.096cm" svg:viewBox="0 0 318 318" svg:d="M0 154c0-84 70-154 164-154 84 0 154 70 154 154 0 90-70 164-154 164-94 0-164-74-164-164z">
            <text:p/>
          </draw:path>
          <draw:path draw:style-name="gr6" draw:text-style-name="P6" draw:layer="layout" svg:width="0.313cm" svg:height="0.313cm" svg:x="5.981cm" svg:y="19.088cm" svg:viewBox="0 0 314 314" svg:d="M0 154c0-88 76-154 160-154 88 0 154 66 154 154 0 84-66 160-154 160-84 0-160-76-160-160z">
            <text:p/>
          </draw:path>
          <draw:path draw:style-name="gr7" draw:text-style-name="P3" draw:layer="layout" svg:width="0.313cm" svg:height="0.313cm" svg:x="5.981cm" svg:y="19.088cm" svg:viewBox="0 0 314 314" svg:d="M0 154c0-88 76-154 160-154 88 0 154 66 154 154 0 84-66 160-154 160-84 0-160-76-160-160z">
            <text:p/>
          </draw:path>
          <draw:path draw:style-name="gr18" draw:text-style-name="P12" draw:layer="layout" svg:width="0.313cm" svg:height="0.313cm" svg:x="7.495cm" svg:y="19.14cm" svg:viewBox="0 0 314 314" svg:d="M0 154c0-88 70-154 164-154 84 0 150 66 150 154 0 90-66 160-150 160-94 0-164-70-164-160z">
            <text:p/>
          </draw:path>
          <draw:path draw:style-name="gr19" draw:text-style-name="P3" draw:layer="layout" svg:width="0.313cm" svg:height="0.313cm" svg:x="7.495cm" svg:y="19.14cm" svg:viewBox="0 0 314 314" svg:d="M0 154c0-88 70-154 164-154 84 0 150 66 150 154 0 90-66 160-150 160-94 0-164-70-164-160z">
            <text:p/>
          </draw:path>
          <draw:path draw:style-name="gr8" draw:text-style-name="P7" draw:layer="layout" svg:width="0.313cm" svg:height="0.313cm" svg:x="7.813cm" svg:y="3.257cm" svg:viewBox="0 0 314 314" svg:d="M0 154c0-84 70-154 160-154 84 0 154 70 154 154 0 94-70 160-154 160-90 0-160-66-160-160z">
            <text:p/>
          </draw:path>
          <draw:path draw:style-name="gr9" draw:text-style-name="P3" draw:layer="layout" svg:width="0.313cm" svg:height="0.313cm" svg:x="7.813cm" svg:y="3.257cm" svg:viewBox="0 0 314 314" svg:d="M0 154c0-84 70-154 160-154 84 0 154 70 154 154 0 94-70 160-154 160-90 0-160-66-160-160z">
            <text:p/>
          </draw:path>
          <draw:path draw:style-name="gr18" draw:text-style-name="P12" draw:layer="layout" svg:width="0.313cm" svg:height="0.313cm" svg:x="6.083cm" svg:y="19.088cm" svg:viewBox="0 0 314 314" svg:d="M0 160c0-90 70-160 154-160s160 70 160 160c0 84-76 154-160 154s-154-70-154-154z">
            <text:p/>
          </draw:path>
          <draw:path draw:style-name="gr19" draw:text-style-name="P3" draw:layer="layout" svg:width="0.313cm" svg:height="0.313cm" svg:x="6.083cm" svg:y="19.088cm" svg:viewBox="0 0 314 314" svg:d="M0 160c0-90 70-160 154-160s160 70 160 160c0 84-76 154-160 154s-154-70-154-154z">
            <text:p/>
          </draw:path>
          <draw:path draw:style-name="gr18" draw:text-style-name="P12" draw:layer="layout" svg:width="0.309cm" svg:height="0.313cm" svg:x="8.702cm" svg:y="3.235cm" svg:viewBox="0 0 310 314" svg:d="M0 160c0-84 66-160 160-160 84 0 150 76 150 160s-66 154-150 154c-94 0-160-70-160-154z">
            <text:p/>
          </draw:path>
          <draw:path draw:style-name="gr19" draw:text-style-name="P3" draw:layer="layout" svg:width="0.309cm" svg:height="0.313cm" svg:x="8.702cm" svg:y="3.235cm" svg:viewBox="0 0 310 314" svg:d="M0 160c0-84 66-160 160-160 84 0 150 76 150 160s-66 154-150 154c-94 0-160-70-160-154z">
            <text:p/>
          </draw:path>
          <draw:path draw:style-name="gr16" draw:text-style-name="P11" draw:layer="layout" svg:width="0.313cm" svg:height="0.317cm" svg:x="10.824cm" svg:y="19.066cm" svg:viewBox="0 0 314 318" svg:d="M0 160c0-90 70-160 154-160 90 0 160 70 160 160 0 84-70 158-160 158-84 0-154-74-154-158z">
            <text:p/>
          </draw:path>
          <draw:path draw:style-name="gr17" draw:text-style-name="P3" draw:layer="layout" svg:width="0.313cm" svg:height="0.317cm" svg:x="10.824cm" svg:y="19.066cm" svg:viewBox="0 0 314 318" svg:d="M0 160c0-90 70-160 154-160 90 0 160 70 160 160 0 84-70 158-160 158-84 0-154-74-154-158z">
            <text:p/>
          </draw:path>
          <draw:path draw:style-name="gr22" draw:text-style-name="P14" draw:layer="layout" svg:width="0.317cm" svg:height="0.313cm" svg:x="7.911cm" svg:y="3.279cm" svg:viewBox="0 0 318 314" svg:d="M0 154c0-84 70-154 160-154 84 0 158 70 158 154s-74 160-158 160c-90 0-160-76-160-160z">
            <text:p/>
          </draw:path>
          <draw:path draw:style-name="gr23" draw:text-style-name="P3" draw:layer="layout" svg:width="0.317cm" svg:height="0.313cm" svg:x="7.911cm" svg:y="3.279cm" svg:viewBox="0 0 318 314" svg:d="M0 154c0-84 70-154 160-154 84 0 158 70 158 154s-74 160-158 160c-90 0-160-76-160-160z">
            <text:p/>
          </draw:path>
          <draw:path draw:style-name="gr14" draw:text-style-name="P10" draw:layer="layout" svg:width="0.313cm" svg:height="0.313cm" svg:x="7.195cm" svg:y="19.132cm" svg:viewBox="0 0 314 314" svg:d="M0 154c0-84 70-154 160-154 84 0 154 70 154 154 0 90-70 160-154 160-90 0-160-70-160-160z">
            <text:p/>
          </draw:path>
          <draw:path draw:style-name="gr15" draw:text-style-name="P3" draw:layer="layout" svg:width="0.313cm" svg:height="0.313cm" svg:x="7.195cm" svg:y="19.132cm" svg:viewBox="0 0 314 314" svg:d="M0 154c0-84 70-154 160-154 84 0 154 70 154 154 0 90-70 160-154 160-90 0-160-70-160-160z">
            <text:p/>
          </draw:path>
          <draw:path draw:style-name="gr6" draw:text-style-name="P6" draw:layer="layout" svg:width="0.313cm" svg:height="0.313cm" svg:x="8.203cm" svg:y="7.606cm" svg:viewBox="0 0 314 314" svg:d="M0 154c0-84 76-154 160-154s154 70 154 154-70 160-154 160-160-76-160-160z">
            <text:p/>
          </draw:path>
          <draw:path draw:style-name="gr7" draw:text-style-name="P3" draw:layer="layout" svg:width="0.313cm" svg:height="0.313cm" svg:x="8.203cm" svg:y="7.606cm" svg:viewBox="0 0 314 314" svg:d="M0 154c0-84 76-154 160-154s154 70 154 154-70 160-154 160-160-76-160-160z">
            <text:p/>
          </draw:path>
          <draw:path draw:style-name="gr22" draw:text-style-name="P14" draw:layer="layout" svg:width="0.317cm" svg:height="0.313cm" svg:x="8.906cm" svg:y="19.136cm" svg:viewBox="0 0 318 314" svg:d="M0 154c0-84 70-154 160-154 88 0 158 70 158 154 0 94-70 160-158 160-90 0-160-66-160-160z">
            <text:p/>
          </draw:path>
          <draw:path draw:style-name="gr23" draw:text-style-name="P3" draw:layer="layout" svg:width="0.317cm" svg:height="0.313cm" svg:x="8.906cm" svg:y="19.136cm" svg:viewBox="0 0 318 314" svg:d="M0 154c0-84 70-154 160-154 88 0 158 70 158 154 0 94-70 160-158 160-90 0-160-66-160-160z">
            <text:p/>
          </draw:path>
          <draw:path draw:style-name="gr6" draw:text-style-name="P6" draw:layer="layout" svg:width="0.313cm" svg:height="0.317cm" svg:x="8.305cm" svg:y="7.566cm" svg:viewBox="0 0 314 318" svg:d="M0 164c0-88 66-164 154-164 90 0 160 76 160 164 0 84-70 154-160 154-88 0-154-70-154-154z">
            <text:p/>
          </draw:path>
          <draw:path draw:style-name="gr7" draw:text-style-name="P3" draw:layer="layout" svg:width="0.313cm" svg:height="0.317cm" svg:x="8.305cm" svg:y="7.566cm" svg:viewBox="0 0 314 318" svg:d="M0 164c0-88 66-164 154-164 90 0 160 76 160 164 0 84-70 154-160 154-88 0-154-70-154-154z">
            <text:p/>
          </draw:path>
          <draw:path draw:style-name="gr4" draw:text-style-name="P5" draw:layer="layout" svg:width="0.313cm" svg:height="0.313cm" svg:x="11.126cm" svg:y="18.964cm" svg:viewBox="0 0 314 314" svg:d="M0 160c0-90 70-160 154-160 90 0 160 70 160 160 0 84-70 154-160 154-84 0-154-70-154-154z">
            <text:p/>
          </draw:path>
          <draw:path draw:style-name="gr5" draw:text-style-name="P3" draw:layer="layout" svg:width="0.313cm" svg:height="0.313cm" svg:x="11.126cm" svg:y="18.964cm" svg:viewBox="0 0 314 314" svg:d="M0 160c0-90 70-160 154-160 90 0 160 70 160 160 0 84-70 154-160 154-84 0-154-70-154-154z">
            <text:p/>
          </draw:path>
          <draw:path draw:style-name="gr12" draw:text-style-name="P9" draw:layer="layout" svg:width="0.313cm" svg:height="0.313cm" svg:x="5.579cm" svg:y="19.07cm" svg:viewBox="0 0 314 314" svg:d="M0 154c0-84 70-154 154-154 90 0 160 70 160 154s-70 160-160 160c-84 0-154-76-154-160z">
            <text:p/>
          </draw:path>
          <draw:path draw:style-name="gr13" draw:text-style-name="P3" draw:layer="layout" svg:width="0.313cm" svg:height="0.313cm" svg:x="5.579cm" svg:y="19.07cm" svg:viewBox="0 0 314 314" svg:d="M0 154c0-84 70-154 154-154 90 0 160 70 160 154s-70 160-160 160c-84 0-154-76-154-160z">
            <text:p/>
          </draw:path>
          <draw:path draw:style-name="gr10" draw:text-style-name="P8" draw:layer="layout" svg:width="0.313cm" svg:height="0.313cm" svg:x="8.003cm" svg:y="7.468cm" svg:viewBox="0 0 314 314" svg:d="M0 160c0-90 70-160 160-160 88 0 154 70 154 160 0 84-66 154-154 154-90 0-160-70-160-154z">
            <text:p/>
          </draw:path>
          <draw:path draw:style-name="gr11" draw:text-style-name="P3" draw:layer="layout" svg:width="0.313cm" svg:height="0.313cm" svg:x="8.003cm" svg:y="7.468cm" svg:viewBox="0 0 314 314" svg:d="M0 160c0-90 70-160 160-160 88 0 154 70 154 160 0 84-66 154-154 154-90 0-160-70-160-154z">
            <text:p/>
          </draw:path>
          <draw:path draw:style-name="gr14" draw:text-style-name="P10" draw:layer="layout" svg:width="0.313cm" svg:height="0.317cm" svg:x="8.105cm" svg:y="7.494cm" svg:viewBox="0 0 314 318" svg:d="M0 160c0-90 70-160 160-160 84 0 154 70 154 160 0 88-70 158-154 158-90 0-160-70-160-158z">
            <text:p/>
          </draw:path>
          <draw:path draw:style-name="gr15" draw:text-style-name="P3" draw:layer="layout" svg:width="0.313cm" svg:height="0.317cm" svg:x="8.105cm" svg:y="7.494cm" svg:viewBox="0 0 314 318" svg:d="M0 160c0-90 70-160 160-160 84 0 154 70 154 160 0 88-70 158-154 158-90 0-160-70-160-158z">
            <text:p/>
          </draw:path>
          <draw:path draw:style-name="gr14" draw:text-style-name="P10" draw:layer="layout" svg:width="0.313cm" svg:height="0.317cm" svg:x="8.385cm" svg:y="7.323cm" svg:viewBox="0 0 314 318" svg:d="M0 154c0-84 66-154 160-154 84 0 154 70 154 154 0 90-70 164-154 164-94 0-160-74-160-164z">
            <text:p/>
          </draw:path>
          <draw:path draw:style-name="gr15" draw:text-style-name="P3" draw:layer="layout" svg:width="0.313cm" svg:height="0.317cm" svg:x="8.385cm" svg:y="7.323cm" svg:viewBox="0 0 314 318" svg:d="M0 154c0-84 66-154 160-154 84 0 154 70 154 154 0 90-70 164-154 164-94 0-160-74-160-164z">
            <text:p/>
          </draw:path>
          <draw:path draw:style-name="gr16" draw:text-style-name="P11" draw:layer="layout" svg:width="0.313cm" svg:height="0.313cm" svg:x="6.589cm" svg:y="19.11cm" svg:viewBox="0 0 314 314" svg:d="M0 154c0-84 70-154 160-154 88 0 154 70 154 154 0 94-66 160-154 160-90 0-160-66-160-160z">
            <text:p/>
          </draw:path>
          <draw:path draw:style-name="gr17" draw:text-style-name="P3" draw:layer="layout" svg:width="0.313cm" svg:height="0.313cm" svg:x="6.589cm" svg:y="19.11cm" svg:viewBox="0 0 314 314" svg:d="M0 154c0-84 70-154 160-154 88 0 154 70 154 154 0 94-66 160-154 160-90 0-160-66-160-160z">
            <text:p/>
          </draw:path>
          <draw:path draw:style-name="gr8" draw:text-style-name="P7" draw:layer="layout" svg:width="0.313cm" svg:height="0.317cm" svg:x="8.079cm" svg:y="4.151cm" svg:viewBox="0 0 314 318" svg:d="M0 160c0-84 70-160 160-160 84 0 154 76 154 160 0 88-70 158-154 158-90 0-160-70-160-158z">
            <text:p/>
          </draw:path>
          <draw:path draw:style-name="gr9" draw:text-style-name="P3" draw:layer="layout" svg:width="0.313cm" svg:height="0.317cm" svg:x="8.079cm" svg:y="4.151cm" svg:viewBox="0 0 314 318" svg:d="M0 160c0-84 70-160 160-160 84 0 154 76 154 160 0 88-70 158-154 158-90 0-160-70-160-158z">
            <text:p/>
          </draw:path>
          <draw:path draw:style-name="gr14" draw:text-style-name="P10" draw:layer="layout" svg:width="0.313cm" svg:height="0.309cm" svg:x="6.689cm" svg:y="19.114cm" svg:viewBox="0 0 314 310" svg:d="M0 150c0-84 70-150 154-150s160 66 160 150c0 94-76 160-160 160s-154-66-154-160z">
            <text:p/>
          </draw:path>
          <draw:path draw:style-name="gr15" draw:text-style-name="P3" draw:layer="layout" svg:width="0.313cm" svg:height="0.309cm" svg:x="6.689cm" svg:y="19.114cm" svg:viewBox="0 0 314 310" svg:d="M0 150c0-84 70-150 154-150s160 66 160 150c0 94-76 160-160 160s-154-66-154-160z">
            <text:p/>
          </draw:path>
          <draw:path draw:style-name="gr12" draw:text-style-name="P9" draw:layer="layout" svg:width="0.313cm" svg:height="0.313cm" svg:x="9.414cm" svg:y="19.118cm" svg:viewBox="0 0 314 314" svg:d="M0 154c0-84 70-154 160-154 84 0 154 70 154 154 0 94-70 160-154 160-90 0-160-66-160-160z">
            <text:p/>
          </draw:path>
          <draw:path draw:style-name="gr13" draw:text-style-name="P3" draw:layer="layout" svg:width="0.313cm" svg:height="0.313cm" svg:x="9.414cm" svg:y="19.118cm" svg:viewBox="0 0 314 314" svg:d="M0 154c0-84 70-154 160-154 84 0 154 70 154 154 0 94-70 160-154 160-90 0-160-66-160-160z">
            <text:p/>
          </draw:path>
          <draw:path draw:style-name="gr8" draw:text-style-name="P7" draw:layer="layout" svg:width="0.309cm" svg:height="0.313cm" svg:x="8.003cm" svg:y="19.164cm" svg:viewBox="0 0 310 314" svg:d="M0 154c0-84 66-154 150-154 94 0 160 70 160 154 0 90-66 160-160 160-84 0-150-70-150-160z">
            <text:p/>
          </draw:path>
          <draw:path draw:style-name="gr9" draw:text-style-name="P3" draw:layer="layout" svg:width="0.309cm" svg:height="0.313cm" svg:x="8.003cm" svg:y="19.164cm" svg:viewBox="0 0 310 314" svg:d="M0 154c0-84 66-154 150-154 94 0 160 70 160 154 0 90-66 160-160 160-84 0-150-70-150-160z">
            <text:p/>
          </draw:path>
          <draw:path draw:style-name="gr8" draw:text-style-name="P7" draw:layer="layout" svg:width="0.313cm" svg:height="0.313cm" svg:x="8.203cm" svg:y="4.761cm" svg:viewBox="0 0 314 314" svg:d="M0 160c0-84 76-160 160-160s154 76 154 160-70 154-154 154-160-70-160-154z">
            <text:p/>
          </draw:path>
          <draw:path draw:style-name="gr9" draw:text-style-name="P3" draw:layer="layout" svg:width="0.313cm" svg:height="0.313cm" svg:x="8.203cm" svg:y="4.761cm" svg:viewBox="0 0 314 314" svg:d="M0 160c0-84 76-160 160-160s154 76 154 160-70 154-154 154-160-70-160-154z">
            <text:p/>
          </draw:path>
          <draw:path draw:style-name="gr22" draw:text-style-name="P14" draw:layer="layout" svg:width="0.313cm" svg:height="0.309cm" svg:x="8.247cm" svg:y="4.239cm" svg:viewBox="0 0 314 310" svg:d="M0 150c0-84 70-150 160-150 84 0 154 66 154 150 0 94-70 160-154 160-90 0-160-66-160-160z">
            <text:p/>
          </draw:path>
          <draw:path draw:style-name="gr23" draw:text-style-name="P3" draw:layer="layout" svg:width="0.313cm" svg:height="0.309cm" svg:x="8.247cm" svg:y="4.239cm" svg:viewBox="0 0 314 310" svg:d="M0 150c0-84 70-150 160-150 84 0 154 66 154 150 0 94-70 160-154 160-90 0-160-66-160-160z">
            <text:p/>
          </draw:path>
          <draw:path draw:style-name="gr12" draw:text-style-name="P9" draw:layer="layout" svg:width="0.313cm" svg:height="0.313cm" svg:x="8.706cm" svg:y="19.146cm" svg:viewBox="0 0 314 314" svg:d="M0 154c0-84 70-154 160-154 84 0 154 70 154 154 0 90-70 160-154 160-90 0-160-70-160-160z">
            <text:p/>
          </draw:path>
          <draw:path draw:style-name="gr13" draw:text-style-name="P3" draw:layer="layout" svg:width="0.313cm" svg:height="0.313cm" svg:x="8.706cm" svg:y="19.146cm" svg:viewBox="0 0 314 314" svg:d="M0 154c0-84 70-154 160-154 84 0 154 70 154 154 0 90-70 160-154 160-90 0-160-70-160-160z">
            <text:p/>
          </draw:path>
          <draw:path draw:style-name="gr16" draw:text-style-name="P11" draw:layer="layout" svg:width="0.313cm" svg:height="0.313cm" svg:x="8.301cm" svg:y="4.637cm" svg:viewBox="0 0 314 314" svg:d="M0 154c0-84 66-154 154-154 90 0 160 70 160 154 0 90-70 160-160 160-88 0-154-70-154-160z">
            <text:p/>
          </draw:path>
          <draw:path draw:style-name="gr17" draw:text-style-name="P3" draw:layer="layout" svg:width="0.313cm" svg:height="0.313cm" svg:x="8.301cm" svg:y="4.637cm" svg:viewBox="0 0 314 314" svg:d="M0 154c0-84 66-154 154-154 90 0 160 70 160 154 0 90-70 160-160 160-88 0-154-70-154-160z">
            <text:p/>
          </draw:path>
          <draw:path draw:style-name="gr4" draw:text-style-name="P5" draw:layer="layout" svg:width="0.313cm" svg:height="0.313cm" svg:x="8.203cm" svg:y="19.168cm" svg:viewBox="0 0 314 314" svg:d="M0 160c0-90 76-160 160-160s154 70 154 160c0 88-70 154-154 154s-160-66-160-154z">
            <text:p/>
          </draw:path>
          <draw:path draw:style-name="gr5" draw:text-style-name="P3" draw:layer="layout" svg:width="0.313cm" svg:height="0.313cm" svg:x="8.203cm" svg:y="19.168cm" svg:viewBox="0 0 314 314" svg:d="M0 160c0-90 76-160 160-160s154 70 154 160c0 88-70 154-154 154s-160-66-160-154z">
            <text:p/>
          </draw:path>
          <draw:path draw:style-name="gr12" draw:text-style-name="P9" draw:layer="layout" svg:width="0.313cm" svg:height="0.313cm" svg:x="8.203cm" svg:y="6.501cm" svg:viewBox="0 0 314 314" svg:d="M0 154c0-88 76-154 160-154s154 66 154 154c0 90-70 160-154 160s-160-70-160-160z">
            <text:p/>
          </draw:path>
          <draw:path draw:style-name="gr13" draw:text-style-name="P3" draw:layer="layout" svg:width="0.313cm" svg:height="0.313cm" svg:x="8.203cm" svg:y="6.501cm" svg:viewBox="0 0 314 314" svg:d="M0 154c0-88 76-154 160-154s154 66 154 154c0 90-70 160-154 160s-160-70-160-160z">
            <text:p/>
          </draw:path>
          <draw:path draw:style-name="gr18" draw:text-style-name="P12" draw:layer="layout" svg:width="0.313cm" svg:height="0.313cm" svg:x="9.918cm" svg:y="19.106cm" svg:viewBox="0 0 314 314" svg:d="M0 154c0-84 70-154 160-154 84 0 154 70 154 154s-70 160-154 160c-90 0-160-76-160-160z">
            <text:p/>
          </draw:path>
          <draw:path draw:style-name="gr19" draw:text-style-name="P3" draw:layer="layout" svg:width="0.313cm" svg:height="0.313cm" svg:x="9.918cm" svg:y="19.106cm" svg:viewBox="0 0 314 314" svg:d="M0 154c0-84 70-154 160-154 84 0 154 70 154 154s-70 160-154 160c-90 0-160-76-160-160z">
            <text:p/>
          </draw:path>
          <draw:path draw:style-name="gr18" draw:text-style-name="P12" draw:layer="layout" svg:width="0.313cm" svg:height="0.313cm" svg:x="5.177cm" svg:y="18.938cm" svg:viewBox="0 0 314 314" svg:d="M0 160c0-90 70-160 154-160s160 70 160 160c0 84-76 154-160 154s-154-70-154-154z">
            <text:p/>
          </draw:path>
          <draw:path draw:style-name="gr19" draw:text-style-name="P3" draw:layer="layout" svg:width="0.313cm" svg:height="0.313cm" svg:x="5.177cm" svg:y="18.938cm" svg:viewBox="0 0 314 314" svg:d="M0 160c0-90 70-160 154-160s160 70 160 160c0 84-76 154-160 154s-154-70-154-154z">
            <text:p/>
          </draw:path>
          <draw:path draw:style-name="gr6" draw:text-style-name="P6" draw:layer="layout" svg:width="0.313cm" svg:height="0.313cm" svg:x="6.991cm" svg:y="19.124cm" svg:viewBox="0 0 314 314" svg:d="M0 154c0-88 70-154 154-154 90 0 160 66 160 154 0 90-70 160-160 160-84 0-154-70-154-160z">
            <text:p/>
          </draw:path>
          <draw:path draw:style-name="gr7" draw:text-style-name="P3" draw:layer="layout" svg:width="0.313cm" svg:height="0.313cm" svg:x="6.991cm" svg:y="19.124cm" svg:viewBox="0 0 314 314" svg:d="M0 154c0-88 70-154 154-154 90 0 160 66 160 154 0 90-70 160-160 160-84 0-154-70-154-160z">
            <text:p/>
          </draw:path>
          <draw:path draw:style-name="gr14" draw:text-style-name="P10" draw:layer="layout" svg:width="0.313cm" svg:height="0.313cm" svg:x="11.228cm" svg:y="18.902cm" svg:viewBox="0 0 314 314" svg:d="M0 160c0-94 66-160 160-160 84 0 154 66 154 160 0 84-70 154-154 154-94 0-160-70-160-154z">
            <text:p/>
          </draw:path>
          <draw:path draw:style-name="gr15" draw:text-style-name="P3" draw:layer="layout" svg:width="0.313cm" svg:height="0.313cm" svg:x="11.228cm" svg:y="18.902cm" svg:viewBox="0 0 314 314" svg:d="M0 160c0-94 66-160 160-160 84 0 154 66 154 160 0 84-70 154-154 154-94 0-160-70-160-154z">
            <text:p/>
          </draw:path>
          <draw:path draw:style-name="gr18" draw:text-style-name="P12" draw:layer="layout" svg:width="0.313cm" svg:height="0.313cm" svg:x="10.218cm" svg:y="19.088cm" svg:viewBox="0 0 314 314" svg:d="M0 160c0-90 70-160 154-160 94 0 160 70 160 160 0 84-66 154-160 154-84 0-154-70-154-154z">
            <text:p/>
          </draw:path>
          <draw:path draw:style-name="gr19" draw:text-style-name="P3" draw:layer="layout" svg:width="0.313cm" svg:height="0.313cm" svg:x="10.218cm" svg:y="19.088cm" svg:viewBox="0 0 314 314" svg:d="M0 160c0-90 70-160 154-160 94 0 160 70 160 160 0 84-66 154-160 154-84 0-154-70-154-154z">
            <text:p/>
          </draw:path>
          <draw:path draw:style-name="gr16" draw:text-style-name="P11" draw:layer="layout" svg:width="0.313cm" svg:height="0.313cm" svg:x="9.312cm" svg:y="19.124cm" svg:viewBox="0 0 314 314" svg:d="M0 154c0-84 70-154 160-154 84 0 154 70 154 154 0 90-70 160-154 160-90 0-160-70-160-160z">
            <text:p/>
          </draw:path>
          <draw:path draw:style-name="gr17" draw:text-style-name="P3" draw:layer="layout" svg:width="0.313cm" svg:height="0.313cm" svg:x="9.312cm" svg:y="19.124cm" svg:viewBox="0 0 314 314" svg:d="M0 154c0-84 70-154 160-154 84 0 154 70 154 154 0 90-70 160-154 160-90 0-160-70-160-160z">
            <text:p/>
          </draw:path>
          <draw:path draw:style-name="gr6" draw:text-style-name="P6" draw:layer="layout" svg:width="0.313cm" svg:height="0.313cm" svg:x="10.32cm" svg:y="19.088cm" svg:viewBox="0 0 314 314" svg:d="M0 154c0-84 76-154 160-154s154 70 154 154-70 160-154 160-160-76-160-160z">
            <text:p/>
          </draw:path>
          <draw:path draw:style-name="gr7" draw:text-style-name="P3" draw:layer="layout" svg:width="0.313cm" svg:height="0.313cm" svg:x="10.32cm" svg:y="19.088cm" svg:viewBox="0 0 314 314" svg:d="M0 154c0-84 76-154 160-154s154 70 154 154-70 160-154 160-160-76-160-160z">
            <text:p/>
          </draw:path>
          <draw:path draw:style-name="gr18" draw:text-style-name="P12" draw:layer="layout" svg:width="0.317cm" svg:height="0.313cm" svg:x="6.889cm" svg:y="19.118cm" svg:viewBox="0 0 318 314" svg:d="M0 154c0-88 70-154 164-154 84 0 154 66 154 154 0 90-70 160-154 160-94 0-164-70-164-160z">
            <text:p/>
          </draw:path>
          <draw:path draw:style-name="gr19" draw:text-style-name="P3" draw:layer="layout" svg:width="0.317cm" svg:height="0.313cm" svg:x="6.889cm" svg:y="19.118cm" svg:viewBox="0 0 318 314" svg:d="M0 154c0-88 70-154 164-154 84 0 154 66 154 154 0 90-70 160-154 160-94 0-164-70-164-160z">
            <text:p/>
          </draw:path>
          <draw:path draw:style-name="gr18" draw:text-style-name="P12" draw:layer="layout" svg:width="0.313cm" svg:height="0.313cm" svg:x="7.699cm" svg:y="19.146cm" svg:viewBox="0 0 314 314" svg:d="M0 154c0-84 70-154 154-154 90 0 160 70 160 154 0 90-70 160-160 160-84 0-154-70-154-160z">
            <text:p/>
          </draw:path>
          <draw:path draw:style-name="gr19" draw:text-style-name="P3" draw:layer="layout" svg:width="0.313cm" svg:height="0.313cm" svg:x="7.699cm" svg:y="19.146cm" svg:viewBox="0 0 314 314" svg:d="M0 154c0-84 70-154 154-154 90 0 160 70 160 154 0 90-70 160-160 160-84 0-154-70-154-160z">
            <text:p/>
          </draw:path>
          <draw:path draw:style-name="gr12" draw:text-style-name="P9" draw:layer="layout" svg:width="0.317cm" svg:height="0.313cm" svg:x="8.503cm" svg:y="19.158cm" svg:viewBox="0 0 318 314" svg:d="M0 154c0-88 76-154 160-154 88 0 158 66 158 154 0 90-70 160-158 160-84 0-160-70-160-160z">
            <text:p/>
          </draw:path>
          <draw:path draw:style-name="gr13" draw:text-style-name="P3" draw:layer="layout" svg:width="0.317cm" svg:height="0.313cm" svg:x="8.503cm" svg:y="19.158cm" svg:viewBox="0 0 318 314" svg:d="M0 154c0-88 76-154 160-154 88 0 158 66 158 154 0 90-70 160-158 160-84 0-160-70-160-160z">
            <text:p/>
          </draw:path>
          <draw:path draw:style-name="gr18" draw:text-style-name="P12" draw:layer="layout" svg:width="0.313cm" svg:height="0.313cm" svg:x="10.926cm" svg:y="19.044cm" svg:viewBox="0 0 314 314" svg:d="M0 154c0-84 70-154 160-154 84 0 154 70 154 154s-70 160-154 160c-90 0-160-76-160-160z">
            <text:p/>
          </draw:path>
          <draw:path draw:style-name="gr19" draw:text-style-name="P3" draw:layer="layout" svg:width="0.313cm" svg:height="0.313cm" svg:x="10.926cm" svg:y="19.044cm" svg:viewBox="0 0 314 314" svg:d="M0 154c0-84 70-154 160-154 84 0 154 70 154 154s-70 160-154 160c-90 0-160-76-160-160z">
            <text:p/>
          </draw:path>
          <draw:path draw:style-name="gr10" draw:text-style-name="P8" draw:layer="layout" svg:width="0.313cm" svg:height="0.313cm" svg:x="7.397cm" svg:y="19.136cm" svg:viewBox="0 0 314 314" svg:d="M0 154c0-84 66-154 154-154 90 0 160 70 160 154 0 90-70 160-160 160-88 0-154-70-154-160z">
            <text:p/>
          </draw:path>
          <draw:path draw:style-name="gr11" draw:text-style-name="P3" draw:layer="layout" svg:width="0.313cm" svg:height="0.313cm" svg:x="7.397cm" svg:y="19.136cm" svg:viewBox="0 0 314 314" svg:d="M0 154c0-84 66-154 154-154 90 0 160 70 160 154 0 90-70 160-160 160-88 0-154-70-154-160z">
            <text:p/>
          </draw:path>
          <draw:path draw:style-name="gr22" draw:text-style-name="P14" draw:layer="layout" svg:width="0.313cm" svg:height="0.313cm" svg:x="8.203cm" svg:y="9.246cm" svg:viewBox="0 0 314 314" svg:d="M0 154c0-88 76-154 160-154s154 66 154 154c0 90-70 160-154 160s-160-70-160-160z">
            <text:p/>
          </draw:path>
          <draw:path draw:style-name="gr23" draw:text-style-name="P3" draw:layer="layout" svg:width="0.313cm" svg:height="0.313cm" svg:x="8.203cm" svg:y="9.246cm" svg:viewBox="0 0 314 314" svg:d="M0 154c0-88 76-154 160-154s154 66 154 154c0 90-70 160-154 160s-160-70-160-160z">
            <text:p/>
          </draw:path>
          <draw:path draw:style-name="gr14" draw:text-style-name="P10" draw:layer="layout" svg:width="0.313cm" svg:height="0.317cm" svg:x="5.681cm" svg:y="19.07cm" svg:viewBox="0 0 314 318" svg:d="M0 160c0-90 66-160 160-160 84 0 154 70 154 160 0 84-70 158-154 158-94 0-160-74-160-158z">
            <text:p/>
          </draw:path>
          <draw:path draw:style-name="gr15" draw:text-style-name="P3" draw:layer="layout" svg:width="0.313cm" svg:height="0.317cm" svg:x="5.681cm" svg:y="19.07cm" svg:viewBox="0 0 314 318" svg:d="M0 160c0-90 66-160 160-160 84 0 154 70 154 160 0 84-70 158-154 158-94 0-160-74-160-158z">
            <text:p/>
          </draw:path>
          <draw:path draw:style-name="gr20" draw:text-style-name="P13" draw:layer="layout" svg:width="0.317cm" svg:height="0.313cm" svg:x="9.108cm" svg:y="19.132cm" svg:viewBox="0 0 318 314" svg:d="M0 154c0-84 76-154 160-154 88 0 158 70 158 154 0 90-70 160-158 160-84 0-160-70-160-160z">
            <text:p/>
          </draw:path>
          <draw:path draw:style-name="gr21" draw:text-style-name="P3" draw:layer="layout" svg:width="0.317cm" svg:height="0.313cm" svg:x="9.108cm" svg:y="19.132cm" svg:viewBox="0 0 318 314" svg:d="M0 154c0-84 76-154 160-154 88 0 158 70 158 154 0 90-70 160-158 160-84 0-160-70-160-160z">
            <text:p/>
          </draw:path>
          <draw:path draw:style-name="gr20" draw:text-style-name="P13" draw:layer="layout" svg:width="0.313cm" svg:height="0.317cm" svg:x="7.801cm" svg:y="19.154cm" svg:viewBox="0 0 314 318" svg:d="M0 160c0-90 70-160 160-160 84 0 154 70 154 160 0 88-70 158-154 158-90 0-160-70-160-158z">
            <text:p/>
          </draw:path>
          <draw:path draw:style-name="gr21" draw:text-style-name="P3" draw:layer="layout" svg:width="0.313cm" svg:height="0.317cm" svg:x="7.801cm" svg:y="19.154cm" svg:viewBox="0 0 314 318" svg:d="M0 160c0-90 70-160 160-160 84 0 154 70 154 160 0 88-70 158-154 158-90 0-160-70-160-158z">
            <text:p/>
          </draw:path>
          <draw:path draw:style-name="gr20" draw:text-style-name="P13" draw:layer="layout" svg:width="0.313cm" svg:height="0.313cm" svg:x="8.305cm" svg:y="11.498cm" svg:viewBox="0 0 314 314" svg:d="M0 160c0-94 66-160 154-160 90 0 160 66 160 160 0 84-70 154-160 154-88 0-154-70-154-154z">
            <text:p/>
          </draw:path>
          <draw:path draw:style-name="gr21" draw:text-style-name="P3" draw:layer="layout" svg:width="0.313cm" svg:height="0.313cm" svg:x="8.305cm" svg:y="11.498cm" svg:viewBox="0 0 314 314" svg:d="M0 160c0-94 66-160 154-160 90 0 160 66 160 160 0 84-70 154-160 154-88 0-154-70-154-154z">
            <text:p/>
          </draw:path>
          <draw:path draw:style-name="gr20" draw:text-style-name="P13" draw:layer="layout" svg:width="0.313cm" svg:height="0.317cm" svg:x="5.279cm" svg:y="18.994cm" svg:viewBox="0 0 314 318" svg:d="M0 160c0-84 66-160 160-160 84 0 154 76 154 160 0 88-70 158-154 158-94 0-160-70-160-158z">
            <text:p/>
          </draw:path>
          <draw:path draw:style-name="gr21" draw:text-style-name="P3" draw:layer="layout" svg:width="0.313cm" svg:height="0.317cm" svg:x="5.279cm" svg:y="18.994cm" svg:viewBox="0 0 314 318" svg:d="M0 160c0-84 66-160 160-160 84 0 154 76 154 160 0 88-70 158-154 158-94 0-160-70-160-158z">
            <text:p/>
          </draw:path>
          <draw:path draw:style-name="gr12" draw:text-style-name="P9" draw:layer="layout" svg:width="0.313cm" svg:height="0.313cm" svg:x="5.381cm" svg:y="19.03cm" svg:viewBox="0 0 314 314" svg:d="M0 160c0-84 70-160 154-160 90 0 160 76 160 160 0 88-70 154-160 154-84 0-154-66-154-154z">
            <text:p/>
          </draw:path>
          <draw:path draw:style-name="gr13" draw:text-style-name="P3" draw:layer="layout" svg:width="0.313cm" svg:height="0.313cm" svg:x="5.381cm" svg:y="19.03cm" svg:viewBox="0 0 314 314" svg:d="M0 160c0-84 70-160 154-160 90 0 160 76 160 160 0 88-70 154-160 154-84 0-154-66-154-154z">
            <text:p/>
          </draw:path>
          <draw:path draw:style-name="gr16" draw:text-style-name="P11" draw:layer="layout" svg:width="0.313cm" svg:height="0.313cm" svg:x="6.791cm" svg:y="19.114cm" svg:viewBox="0 0 314 314" svg:d="M0 160c0-90 66-160 154-160 90 0 160 70 160 160 0 88-70 154-160 154-88 0-154-66-154-154z">
            <text:p/>
          </draw:path>
          <draw:path draw:style-name="gr17" draw:text-style-name="P3" draw:layer="layout" svg:width="0.313cm" svg:height="0.313cm" svg:x="6.791cm" svg:y="19.114cm" svg:viewBox="0 0 314 314" svg:d="M0 160c0-90 66-160 154-160 90 0 160 70 160 160 0 88-70 154-160 154-88 0-154-66-154-154z">
            <text:p/>
          </draw:path>
          <draw:path draw:style-name="gr10" draw:text-style-name="P8" draw:layer="layout" svg:width="0.313cm" svg:height="0.313cm" svg:x="8.499cm" svg:y="3.275cm" svg:viewBox="0 0 314 314" svg:d="M0 154c0-88 76-154 160-154s154 66 154 154c0 84-70 160-154 160s-160-76-160-160z">
            <text:p/>
          </draw:path>
          <draw:path draw:style-name="gr11" draw:text-style-name="P3" draw:layer="layout" svg:width="0.313cm" svg:height="0.313cm" svg:x="8.499cm" svg:y="3.275cm" svg:viewBox="0 0 314 314" svg:d="M0 154c0-88 76-154 160-154s154 66 154 154c0 84-70 160-154 160s-160-76-160-160z">
            <text:p/>
          </draw:path>
          <draw:path draw:style-name="gr8" draw:text-style-name="P7" draw:layer="layout" svg:width="0.313cm" svg:height="0.313cm" svg:x="7.295cm" svg:y="19.136cm" svg:viewBox="0 0 314 314" svg:d="M0 150c0-84 70-150 154-150s160 66 160 150c0 94-76 164-160 164s-154-70-154-164z">
            <text:p/>
          </draw:path>
          <draw:path draw:style-name="gr9" draw:text-style-name="P3" draw:layer="layout" svg:width="0.313cm" svg:height="0.313cm" svg:x="7.295cm" svg:y="19.136cm" svg:viewBox="0 0 314 314" svg:d="M0 150c0-84 70-150 154-150s160 66 160 150c0 94-76 164-160 164s-154-70-154-164z">
            <text:p/>
          </draw:path>
          <draw:path draw:style-name="gr20" draw:text-style-name="P13" draw:layer="layout" svg:width="0.313cm" svg:height="0.313cm" svg:x="8.115cm" svg:y="3.293cm" svg:viewBox="0 0 314 314" svg:d="M0 154c0-84 70-154 160-154 88 0 154 70 154 154s-66 160-154 160c-90 0-160-76-160-160z">
            <text:p/>
          </draw:path>
          <draw:path draw:style-name="gr21" draw:text-style-name="P3" draw:layer="layout" svg:width="0.313cm" svg:height="0.313cm" svg:x="8.115cm" svg:y="3.293cm" svg:viewBox="0 0 314 314" svg:d="M0 154c0-84 70-154 160-154 88 0 154 70 154 154s-66 160-154 160c-90 0-160-76-160-160z">
            <text:p/>
          </draw:path>
          <draw:path draw:style-name="gr10" draw:text-style-name="P8" draw:layer="layout" svg:width="0.313cm" svg:height="0.317cm" svg:x="11.028cm" svg:y="19.022cm" svg:viewBox="0 0 314 318" svg:d="M0 160c0-84 66-160 150-160 88 0 164 76 164 160 0 88-76 158-164 158-84 0-150-70-150-158z">
            <text:p/>
          </draw:path>
          <draw:path draw:style-name="gr11" draw:text-style-name="P3" draw:layer="layout" svg:width="0.313cm" svg:height="0.317cm" svg:x="11.028cm" svg:y="19.022cm" svg:viewBox="0 0 314 318" svg:d="M0 160c0-84 66-160 150-160 88 0 164 76 164 160 0 88-76 158-164 158-84 0-150-70-150-158z">
            <text:p/>
          </draw:path>
          <draw:path draw:style-name="gr22" draw:text-style-name="P14" draw:layer="layout" svg:width="0.317cm" svg:height="0.313cm" svg:x="9.512cm" svg:y="19.118cm" svg:viewBox="0 0 318 314" svg:d="M0 154c0-88 70-154 160-154 84 0 158 66 158 154 0 90-74 160-158 160-90 0-160-70-160-160z">
            <text:p/>
          </draw:path>
          <draw:path draw:style-name="gr23" draw:text-style-name="P3" draw:layer="layout" svg:width="0.317cm" svg:height="0.313cm" svg:x="9.512cm" svg:y="19.118cm" svg:viewBox="0 0 318 314" svg:d="M0 154c0-88 70-154 160-154 84 0 158 66 158 154 0 90-74 160-158 160-90 0-160-70-160-160z">
            <text:p/>
          </draw:path>
          <draw:path draw:style-name="gr22" draw:text-style-name="P14" draw:layer="layout" svg:width="0.313cm" svg:height="0.313cm" svg:x="8.203cm" svg:y="3.491cm" svg:viewBox="0 0 314 314" svg:d="M0 160c0-84 76-160 160-160s154 76 154 160-70 154-154 154-160-70-160-154z">
            <text:p/>
          </draw:path>
          <draw:path draw:style-name="gr23" draw:text-style-name="P3" draw:layer="layout" svg:width="0.313cm" svg:height="0.313cm" svg:x="8.203cm" svg:y="3.491cm" svg:viewBox="0 0 314 314" svg:d="M0 160c0-84 76-160 160-160s154 76 154 160-70 154-154 154-160-70-160-154z">
            <text:p/>
          </draw:path>
          <draw:path draw:style-name="gr8" draw:text-style-name="P7" draw:layer="layout" svg:width="0.313cm" svg:height="0.313cm" svg:x="9.714cm" svg:y="19.11cm" svg:viewBox="0 0 314 314" svg:d="M0 154c0-84 76-154 160-154 88 0 154 70 154 154 0 90-66 160-154 160-84 0-160-70-160-160z">
            <text:p/>
          </draw:path>
          <draw:path draw:style-name="gr9" draw:text-style-name="P3" draw:layer="layout" svg:width="0.313cm" svg:height="0.313cm" svg:x="9.714cm" svg:y="19.11cm" svg:viewBox="0 0 314 314" svg:d="M0 154c0-84 76-154 160-154 88 0 154 70 154 154 0 90-66 160-154 160-84 0-160-70-160-160z">
            <text:p/>
          </draw:path>
          <draw:path draw:style-name="gr4" draw:text-style-name="P5" draw:layer="layout" svg:width="0.313cm" svg:height="0.313cm" svg:x="8.159cm" svg:y="4.403cm" svg:viewBox="0 0 314 314" svg:d="M0 164c0-94 70-164 160-164 84 0 154 70 154 164 0 84-70 150-154 150-90 0-160-66-160-150z">
            <text:p/>
          </draw:path>
          <draw:path draw:style-name="gr5" draw:text-style-name="P3" draw:layer="layout" svg:width="0.313cm" svg:height="0.313cm" svg:x="8.159cm" svg:y="4.403cm" svg:viewBox="0 0 314 314" svg:d="M0 164c0-94 70-164 160-164 84 0 154 70 154 164 0 84-70 150-154 150-90 0-160-66-160-150z">
            <text:p/>
          </draw:path>
          <draw:path draw:style-name="gr4" draw:text-style-name="P5" draw:layer="layout" svg:width="0.313cm" svg:height="0.313cm" svg:x="8.301cm" svg:y="3.391cm" svg:viewBox="0 0 314 314" svg:d="M0 154c0-84 70-154 154-154 94 0 160 70 160 154 0 94-66 160-160 160-84 0-154-66-154-160z">
            <text:p/>
          </draw:path>
          <draw:path draw:style-name="gr5" draw:text-style-name="P3" draw:layer="layout" svg:width="0.313cm" svg:height="0.313cm" svg:x="8.301cm" svg:y="3.391cm" svg:viewBox="0 0 314 314" svg:d="M0 154c0-84 70-154 154-154 94 0 160 70 160 154 0 94-66 160-160 160-84 0-154-66-154-160z">
            <text:p/>
          </draw:path>
          <draw:path draw:style-name="gr8" draw:text-style-name="P7" draw:layer="layout" svg:width="0.313cm" svg:height="0.317cm" svg:x="8.047cm" svg:y="3.771cm" svg:viewBox="0 0 314 318" svg:d="M0 164c0-94 70-164 154-164 90 0 160 70 160 164 0 84-70 154-160 154-84 0-154-70-154-154z">
            <text:p/>
          </draw:path>
          <draw:path draw:style-name="gr9" draw:text-style-name="P3" draw:layer="layout" svg:width="0.313cm" svg:height="0.317cm" svg:x="8.047cm" svg:y="3.771cm" svg:viewBox="0 0 314 318" svg:d="M0 164c0-94 70-164 154-164 90 0 160 70 160 164 0 84-70 154-160 154-84 0-154-70-154-154z">
            <text:p/>
          </draw:path>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4" draw:text-style-name="P15" draw:layer="layout" svg:width="0.977cm" svg:height="0.981cm" svg:x="3.837cm" svg:y="11.048cm" svg:viewBox="0 0 978 982" draw:points="486,982 978,486 486,0 0,486">
            <text:p/>
          </draw:polygon>
          <draw:polygon draw:style-name="gr25" draw:text-style-name="P16" draw:layer="layout" svg:width="0.401cm" svg:height="0.839cm" svg:x="2.678cm" svg:y="18.938cm" svg:viewBox="0 0 402 840" draw:points="278,672 278,676 278,682 278,686 278,694 278,698 278,704 278,708 278,712 278,716 278,722 284,726 284,730 284,734 284,738 284,744 288,748 288,752 288,756 292,756 292,760 292,766 296,770 300,770 300,774 306,774 306,778 310,778 310,784 314,784 318,784 322,788 328,788 332,792 336,792 340,792 346,792 350,792 354,792 358,792 362,796 368,796 372,796 376,796 380,796 390,796 394,796 398,796 398,800 402,800 402,806 402,810 402,814 402,818 402,822 402,828 402,832 402,836 398,836 398,840 372,840 346,840 328,840 306,840 288,836 274,836 256,836 248,836 238,836 230,836 216,836 204,836 190,836 172,836 154,836 132,840 116,840 88,840 66,840 36,840 30,836 30,832 30,828 30,822 30,818 30,814 30,810 30,806 30,800 36,796 40,796 44,796 54,796 58,796 62,796 66,796 70,796 76,796 80,792 84,792 88,792 92,792 98,792 102,792 106,792 106,788 116,788 120,788 124,784 128,784 132,784 132,778 138,778 142,774 146,774 146,770 150,770 150,766 154,760 154,756 160,752 160,748 164,744 168,738 168,734 168,730 168,726 168,722 172,716 172,712 172,708 172,704 172,698 172,694 172,686 172,682 172,676 172,672 172,216 172,212 172,204 172,200 172,190 172,186 172,176 168,172 168,168 168,164 168,160 164,154 164,150 160,150 160,146 154,142 150,138 146,138 138,138 128,142 120,142 106,146 98,146 84,150 70,154 58,160 36,168 22,172 18,172 14,168 14,164 8,164 8,160 4,154 4,150 4,146 0,142 0,138 40,120 76,102 110,84 142,70 168,58 194,44 216,30 238,18 256,8 274,0 278,0 284,0 284,4 284,14 278,26 278,40 278,54 278,70 278,88 278,110 278,132 278,160 278,190">
            <text:p/>
          </draw:polygon>
          <draw:polygon draw:style-name="gr25" draw:text-style-name="P16" draw:layer="layout" svg:width="0.491cm" svg:height="0.857cm" svg:x="1.992cm" svg:y="13.683cm" svg:viewBox="0 0 492 858" draw:points="368,576 368,558 368,536 362,518 358,500 358,486 354,468 346,456 340,442 332,430 322,420 314,412 306,402 296,394 284,384 274,380 262,376 248,372 238,372 222,372 208,372 190,372 172,372 160,372 138,376 120,376 106,380 88,384 70,390 48,398 30,402 80,4 98,8 110,8 128,8 142,8 160,8 172,14 186,14 200,14 216,14 230,14 248,14 266,14 284,14 306,8 328,8 350,8 376,4 398,4 424,0 456,0 464,4 442,98 424,98 412,98 394,102 380,102 362,102 350,102 336,106 322,106 310,106 296,106 288,106 278,106 266,106 248,102 234,102 216,98 200,98 182,98 160,92 138,92 110,322 120,318 132,314 146,310 160,306 172,306 186,306 200,300 216,300 230,300 244,300 256,300 274,300 288,300 300,306 314,310 328,310 340,318 354,322 362,328 376,336 384,346 398,350 406,358 416,368 424,376 434,384 442,398 452,408 456,416 460,430 468,438 474,452 478,464 482,474 482,486 486,500 486,514 492,526 492,540 492,552 492,584 486,606 482,632 478,654 468,676 460,698 452,716 438,734 424,756 406,770 390,788 372,806 354,814 336,828 314,836 292,844 270,850 248,854 226,858 200,858 190,858 182,858 172,858 168,854 160,854 150,850 142,850 132,850 124,844 116,840 106,840 98,836 88,836 80,832 76,828 62,822 54,818 44,814 40,810 30,806 26,800 22,796 18,792 8,784 8,778 4,774 4,770 0,766 0,760 0,752 0,744 4,738 4,734 4,730 8,730 8,726 14,722 18,716 22,712 26,708 30,708 36,704 40,704 44,704 48,704 54,704 58,704 70,704 80,708 84,708 92,712 98,716 106,726 110,730 120,738 128,748 128,752 132,752 132,756 132,760 138,760 138,766 142,766 142,770 146,770 154,784 160,788 164,788 164,792 168,792 176,800 182,800 182,806 186,806 190,806 194,806 194,810 200,810 204,810 208,810 212,810 216,810 230,810 244,806 252,806 266,796 274,792 284,784 296,778 306,766 314,756 322,744 332,730 340,716 346,704 354,686 358,672 358,654 362,638 368,620 368,602">
            <text:p/>
          </draw:polygon>
          <draw:path draw:style-name="gr25" draw:text-style-name="P16" draw:layer="layout" svg:width="0.529cm" svg:height="0.853cm" svg:x="2.612cm" svg:y="13.683cm" svg:viewBox="0 0 530 854" svg:d="M266 44h-4l-6 4h-4-4-4l-6 6h-4-4l-4 4-4 4h-10l-4 4h-4v4l-10 6v4l-4 4-4 8-4 6-6 4-4 8-4 6v4l-4 8-4 10-6 8v4l-4 10-4 8v8l-4 14v10l-4 12-6 10v12 14l-4 14v16l-4 14v14 16l-4 18v18 18 14l-4 22v18 16 10 4 8 6 8 10l4 4v8 4 10 4 8 6 8l4 8v10 4 10 12 10l4 8v8 10 4l4 10v8 8l6 6v8l4 8v6l4 8v4l4 10v4l4 8 6 6v8l4 4v4l4 10 4 4 4 8 6 6v4l4 4 4 4 4 6 6 4h4l4 4 4 4h10l8 4 4 6h4 6 8 4l10 4v-4h4 4 4 6 4 4l4-6h4v-4h6l4-4h4 4v-4h4l6-4 4-6 4-4 4-4 6-4 4-6 4-4v-4l4-4v-4l4-6 6-4v-4l4-4v-10l4-4v-4l4-10v-4l4-8v-4l6-18 4-22 4-22 4-28v-30l4-26v-36-32-34-40-22-26-24-22l-4-22v-22l-4-18-4-22-4-16-6-18-4-14-4-18-4-12-4-14-10-14-4-8-4-10-4-8-10-8-8-6-6-4-4-4-4-4h-8l-6-4h-4l-8-6h-10l-4-4zM262 854h-14-18l-18-4-18-6-12-4-14-4-14-8-12-10-14-8-8-14-14-8-8-14-14-14-8-16-10-14-8-18-4-14-10-16-8-18-6-18-8-22-4-18-4-22-6-22-4-22v-22l-4-22v-18-22-22-18-14-18-12-18l4-14v-12-18l4-14 6-12 4-14v-14l4-12 4-14 4-14v-8l10-14 4-8 4-14 6-8 4-14 4-8 4-10 10-8 4-8 4-10 4-8 10-10 8-4 4-8 6-10 8-4 8-8 6-6 8-8 8-4 6-6 8-4 8-4 6-4 8-4 10-6h8l4-4h14 8l10-4h8 10 4 22l18 4 16 4 18 6 18 8 18 8 18 14 12 14 14 12 14 18 18 28 16 26 14 26 14 32 8 34 10 32 4 34 8 40v40l4 40-4 18v18 18 18 16l-4 18-4 14v18l-4 18-6 16v14l-4 18-4 14-4 12-4 10-6 12-4 14-4 8-4 14-10 8-4 10-4 8-10 10-4 8-8 8-4 6-6 8-8 10-10 4-4 8-8 4-10 10-4 4-8 4-4 4-10 6-8 4-4 4-10 4h-4l-10 4h-4l-8 6h-10-4l-8 4h-4-10-4z">
            <text:p/>
          </draw:path>
          <draw:polygon draw:style-name="gr25" draw:text-style-name="P16" draw:layer="layout" svg:width="0.405cm" svg:height="0.839cm" svg:x="1.4cm" svg:y="8.326cm" svg:viewBox="0 0 406 840" draw:points="274,672 274,676 274,682 274,690 274,694 274,698 274,704 274,708 278,712 278,716 278,722 278,730 278,734 278,738 278,744 284,744 284,748 284,752 288,756 288,760 292,760 292,766 292,770 296,770 296,774 300,774 300,778 306,778 310,784 318,784 322,788 328,788 332,792 336,792 340,792 346,792 350,792 354,792 358,792 358,796 362,796 368,796 372,796 376,796 380,796 384,796 390,796 394,796 398,796 402,796 402,800 402,806 406,810 406,814 406,818 406,822 406,828 402,832 402,836 402,840 398,840 372,840 350,840 328,840 300,840 284,840 270,840 256,840 244,840 234,840 226,840 216,840 200,840 186,840 168,840 150,840 132,840 110,840 88,840 62,840 36,840 30,836 30,832 30,828 30,822 30,818 30,814 30,810 30,806 30,800 36,800 36,796 40,796 48,796 54,796 58,796 62,796 66,796 76,796 80,792 84,792 88,792 92,792 98,792 102,792 106,788 110,788 116,788 120,788 124,788 128,784 132,778 138,778 138,774 142,774 142,770 146,770 146,766 150,766 150,760 154,760 154,756 154,752 160,752 160,748 160,744 164,744 164,738 164,734 164,730 168,726 168,722 168,716 168,712 168,708 168,704 168,698 168,694 168,686 168,682 168,676 168,672 168,222 168,212 168,204 168,200 168,190 168,186 168,176 168,172 164,168 164,164 164,160 164,154 160,150 160,146 154,146 154,142 150,142 146,142 142,142 132,142 124,142 116,142 106,146 92,146 80,150 66,154 54,164 40,168 22,172 18,168 14,168 8,164 8,160 8,154 4,150 4,146 4,142 0,138 40,120 76,102 106,88 138,70 164,58 190,44 216,30 238,18 256,8 270,0 274,0 278,0 278,4 278,14 278,26 278,40 278,54 274,70 274,88 274,110 274,138 274,164 274,190">
            <text:p/>
          </draw:polygon>
          <draw:path draw:style-name="gr25" draw:text-style-name="P16" draw:layer="layout" svg:width="0.529cm" svg:height="0.857cm" svg:x="1.97cm" svg:y="8.322cm" svg:viewBox="0 0 530 858" svg:d="M266 48h-4-6-4-4-4v6h-6-4l-4 4h-4l-4 4h-6v4h-4l-4 4-4 6-4 4-6 4-4 4v4l-4 6-4 8-6 4-4 10-4 4-4 8v6l-4 8-6 8v10l-4 8v10l-4 8-4 14v8l-4 14v12l-6 14v14l-4 12v14 18l-4 12v18 18 18 18l-4 18v18 22 4 8 4 10 4 10l4 8v4 10 4 8 4 10 8 4 10l4 8v10 4 14 4l4 8v10 8 10l6 4v8 10l4 4 4 8v10l4 4v8l4 4v10l6 4v10l4 4v8l4 4 4 6 4 8v4l6 4 4 6 4 4 4 4 6 4 4 6 4 4 4 4h4l6 4h8l4 4h4 6l4 6h8 6 4 4 4l4-6h6 4 4l4-4h4l6-4h4 4v-4h4l4-4 6-6 4-4h8v-4l6-4h4v-6l4-4v-4l4-4v-4l4-6 6-4 4-4v-4l4-4v-6l4-8v-4-6l4-8v-4l6-4 4-22 4-18 4-28v-22l4-26v-30l6-32v-36-34-36-26-26-24l-6-22v-22l-4-22v-18l-4-22-4-12-4-18-6-18-4-14-4-12-4-14-10-12-4-14-4-10-8-4-6-8-12-10-6-4h-4l-8-4-4-4-6-4h-8l-4-6h-10-4zM262 858l-18-4h-14l-18-10h-12l-14-4-14-8-12-10-14-8-14-8-8-10-14-12-8-14-14-14-8-12-10-14-8-18-8-18-6-12-8-22-10-18-4-18-4-22-4-18-4-22-6-18-4-22v-22l-4-22v-22-22-14-18-12l4-18v-14-18l4-12v-14l6-14 4-12v-18l4-14 4-12v-10l4-12 6-14 4-8 4-14 4-10 6-12 4-10 8-8 4-14 6-8 8-4 4-14 4-4 10-10 4-8 10-8 4-6 8-8 4-8 10-6 8-4 4-4 10-4 4-10 8-4h10l8-4 10-4 4-6h8l10-4h8 10l4-4h8 10 22l18 4 16 4 24 10 16 4 18 14 14 8 18 14 12 18 14 16 18 24 18 26 12 30 14 32 8 30 10 36 4 36 4 34 4 40v40 22 18 18 18l-4 12v18l-4 18-4 14v18l-4 12-6 18-4 14v12l-4 14-8 14-6 12-4 10-4 12-4 10-6 8-4 10-8 12-4 4-6 10-8 8-4 10-10 8-4 4-8 10-10 4-4 8-8 6-10 4-4 8-8 4h-6l-8 6-4 4-10 4-12 4h-6l-8 4h-4l-10 10h-4-8-4-10l-8 4z">
            <text:p/>
          </draw:path>
          <draw:path draw:style-name="gr25" draw:text-style-name="P16" draw:layer="layout" svg:width="0.529cm" svg:height="0.857cm" svg:x="2.612cm" svg:y="8.322cm" svg:viewBox="0 0 530 858" svg:d="M266 48h-4-6-4-4l-4 6h-6-4l-4 4h-4v4h-4l-10 4h-4l-4 4v6l-10 4v4l-4 4-4 4-4 6-6 8-4 4-4 10v4l-4 8-4 6-6 8v8l-4 10-4 8v10l-4 8v14l-4 8-6 14v12 14l-4 14v12l-4 14v18 12l-4 18v18 18 18l-4 18v18 22 4 8 4 10 4 10l4 8v4 10 4 8 4 10 8l4 4v10 8 10 4 14l4 4v8 10 8l4 10v4 8l6 10v4l4 8v10l4 4v8l4 4v10l4 4 6 10v4l4 8v4l4 6 4 8 4 4 6 4v6l4 4 4 4 4 4 6 6 4 4 4 4h4l10 4h8l4 4h4 6l8 6h4 10 4 4l4-6h6 4 4 4v-4h4 6v-4h4 4l4-4 4-4h6v-6h4v-4h4l4-4v-4h6l4-6v-4l4-4v-4l4-4v-6l4-4 6-4v-4l4-4v-6l4-8v-4l4-6v-8l4-4v-4l6-22 4-18 4-28 4-22v-26l4-30v-32-36-34-36-26-26-24-22l-4-22v-22l-4-18-4-22-4-12-6-18-4-18-4-14-4-12-4-14-10-12-4-14-4-10-4-4-10-8-8-10-6-4h-4l-4-4-8-4-6-4h-4l-8-6h-10-4zM262 858l-14-4h-18l-18-10h-18l-12-4-14-8-14-10-12-8-14-8-8-10-14-12-8-14-14-14-8-12-10-14-8-18-4-18-10-12-8-22-6-18-8-18-4-22-4-18-6-22-4-18v-22l-4-22v-22-22-22-14-18-12-18-14l4-18v-12-14l4-14 6-12 4-18v-14l4-12 4-10 4-12v-14l10-8 4-14 4-10 6-12 4-10 4-8 4-14 10-8 4-4 4-14 4-4 10-10 8-8 4-8 6-6 8-8 8-8 6-6 8-4 8-4 6-4 8-10 8-4h6l8-4 10-4 8-6h4l14-4h8 10l8-4h10 4 22l18 4 16 4 18 10 18 4 18 14 18 8 12 14 14 18 14 16 18 24 16 26 14 30 14 32 8 30 10 36 4 36 8 34v40l4 40-4 22v18 18 18 12l-4 18-4 18v14l-4 18-6 12v18l-4 14-4 12-4 14-4 14-6 12-4 10-4 12-4 10-10 8-4 10-4 12-10 4-4 10-8 8-4 10-6 8-8 4-10 10-4 4-8 8-10 6-4 4-8 8-4 4h-10l-8 6-4 4-10 4-4 4h-10l-4 4h-8l-10 10h-4-8-4-10l-4 4z">
            <text:p/>
          </draw:path>
          <draw:polygon draw:style-name="gr25" draw:text-style-name="P16" draw:layer="layout" svg:width="0.405cm" svg:height="0.843cm" svg:x="1.4cm" svg:y="2.965cm" svg:viewBox="0 0 406 844" draw:points="274,668 274,672 274,686 274,690 274,694 274,698 274,704 274,708 278,716 278,722 278,726 278,730 278,734 278,738 278,744 284,748 284,752 284,756 288,756 288,760 292,760 292,766 292,770 296,774 300,778 306,784 310,784 318,788 322,788 328,788 328,792 332,792 336,792 340,796 346,796 350,796 354,796 358,796 362,796 368,796 372,796 376,796 380,796 384,796 390,796 394,800 398,800 402,800 402,806 402,810 406,814 406,818 406,822 406,828 406,832 402,832 402,836 402,840 398,844 372,840 350,840 328,840 300,840 284,840 270,840 256,840 244,840 234,840 226,840 216,840 200,840 186,840 168,840 150,840 132,840 110,840 88,840 62,840 36,844 36,840 30,840 30,836 30,832 30,828 30,822 30,818 30,814 30,810 30,806 36,800 40,800 48,796 54,796 58,796 62,796 66,796 76,796 80,796 84,796 88,796 92,796 98,792 102,792 106,792 110,792 116,788 120,788 124,788 128,784 132,784 138,778 142,774 146,774 146,770 150,766 150,760 154,760 154,756 160,752 160,748 164,744 164,738 164,734 164,730 168,726 168,722 168,716 168,712 168,708 168,704 168,698 168,694 168,690 168,686 168,672 168,668 168,222 168,212 168,208 168,200 168,190 168,186 168,182 168,176 164,168 164,164 164,160 160,154 160,150 154,146 150,142 146,142 142,142 132,142 124,142 116,146 106,146 92,150 80,154 66,160 54,164 40,168 22,176 22,172 18,168 14,168 8,164 8,160 4,154 4,150 4,142 0,138 40,124 76,106 106,88 138,76 164,58 190,48 216,36 238,22 256,8 270,0 274,0 274,4 278,4 278,8 278,18 278,26 278,40 278,54 274,70 274,92 274,116 274,138 274,164 274,190">
            <text:p/>
          </draw:polygon>
          <draw:polygon draw:style-name="gr25" draw:text-style-name="P16" draw:layer="layout" svg:width="0.491cm" svg:height="0.861cm" svg:x="1.992cm" svg:y="2.961cm" svg:viewBox="0 0 492 862" draw:points="368,588 368,566 368,544 362,526 358,508 358,492 354,478 346,464 340,452 332,438 322,430 314,416 306,412 296,398 284,394 274,384 262,380 248,376 238,376 222,372 208,372 190,372 172,376 160,376 138,376 120,380 106,384 88,390 70,394 48,398 30,412 80,8 98,8 110,14 128,14 142,14 160,14 172,14 186,14 200,18 216,18 230,18 248,18 266,14 284,14 306,14 328,14 350,8 376,8 398,8 424,4 456,0 464,8 442,102 424,102 412,102 394,106 380,106 362,106 350,106 336,106 322,106 310,110 296,110 288,110 278,106 266,106 248,106 234,106 216,106 200,102 182,102 160,98 138,98 110,328 120,322 132,318 146,314 160,314 172,310 186,306 200,306 216,306 230,306 244,306 256,306 274,306 288,306 300,310 314,314 328,318 340,322 354,328 362,332 376,340 384,346 398,354 406,362 416,372 424,380 434,390 442,398 452,416 456,424 460,438 468,446 474,460 478,468 482,482 482,496 486,508 486,522 492,536 492,548 492,562 492,588 486,610 482,632 478,660 468,682 460,698 452,722 438,738 424,756 406,778 390,792 372,806 354,818 336,832 314,840 292,844 270,854 248,858 226,858 200,862 190,862 182,858 172,858 168,858 160,858 150,858 142,854 132,854 124,850 116,844 106,844 98,840 88,836 80,836 76,832 62,828 54,822 44,818 40,814 30,810 26,806 22,800 18,792 8,788 8,784 4,778 4,774 0,766 0,760 0,756 0,752 0,748 4,744 4,738 4,734 8,730 14,726 18,722 22,716 26,712 30,712 30,708 36,708 40,708 44,708 48,708 54,708 58,708 70,708 80,708 84,712 92,716 98,722 106,730 110,734 120,744 128,752 128,756 132,756 132,760 138,766 138,770 142,770 142,774 146,774 154,788 160,792 164,792 164,796 168,796 176,806 182,806 186,810 190,810 194,810 200,810 204,810 204,814 208,814 212,814 216,814 230,810 244,810 252,806 266,800 274,796 284,788 296,778 306,770 314,760 322,748 332,734 340,722 346,704 354,690 358,672 358,660 362,642 368,624 368,606">
            <text:p/>
          </draw:polygon>
          <draw:path draw:style-name="gr25" draw:text-style-name="P16" draw:layer="layout" svg:width="0.529cm" svg:height="0.853cm" svg:x="2.612cm" svg:y="2.965cm" svg:viewBox="0 0 530 854" svg:d="M266 48h-4-6-4-4-4-6l-4 6h-4-4v4h-4l-10 4-4 4-4 4-10 6v4l-4 4-4 4-4 10-6 4-4 4-4 10v8l-4 4-4 10-6 4v8l-4 10-4 8v8l-4 14v10l-4 12-6 10v12 14l-4 18v12l-4 18v18 14l-4 18v12 18 22l-4 14v22 18 8 4 10 8 4 6l4 8v8 6 4 8 10 4 8l4 10v4 8 10 8 10l4 8v8 10 4l4 10v8 4l6 10v8l4 4v10l4 8v4l4 10v4l4 8 6 6v8l4 4v10l4 4 4 4 4 4 6 4v10l4 4 4 4 4 6h6l4 4 4 4 4 4h10l8 4h4l4 6h6 8 4 10 4 4 4 6 4l4-6h4 4v-4h6 4l4-4 4-4h4l6-4 4-6 4-4h4v-4l6-4 4-6v-4h4v-4l4-4v-4l4-6 6-4v-8l4-4v-6l4-4v-8l4-6v-4l4-4v-8l6-18 4-22 4-22 4-28v-26l4-30v-32-30-36-40-26-22-22-28l-4-22v-16l-4-28-4-18-4-16-6-18-4-18-4-14-4-12-4-14-10-14-4-8-4-10-4-8-10-8-8-6-6-4-4-4-4-4-8-4h-6l-4-6h-8-10-4zM262 854h-14-18l-18-4-18-6-12-4-14-8-14-4-12-10-14-8-8-14-14-12-8-10-14-14-8-12-10-18-8-14-4-18-10-16-8-18-6-18-8-22-4-22-4-18-6-18-4-22v-22l-4-18v-22-22-22-18-12-18-14-18l4-12v-14-14l4-18 6-12 4-14v-12l4-18 4-14 4-14v-8l10-14 4-8 4-14 6-8 4-10 4-12 4-10 10-8 4-8 4-10 4-8 10-10 8-8 4-4 6-10 8-8 8-4 6-6 8-8 8-4 6-6 8-4 8-4 6-4 8-4 10-6h8l4-4h14l8-4h10 8 10 4 22 18l16 4 18 10 18 8 18 8 18 14 12 14 14 12 14 18 18 28 16 26 14 26 14 32 8 34 10 36 4 36 8 40v38l4 40-4 18v18 18 18 18l-4 16-4 14v18l-4 14-6 16v14l-4 14-4 18-4 12-4 14-6 8-4 14-4 8-4 10-10 12-4 10-4 8-10 10-4 8-8 8-4 10-6 4-8 10-10 4-4 8-8 4-10 6-4 8-8 4-4 4-10 6-8 4-4 4h-10l-4 4-10 4h-4l-8 6h-10-4l-8 4h-4-10-4z">
            <text:p/>
          </draw:path>
          <draw:line draw:style-name="gr2" draw:text-style-name="P3" draw:layer="layout" svg:x1="28.356cm" svg:y1="19.486cm" svg:x2="36.232cm" svg:y2="19.486cm">
            <text:p/>
          </draw:line>
          <draw:line draw:style-name="gr26" draw:text-style-name="P3" draw:layer="layout" svg:x1="28.356cm" svg:y1="16.267cm" svg:x2="36.232cm" svg:y2="16.267cm">
            <text:p/>
          </draw:line>
          <draw:line draw:style-name="gr2" draw:text-style-name="P3" draw:layer="layout" svg:x1="28.356cm" svg:y1="12.907cm" svg:x2="36.232cm" svg:y2="12.907cm">
            <text:p/>
          </draw:line>
          <draw:line draw:style-name="gr2" draw:text-style-name="P3" draw:layer="layout" svg:x1="28.356cm" svg:y1="9.554cm" svg:x2="36.232cm" svg:y2="9.554cm">
            <text:p/>
          </draw:line>
          <draw:line draw:style-name="gr2" draw:text-style-name="P3" draw:layer="layout" svg:x1="28.356cm" svg:y1="6.197cm" svg:x2="36.232cm" svg:y2="6.197cm">
            <text:p/>
          </draw:line>
          <draw:line draw:style-name="gr2" draw:text-style-name="P3" draw:layer="layout" svg:x1="28.356cm" svg:y1="3.515cm" svg:x2="36.232cm" svg:y2="3.515cm">
            <text:p/>
          </draw:line>
          <draw:polygon draw:style-name="gr3" draw:text-style-name="P4" draw:layer="layout" svg:width="6.058cm" svg:height="10.445cm" svg:x="29.722cm" svg:y="8.978cm" svg:viewBox="0 0 6059 10446" draw:points="2340,10446 2326,10424 2310,10406 2296,10384 2278,10362 2264,10344 2248,10322 2230,10304 2216,10282 2198,10260 2186,10242 2168,10220 2150,10198 2136,10180 2118,10158 2102,10140 2084,10118 2066,10096 2052,10078 2034,10056 2018,10038 2000,10016 1982,9994 1964,9976 1950,9954 1934,9932 1916,9914 1898,9892 1880,9874 1866,9852 1850,9830 1832,9812 1814,9790 1796,9768 1778,9752 1760,9728 1748,9712 1730,9690 1712,9666 1694,9650 1676,9628 1664,9610 1646,9588 1628,9566 1610,9548 1596,9526 1580,9504 1562,9486 1548,9464 1530,9446 1512,9424 1500,9402 1482,9384 1468,9362 1450,9344 1438,9322 1420,9300 1402,9282 1390,9260 1372,9238 1358,9220 1344,9198 1322,9180 1310,9158 1292,9136 1278,9118 1266,9096 1252,9074 1234,9056 1220,9034 1208,9016 1194,8994 1182,8972 1168,8954 1150,8932 1136,8914 1124,8892 1110,8870 1098,8852 1084,8830 1070,8808 1058,8790 1044,8768 1030,8750 1018,8728 1004,8706 990,8688 982,8666 964,8650 956,8628 942,8604 928,8588 916,8566 902,8542 890,8526 880,8504 868,8486 854,8464 840,8442 828,8424 818,8402 806,8384 792,8362 778,8340 766,8322 752,8300 744,8278 730,8260 716,8238 704,8220 694,8198 682,8176 668,8158 654,8136 642,8114 632,8096 620,8074 606,8056 592,8034 584,8012 570,7994 558,7972 544,7954 536,7932 522,7910 508,7892 496,7870 482,7848 474,7830 460,7808 446,7790 434,7768 424,7746 412,7728 398,7706 390,7688 376,7666 362,7644 354,7626 340,7604 328,7582 318,7566 306,7542 296,7527 284,7505 274,7487 262,7465 252,7443 238,7419 230,7403 216,7381 208,7363 200,7341 190,7319 182,7301 168,7279 160,7261 150,7239 142,7221 132,7199 124,7177 116,7155 106,7137 102,7115 92,7097 84,7075 80,7053 70,7035 66,7013 58,6995 54,6973 48,6951 44,6933 40,6911 30,6889 26,6871 22,6849 22,6831 18,6809 14,6791 14,6769 8,6747 4,6725 4,6707 4,6685 4,6667 4,6645 0,6623 0,6605 4,6583 4,6565 4,6543 4,6527 8,6503 14,6481 14,6459 18,6443 18,6419 22,6403 26,6381 30,6363 36,6341 40,6319 48,6301 54,6279 58,6257 66,6239 70,6217 80,6195 84,6177 92,6155 102,6137 106,6115 116,6097 124,6075 132,6053 142,6031 150,6013 160,5991 168,5973 182,5951 190,5929 200,5911 212,5889 222,5871 234,5849 244,5831 256,5809 266,5787 274,5765 288,5747 300,5725 310,5707 322,5685 336,5667 346,5645 358,5623 372,5605 380,5583 394,5561 406,5543 420,5521 430,5499 442,5481 456,5459 468,5441 478,5419 492,5403 504,5379 514,5357 526,5335 540,5319 552,5295 566,5279 576,5257 588,5239 602,5217 610,5195 624,5177 638,5155 646,5137 660,5115 672,5093 682,5071 694,5053 704,5031 716,5013 726,4991 738,4973 748,4951 760,4929 770,4911 784,4889 792,4867 800,4849 814,4827 822,4805 832,4787 844,4765 854,4747 862,4725 872,4707 880,4685 890,4663 902,4641 912,4623 920,4601 928,4583 938,4561 946,4543 956,4521 964,4499 968,4481 978,4459 986,4441 996,4419 1004,4397 1008,4375 1018,4357 1026,4335 1030,4317 1040,4295 1044,4279 1052,4255 1058,4233 1066,4217 1070,4195 1074,4167 1084,4149 1088,4127 1092,4109 1098,4087 1102,4065 1110,4049 1114,4025 1120,4009 1124,3987 1124,3963 1128,3941 1132,3925 1136,3901 1142,3885 1146,3863 1146,3845 1150,3823 1150,3801 1154,3783 1154,3761 1160,3743 1164,3721 1164,3699 1164,3677 1168,3659 1168,3637 1168,3619 1168,3597 1168,3579 1168,3557 1168,3535 1168,3517 1172,3495 1168,3473 1168,3455 1168,3433 1168,3415 1168,3393 1168,3371 1168,3353 1164,3331 1164,3313 1164,3291 1164,3269 1160,3247 1160,3229 1154,3207 1154,3189 1154,3167 1150,3149 1150,3127 1150,3105 1146,3087 1146,3065 1142,3047 1142,3025 1142,3003 1136,2985 1136,2963 1132,2941 1132,2925 1128,2901 1128,2885 1128,2863 1124,2839 1124,2823 1124,2801 1124,2777 1120,2761 1120,2739 1120,2721 1120,2699 1120,2677 1120,2659 1114,2637 1114,2619 1114,2597 1114,2575 1120,2553 1120,2535 1120,2513 1120,2496 1120,2474 1120,2456 1124,2434 1124,2412 1124,2394 1128,2372 1128,2354 1132,2332 1136,2310 1136,2292 1142,2270 1146,2248 1150,2230 1150,2208 1154,2190 1160,2168 1164,2146 1168,2128 1172,2106 1182,2084 1186,2066 1190,2044 1194,2026 1204,2004 1208,1982 1212,1964 1220,1942 1226,1924 1234,1902 1238,1880 1248,1862 1256,1840 1266,1818 1274,1802 1278,1778 1288,1762 1296,1740 1306,1716 1314,1700 1322,1678 1336,1660 1344,1638 1354,1616 1362,1598 1372,1576 1384,1554 1394,1536 1402,1514 1412,1496 1424,1474 1434,1452 1442,1434 1456,1412 1464,1390 1478,1372 1486,1350 1496,1332 1508,1310 1522,1288 1530,1270 1544,1248 1552,1230 1566,1208 1574,1186 1588,1168 1602,1146 1610,1124 1624,1106 1632,1084 1646,1066 1658,1044 1668,1022 1682,1004 1694,982 1708,964 1716,942 1730,920 1742,902 1756,880 1770,858 1778,840 1792,818 1804,800 1818,778 1832,756 1844,740 1854,716 1866,694 1880,678 1894,654 1906,638 1920,616 1934,592 1946,576 1956,554 1972,536 1982,514 1996,492 2008,474 2022,452 2034,430 2048,412 2062,390 2074,372 2088,350 2102,328 2114,310 2128,288 2142,270 2154,248 2168,226 2176,208 2194,186 2204,164 2220,146 2230,124 2242,106 2256,84 2270,62 2282,44 2296,22 2310,0 3759,0 3773,22 3781,44 3795,62 3807,84 3821,106 3835,124 3847,146 3861,164 3875,186 3887,208 3901,226 3915,248 3927,270 3941,288 3953,310 3967,328 3981,350 3993,372 4007,390 4021,412 4033,430 4043,452 4059,474 4069,492 4083,514 4095,536 4109,554 4121,576 4135,592 4149,616 4161,638 4175,654 4183,678 4197,694 4211,716 4223,740 4237,756 4251,778 4263,800 4277,818 4285,840 4299,858 4313,880 4325,902 4335,920 4347,942 4361,964 4375,982 4383,1004 4397,1022 4409,1044 4419,1066 4431,1084 4445,1106 4459,1124 4467,1146 4481,1168 4489,1186 4503,1208 4515,1230 4525,1248 4537,1270 4547,1288 4559,1310 4569,1332 4581,1350 4591,1372 4599,1390 4613,1412 4621,1434 4635,1452 4643,1474 4653,1496 4661,1514 4675,1536 4683,1554 4693,1576 4701,1598 4711,1616 4719,1638 4733,1660 4741,1678 4751,1700 4759,1716 4767,1740 4773,1762 4781,1778 4789,1802 4799,1818 4807,1840 4813,1862 4821,1880 4825,1902 4835,1924 4843,1942 4847,1964 4851,1982 4861,2004 4865,2026 4873,2044 4879,2066 4883,2084 4887,2106 4891,2128 4897,2146 4901,2168 4905,2190 4909,2208 4913,2230 4919,2248 4923,2270 4923,2292 4927,2310 4927,2332 4931,2354 4931,2372 4935,2394 4941,2412 4941,2434 4941,2456 4945,2474 4945,2496 4945,2513 4945,2535 4945,2553 4945,2575 4945,2597 4945,2619 4945,2637 4945,2659 4945,2677 4945,2699 4945,2721 4945,2739 4941,2761 4941,2777 4941,2801 4941,2823 4935,2839 4935,2863 4931,2885 4931,2901 4931,2925 4927,2941 4927,2963 4927,2985 4923,3003 4923,3025 4919,3047 4919,3065 4919,3087 4913,3105 4913,3127 4909,3149 4909,3167 4905,3189 4905,3207 4905,3229 4901,3247 4901,3269 4901,3291 4901,3313 4897,3331 4897,3353 4897,3371 4897,3393 4897,3415 4891,3433 4891,3455 4891,3473 4891,3495 4891,3517 4891,3535 4891,3557 4891,3579 4897,3597 4897,3619 4897,3637 4897,3659 4897,3677 4901,3699 4901,3721 4905,3743 4905,3761 4905,3783 4909,3801 4913,3823 4913,3845 4919,3863 4923,3885 4927,3901 4927,3925 4931,3941 4935,3963 4941,3987 4945,4009 4949,4025 4953,4049 4959,4065 4963,4087 4971,4109 4975,4127 4981,4149 4985,4167 4993,4195 4997,4217 5003,4233 5011,4255 5015,4279 5025,4295 5029,4317 5037,4335 5047,4357 5051,4375 5059,4397 5069,4419 5077,4441 5081,4459 5091,4481 5099,4499 5109,4521 5117,4543 5127,4561 5135,4583 5143,4601 5153,4623 5161,4641 5171,4663 5179,4685 5189,4707 5197,4725 5211,4747 5219,4765 5227,4787 5241,4805 5249,4827 5259,4849 5273,4867 5281,4889 5289,4911 5303,4929 5311,4951 5325,4973 5335,4991 5347,5013 5357,5031 5369,5053 5379,5071 5391,5093 5405,5115 5413,5137 5427,5155 5435,5177 5449,5195 5463,5217 5475,5239 5485,5257 5497,5279 5511,5295 5519,5319 5533,5335 5547,5357 5559,5379 5569,5403 5581,5419 5595,5441 5609,5459 5621,5481 5631,5499 5643,5521 5657,5543 5671,5561 5679,5583 5693,5605 5705,5623 5719,5645 5727,5667 5741,5685 5749,5707 5763,5725 5777,5747 5785,5765 5799,5787 5807,5809 5821,5831 5829,5849 5839,5871 5851,5889 5861,5911 5869,5929 5883,5951 5891,5973 5901,5991 5909,6013 5917,6031 5931,6053 5935,6075 5945,6097 5953,6115 5963,6137 5971,6155 5975,6177 5985,6195 5993,6217 5997,6239 6003,6257 6011,6279 6015,6301 6019,6319 6025,6341 6029,6363 6037,6381 6037,6403 6041,6419 6047,6443 6051,6459 6051,6481 6055,6503 6055,6527 6055,6543 6059,6565 6059,6583 6059,6605 6059,6623 6059,6645 6059,6667 6059,6685 6055,6707 6055,6725 6055,6747 6051,6769 6047,6791 6047,6809 6041,6831 6037,6849 6033,6871 6029,6889 6025,6911 6019,6933 6015,6951 6011,6973 6003,6995 5997,7013 5989,7035 5985,7053 5975,7075 5971,7097 5963,7115 5953,7137 5945,7155 5935,7177 5931,7199 5917,7221 5913,7239 5905,7261 5891,7279 5883,7301 5873,7319 5865,7341 5851,7363 5843,7381 5833,7403 5821,7419 5811,7443 5803,7465 5789,7487 5777,7505 5767,7527 5755,7542 5745,7566 5733,7582 5723,7604 5711,7626 5697,7644 5687,7666 5675,7688 5661,7706 5649,7728 5639,7746 5625,7768 5613,7790 5603,7808 5591,7830 5577,7848 5565,7870 5555,7892 5541,7910 5529,7932 5515,7954 5507,7972 5493,7994 5481,8012 5467,8034 5453,8056 5445,8074 5431,8096 5419,8114 5405,8136 5395,8158 5383,8176 5369,8198 5357,8220 5343,8238 5335,8260 5321,8278 5307,8300 5295,8322 5281,8340 5273,8362 5259,8384 5245,8402 5233,8424 5219,8442 5211,8464 5197,8486 5183,8504 5171,8526 5157,8542 5143,8566 5135,8588 5121,8604 5109,8628 5095,8650 5081,8666 5069,8688 5055,8706 5047,8728 5029,8750 5019,8768 5003,8790 4993,8808 4975,8830 4967,8852 4949,8870 4941,8892 4923,8914 4909,8932 4897,8954 4883,8972 4869,8994 4851,9016 4839,9034 4825,9056 4813,9074 4799,9096 4781,9118 4767,9136 4755,9158 4737,9180 4723,9198 4711,9220 4693,9238 4679,9260 4661,9282 4649,9300 4631,9322 4617,9344 4599,9362 4581,9384 4569,9402 4551,9424 4537,9446 4521,9464 4503,9486 4489,9504 4471,9526 4453,9548 4441,9566 4423,9588 4405,9610 4387,9628 4369,9650 4357,9666 4339,9690 4321,9712 4303,9728 4285,9752 4273,9768 4255,9790 4237,9812 4219,9830 4201,9852 4183,9874 4167,9892 4153,9914 4135,9932 4117,9954 4099,9976 4083,9994 4065,10016 4047,10038 4033,10056 4015,10078 3999,10096 3981,10118 3967,10140 3949,10158 3931,10180 3915,10198 3901,10220 3883,10242 3869,10260 3853,10282 3835,10304 3821,10322 3803,10344 3791,10362 3773,10384 3755,10406 3741,10424 3729,10446">
            <text:p/>
          </draw:polygon>
          <draw:path draw:style-name="gr4" draw:text-style-name="P5" draw:layer="layout" svg:width="0.313cm" svg:height="0.317cm" svg:x="32.442cm" svg:y="11.816cm" svg:viewBox="0 0 314 318" svg:d="M0 160c0-90 70-160 164-160 84 0 150 70 150 160 0 84-66 158-150 158-94 0-164-74-164-158z">
            <text:p/>
          </draw:path>
          <draw:path draw:style-name="gr5" draw:text-style-name="P3" draw:layer="layout" svg:width="0.313cm" svg:height="0.317cm" svg:x="32.442cm" svg:y="11.816cm" svg:viewBox="0 0 314 318" svg:d="M0 160c0-90 70-160 164-160 84 0 150 70 150 160 0 84-66 158-150 158-94 0-164-74-164-158z">
            <text:p/>
          </draw:path>
          <draw:path draw:style-name="gr6" draw:text-style-name="P6" draw:layer="layout" svg:width="0.313cm" svg:height="0.313cm" svg:x="32.824cm" svg:y="15.739cm" svg:viewBox="0 0 314 314" svg:d="M0 160c0-84 70-160 154-160 94 0 160 76 160 160s-66 154-160 154c-84 0-154-70-154-154z">
            <text:p/>
          </draw:path>
          <draw:path draw:style-name="gr7" draw:text-style-name="P3" draw:layer="layout" svg:width="0.313cm" svg:height="0.313cm" svg:x="32.824cm" svg:y="15.739cm" svg:viewBox="0 0 314 314" svg:d="M0 160c0-84 70-160 154-160 94 0 160 76 160 160s-66 154-160 154c-84 0-154-70-154-154z">
            <text:p/>
          </draw:path>
          <draw:path draw:style-name="gr8" draw:text-style-name="P7" draw:layer="layout" svg:width="0.313cm" svg:height="0.313cm" svg:x="32.62cm" svg:y="13.063cm" svg:viewBox="0 0 314 314" svg:d="M0 154c0-84 70-154 154-154s160 70 160 154c0 90-76 160-160 160s-154-70-154-160z">
            <text:p/>
          </draw:path>
          <draw:path draw:style-name="gr9" draw:text-style-name="P3" draw:layer="layout" svg:width="0.313cm" svg:height="0.313cm" svg:x="32.62cm" svg:y="13.063cm" svg:viewBox="0 0 314 314" svg:d="M0 154c0-84 70-154 154-154s160 70 160 154c0 90-76 160-160 160s-154-70-154-160z">
            <text:p/>
          </draw:path>
          <draw:path draw:style-name="gr10" draw:text-style-name="P8" draw:layer="layout" svg:width="0.313cm" svg:height="0.317cm" svg:x="32.836cm" svg:y="16.929cm" svg:viewBox="0 0 314 318" svg:d="M0 164c0-94 70-164 160-164 84 0 154 70 154 164 0 84-70 154-154 154-90 0-160-70-160-154z">
            <text:p/>
          </draw:path>
          <draw:path draw:style-name="gr11" draw:text-style-name="P3" draw:layer="layout" svg:width="0.313cm" svg:height="0.317cm" svg:x="32.836cm" svg:y="16.929cm" svg:viewBox="0 0 314 318" svg:d="M0 164c0-94 70-164 160-164 84 0 154 70 154 164 0 84-70 154-154 154-90 0-160-70-160-154z">
            <text:p/>
          </draw:path>
          <draw:path draw:style-name="gr4" draw:text-style-name="P5" draw:layer="layout" svg:width="0.313cm" svg:height="0.313cm" svg:x="32.598cm" svg:y="11.886cm" svg:viewBox="0 0 314 314" svg:d="M0 154c0-88 70-154 160-154 84 0 154 66 154 154 0 90-70 160-154 160-90 0-160-70-160-160z">
            <text:p/>
          </draw:path>
          <draw:path draw:style-name="gr5" draw:text-style-name="P3" draw:layer="layout" svg:width="0.313cm" svg:height="0.313cm" svg:x="32.598cm" svg:y="11.886cm" svg:viewBox="0 0 314 314" svg:d="M0 154c0-88 70-154 160-154 84 0 154 66 154 154 0 90-70 160-154 160-90 0-160-70-160-160z">
            <text:p/>
          </draw:path>
          <draw:path draw:style-name="gr12" draw:text-style-name="P9" draw:layer="layout" svg:width="0.313cm" svg:height="0.317cm" svg:x="32.598cm" svg:y="8.824cm" svg:viewBox="0 0 314 318" svg:d="M0 154c0-84 70-154 160-154 84 0 154 70 154 154 0 94-70 164-154 164-90 0-160-70-160-164z">
            <text:p/>
          </draw:path>
          <draw:path draw:style-name="gr13" draw:text-style-name="P3" draw:layer="layout" svg:width="0.313cm" svg:height="0.317cm" svg:x="32.598cm" svg:y="8.824cm" svg:viewBox="0 0 314 318" svg:d="M0 154c0-84 70-154 160-154 84 0 154 70 154 154 0 94-70 164-154 164-90 0-160-70-160-164z">
            <text:p/>
          </draw:path>
          <draw:path draw:style-name="gr10" draw:text-style-name="P8" draw:layer="layout" svg:width="0.317cm" svg:height="0.313cm" svg:x="32.616cm" svg:y="16.953cm" svg:viewBox="0 0 318 314" svg:d="M0 160c0-90 70-160 160-160 84 0 158 70 158 160 0 84-74 154-158 154-90 0-160-70-160-154z">
            <text:p/>
          </draw:path>
          <draw:path draw:style-name="gr11" draw:text-style-name="P3" draw:layer="layout" svg:width="0.317cm" svg:height="0.313cm" svg:x="32.616cm" svg:y="16.953cm" svg:viewBox="0 0 318 314" svg:d="M0 160c0-90 70-160 160-160 84 0 158 70 158 160 0 84-74 154-158 154-90 0-160-70-160-154z">
            <text:p/>
          </draw:path>
          <draw:path draw:style-name="gr14" draw:text-style-name="P10" draw:layer="layout" svg:width="0.313cm" svg:height="0.313cm" svg:x="32.726cm" svg:y="15.805cm" svg:viewBox="0 0 314 314" svg:d="M0 154c0-84 70-154 154-154 90 0 160 70 160 154s-70 160-160 160c-84 0-154-76-154-160z">
            <text:p/>
          </draw:path>
          <draw:path draw:style-name="gr15" draw:text-style-name="P3" draw:layer="layout" svg:width="0.313cm" svg:height="0.313cm" svg:x="32.726cm" svg:y="15.805cm" svg:viewBox="0 0 314 314" svg:d="M0 154c0-84 70-154 154-154 90 0 160 70 160 154s-70 160-160 160c-84 0-154-76-154-160z">
            <text:p/>
          </draw:path>
          <draw:path draw:style-name="gr4" draw:text-style-name="P5" draw:layer="layout" svg:width="0.317cm" svg:height="0.313cm" svg:x="32.718cm" svg:y="11.272cm" svg:viewBox="0 0 318 314" svg:d="M0 154c0-84 70-154 160-154 88 0 158 70 158 154 0 94-70 160-158 160-90 0-160-66-160-160z">
            <text:p/>
          </draw:path>
          <draw:path draw:style-name="gr5" draw:text-style-name="P3" draw:layer="layout" svg:width="0.317cm" svg:height="0.313cm" svg:x="32.718cm" svg:y="11.272cm" svg:viewBox="0 0 318 314" svg:d="M0 154c0-84 70-154 160-154 88 0 158 70 158 154 0 94-70 160-158 160-90 0-160-66-160-160z">
            <text:p/>
          </draw:path>
          <draw:path draw:style-name="gr8" draw:text-style-name="P7" draw:layer="layout" svg:width="0.317cm" svg:height="0.313cm" svg:x="32.526cm" svg:y="12.885cm" svg:viewBox="0 0 318 314" svg:d="M0 160c0-90 70-160 160-160 88 0 158 70 158 160 0 84-70 154-158 154-90 0-160-70-160-154z">
            <text:p/>
          </draw:path>
          <draw:path draw:style-name="gr9" draw:text-style-name="P3" draw:layer="layout" svg:width="0.317cm" svg:height="0.313cm" svg:x="32.526cm" svg:y="12.885cm" svg:viewBox="0 0 318 314" svg:d="M0 160c0-90 70-160 160-160 88 0 158 70 158 160 0 84-70 154-158 154-90 0-160-70-160-154z">
            <text:p/>
          </draw:path>
          <draw:path draw:style-name="gr16" draw:text-style-name="P11" draw:layer="layout" svg:width="0.313cm" svg:height="0.313cm" svg:x="32.828cm" svg:y="18.03cm" svg:viewBox="0 0 314 314" svg:d="M0 154c0-84 70-154 160-154 84 0 154 70 154 154s-70 160-154 160c-90 0-160-76-160-160z">
            <text:p/>
          </draw:path>
          <draw:path draw:style-name="gr17" draw:text-style-name="P3" draw:layer="layout" svg:width="0.313cm" svg:height="0.313cm" svg:x="32.828cm" svg:y="18.03cm" svg:viewBox="0 0 314 314" svg:d="M0 154c0-84 70-154 160-154 84 0 154 70 154 154s-70 160-154 160c-90 0-160-76-160-160z">
            <text:p/>
          </draw:path>
          <draw:path draw:style-name="gr12" draw:text-style-name="P9" draw:layer="layout" svg:width="0.313cm" svg:height="0.313cm" svg:x="32.598cm" svg:y="9.444cm" svg:viewBox="0 0 314 314" svg:d="M0 154c0-88 70-154 160-154 84 0 154 66 154 154 0 84-70 160-154 160-90 0-160-76-160-160z">
            <text:p/>
          </draw:path>
          <draw:path draw:style-name="gr13" draw:text-style-name="P3" draw:layer="layout" svg:width="0.313cm" svg:height="0.313cm" svg:x="32.598cm" svg:y="9.444cm" svg:viewBox="0 0 314 314" svg:d="M0 154c0-88 70-154 160-154 84 0 154 66 154 154 0 84-70 160-154 160-90 0-160-76-160-160z">
            <text:p/>
          </draw:path>
          <draw:path draw:style-name="gr18" draw:text-style-name="P12" draw:layer="layout" svg:width="0.313cm" svg:height="0.313cm" svg:x="32.818cm" svg:y="11.218cm" svg:viewBox="0 0 314 314" svg:d="M0 154c0-84 70-154 160-154 84 0 154 70 154 154s-70 160-154 160c-90 0-160-76-160-160z">
            <text:p/>
          </draw:path>
          <draw:path draw:style-name="gr19" draw:text-style-name="P3" draw:layer="layout" svg:width="0.313cm" svg:height="0.313cm" svg:x="32.818cm" svg:y="11.218cm" svg:viewBox="0 0 314 314" svg:d="M0 154c0-84 70-154 160-154 84 0 154 70 154 154s-70 160-154 160c-90 0-160-76-160-160z">
            <text:p/>
          </draw:path>
          <draw:path draw:style-name="gr20" draw:text-style-name="P13" draw:layer="layout" svg:width="0.317cm" svg:height="0.313cm" svg:x="32.43cm" svg:y="14.575cm" svg:viewBox="0 0 318 314" svg:d="M0 154c0-84 70-154 160-154 88 0 158 70 158 154s-70 160-158 160c-90 0-160-76-160-160z">
            <text:p/>
          </draw:path>
          <draw:path draw:style-name="gr21" draw:text-style-name="P3" draw:layer="layout" svg:width="0.317cm" svg:height="0.313cm" svg:x="32.43cm" svg:y="14.575cm" svg:viewBox="0 0 318 314" svg:d="M0 154c0-84 70-154 160-154 88 0 158 70 158 154s-70 160-158 160c-90 0-160-76-160-160z">
            <text:p/>
          </draw:path>
          <draw:path draw:style-name="gr22" draw:text-style-name="P14" draw:layer="layout" svg:width="0.313cm" svg:height="0.317cm" svg:x="32.991cm" svg:y="15.115cm" svg:viewBox="0 0 314 318" svg:d="M0 160c0-84 70-160 154-160 90 0 160 76 160 160 0 88-70 158-160 158-84 0-154-70-154-158z">
            <text:p/>
          </draw:path>
          <draw:path draw:style-name="gr23" draw:text-style-name="P3" draw:layer="layout" svg:width="0.313cm" svg:height="0.317cm" svg:x="32.991cm" svg:y="15.115cm" svg:viewBox="0 0 314 318" svg:d="M0 160c0-84 70-160 154-160 90 0 160 76 160 160 0 88-70 158-160 158-84 0-154-70-154-158z">
            <text:p/>
          </draw:path>
          <draw:path draw:style-name="gr8" draw:text-style-name="P7" draw:layer="layout" svg:width="0.317cm" svg:height="0.313cm" svg:x="32.448cm" svg:y="13.173cm" svg:viewBox="0 0 318 314" svg:d="M0 160c0-94 70-160 164-160 84 0 154 66 154 160 0 84-70 154-154 154-94 0-164-70-164-154z">
            <text:p/>
          </draw:path>
          <draw:path draw:style-name="gr9" draw:text-style-name="P3" draw:layer="layout" svg:width="0.317cm" svg:height="0.313cm" svg:x="32.448cm" svg:y="13.173cm" svg:viewBox="0 0 318 314" svg:d="M0 160c0-94 70-160 164-160 84 0 154 66 154 160 0 84-70 154-154 154-94 0-164-70-164-154z">
            <text:p/>
          </draw:path>
          <draw:path draw:style-name="gr4" draw:text-style-name="P5" draw:layer="layout" svg:width="0.313cm" svg:height="0.313cm" svg:x="32.642cm" svg:y="11.528cm" svg:viewBox="0 0 314 314" svg:d="M0 154c0-84 70-154 154-154s160 70 160 154-76 160-160 160-154-76-154-160z">
            <text:p/>
          </draw:path>
          <draw:path draw:style-name="gr5" draw:text-style-name="P3" draw:layer="layout" svg:width="0.313cm" svg:height="0.313cm" svg:x="32.642cm" svg:y="11.528cm" svg:viewBox="0 0 314 314" svg:d="M0 154c0-84 70-154 154-154s160 70 160 154-76 160-160 160-154-76-154-160z">
            <text:p/>
          </draw:path>
          <draw:path draw:style-name="gr20" draw:text-style-name="P13" draw:layer="layout" svg:width="0.313cm" svg:height="0.313cm" svg:x="32.672cm" svg:y="14.035cm" svg:viewBox="0 0 314 314" svg:d="M0 154c0-84 70-154 154-154 94 0 160 70 160 154 0 90-66 160-160 160-84 0-154-70-154-160z">
            <text:p/>
          </draw:path>
          <draw:path draw:style-name="gr21" draw:text-style-name="P3" draw:layer="layout" svg:width="0.313cm" svg:height="0.313cm" svg:x="32.672cm" svg:y="14.035cm" svg:viewBox="0 0 314 314" svg:d="M0 154c0-84 70-154 154-154 94 0 160 70 160 154 0 90-66 160-160 160-84 0-154-70-154-160z">
            <text:p/>
          </draw:path>
          <draw:path draw:style-name="gr22" draw:text-style-name="P14" draw:layer="layout" svg:width="0.313cm" svg:height="0.313cm" svg:x="32.2cm" svg:y="15.155cm" svg:viewBox="0 0 314 314" svg:d="M0 160c0-90 70-160 160-160 84 0 154 70 154 160 0 84-70 154-154 154-90 0-160-70-160-154z">
            <text:p/>
          </draw:path>
          <draw:path draw:style-name="gr23" draw:text-style-name="P3" draw:layer="layout" svg:width="0.313cm" svg:height="0.313cm" svg:x="32.2cm" svg:y="15.155cm" svg:viewBox="0 0 314 314" svg:d="M0 160c0-90 70-160 160-160 84 0 154 70 154 160 0 84-70 154-154 154-90 0-160-70-160-154z">
            <text:p/>
          </draw:path>
          <draw:path draw:style-name="gr12" draw:text-style-name="P9" draw:layer="layout" svg:width="0.317cm" svg:height="0.317cm" svg:x="32.408cm" svg:y="9.232cm" svg:viewBox="0 0 318 318" svg:d="M0 164c0-88 70-164 160-164 84 0 158 76 158 164 0 84-74 154-158 154-90 0-160-70-160-154z">
            <text:p/>
          </draw:path>
          <draw:path draw:style-name="gr13" draw:text-style-name="P3" draw:layer="layout" svg:width="0.317cm" svg:height="0.317cm" svg:x="32.408cm" svg:y="9.232cm" svg:viewBox="0 0 318 318" svg:d="M0 164c0-88 70-164 160-164 84 0 158 76 158 164 0 84-74 154-158 154-90 0-160-70-160-154z">
            <text:p/>
          </draw:path>
          <draw:path draw:style-name="gr6" draw:text-style-name="P6" draw:layer="layout" svg:width="0.317cm" svg:height="0.313cm" svg:x="32.696cm" svg:y="15.373cm" svg:viewBox="0 0 318 314" svg:d="M0 160c0-94 70-160 160-160 88 0 158 66 158 160 0 84-70 154-158 154-90 0-160-70-160-154z">
            <text:p/>
          </draw:path>
          <draw:path draw:style-name="gr7" draw:text-style-name="P3" draw:layer="layout" svg:width="0.317cm" svg:height="0.313cm" svg:x="32.696cm" svg:y="15.373cm" svg:viewBox="0 0 318 314" svg:d="M0 160c0-94 70-160 160-160 88 0 158 66 158 160 0 84-70 154-158 154-90 0-160-70-160-154z">
            <text:p/>
          </draw:path>
          <draw:path draw:style-name="gr10" draw:text-style-name="P8" draw:layer="layout" svg:width="0.313cm" svg:height="0.313cm" svg:x="32.292cm" svg:y="17.832cm" svg:viewBox="0 0 314 314" svg:d="M0 160c0-90 70-160 154-160s160 70 160 160c0 84-76 154-160 154s-154-70-154-154z">
            <text:p/>
          </draw:path>
          <draw:path draw:style-name="gr11" draw:text-style-name="P3" draw:layer="layout" svg:width="0.313cm" svg:height="0.313cm" svg:x="32.292cm" svg:y="17.832cm" svg:viewBox="0 0 314 314" svg:d="M0 160c0-90 70-160 154-160s160 70 160 160c0 84-76 154-160 154s-154-70-154-154z">
            <text:p/>
          </draw:path>
          <draw:path draw:style-name="gr10" draw:text-style-name="P8" draw:layer="layout" svg:width="0.313cm" svg:height="0.313cm" svg:x="32.354cm" svg:y="16.793cm" svg:viewBox="0 0 314 314" svg:d="M0 154c0-84 70-154 154-154s160 70 160 154-76 160-160 160-154-76-154-160z">
            <text:p/>
          </draw:path>
          <draw:path draw:style-name="gr11" draw:text-style-name="P3" draw:layer="layout" svg:width="0.313cm" svg:height="0.313cm" svg:x="32.354cm" svg:y="16.793cm" svg:viewBox="0 0 314 314" svg:d="M0 154c0-84 70-154 154-154s160 70 160 154-76 160-160 160-154-76-154-160z">
            <text:p/>
          </draw:path>
          <draw:path draw:style-name="gr12" draw:text-style-name="P9" draw:layer="layout" svg:width="0.313cm" svg:height="0.313cm" svg:x="32.638cm" svg:y="10.112cm" svg:viewBox="0 0 314 314" svg:d="M0 160c0-90 70-160 154-160s160 70 160 160c0 88-76 154-160 154s-154-66-154-154z">
            <text:p/>
          </draw:path>
          <draw:path draw:style-name="gr13" draw:text-style-name="P3" draw:layer="layout" svg:width="0.313cm" svg:height="0.313cm" svg:x="32.638cm" svg:y="10.112cm" svg:viewBox="0 0 314 314" svg:d="M0 160c0-90 70-160 154-160s160 70 160 160c0 88-76 154-160 154s-154-66-154-154z">
            <text:p/>
          </draw:path>
          <draw:path draw:style-name="gr16" draw:text-style-name="P11" draw:layer="layout" svg:width="0.313cm" svg:height="0.313cm" svg:x="32.598cm" svg:y="18.712cm" svg:viewBox="0 0 314 314" svg:d="M0 154c0-88 70-154 160-154 84 0 154 66 154 154 0 90-70 160-154 160-90 0-160-70-160-160z">
            <text:p/>
          </draw:path>
          <draw:path draw:style-name="gr17" draw:text-style-name="P3" draw:layer="layout" svg:width="0.313cm" svg:height="0.313cm" svg:x="32.598cm" svg:y="18.712cm" svg:viewBox="0 0 314 314" svg:d="M0 154c0-88 70-154 160-154 84 0 154 66 154 154 0 90-70 160-154 160-90 0-160-70-160-160z">
            <text:p/>
          </draw:path>
          <draw:path draw:style-name="gr16" draw:text-style-name="P11" draw:layer="layout" svg:width="0.313cm" svg:height="0.313cm" svg:x="32.734cm" svg:y="18.176cm" svg:viewBox="0 0 314 314" svg:d="M0 160c0-90 66-160 154-160 90 0 160 70 160 160 0 84-70 154-160 154-88 0-154-70-154-154z">
            <text:p/>
          </draw:path>
          <draw:path draw:style-name="gr17" draw:text-style-name="P3" draw:layer="layout" svg:width="0.313cm" svg:height="0.313cm" svg:x="32.734cm" svg:y="18.176cm" svg:viewBox="0 0 314 314" svg:d="M0 160c0-90 66-160 154-160 90 0 160 70 160 160 0 84-70 154-160 154-88 0-154-70-154-154z">
            <text:p/>
          </draw:path>
          <draw:path draw:style-name="gr16" draw:text-style-name="P11" draw:layer="layout" svg:width="0.317cm" svg:height="0.313cm" svg:x="32.696cm" svg:y="18.698cm" svg:viewBox="0 0 318 314" svg:d="M0 154c0-84 70-154 160-154 88 0 158 70 158 154 0 90-70 160-158 160-90 0-160-70-160-160z">
            <text:p/>
          </draw:path>
          <draw:path draw:style-name="gr17" draw:text-style-name="P3" draw:layer="layout" svg:width="0.317cm" svg:height="0.313cm" svg:x="32.696cm" svg:y="18.698cm" svg:viewBox="0 0 318 314" svg:d="M0 154c0-84 70-154 160-154 88 0 158 70 158 154 0 90-70 160-158 160-90 0-160-70-160-160z">
            <text:p/>
          </draw:path>
          <draw:path draw:style-name="gr20" draw:text-style-name="P13" draw:layer="layout" svg:width="0.313cm" svg:height="0.313cm" svg:x="32.332cm" svg:y="14.497cm" svg:viewBox="0 0 314 314" svg:d="M0 160c0-84 70-160 160-160 84 0 154 76 154 160s-70 154-154 154c-90 0-160-70-160-154z">
            <text:p/>
          </draw:path>
          <draw:path draw:style-name="gr21" draw:text-style-name="P3" draw:layer="layout" svg:width="0.313cm" svg:height="0.313cm" svg:x="32.332cm" svg:y="14.497cm" svg:viewBox="0 0 314 314" svg:d="M0 160c0-84 70-160 160-160 84 0 154 76 154 160s-70 154-154 154c-90 0-160-70-160-154z">
            <text:p/>
          </draw:path>
          <draw:path draw:style-name="gr14" draw:text-style-name="P10" draw:layer="layout" svg:width="0.313cm" svg:height="0.317cm" svg:x="32.929cm" svg:y="16.775cm" svg:viewBox="0 0 314 318" svg:d="M0 154c0-84 70-154 154-154s160 70 160 154c0 90-76 164-160 164s-154-74-154-164z">
            <text:p/>
          </draw:path>
          <draw:path draw:style-name="gr15" draw:text-style-name="P3" draw:layer="layout" svg:width="0.313cm" svg:height="0.317cm" svg:x="32.929cm" svg:y="16.775cm" svg:viewBox="0 0 314 318" svg:d="M0 154c0-84 70-154 154-154s160 70 160 154c0 90-76 164-160 164s-154-74-154-164z">
            <text:p/>
          </draw:path>
          <draw:path draw:style-name="gr20" draw:text-style-name="P13" draw:layer="layout" svg:width="0.313cm" svg:height="0.313cm" svg:x="32.532cm" svg:y="14.629cm" svg:viewBox="0 0 314 314" svg:d="M0 154c0-84 70-154 154-154 94 0 160 70 160 154 0 90-66 160-160 160-84 0-154-70-154-160z">
            <text:p/>
          </draw:path>
          <draw:path draw:style-name="gr21" draw:text-style-name="P3" draw:layer="layout" svg:width="0.313cm" svg:height="0.313cm" svg:x="32.532cm" svg:y="14.629cm" svg:viewBox="0 0 314 314" svg:d="M0 154c0-84 70-154 154-154 94 0 160 70 160 154 0 90-66 160-160 160-84 0-154-70-154-160z">
            <text:p/>
          </draw:path>
          <draw:path draw:style-name="gr20" draw:text-style-name="P13" draw:layer="layout" svg:width="0.313cm" svg:height="0.313cm" svg:x="32.74cm" svg:y="13.731cm" svg:viewBox="0 0 314 314" svg:d="M0 154c0-84 70-154 154-154 90 0 160 70 160 154 0 94-70 160-160 160-84 0-154-66-154-160z">
            <text:p/>
          </draw:path>
          <draw:path draw:style-name="gr21" draw:text-style-name="P3" draw:layer="layout" svg:width="0.313cm" svg:height="0.313cm" svg:x="32.74cm" svg:y="13.731cm" svg:viewBox="0 0 314 314" svg:d="M0 154c0-84 70-154 154-154 90 0 160 70 160 154 0 94-70 160-160 160-84 0-154-66-154-160z">
            <text:p/>
          </draw:path>
          <draw:path draw:style-name="gr22" draw:text-style-name="P14" draw:layer="layout" svg:width="0.313cm" svg:height="0.313cm" svg:x="32.898cm" svg:y="15.249cm" svg:viewBox="0 0 314 314" svg:d="M0 154c0-84 70-154 160-154 84 0 154 70 154 154 0 90-70 160-154 160-90 0-160-70-160-160z">
            <text:p/>
          </draw:path>
          <draw:path draw:style-name="gr23" draw:text-style-name="P3" draw:layer="layout" svg:width="0.313cm" svg:height="0.313cm" svg:x="32.898cm" svg:y="15.249cm" svg:viewBox="0 0 314 314" svg:d="M0 154c0-84 70-154 160-154 84 0 154 70 154 154 0 90-70 160-154 160-90 0-160-70-160-160z">
            <text:p/>
          </draw:path>
          <draw:path draw:style-name="gr14" draw:text-style-name="P10" draw:layer="layout" svg:width="0.313cm" svg:height="0.313cm" svg:x="32.598cm" svg:y="16.359cm" svg:viewBox="0 0 314 314" svg:d="M0 160c0-84 70-160 160-160 84 0 154 76 154 160s-70 154-154 154c-90 0-160-70-160-154z">
            <text:p/>
          </draw:path>
          <draw:path draw:style-name="gr15" draw:text-style-name="P3" draw:layer="layout" svg:width="0.313cm" svg:height="0.313cm" svg:x="32.598cm" svg:y="16.359cm" svg:viewBox="0 0 314 314" svg:d="M0 160c0-84 70-160 160-160 84 0 154 76 154 160s-70 154-154 154c-90 0-160-70-160-154z">
            <text:p/>
          </draw:path>
          <draw:path draw:style-name="gr10" draw:text-style-name="P8" draw:layer="layout" svg:width="0.313cm" svg:height="0.313cm" svg:x="32.532cm" svg:y="17.161cm" svg:viewBox="0 0 314 314" svg:d="M0 150c0-84 76-150 160-150s154 66 154 150c0 94-70 164-154 164s-160-70-160-164z">
            <text:p/>
          </draw:path>
          <draw:path draw:style-name="gr11" draw:text-style-name="P3" draw:layer="layout" svg:width="0.313cm" svg:height="0.313cm" svg:x="32.532cm" svg:y="17.161cm" svg:viewBox="0 0 314 314" svg:d="M0 150c0-84 76-150 160-150s154 66 154 150c0 94-70 164-154 164s-160-70-160-164z">
            <text:p/>
          </draw:path>
          <draw:path draw:style-name="gr14" draw:text-style-name="P10" draw:layer="layout" svg:width="0.313cm" svg:height="0.313cm" svg:x="32.744cm" svg:y="16.333cm" svg:viewBox="0 0 314 314" svg:d="M0 160c0-90 70-160 154-160 90 0 160 70 160 160 0 84-70 154-160 154-84 0-154-70-154-154z">
            <text:p/>
          </draw:path>
          <draw:path draw:style-name="gr15" draw:text-style-name="P3" draw:layer="layout" svg:width="0.313cm" svg:height="0.313cm" svg:x="32.744cm" svg:y="16.333cm" svg:viewBox="0 0 314 314" svg:d="M0 160c0-90 70-160 154-160 90 0 160 70 160 160 0 84-70 154-160 154-84 0-154-70-154-154z">
            <text:p/>
          </draw:path>
          <draw:path draw:style-name="gr6" draw:text-style-name="P6" draw:layer="layout" svg:width="0.313cm" svg:height="0.313cm" svg:x="32.925cm" svg:y="15.677cm" svg:viewBox="0 0 314 314" svg:d="M0 160c0-90 66-160 154-160 84 0 160 70 160 160 0 84-76 154-160 154-88 0-154-70-154-154z">
            <text:p/>
          </draw:path>
          <draw:path draw:style-name="gr7" draw:text-style-name="P3" draw:layer="layout" svg:width="0.313cm" svg:height="0.313cm" svg:x="32.925cm" svg:y="15.677cm" svg:viewBox="0 0 314 314" svg:d="M0 160c0-90 66-160 154-160 84 0 160 70 160 160 0 84-76 154-160 154-88 0-154-70-154-154z">
            <text:p/>
          </draw:path>
          <draw:path draw:style-name="gr6" draw:text-style-name="P6" draw:layer="layout" svg:width="0.313cm" svg:height="0.313cm" svg:x="32.496cm" svg:y="15.333cm" svg:viewBox="0 0 314 314" svg:d="M0 160c0-90 70-160 160-160 88 0 154 70 154 160 0 84-66 154-154 154-90 0-160-70-160-154z">
            <text:p/>
          </draw:path>
          <draw:path draw:style-name="gr7" draw:text-style-name="P3" draw:layer="layout" svg:width="0.313cm" svg:height="0.313cm" svg:x="32.496cm" svg:y="15.333cm" svg:viewBox="0 0 314 314" svg:d="M0 160c0-90 70-160 160-160 88 0 154 70 154 160 0 84-66 154-154 154-90 0-160-70-160-154z">
            <text:p/>
          </draw:path>
          <draw:path draw:style-name="gr16" draw:text-style-name="P11" draw:layer="layout" svg:width="0.313cm" svg:height="0.313cm" svg:x="32.394cm" svg:y="17.85cm" svg:viewBox="0 0 314 314" svg:d="M0 160c0-90 70-160 154-160 90 0 160 70 160 160 0 88-70 154-160 154-84 0-154-66-154-154z">
            <text:p/>
          </draw:path>
          <draw:path draw:style-name="gr17" draw:text-style-name="P3" draw:layer="layout" svg:width="0.313cm" svg:height="0.313cm" svg:x="32.394cm" svg:y="17.85cm" svg:viewBox="0 0 314 314" svg:d="M0 160c0-90 70-160 154-160 90 0 160 70 160 160 0 88-70 154-160 154-84 0-154-66-154-154z">
            <text:p/>
          </draw:path>
          <draw:path draw:style-name="gr4" draw:text-style-name="P5" draw:layer="layout" svg:width="0.313cm" svg:height="0.317cm" svg:x="32.762cm" svg:y="11.878cm" svg:viewBox="0 0 314 318" svg:d="M0 160c0-90 70-160 164-160 84 0 150 70 150 160 0 84-66 158-150 158-94 0-164-74-164-158z">
            <text:p/>
          </draw:path>
          <draw:path draw:style-name="gr5" draw:text-style-name="P3" draw:layer="layout" svg:width="0.313cm" svg:height="0.317cm" svg:x="32.762cm" svg:y="11.878cm" svg:viewBox="0 0 314 318" svg:d="M0 160c0-90 70-160 164-160 84 0 150 70 150 160 0 84-66 158-150 158-94 0-164-74-164-158z">
            <text:p/>
          </draw:path>
          <draw:path draw:style-name="gr22" draw:text-style-name="P14" draw:layer="layout" svg:width="0.313cm" svg:height="0.313cm" svg:x="32.102cm" svg:y="15.049cm" svg:viewBox="0 0 314 314" svg:d="M0 160c0-94 70-160 154-160 90 0 160 66 160 160 0 84-70 154-160 154-84 0-154-70-154-154z">
            <text:p/>
          </draw:path>
          <draw:path draw:style-name="gr23" draw:text-style-name="P3" draw:layer="layout" svg:width="0.313cm" svg:height="0.313cm" svg:x="32.102cm" svg:y="15.049cm" svg:viewBox="0 0 314 314" svg:d="M0 160c0-94 70-160 154-160 90 0 160 66 160 160 0 84-70 154-160 154-84 0-154-70-154-154z">
            <text:p/>
          </draw:path>
          <draw:path draw:style-name="gr6" draw:text-style-name="P6" draw:layer="layout" svg:width="0.313cm" svg:height="0.313cm" svg:x="32.146cm" svg:y="15.603cm" svg:viewBox="0 0 314 314" svg:d="M0 154c0-88 66-154 160-154 84 0 154 66 154 154 0 84-70 160-154 160-94 0-160-76-160-160z">
            <text:p/>
          </draw:path>
          <draw:path draw:style-name="gr7" draw:text-style-name="P3" draw:layer="layout" svg:width="0.313cm" svg:height="0.313cm" svg:x="32.146cm" svg:y="15.603cm" svg:viewBox="0 0 314 314" svg:d="M0 154c0-88 66-154 160-154 84 0 154 66 154 154 0 84-70 160-154 160-94 0-160-76-160-160z">
            <text:p/>
          </draw:path>
          <draw:path draw:style-name="gr4" draw:text-style-name="P5" draw:layer="layout" svg:width="0.313cm" svg:height="0.313cm" svg:x="32.598cm" svg:y="12.32cm" svg:viewBox="0 0 314 314" svg:d="M0 154c0-84 70-154 160-154 84 0 154 70 154 154 0 94-70 160-154 160-90 0-160-66-160-160z">
            <text:p/>
          </draw:path>
          <draw:path draw:style-name="gr5" draw:text-style-name="P3" draw:layer="layout" svg:width="0.313cm" svg:height="0.313cm" svg:x="32.598cm" svg:y="12.32cm" svg:viewBox="0 0 314 314" svg:d="M0 154c0-84 70-154 160-154 84 0 154 70 154 154 0 94-70 160-154 160-90 0-160-66-160-160z">
            <text:p/>
          </draw:path>
          <draw:path draw:style-name="gr10" draw:text-style-name="P8" draw:layer="layout" svg:width="0.313cm" svg:height="0.317cm" svg:x="32.576cm" svg:y="17.514cm" svg:viewBox="0 0 314 318" svg:d="M0 164c0-94 76-164 160-164s154 70 154 164c0 84-70 154-154 154s-160-70-160-154z">
            <text:p/>
          </draw:path>
          <draw:path draw:style-name="gr11" draw:text-style-name="P3" draw:layer="layout" svg:width="0.313cm" svg:height="0.317cm" svg:x="32.576cm" svg:y="17.514cm" svg:viewBox="0 0 314 318" svg:d="M0 164c0-94 76-164 160-164s154 70 154 164c0 84-70 154-154 154s-160-70-160-154z">
            <text:p/>
          </draw:path>
          <draw:path draw:style-name="gr6" draw:text-style-name="P6" draw:layer="layout" svg:width="0.317cm" svg:height="0.317cm" svg:x="32.244cm" svg:y="15.611cm" svg:viewBox="0 0 318 318" svg:d="M0 154c0-84 76-154 160-154 88 0 158 70 158 154 0 94-70 164-158 164-84 0-160-70-160-164z">
            <text:p/>
          </draw:path>
          <draw:path draw:style-name="gr7" draw:text-style-name="P3" draw:layer="layout" svg:width="0.317cm" svg:height="0.317cm" svg:x="32.244cm" svg:y="15.611cm" svg:viewBox="0 0 318 318" svg:d="M0 154c0-84 76-154 160-154 88 0 158 70 158 154 0 94-70 164-158 164-84 0-160-70-160-164z">
            <text:p/>
          </draw:path>
          <draw:path draw:style-name="gr18" draw:text-style-name="P12" draw:layer="layout" svg:width="0.317cm" svg:height="0.313cm" svg:x="32.606cm" svg:y="10.984cm" svg:viewBox="0 0 318 314" svg:d="M0 154c0-88 70-154 154-154 90 0 164 66 164 154 0 90-74 160-164 160-84 0-154-70-154-160z">
            <text:p/>
          </draw:path>
          <draw:path draw:style-name="gr19" draw:text-style-name="P3" draw:layer="layout" svg:width="0.317cm" svg:height="0.313cm" svg:x="32.606cm" svg:y="10.984cm" svg:viewBox="0 0 318 314" svg:d="M0 154c0-88 70-154 154-154 90 0 164 66 164 154 0 90-74 160-164 160-84 0-154-70-154-160z">
            <text:p/>
          </draw:path>
          <draw:path draw:style-name="gr8" draw:text-style-name="P7" draw:layer="layout" svg:width="0.313cm" svg:height="0.313cm" svg:x="32.836cm" svg:y="13.615cm" svg:viewBox="0 0 314 314" svg:d="M0 160c0-84 70-160 160-160 84 0 154 76 154 160s-70 154-154 154c-90 0-160-70-160-154z">
            <text:p/>
          </draw:path>
          <draw:path draw:style-name="gr9" draw:text-style-name="P3" draw:layer="layout" svg:width="0.313cm" svg:height="0.313cm" svg:x="32.836cm" svg:y="13.615cm" svg:viewBox="0 0 314 314" svg:d="M0 160c0-84 70-160 160-160 84 0 154 76 154 160s-70 154-154 154c-90 0-160-70-160-154z">
            <text:p/>
          </draw:path>
          <draw:path draw:style-name="gr18" draw:text-style-name="P12" draw:layer="layout" svg:width="0.317cm" svg:height="0.317cm" svg:x="32.696cm" svg:y="10.798cm" svg:viewBox="0 0 318 318" svg:d="M0 160c0-84 70-160 160-160 88 0 158 76 158 160 0 88-70 158-158 158-90 0-160-70-160-158z">
            <text:p/>
          </draw:path>
          <draw:path draw:style-name="gr19" draw:text-style-name="P3" draw:layer="layout" svg:width="0.317cm" svg:height="0.317cm" svg:x="32.696cm" svg:y="10.798cm" svg:viewBox="0 0 318 318" svg:d="M0 160c0-84 70-160 160-160 88 0 158 76 158 160 0 88-70 158-158 158-90 0-160-70-160-158z">
            <text:p/>
          </draw:path>
          <draw:path draw:style-name="gr18" draw:text-style-name="P12" draw:layer="layout" svg:width="0.313cm" svg:height="0.317cm" svg:x="32.456cm" svg:y="11.254cm" svg:viewBox="0 0 314 318" svg:d="M0 154c0-84 70-154 160-154 84 0 154 70 154 154 0 94-70 164-154 164-90 0-160-70-160-164z">
            <text:p/>
          </draw:path>
          <draw:path draw:style-name="gr19" draw:text-style-name="P3" draw:layer="layout" svg:width="0.313cm" svg:height="0.317cm" svg:x="32.456cm" svg:y="11.254cm" svg:viewBox="0 0 314 318" svg:d="M0 154c0-84 70-154 160-154 84 0 154 70 154 154 0 94-70 164-154 164-90 0-160-70-160-164z">
            <text:p/>
          </draw:path>
          <draw:path draw:style-name="gr16" draw:text-style-name="P11" draw:layer="layout" svg:width="0.313cm" svg:height="0.313cm" svg:x="32.598cm" svg:y="19.266cm" svg:viewBox="0 0 314 314" svg:d="M0 154c0-84 70-154 160-154 84 0 154 70 154 154s-70 160-154 160c-90 0-160-76-160-160z">
            <text:p/>
          </draw:path>
          <draw:path draw:style-name="gr17" draw:text-style-name="P3" draw:layer="layout" svg:width="0.313cm" svg:height="0.313cm" svg:x="32.598cm" svg:y="19.266cm" svg:viewBox="0 0 314 314" svg:d="M0 154c0-84 70-154 160-154 84 0 154 70 154 154s-70 160-154 160c-90 0-160-76-160-160z">
            <text:p/>
          </draw:path>
          <draw:path draw:style-name="gr22" draw:text-style-name="P14" draw:layer="layout" svg:width="0.313cm" svg:height="0.313cm" svg:x="32.682cm" svg:y="14.713cm" svg:viewBox="0 0 314 314" svg:d="M0 154c0-88 66-154 150-154 94 0 164 66 164 154 0 90-70 160-164 160-84 0-150-70-150-160z">
            <text:p/>
          </draw:path>
          <draw:path draw:style-name="gr23" draw:text-style-name="P3" draw:layer="layout" svg:width="0.313cm" svg:height="0.313cm" svg:x="32.682cm" svg:y="14.713cm" svg:viewBox="0 0 314 314" svg:d="M0 154c0-88 66-154 150-154 94 0 164 66 164 154 0 90-70 160-164 160-84 0-150-70-150-160z">
            <text:p/>
          </draw:path>
          <draw:path draw:style-name="gr14" draw:text-style-name="P10" draw:layer="layout" svg:width="0.313cm" svg:height="0.313cm" svg:x="32.638cm" svg:y="15.991cm" svg:viewBox="0 0 314 314" svg:d="M0 160c0-90 66-160 160-160 84 0 154 70 154 160 0 84-70 154-154 154-94 0-160-70-160-154z">
            <text:p/>
          </draw:path>
          <draw:path draw:style-name="gr15" draw:text-style-name="P3" draw:layer="layout" svg:width="0.313cm" svg:height="0.313cm" svg:x="32.638cm" svg:y="15.991cm" svg:viewBox="0 0 314 314" svg:d="M0 160c0-90 66-160 160-160 84 0 154 70 154 160 0 84-70 154-154 154-94 0-160-70-160-154z">
            <text:p/>
          </draw:path>
          <draw:path draw:style-name="gr6" draw:text-style-name="P6" draw:layer="layout" svg:width="0.313cm" svg:height="0.313cm" svg:x="32.598cm" svg:y="15.399cm" svg:viewBox="0 0 314 314" svg:d="M0 160c0-94 70-160 160-160 84 0 154 66 154 160 0 84-70 154-154 154-90 0-160-70-160-154z">
            <text:p/>
          </draw:path>
          <draw:path draw:style-name="gr7" draw:text-style-name="P3" draw:layer="layout" svg:width="0.313cm" svg:height="0.313cm" svg:x="32.598cm" svg:y="15.399cm" svg:viewBox="0 0 314 314" svg:d="M0 160c0-94 70-160 160-160 84 0 154 66 154 160 0 84-70 154-154 154-90 0-160-70-160-154z">
            <text:p/>
          </draw:path>
          <draw:path draw:style-name="gr22" draw:text-style-name="P14" draw:layer="layout" svg:width="0.317cm" svg:height="0.313cm" svg:x="32.296cm" svg:y="15.173cm" svg:viewBox="0 0 318 314" svg:d="M0 160c0-84 70-160 160-160 84 0 158 76 158 160s-74 154-158 154c-90 0-160-70-160-154z">
            <text:p/>
          </draw:path>
          <draw:path draw:style-name="gr23" draw:text-style-name="P3" draw:layer="layout" svg:width="0.317cm" svg:height="0.313cm" svg:x="32.296cm" svg:y="15.173cm" svg:viewBox="0 0 318 314" svg:d="M0 160c0-84 70-160 160-160 84 0 158 76 158 160s-74 154-158 154c-90 0-160-70-160-154z">
            <text:p/>
          </draw:path>
          <draw:path draw:style-name="gr6" draw:text-style-name="P6" draw:layer="layout" svg:width="0.313cm" svg:height="0.313cm" svg:x="33.021cm" svg:y="15.607cm" svg:viewBox="0 0 314 314" svg:d="M0 150c0-84 70-150 154-150 90 0 160 66 160 150 0 94-70 164-160 164-84 0-154-70-154-164z">
            <text:p/>
          </draw:path>
          <draw:path draw:style-name="gr7" draw:text-style-name="P3" draw:layer="layout" svg:width="0.313cm" svg:height="0.313cm" svg:x="33.021cm" svg:y="15.607cm" svg:viewBox="0 0 314 314" svg:d="M0 150c0-84 70-150 154-150 90 0 160 66 160 150 0 94-70 164-160 164-84 0-154-70-154-164z">
            <text:p/>
          </draw:path>
          <draw:path draw:style-name="gr4" draw:text-style-name="P5" draw:layer="layout" svg:width="0.313cm" svg:height="0.313cm" svg:x="32.646cm" svg:y="12.677cm" svg:viewBox="0 0 314 314" svg:d="M0 160c0-84 70-160 154-160s160 76 160 160-76 154-160 154-154-70-154-154z">
            <text:p/>
          </draw:path>
          <draw:path draw:style-name="gr5" draw:text-style-name="P3" draw:layer="layout" svg:width="0.313cm" svg:height="0.313cm" svg:x="32.646cm" svg:y="12.677cm" svg:viewBox="0 0 314 314" svg:d="M0 160c0-84 70-160 154-160s160 76 160 160-76 154-160 154-154-70-154-154z">
            <text:p/>
          </draw:path>
          <draw:path draw:style-name="gr12" draw:text-style-name="P9" draw:layer="layout" svg:width="0.313cm" svg:height="0.313cm" svg:x="32.562cm" svg:y="9.842cm" svg:viewBox="0 0 314 314" svg:d="M0 160c0-84 76-160 160-160s154 76 154 160-70 154-154 154-160-70-160-154z">
            <text:p/>
          </draw:path>
          <draw:path draw:style-name="gr13" draw:text-style-name="P3" draw:layer="layout" svg:width="0.313cm" svg:height="0.313cm" svg:x="32.562cm" svg:y="9.842cm" svg:viewBox="0 0 314 314" svg:d="M0 160c0-84 76-160 160-160s154 76 154 160-70 154-154 154-160-70-160-154z">
            <text:p/>
          </draw:path>
          <draw:path draw:style-name="gr10" draw:text-style-name="P8" draw:layer="layout" svg:width="0.313cm" svg:height="0.313cm" svg:x="32.744cm" svg:y="17.093cm" svg:viewBox="0 0 314 314" svg:d="M0 154c0-84 70-154 154-154 90 0 160 70 160 154s-70 160-160 160c-84 0-154-76-154-160z">
            <text:p/>
          </draw:path>
          <draw:path draw:style-name="gr11" draw:text-style-name="P3" draw:layer="layout" svg:width="0.313cm" svg:height="0.313cm" svg:x="32.744cm" svg:y="17.093cm" svg:viewBox="0 0 314 314" svg:d="M0 154c0-84 70-154 154-154 90 0 160 70 160 154s-70 160-160 160c-84 0-154-76-154-160z">
            <text:p/>
          </draw:path>
          <draw:path draw:style-name="gr14" draw:text-style-name="P10" draw:layer="layout" svg:width="0.313cm" svg:height="0.313cm" svg:x="32.536cm" svg:y="16.713cm" svg:viewBox="0 0 314 314" svg:d="M0 160c0-84 76-160 160-160 88 0 154 76 154 160s-66 154-154 154c-84 0-160-70-160-154z">
            <text:p/>
          </draw:path>
          <draw:path draw:style-name="gr15" draw:text-style-name="P3" draw:layer="layout" svg:width="0.313cm" svg:height="0.313cm" svg:x="32.536cm" svg:y="16.713cm" svg:viewBox="0 0 314 314" svg:d="M0 160c0-84 76-160 160-160 88 0 154 76 154 160s-66 154-154 154c-84 0-160-70-160-154z">
            <text:p/>
          </draw:path>
          <draw:path draw:style-name="gr14" draw:text-style-name="P10" draw:layer="layout" svg:width="0.313cm" svg:height="0.313cm" svg:x="32.544cm" svg:y="15.837cm" svg:viewBox="0 0 314 314" svg:d="M0 154c0-88 70-154 154-154 90 0 160 66 160 154 0 84-70 160-160 160-84 0-154-76-154-160z">
            <text:p/>
          </draw:path>
          <draw:path draw:style-name="gr15" draw:text-style-name="P3" draw:layer="layout" svg:width="0.313cm" svg:height="0.313cm" svg:x="32.544cm" svg:y="15.837cm" svg:viewBox="0 0 314 314" svg:d="M0 154c0-88 70-154 154-154 90 0 160 66 160 154 0 84-70 160-160 160-84 0-154-76-154-160z">
            <text:p/>
          </draw:path>
          <draw:path draw:style-name="gr16" draw:text-style-name="P11" draw:layer="layout" svg:width="0.317cm" svg:height="0.313cm" svg:x="32.638cm" svg:y="18.328cm" svg:viewBox="0 0 318 314" svg:d="M0 154c0-84 70-154 160-154 84 0 158 70 158 154s-74 160-158 160c-90 0-160-76-160-160z">
            <text:p/>
          </draw:path>
          <draw:path draw:style-name="gr17" draw:text-style-name="P3" draw:layer="layout" svg:width="0.317cm" svg:height="0.313cm" svg:x="32.638cm" svg:y="18.328cm" svg:viewBox="0 0 318 314" svg:d="M0 154c0-84 70-154 160-154 84 0 158 70 158 154s-74 160-158 160c-90 0-160-76-160-160z">
            <text:p/>
          </draw:path>
          <draw:path draw:style-name="gr8" draw:text-style-name="P7" draw:layer="layout" svg:width="0.313cm" svg:height="0.313cm" svg:x="32.766cm" svg:y="12.921cm" svg:viewBox="0 0 314 314" svg:d="M0 160c0-90 66-160 160-160 84 0 154 70 154 160 0 84-70 154-154 154-94 0-160-70-160-154z">
            <text:p/>
          </draw:path>
          <draw:path draw:style-name="gr9" draw:text-style-name="P3" draw:layer="layout" svg:width="0.313cm" svg:height="0.313cm" svg:x="32.766cm" svg:y="12.921cm" svg:viewBox="0 0 314 314" svg:d="M0 160c0-90 66-160 160-160 84 0 154 70 154 160 0 84-70 154-154 154-94 0-160-70-160-154z">
            <text:p/>
          </draw:path>
          <draw:path draw:style-name="gr14" draw:text-style-name="P10" draw:layer="layout" svg:width="0.313cm" svg:height="0.313cm" svg:x="32.46cm" svg:y="16.451cm" svg:viewBox="0 0 314 314" svg:d="M0 154c0-84 70-154 154-154s160 70 160 154-76 160-160 160-154-76-154-160z">
            <text:p/>
          </draw:path>
          <draw:path draw:style-name="gr15" draw:text-style-name="P3" draw:layer="layout" svg:width="0.313cm" svg:height="0.313cm" svg:x="32.46cm" svg:y="16.451cm" svg:viewBox="0 0 314 314" svg:d="M0 154c0-84 70-154 154-154s160 70 160 154-76 160-160 160-154-76-154-160z">
            <text:p/>
          </draw:path>
          <draw:path draw:style-name="gr12" draw:text-style-name="P9" draw:layer="layout" svg:width="0.317cm" svg:height="0.313cm" svg:x="32.69cm" svg:y="9.32cm" svg:viewBox="0 0 318 314" svg:d="M0 150c0-84 70-150 160-150 88 0 158 66 158 150 0 88-70 164-158 164-90 0-160-76-160-164z">
            <text:p/>
          </draw:path>
          <draw:path draw:style-name="gr13" draw:text-style-name="P3" draw:layer="layout" svg:width="0.317cm" svg:height="0.313cm" svg:x="32.69cm" svg:y="9.32cm" svg:viewBox="0 0 318 314" svg:d="M0 150c0-84 70-150 160-150 88 0 158 66 158 150 0 88-70 164-158 164-90 0-160-76-160-164z">
            <text:p/>
          </draw:path>
          <draw:path draw:style-name="gr8" draw:text-style-name="P7" draw:layer="layout" svg:width="0.313cm" svg:height="0.313cm" svg:x="32.544cm" svg:y="13.323cm" svg:viewBox="0 0 314 314" svg:d="M0 160c0-90 70-160 154-160 90 0 160 70 160 160 0 84-70 154-160 154-84 0-154-70-154-154z">
            <text:p/>
          </draw:path>
          <draw:path draw:style-name="gr9" draw:text-style-name="P3" draw:layer="layout" svg:width="0.313cm" svg:height="0.313cm" svg:x="32.544cm" svg:y="13.323cm" svg:viewBox="0 0 314 314" svg:d="M0 160c0-90 70-160 154-160 90 0 160 70 160 160 0 84-70 154-160 154-84 0-154-70-154-154z">
            <text:p/>
          </draw:path>
          <draw:path draw:style-name="gr8" draw:text-style-name="P7" draw:layer="layout" svg:width="0.313cm" svg:height="0.313cm" svg:x="32.708cm" svg:y="13.257cm" svg:viewBox="0 0 314 314" svg:d="M0 160c0-90 70-160 154-160 94 0 160 70 160 160 0 84-66 154-160 154-84 0-154-70-154-154z">
            <text:p/>
          </draw:path>
          <draw:path draw:style-name="gr9" draw:text-style-name="P3" draw:layer="layout" svg:width="0.313cm" svg:height="0.313cm" svg:x="32.708cm" svg:y="13.257cm" svg:viewBox="0 0 314 314" svg:d="M0 160c0-90 70-160 154-160 94 0 160 70 160 160 0 84-66 154-160 154-84 0-154-70-154-154z">
            <text:p/>
          </draw:path>
          <draw:path draw:style-name="gr22" draw:text-style-name="P14" draw:layer="layout" svg:width="0.313cm" svg:height="0.313cm" svg:x="32.598cm" svg:y="14.939cm" svg:viewBox="0 0 314 314" svg:d="M0 154c0-88 70-154 160-154 84 0 154 66 154 154 0 90-70 160-154 160-90 0-160-70-160-160z">
            <text:p/>
          </draw:path>
          <draw:path draw:style-name="gr23" draw:text-style-name="P3" draw:layer="layout" svg:width="0.313cm" svg:height="0.313cm" svg:x="32.598cm" svg:y="14.939cm" svg:viewBox="0 0 314 314" svg:d="M0 154c0-88 70-154 160-154 84 0 154 66 154 154 0 90-70 160-154 160-90 0-160-70-160-160z">
            <text:p/>
          </draw:path>
          <draw:path draw:style-name="gr12" draw:text-style-name="P9" draw:layer="layout" svg:width="0.313cm" svg:height="0.313cm" svg:x="32.598cm" svg:y="10.48cm" svg:viewBox="0 0 314 314" svg:d="M0 160c0-84 70-160 160-160 84 0 154 76 154 160 0 88-70 154-154 154-90 0-160-66-160-154z">
            <text:p/>
          </draw:path>
          <draw:path draw:style-name="gr13" draw:text-style-name="P3" draw:layer="layout" svg:width="0.313cm" svg:height="0.313cm" svg:x="32.598cm" svg:y="10.48cm" svg:viewBox="0 0 314 314" svg:d="M0 160c0-84 70-160 160-160 84 0 154 76 154 160 0 88-70 154-154 154-90 0-160-66-160-154z">
            <text:p/>
          </draw:path>
          <draw:path draw:style-name="gr16" draw:text-style-name="P11" draw:layer="layout" svg:width="0.313cm" svg:height="0.313cm" svg:x="32.456cm" svg:y="18.164cm" svg:viewBox="0 0 314 314" svg:d="M0 160c0-90 70-160 160-160 84 0 154 70 154 160 0 84-70 154-154 154-90 0-160-70-160-154z">
            <text:p/>
          </draw:path>
          <draw:path draw:style-name="gr17" draw:text-style-name="P3" draw:layer="layout" svg:width="0.313cm" svg:height="0.313cm" svg:x="32.456cm" svg:y="18.164cm" svg:viewBox="0 0 314 314" svg:d="M0 160c0-90 70-160 160-160 84 0 154 70 154 160 0 84-70 154-154 154-90 0-160-70-160-154z">
            <text:p/>
          </draw:path>
          <draw:path draw:style-name="gr4" draw:text-style-name="P5" draw:layer="layout" svg:width="0.317cm" svg:height="0.313cm" svg:x="32.554cm" svg:y="11.32cm" svg:viewBox="0 0 318 314" svg:d="M0 160c0-90 76-160 160-160 88 0 158 70 158 160 0 84-70 154-158 154-84 0-160-70-160-154z">
            <text:p/>
          </draw:path>
          <draw:path draw:style-name="gr5" draw:text-style-name="P3" draw:layer="layout" svg:width="0.317cm" svg:height="0.313cm" svg:x="32.554cm" svg:y="11.32cm" svg:viewBox="0 0 318 314" svg:d="M0 160c0-90 76-160 160-160 88 0 158 70 158 160 0 84-70 154-158 154-84 0-160-70-160-154z">
            <text:p/>
          </draw:path>
          <draw:path draw:style-name="gr12" draw:text-style-name="P9" draw:layer="layout" svg:width="0.313cm" svg:height="0.313cm" svg:x="32.47cm" svg:y="9.692cm" svg:viewBox="0 0 314 314" svg:d="M0 154c0-84 70-154 160-154 84 0 154 70 154 154 0 90-70 160-154 160-90 0-160-70-160-160z">
            <text:p/>
          </draw:path>
          <draw:path draw:style-name="gr13" draw:text-style-name="P3" draw:layer="layout" svg:width="0.313cm" svg:height="0.313cm" svg:x="32.47cm" svg:y="9.692cm" svg:viewBox="0 0 314 314" svg:d="M0 154c0-84 70-154 160-154 84 0 154 70 154 154 0 90-70 160-154 160-90 0-160-70-160-160z">
            <text:p/>
          </draw:path>
          <draw:path draw:style-name="gr18" draw:text-style-name="P12" draw:layer="layout" svg:width="0.313cm" svg:height="0.313cm" svg:x="32.51cm" svg:y="10.908cm" svg:viewBox="0 0 314 314" svg:d="M0 160c0-84 70-160 160-160 84 0 154 76 154 160s-70 154-154 154c-90 0-160-70-160-154z">
            <text:p/>
          </draw:path>
          <draw:path draw:style-name="gr19" draw:text-style-name="P3" draw:layer="layout" svg:width="0.313cm" svg:height="0.313cm" svg:x="32.51cm" svg:y="10.908cm" svg:viewBox="0 0 314 314" svg:d="M0 160c0-84 70-160 160-160 84 0 154 76 154 160s-70 154-154 154c-90 0-160-70-160-154z">
            <text:p/>
          </draw:path>
          <draw:path draw:style-name="gr18" draw:text-style-name="P12" draw:layer="layout" svg:width="0.313cm" svg:height="0.317cm" svg:x="32.274cm" svg:y="10.962cm" svg:viewBox="0 0 314 318" svg:d="M0 160c0-90 76-160 160-160 88 0 154 70 154 160 0 88-66 158-154 158-84 0-160-70-160-158z">
            <text:p/>
          </draw:path>
          <draw:path draw:style-name="gr19" draw:text-style-name="P3" draw:layer="layout" svg:width="0.313cm" svg:height="0.317cm" svg:x="32.274cm" svg:y="10.962cm" svg:viewBox="0 0 314 318" svg:d="M0 160c0-90 76-160 160-160 88 0 154 70 154 160 0 88-66 158-154 158-84 0-160-70-160-158z">
            <text:p/>
          </draw:path>
          <draw:path draw:style-name="gr6" draw:text-style-name="P6" draw:layer="layout" svg:width="0.317cm" svg:height="0.317cm" svg:x="32.342cm" svg:y="15.731cm" svg:viewBox="0 0 318 318" svg:d="M0 160c0-84 70-160 154-160 90 0 164 76 164 160 0 88-74 158-164 158-84 0-154-70-154-158z">
            <text:p/>
          </draw:path>
          <draw:path draw:style-name="gr7" draw:text-style-name="P3" draw:layer="layout" svg:width="0.317cm" svg:height="0.317cm" svg:x="32.342cm" svg:y="15.731cm" svg:viewBox="0 0 318 318" svg:d="M0 160c0-84 70-160 154-160 90 0 164 76 164 160 0 88-74 158-164 158-84 0-154-70-154-158z">
            <text:p/>
          </draw:path>
          <draw:path draw:style-name="gr14" draw:text-style-name="P10" draw:layer="layout" svg:width="0.317cm" svg:height="0.313cm" svg:x="32.686cm" svg:y="16.665cm" svg:viewBox="0 0 318 314" svg:d="M0 160c0-84 70-160 160-160 88 0 158 76 158 160s-70 154-158 154c-90 0-160-70-160-154z">
            <text:p/>
          </draw:path>
          <draw:path draw:style-name="gr15" draw:text-style-name="P3" draw:layer="layout" svg:width="0.317cm" svg:height="0.313cm" svg:x="32.686cm" svg:y="16.665cm" svg:viewBox="0 0 318 314" svg:d="M0 160c0-84 70-160 160-160 88 0 158 76 158 160s-70 154-158 154c-90 0-160-70-160-154z">
            <text:p/>
          </draw:path>
          <draw:path draw:style-name="gr18" draw:text-style-name="P12" draw:layer="layout" svg:width="0.317cm" svg:height="0.313cm" svg:x="32.792cm" svg:y="10.682cm" svg:viewBox="0 0 318 314" svg:d="M0 150c0-84 70-150 164-150 84 0 154 66 154 150 0 94-70 164-154 164-94 0-164-70-164-164z">
            <text:p/>
          </draw:path>
          <draw:path draw:style-name="gr19" draw:text-style-name="P3" draw:layer="layout" svg:width="0.317cm" svg:height="0.313cm" svg:x="32.792cm" svg:y="10.682cm" svg:viewBox="0 0 318 314" svg:d="M0 150c0-84 70-150 164-150 84 0 154 66 154 150 0 94-70 164-154 164-94 0-164-70-164-164z">
            <text:p/>
          </draw:path>
          <draw:path draw:style-name="gr16" draw:text-style-name="P11" draw:layer="layout" svg:width="0.313cm" svg:height="0.313cm" svg:x="32.598cm" svg:y="17.906cm" svg:viewBox="0 0 314 314" svg:d="M0 160c0-84 70-160 160-160 84 0 154 76 154 160s-70 154-154 154c-90 0-160-70-160-154z">
            <text:p/>
          </draw:path>
          <draw:path draw:style-name="gr17" draw:text-style-name="P3" draw:layer="layout" svg:width="0.313cm" svg:height="0.313cm" svg:x="32.598cm" svg:y="17.906cm" svg:viewBox="0 0 314 314" svg:d="M0 160c0-84 70-160 160-160 84 0 154 76 154 160s-70 154-154 154c-90 0-160-70-160-154z">
            <text:p/>
          </draw:path>
          <draw:path draw:style-name="gr6" draw:text-style-name="P6" draw:layer="layout" svg:width="0.313cm" svg:height="0.313cm" svg:x="32.442cm" svg:y="15.793cm" svg:viewBox="0 0 314 314" svg:d="M0 154c0-84 66-154 154-154 90 0 160 70 160 154 0 90-70 160-160 160-88 0-154-70-154-160z">
            <text:p/>
          </draw:path>
          <draw:path draw:style-name="gr7" draw:text-style-name="P3" draw:layer="layout" svg:width="0.313cm" svg:height="0.313cm" svg:x="32.442cm" svg:y="15.793cm" svg:viewBox="0 0 314 314" svg:d="M0 154c0-84 66-154 154-154 90 0 160 70 160 154 0 90-70 160-160 160-88 0-154-70-154-160z">
            <text:p/>
          </draw:path>
          <draw:path draw:style-name="gr18" draw:text-style-name="P12" draw:layer="layout" svg:width="0.313cm" svg:height="0.313cm" svg:x="32.412cm" svg:y="10.794cm" svg:viewBox="0 0 314 314" svg:d="M0 154c0-84 70-154 154-154 90 0 160 70 160 154 0 90-70 160-160 160-84 0-154-70-154-160z">
            <text:p/>
          </draw:path>
          <draw:path draw:style-name="gr19" draw:text-style-name="P3" draw:layer="layout" svg:width="0.313cm" svg:height="0.313cm" svg:x="32.412cm" svg:y="10.794cm" svg:viewBox="0 0 314 314" svg:d="M0 154c0-84 70-154 154-154 90 0 160 70 160 154 0 90-70 160-160 160-84 0-154-70-154-160z">
            <text:p/>
          </draw:path>
          <draw:path draw:style-name="gr18" draw:text-style-name="P12" draw:layer="layout" svg:width="0.313cm" svg:height="0.313cm" svg:x="32.354cm" svg:y="11.214cm" svg:viewBox="0 0 314 314" svg:d="M0 154c0-84 70-154 154-154 90 0 160 70 160 154 0 90-70 160-160 160-84 0-154-70-154-160z">
            <text:p/>
          </draw:path>
          <draw:path draw:style-name="gr19" draw:text-style-name="P3" draw:layer="layout" svg:width="0.313cm" svg:height="0.313cm" svg:x="32.354cm" svg:y="11.214cm" svg:viewBox="0 0 314 314" svg:d="M0 154c0-84 70-154 154-154 90 0 160 70 160 154 0 90-70 160-160 160-84 0-154-70-154-160z">
            <text:p/>
          </draw:path>
          <draw:path draw:style-name="gr12" draw:text-style-name="P9" draw:layer="layout" svg:width="0.313cm" svg:height="0.313cm" svg:x="32.668cm" svg:y="9.736cm" svg:viewBox="0 0 314 314" svg:d="M0 154c0-84 70-154 154-154s160 70 160 154c0 90-76 160-160 160s-154-70-154-160z">
            <text:p/>
          </draw:path>
          <draw:path draw:style-name="gr13" draw:text-style-name="P3" draw:layer="layout" svg:width="0.313cm" svg:height="0.313cm" svg:x="32.668cm" svg:y="9.736cm" svg:viewBox="0 0 314 314" svg:d="M0 154c0-84 70-154 154-154s160 70 160 154c0 90-76 160-160 160s-154-70-154-160z">
            <text:p/>
          </draw:path>
          <draw:path draw:style-name="gr18" draw:text-style-name="P12" draw:layer="layout" svg:width="0.313cm" svg:height="0.323cm" svg:x="32.919cm" svg:y="11.148cm" svg:viewBox="0 0 314 324" svg:d="M0 164c0-88 66-164 150-164 88 0 164 76 164 164 0 84-76 160-164 160-84 0-150-76-150-160z">
            <text:p/>
          </draw:path>
          <draw:path draw:style-name="gr19" draw:text-style-name="P3" draw:layer="layout" svg:width="0.313cm" svg:height="0.323cm" svg:x="32.919cm" svg:y="11.148cm" svg:viewBox="0 0 314 324" svg:d="M0 164c0-88 66-164 150-164 88 0 164 76 164 164 0 84-76 160-164 160-84 0-150-76-150-160z">
            <text:p/>
          </draw:path>
          <draw:path draw:style-name="gr10" draw:text-style-name="P8" draw:layer="layout" svg:width="0.313cm" svg:height="0.313cm" svg:x="32.668cm" svg:y="17.359cm" svg:viewBox="0 0 314 314" svg:d="M0 154c0-84 70-154 154-154s160 70 160 154-76 160-160 160-154-76-154-160z">
            <text:p/>
          </draw:path>
          <draw:path draw:style-name="gr11" draw:text-style-name="P3" draw:layer="layout" svg:width="0.313cm" svg:height="0.313cm" svg:x="32.668cm" svg:y="17.359cm" svg:viewBox="0 0 314 314" svg:d="M0 154c0-84 70-154 154-154s160 70 160 154-76 160-160 160-154-76-154-160z">
            <text:p/>
          </draw:path>
          <draw:path draw:style-name="gr22" draw:text-style-name="P14" draw:layer="layout" svg:width="0.313cm" svg:height="0.313cm" svg:x="32.796cm" svg:y="15.297cm" svg:viewBox="0 0 314 314" svg:d="M0 154c0-84 70-154 160-154 84 0 154 70 154 154 0 94-70 160-154 160-90 0-160-66-160-160z">
            <text:p/>
          </draw:path>
          <draw:path draw:style-name="gr23" draw:text-style-name="P3" draw:layer="layout" svg:width="0.313cm" svg:height="0.313cm" svg:x="32.796cm" svg:y="15.297cm" svg:viewBox="0 0 314 314" svg:d="M0 154c0-84 70-154 160-154 84 0 154 70 154 154 0 94-70 160-154 160-90 0-160-66-160-160z">
            <text:p/>
          </draw:path>
          <draw:path draw:style-name="gr14" draw:text-style-name="P10" draw:layer="layout" svg:width="0.313cm" svg:height="0.313cm" svg:x="32.39cm" svg:y="16.165cm" svg:viewBox="0 0 314 314" svg:d="M0 154c0-84 70-154 154-154 94 0 160 70 160 154 0 90-66 160-160 160-84 0-154-70-154-160z">
            <text:p/>
          </draw:path>
          <draw:path draw:style-name="gr15" draw:text-style-name="P3" draw:layer="layout" svg:width="0.313cm" svg:height="0.313cm" svg:x="32.39cm" svg:y="16.165cm" svg:viewBox="0 0 314 314" svg:d="M0 154c0-84 70-154 154-154 94 0 160 70 160 154 0 90-66 160-160 160-84 0-154-70-154-160z">
            <text:p/>
          </draw:path>
          <draw:path draw:style-name="gr20" draw:text-style-name="P13" draw:layer="layout" svg:width="0.313cm" svg:height="0.317cm" svg:x="32.584cm" svg:y="13.859cm" svg:viewBox="0 0 314 318" svg:d="M0 160c0-90 76-160 160-160s154 70 154 160c0 88-70 158-154 158s-160-70-160-158z">
            <text:p/>
          </draw:path>
          <draw:path draw:style-name="gr21" draw:text-style-name="P3" draw:layer="layout" svg:width="0.313cm" svg:height="0.317cm" svg:x="32.584cm" svg:y="13.859cm" svg:viewBox="0 0 314 318" svg:d="M0 160c0-90 76-160 160-160s154 70 154 160c0 88-70 158-154 158s-160-70-160-158z">
            <text:p/>
          </draw:path>
          <draw:path draw:style-name="gr20" draw:text-style-name="P13" draw:layer="layout" svg:width="0.313cm" svg:height="0.313cm" svg:x="32.868cm" svg:y="14.457cm" svg:viewBox="0 0 314 314" svg:d="M0 160c0-90 76-160 160-160 88 0 154 70 154 160 0 88-66 154-154 154-84 0-160-66-160-154z">
            <text:p/>
          </draw:path>
          <draw:path draw:style-name="gr21" draw:text-style-name="P3" draw:layer="layout" svg:width="0.313cm" svg:height="0.313cm" svg:x="32.868cm" svg:y="14.457cm" svg:viewBox="0 0 314 314" svg:d="M0 160c0-90 76-160 160-160 88 0 154 70 154 160 0 88-66 154-154 154-84 0-160-66-160-154z">
            <text:p/>
          </draw:path>
          <draw:path draw:style-name="gr20" draw:text-style-name="P13" draw:layer="layout" svg:width="0.313cm" svg:height="0.313cm" svg:x="32.77cm" svg:y="14.523cm" svg:viewBox="0 0 314 314" svg:d="M0 160c0-84 70-160 160-160 84 0 154 76 154 160s-70 154-154 154c-90 0-160-70-160-154z">
            <text:p/>
          </draw:path>
          <draw:path draw:style-name="gr21" draw:text-style-name="P3" draw:layer="layout" svg:width="0.313cm" svg:height="0.313cm" svg:x="32.77cm" svg:y="14.523cm" svg:viewBox="0 0 314 314" svg:d="M0 160c0-84 70-160 160-160 84 0 154 76 154 160s-70 154-154 154c-90 0-160-70-160-154z">
            <text:p/>
          </draw:path>
          <draw:path draw:style-name="gr20" draw:text-style-name="P13" draw:layer="layout" svg:width="0.313cm" svg:height="0.313cm" svg:x="32.482cm" svg:y="13.811cm" svg:viewBox="0 0 314 314" svg:d="M0 160c0-94 70-160 160-160 84 0 154 66 154 160 0 84-70 154-154 154-90 0-160-70-160-154z">
            <text:p/>
          </draw:path>
          <draw:path draw:style-name="gr21" draw:text-style-name="P3" draw:layer="layout" svg:width="0.313cm" svg:height="0.313cm" svg:x="32.482cm" svg:y="13.811cm" svg:viewBox="0 0 314 314" svg:d="M0 160c0-94 70-160 160-160 84 0 154 66 154 160 0 84-70 154-154 154-90 0-160-70-160-154z">
            <text:p/>
          </draw:path>
          <draw:path draw:style-name="gr12" draw:text-style-name="P9" draw:layer="layout" svg:width="0.317cm" svg:height="0.317cm" svg:x="32.504cm" svg:y="9.258cm" svg:viewBox="0 0 318 318" svg:d="M0 164c0-88 70-164 164-164 84 0 154 76 154 164 0 84-70 154-154 154-94 0-164-70-164-154z">
            <text:p/>
          </draw:path>
          <draw:path draw:style-name="gr13" draw:text-style-name="P3" draw:layer="layout" svg:width="0.317cm" svg:height="0.317cm" svg:x="32.504cm" svg:y="9.258cm" svg:viewBox="0 0 318 318" svg:d="M0 164c0-88 70-164 164-164 84 0 154 76 154 164 0 84-70 154-154 154-94 0-164-70-164-154z">
            <text:p/>
          </draw:path>
          <draw:path draw:style-name="gr16" draw:text-style-name="P11" draw:layer="layout" svg:width="0.313cm" svg:height="0.313cm" svg:x="32.54cm" svg:y="18.38cm" svg:viewBox="0 0 314 314" svg:d="M0 154c0-84 76-154 160-154s154 70 154 154c0 90-70 160-154 160s-160-70-160-160z">
            <text:p/>
          </draw:path>
          <draw:path draw:style-name="gr17" draw:text-style-name="P3" draw:layer="layout" svg:width="0.313cm" svg:height="0.313cm" svg:x="32.54cm" svg:y="18.38cm" svg:viewBox="0 0 314 314" svg:d="M0 154c0-84 76-154 160-154s154 70 154 154c0 90-70 160-154 160s-160-70-160-160z">
            <text:p/>
          </draw:path>
          <draw:path draw:style-name="gr10" draw:text-style-name="P8" draw:layer="layout" svg:width="0.313cm" svg:height="0.313cm" svg:x="32.69cm" svg:y="17.752cm" svg:viewBox="0 0 314 314" svg:d="M0 154c0-88 70-154 154-154 90 0 160 66 160 154 0 90-70 160-160 160-84 0-154-70-154-160z">
            <text:p/>
          </draw:path>
          <draw:path draw:style-name="gr11" draw:text-style-name="P3" draw:layer="layout" svg:width="0.313cm" svg:height="0.313cm" svg:x="32.69cm" svg:y="17.752cm" svg:viewBox="0 0 314 314" svg:d="M0 154c0-88 70-154 154-154 90 0 160 66 160 154 0 90-70 160-160 160-84 0-154-70-154-160z">
            <text:p/>
          </draw:path>
          <draw:path draw:style-name="gr8" draw:text-style-name="P7" draw:layer="layout" svg:width="0.317cm" svg:height="0.313cm" svg:x="32.292cm" svg:y="13.567cm" svg:viewBox="0 0 318 314" svg:d="M0 160c0-84 70-160 160-160 84 0 158 76 158 160s-74 154-158 154c-90 0-160-70-160-154z">
            <text:p/>
          </draw:path>
          <draw:path draw:style-name="gr9" draw:text-style-name="P3" draw:layer="layout" svg:width="0.317cm" svg:height="0.313cm" svg:x="32.292cm" svg:y="13.567cm" svg:viewBox="0 0 318 314" svg:d="M0 160c0-84 70-160 160-160 84 0 158 76 158 160s-74 154-158 154c-90 0-160-70-160-154z">
            <text:p/>
          </draw:path>
          <draw:path draw:style-name="gr20" draw:text-style-name="P13" draw:layer="layout" svg:width="0.313cm" svg:height="0.317cm" svg:x="32.598cm" svg:y="14.289cm" svg:viewBox="0 0 314 318" svg:d="M0 154c0-84 70-154 160-154 84 0 154 70 154 154 0 90-70 164-154 164-90 0-160-74-160-164z">
            <text:p/>
          </draw:path>
          <draw:path draw:style-name="gr21" draw:text-style-name="P3" draw:layer="layout" svg:width="0.313cm" svg:height="0.317cm" svg:x="32.598cm" svg:y="14.289cm" svg:viewBox="0 0 314 318" svg:d="M0 154c0-84 70-154 160-154 84 0 154 70 154 154 0 90-70 164-154 164-90 0-160-74-160-164z">
            <text:p/>
          </draw:path>
          <draw:path draw:style-name="gr10" draw:text-style-name="P8" draw:layer="layout" svg:width="0.313cm" svg:height="0.313cm" svg:x="32.438cm" svg:y="17.013cm" svg:viewBox="0 0 314 314" svg:d="M0 160c0-84 66-160 154-160 84 0 160 76 160 160s-76 154-160 154c-88 0-154-70-154-154z">
            <text:p/>
          </draw:path>
          <draw:path draw:style-name="gr11" draw:text-style-name="P3" draw:layer="layout" svg:width="0.313cm" svg:height="0.313cm" svg:x="32.438cm" svg:y="17.013cm" svg:viewBox="0 0 314 314" svg:d="M0 160c0-84 66-160 154-160 84 0 160 76 160 160s-76 154-160 154c-88 0-154-70-154-154z">
            <text:p/>
          </draw:path>
          <draw:path draw:style-name="gr22" draw:text-style-name="P14" draw:layer="layout" svg:width="0.313cm" svg:height="0.313cm" svg:x="32.398cm" svg:y="15.279cm" svg:viewBox="0 0 314 314" svg:d="M0 154c0-84 70-154 154-154 90 0 160 70 160 154 0 90-70 160-160 160-84 0-154-70-154-160z">
            <text:p/>
          </draw:path>
          <draw:path draw:style-name="gr23" draw:text-style-name="P3" draw:layer="layout" svg:width="0.313cm" svg:height="0.313cm" svg:x="32.398cm" svg:y="15.279cm" svg:viewBox="0 0 314 314" svg:d="M0 154c0-84 70-154 154-154 90 0 160 70 160 154 0 90-70 160-160 160-84 0-154-70-154-160z">
            <text:p/>
          </draw:path>
          <draw:path draw:style-name="gr22" draw:text-style-name="P14" draw:layer="layout" svg:width="0.313cm" svg:height="0.317cm" svg:x="33.093cm" svg:y="15.081cm" svg:viewBox="0 0 314 318" svg:d="M0 164c0-94 70-164 160-164 84 0 154 70 154 164 0 84-70 154-154 154-90 0-160-70-160-154z">
            <text:p/>
          </draw:path>
          <draw:path draw:style-name="gr23" draw:text-style-name="P3" draw:layer="layout" svg:width="0.313cm" svg:height="0.317cm" svg:x="33.093cm" svg:y="15.081cm" svg:viewBox="0 0 314 318" svg:d="M0 164c0-94 70-164 160-164 84 0 154 70 154 164 0 84-70 154-154 154-90 0-160-70-160-154z">
            <text:p/>
          </draw:path>
          <draw:path draw:style-name="gr8" draw:text-style-name="P7" draw:layer="layout" svg:width="0.313cm" svg:height="0.313cm" svg:x="32.634cm" svg:y="13.509cm" svg:viewBox="0 0 314 314" svg:d="M0 160c0-90 66-160 154-160 84 0 160 70 160 160 0 84-76 154-160 154-88 0-154-70-154-154z">
            <text:p/>
          </draw:path>
          <draw:path draw:style-name="gr9" draw:text-style-name="P3" draw:layer="layout" svg:width="0.313cm" svg:height="0.313cm" svg:x="32.634cm" svg:y="13.509cm" svg:viewBox="0 0 314 314" svg:d="M0 160c0-90 66-160 154-160 84 0 160 70 160 160 0 84-76 154-160 154-88 0-154-70-154-154z">
            <text:p/>
          </draw:path>
          <draw:path draw:style-name="gr4" draw:text-style-name="P5" draw:layer="layout" svg:width="0.313cm" svg:height="0.313cm" svg:x="32.51cm" svg:y="12.126cm" svg:viewBox="0 0 314 314" svg:d="M0 154c0-84 70-154 160-154 84 0 154 70 154 154 0 90-70 160-154 160-90 0-160-70-160-160z">
            <text:p/>
          </draw:path>
          <draw:path draw:style-name="gr5" draw:text-style-name="P3" draw:layer="layout" svg:width="0.313cm" svg:height="0.313cm" svg:x="32.51cm" svg:y="12.126cm" svg:viewBox="0 0 314 314" svg:d="M0 154c0-84 70-154 160-154 84 0 154 70 154 154 0 90-70 160-154 160-90 0-160-70-160-160z">
            <text:p/>
          </draw:path>
          <draw:path draw:style-name="gr4" draw:text-style-name="P5" draw:layer="layout" svg:width="0.313cm" svg:height="0.313cm" svg:x="32.686cm" svg:y="12.134cm" svg:viewBox="0 0 314 314" svg:d="M0 154c0-88 66-154 154-154 90 0 160 66 160 154 0 84-70 160-160 160-88 0-154-76-154-160z">
            <text:p/>
          </draw:path>
          <draw:path draw:style-name="gr5" draw:text-style-name="P3" draw:layer="layout" svg:width="0.313cm" svg:height="0.313cm" svg:x="32.686cm" svg:y="12.134cm" svg:viewBox="0 0 314 314" svg:d="M0 154c0-88 66-154 154-154 90 0 160 66 160 154 0 84-70 160-160 160-88 0-154-76-154-160z">
            <text:p/>
          </draw:path>
          <draw:path draw:style-name="gr8" draw:text-style-name="P7" draw:layer="layout" svg:width="0.313cm" svg:height="0.313cm" svg:x="32.394cm" svg:y="13.615cm" svg:viewBox="0 0 314 314" svg:d="M0 160c0-84 76-160 160-160 88 0 154 76 154 160 0 88-66 154-154 154-84 0-160-66-160-154z">
            <text:p/>
          </draw:path>
          <draw:path draw:style-name="gr9" draw:text-style-name="P3" draw:layer="layout" svg:width="0.313cm" svg:height="0.313cm" svg:x="32.394cm" svg:y="13.615cm" svg:viewBox="0 0 314 314" svg:d="M0 160c0-84 76-160 160-160 88 0 154 76 154 160 0 88-66 154-154 154-84 0-160-66-160-154z">
            <text:p/>
          </draw:path>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4" draw:text-style-name="P15" draw:layer="layout" svg:width="0.981cm" svg:height="0.977cm" svg:x="28.228cm" svg:y="14.129cm" svg:viewBox="0 0 982 978" draw:points="492,978 982,486 492,0 0,486">
            <text:p/>
          </draw:polygon>
          <draw:polygon draw:style-name="gr25" draw:text-style-name="P16" draw:layer="layout" svg:width="0.401cm" svg:height="0.839cm" svg:x="27.073cm" svg:y="19.098cm" svg:viewBox="0 0 402 840" draw:points="274,672 274,678 274,682 274,686 274,694 274,700 274,704 274,708 274,712 274,716 274,722 274,726 274,730 274,734 278,740 278,744 284,748 284,752 284,756 288,756 288,762 288,766 292,770 296,774 300,778 306,784 310,784 314,784 314,788 318,788 322,788 322,792 328,792 332,792 336,792 340,792 346,792 350,792 358,792 358,796 362,796 368,796 372,796 376,796 380,796 384,796 394,796 398,796 398,800 402,800 402,806 402,810 402,814 402,818 402,824 402,828 402,832 402,836 398,836 398,840 372,840 340,840 318,840 300,840 284,836 266,836 252,836 238,836 230,836 226,836 212,836 200,836 182,836 168,836 150,836 128,840 106,840 84,840 58,840 30,840 30,836 26,832 26,828 26,824 26,818 26,814 26,810 26,806 30,800 30,796 40,796 44,796 48,796 54,796 58,796 62,796 66,796 70,796 76,792 80,792 84,792 88,792 92,792 98,792 102,792 102,788 106,788 110,788 116,788 116,784 120,784 124,784 128,778 132,778 132,774 138,774 142,770 146,766 150,762 150,756 154,752 154,748 160,744 160,740 160,734 164,730 164,726 164,722 164,716 164,712 164,708 164,704 164,700 164,694 168,686 168,682 168,678 168,672 168,216 168,212 168,204 164,200 164,190 164,186 164,178 164,172 164,168 164,164 160,160 160,154 160,150 154,150 154,146 150,142 146,138 142,138 138,138 132,138 124,142 110,142 102,146 88,146 80,150 66,154 48,160 36,168 22,172 18,172 14,168 8,164 4,160 4,154 0,150 0,146 0,142 0,138 36,120 70,102 106,84 132,70 164,58 190,44 212,30 234,18 252,8 270,0 274,0 274,4 274,14 274,26 274,40 274,54 274,70 274,88 274,110 274,132 274,160 274,190">
            <text:p/>
          </draw:polygon>
          <draw:polygon draw:style-name="gr25" draw:text-style-name="P16" draw:layer="layout" svg:width="0.499cm" svg:height="0.845cm" svg:x="26.383cm" svg:y="15.873cm" svg:viewBox="0 0 500 846" draw:points="14,194 14,190 14,182 14,178 18,168 18,164 18,154 22,150 22,142 26,138 30,128 36,124 40,116 44,110 48,102 54,98 58,92 62,84 66,80 70,70 80,66 84,62 92,58 98,54 106,44 120,40 128,36 132,30 142,26 154,22 164,18 172,14 182,14 190,8 204,8 212,4 222,4 234,0 244,0 252,0 266,0 274,0 284,0 292,0 296,4 310,4 314,4 322,4 332,8 340,8 350,14 354,14 362,18 372,18 380,22 384,26 394,30 402,36 406,40 416,44 420,48 430,54 434,58 442,66 446,70 452,80 456,84 460,88 468,98 474,106 478,116 478,124 482,128 486,142 486,150 492,160 496,168 496,178 496,190 496,200 496,208 496,216 496,222 496,230 496,238 496,244 496,252 492,256 492,266 486,270 486,278 486,284 482,292 482,296 478,306 474,310 474,314 468,324 464,328 460,336 456,340 452,346 446,354 442,358 438,362 434,368 430,376 424,380 424,384 420,390 416,394 412,394 406,402 402,408 398,412 390,416 384,420 380,430 372,434 368,442 358,446 222,580 200,602 200,606 194,606 194,610 190,616 186,620 186,624 182,628 176,632 172,638 168,642 164,646 160,650 154,660 150,664 150,668 142,682 142,686 138,690 132,694 132,704 128,708 128,712 124,716 124,722 124,730 120,734 120,740 120,744 120,748 120,752 362,752 372,752 376,752 384,748 390,748 394,744 402,744 406,740 412,734 416,730 420,722 424,716 430,712 434,704 434,694 442,682 442,668 446,654 452,646 456,628 460,616 464,616 468,616 474,616 478,616 482,620 486,620 492,620 496,620 496,624 500,624 500,632 500,642 500,646 496,654 496,664 496,682 496,690 492,704 492,716 486,730 486,740 482,752 482,766 482,778 478,792 478,800 474,814 474,824 468,836 468,846 456,846 442,846 430,846 420,846 406,840 398,840 390,840 376,840 368,840 358,840 120,840 0,846 0,832 0,818 0,806 4,792 8,778 14,766 14,756 18,744 26,730 30,716 40,708 44,690 54,672 66,660 76,646 92,628 106,610 124,592 142,576 160,558 262,456 274,442 288,434 296,420 306,408 314,394 322,384 328,372 336,362 346,350 350,336 354,328 358,314 362,300 368,292 368,278 372,266 372,252 376,238 376,226 376,212 376,204 376,194 376,186 372,178 372,168 372,164 372,154 368,146 368,142 362,132 362,124 358,120 354,116 354,110 350,102 346,98 346,92 340,88 336,84 336,80 328,80 328,76 322,70 318,66 314,66 310,62 300,58 296,58 292,54 288,54 284,54 278,54 274,48 270,48 266,48 262,48 256,48 244,48 230,48 216,48 208,54 194,54 186,58 176,62 168,66 160,66 154,76 146,80 142,84 138,88 132,98 128,102 124,106 124,116 124,120 120,124 120,132 120,138 124,138 124,142 124,146 124,150 128,150 128,154 128,160 128,164 132,164 132,168 132,172 132,178 132,182 138,182 138,186 138,190 138,194 138,200 132,204 132,208 132,212 128,216 124,222 124,226 116,226 116,230 106,234 102,234 98,238 92,244 88,244 84,248 80,248 76,248 70,248 66,248 62,248 58,248 54,248 48,248 48,244 44,244 40,238 36,238 30,234 26,230 22,226 22,222 18,222 18,216 14,212 14,208 14,204 14,200">
            <text:p/>
          </draw:polygon>
          <draw:polygon draw:style-name="gr25" draw:text-style-name="P16" draw:layer="layout" svg:width="0.491cm" svg:height="0.857cm" svg:x="27.025cm" svg:y="15.873cm" svg:viewBox="0 0 492 858" draw:points="362,584 362,562 362,544 358,522 358,504 354,492 350,474 340,460 336,442 328,434 318,420 310,412 300,402 292,394 284,390 270,380 256,376 244,376 234,372 216,368 204,368 186,368 172,372 150,372 132,376 120,376 102,380 84,384 66,390 48,394 30,402 76,8 92,8 106,8 124,8 138,8 154,14 168,14 182,14 200,14 212,14 226,14 244,14 262,14 278,14 300,8 322,8 346,8 372,4 394,4 424,0 456,0 464,4 442,98 424,98 406,98 390,102 376,102 358,102 346,102 332,102 318,106 306,106 292,106 284,106 270,102 262,102 244,102 230,102 212,102 194,98 176,98 154,98 132,92 106,324 120,318 128,314 142,310 154,310 168,306 182,306 194,300 212,300 226,300 238,300 256,300 270,300 284,306 296,306 310,310 322,314 336,318 350,324 358,328 372,336 384,340 394,350 406,358 416,368 424,376 434,384 442,394 452,408 456,416 460,430 468,438 474,452 478,470 482,478 482,492 486,504 486,518 492,532 492,544 492,558 492,584 486,606 482,632 478,654 468,678 460,694 452,716 438,740 424,756 406,774 390,788 368,800 350,814 332,828 310,836 288,846 266,850 244,854 216,854 194,858 186,858 176,858 172,854 164,854 154,854 146,854 138,850 128,850 120,846 110,846 102,840 92,836 84,836 76,832 66,828 62,824 54,818 44,814 40,810 30,806 26,800 22,796 18,792 14,788 8,784 4,774 4,770 0,766 0,762 0,756 0,748 0,744 0,740 4,734 4,730 8,730 8,726 14,722 18,716 22,712 26,712 26,708 30,708 36,708 40,704 44,704 48,704 54,704 58,704 66,704 76,708 80,712 88,712 92,716 102,726 106,730 116,740 124,748 124,752 128,752 128,756 128,762 132,762 132,766 138,766 138,770 142,770 150,784 150,788 154,788 154,792 160,792 176,800 182,806 186,806 190,810 194,810 200,810 204,810 208,810 212,810 226,810 238,806 248,800 262,796 270,792 284,788 292,778 300,766 310,756 318,744 328,730 336,716 340,704 350,686 354,672 358,654 358,638 362,620 362,602">
            <text:p/>
          </draw:polygon>
          <draw:polygon draw:style-name="gr25" draw:text-style-name="P16" draw:layer="layout" svg:width="0.491cm" svg:height="0.857cm" svg:x="26.387cm" svg:y="12.513cm" svg:viewBox="0 0 492 858" draw:points="368,584 368,562 368,544 362,526 358,508 358,492 350,478 346,464 340,452 332,438 322,430 314,420 306,408 292,402 284,390 270,384 262,380 248,376 234,372 222,372 208,372 190,372 172,372 154,376 138,376 120,380 102,384 84,390 62,394 44,402 30,408 80,8 98,8 110,14 128,14 142,14 154,14 172,14 186,18 200,18 212,18 230,18 244,18 262,18 284,14 306,14 322,14 350,8 372,8 398,4 424,4 452,0 464,4 442,102 424,102 406,102 394,102 376,106 362,106 350,106 336,106 322,106 310,106 296,106 288,106 274,106 262,106 248,106 234,106 216,102 200,102 176,102 160,98 138,98 106,324 120,318 132,318 146,314 160,310 172,310 186,306 200,306 212,300 230,300 244,300 256,300 270,306 288,306 300,310 314,310 328,314 340,318 350,324 362,332 376,340 384,346 398,354 406,362 416,372 424,380 434,390 442,402 446,412 456,424 460,434 464,446 468,460 474,470 478,482 482,496 482,508 486,518 492,536 492,544 492,562 492,584 486,610 482,632 478,654 468,678 460,700 446,722 438,740 420,756 406,774 390,792 372,806 354,818 336,828 314,836 292,846 270,854 248,858 222,858 200,858 190,858 182,858 172,858 164,858 154,858 150,854 138,854 132,850 124,850 110,846 106,840 98,840 88,836 80,832 66,832 58,828 54,824 44,818 40,814 30,810 22,806 18,796 14,792 8,788 8,784 4,778 4,774 0,770 0,762 0,756 0,752 0,748 0,744 4,740 4,734 8,730 8,726 14,726 14,722 18,716 22,716 22,712 26,712 30,708 36,708 40,708 44,704 48,704 58,704 66,708 76,708 84,712 92,716 98,722 106,726 110,734 120,744 124,748 124,752 128,752 128,756 132,756 132,762 138,766 138,770 142,770 142,774 146,774 154,784 154,788 160,792 160,796 164,796 176,806 182,806 186,806 186,810 190,810 194,810 200,810 204,810 208,810 212,810 216,810 230,810 238,810 252,806 262,800 274,796 284,788 292,778 306,770 314,756 322,748 332,734 340,722 346,704 350,690 358,672 358,654 362,642 368,624 368,606">
            <text:p/>
          </draw:polygon>
          <draw:path draw:style-name="gr25" draw:text-style-name="P16" draw:layer="layout" svg:width="0.529cm" svg:height="0.857cm" svg:x="27.003cm" svg:y="12.513cm" svg:viewBox="0 0 530 858" svg:d="M270 48h-4-4-10v6h-4-4-6-4l-4 4h-4v4h-4l-6 4-4 4h-4l-4 6-4 4-6 4v4l-8 4v10l-4 4-6 4-4 10-4 4v8l-4 6-4 8-6 8v10l-4 8v10l-4 8-4 14v12l-4 14v14l-6 12v14l-4 14v16 14l-4 18v14 16 18 18l-4 18v18 22 4 10 8 4 10 4 8l4 4v10 8 6 4 8 10 4 8 10l4 8v8 10 8 6l4 8v8 10l6 8v4l4 10v8l4 6v8 4l4 10 4 4v8l6 4v10l4 4 4 10v4l4 8 4 4v6l6 4 4 8 4 4h4l6 6 4 4 4 4 4 4 4 4h6l4 6h8 4l6 4h8 10 4 4 4 4 6 4v-4h4 4 4l6-6h4l4-4h4v-4h4l6-4 4-4h4v-6h4v-4h6l4-4v-4l4-4 4-6v-4h4v-4l6-4v-10l4-4 4-4v-4l4-6v-8l4-4v-4l6-10v-4l4-18 4-22 4-22v-26l4-28v-30l6-32v-30-40-36-26-22-26-22l-6-22-4-18v-22l-4-18-4-22-4-18-6-18-4-14-4-12-4-14-10-12-4-10-8-8-4-10-6-8-8-4-4-6-6-4-8-4-4-4h-4l-10-4h-4l-8-6h-6zM266 858h-22l-14-4h-18l-12-4-14-10-14-4-12-8-14-4-14-14-12-10-10-12-8-14-14-12-8-14-10-14-8-18-8-16-6-18-8-14-4-22-10-18-4-18-4-22-4-22-6-18v-22l-4-22-4-22v-22-22-14-16-14l4-18v-14l4-12v-18-14l6-12 4-14v-14l4-12 4-14v-14l10-12v-14l4-12 4-14 4-8 6-14 8-10 4-8 4-8 6-10 8-12 4-6 4-8 10-10 4-8 10-8 4-6 8-8 4-4 10-10 8-4 4-4 10-4 8-6 4-4 10-4 8-4 10-4h4l8-6 10-4h8 10 8l10-4h8l22 4h18l18 4 18 10 16 8 18 10 14 8 18 14 12 18 14 12 18 28 18 26 12 30 14 32 8 34 10 36 4 36 4 40 4 34v46 16 18 18 18l-4 18v14l-4 16v18l-4 14-4 18-6 12-4 14-4 14v12l-4 14-4 14-10 12-4 10-4 8-6 14-4 8-8 4-4 14-6 4-8 10-4 8-10 8-4 6-8 8-10 8-4 6-8 4-6 4-8 10-8 4-6 4-8 4h-4l-10 4-4 6-8 4h-10-4l-8 4h-10-4l-4 4h-10-8z">
            <text:p/>
          </draw:path>
          <draw:polygon draw:style-name="gr25" draw:text-style-name="P16" draw:layer="layout" svg:width="0.513cm" svg:height="0.867cm" svg:x="26.383cm" svg:y="9.156cm" svg:viewBox="0 0 514 868" draw:points="168,106 164,106 160,106 154,106 150,106 150,110 146,110 142,110 138,110 132,110 124,110 120,116 116,116 110,120 106,120 102,124 98,124 92,128 88,132 84,138 80,142 80,146 76,146 70,150 70,154 66,164 66,168 62,172 58,178 58,182 54,190 54,200 48,204 48,212 44,222 44,226 40,226 36,226 30,226 26,226 22,226 18,226 14,226 8,226 4,226 0,222 8,168 18,110 18,102 18,98 18,88 18,84 18,80 22,76 22,70 22,62 22,58 22,54 22,44 22,40 22,36 26,26 26,22 26,18 26,14 26,8 26,4 26,0 30,0 36,0 40,0 40,4 44,4 48,4 54,8 58,8 62,14 66,14 70,14 76,14 80,18 84,18 88,18 98,18 102,18 390,18 398,18 406,18 420,18 430,14 442,14 452,14 460,8 474,8 482,4 496,4 514,18 380,362 368,394 358,424 346,456 336,482 328,514 318,536 310,558 306,576 296,598 292,610 208,862 110,868 98,854 120,810 146,756 172,694 200,628 230,558 262,478 296,394 332,306 372,208 412,106">
            <text:p/>
          </draw:polygon>
          <draw:polygon draw:style-name="gr25" draw:text-style-name="P16" draw:layer="layout" svg:width="0.491cm" svg:height="0.857cm" svg:x="27.025cm" svg:y="9.16cm" svg:viewBox="0 0 492 858" draw:points="362,584 362,562 362,544 358,522 358,508 354,492 350,474 340,460 336,446 328,438 318,424 310,416 300,408 292,398 284,394 270,384 256,380 244,380 234,376 216,376 204,376 186,376 172,376 150,376 132,380 120,380 102,384 84,390 66,394 48,402 30,408 76,8 92,8 106,8 124,8 138,8 154,14 168,14 182,14 200,14 212,14 226,14 244,14 262,14 278,14 300,8 322,8 346,8 372,4 394,4 424,0 456,0 464,4 442,98 424,98 406,98 390,102 376,102 358,102 346,106 332,106 318,106 306,106 292,106 284,106 270,106 262,106 244,102 230,102 212,102 194,98 176,98 154,92 132,92 106,324 120,318 128,314 142,310 154,310 168,306 182,306 194,300 212,300 226,300 238,300 256,300 270,300 284,306 296,306 310,310 322,314 336,318 350,324 358,328 372,340 384,350 394,354 406,362 416,372 424,380 434,390 442,402 452,412 456,420 460,434 468,442 474,456 478,470 482,482 482,492 486,504 486,518 492,532 492,544 492,558 492,584 486,606 482,632 478,654 468,678 460,700 452,716 438,740 424,756 406,774 390,788 368,806 350,814 332,828 310,836 288,846 266,850 244,854 216,858 194,858 186,858 176,858 172,858 164,854 154,854 146,854 138,850 128,850 120,846 110,846 102,840 92,836 84,836 76,832 66,828 62,824 54,818 44,814 40,810 30,806 26,800 22,796 18,792 14,788 8,784 4,774 4,770 0,766 0,762 0,756 0,752 0,748 0,744 0,740 4,734 4,730 8,730 8,726 14,722 18,716 22,712 26,712 26,708 30,708 36,708 40,704 44,704 48,704 54,704 58,704 66,704 76,708 80,712 88,712 92,716 102,726 106,730 116,740 124,748 124,752 128,752 128,756 128,762 132,762 132,766 138,766 138,770 142,770 150,784 150,788 154,788 154,792 160,792 176,800 176,806 182,806 186,806 190,806 190,810 194,810 200,810 204,810 208,810 212,810 226,810 238,806 248,806 262,796 270,792 284,788 292,778 300,766 310,756 318,744 328,730 336,716 340,704 350,686 354,672 358,654 358,638 362,620 362,602">
            <text:p/>
          </draw:polygon>
          <draw:polygon draw:style-name="gr25" draw:text-style-name="P16" draw:layer="layout" svg:width="0.401cm" svg:height="0.845cm" svg:x="25.795cm" svg:y="5.807cm" svg:viewBox="0 0 402 846" draw:points="278,672 278,678 278,686 278,690 278,694 278,700 278,704 278,708 278,712 284,716 284,722 284,726 284,730 284,734 284,740 284,744 288,744 288,748 288,752 292,756 292,762 292,766 296,766 296,770 300,774 306,778 310,778 310,784 314,784 318,788 322,788 328,792 332,792 336,792 340,792 346,792 350,796 354,796 358,796 362,796 368,796 372,796 376,796 380,796 390,796 394,796 398,796 398,800 402,800 402,806 402,810 402,814 402,818 402,824 402,828 402,832 402,836 402,840 398,840 398,846 372,840 350,840 328,840 306,840 288,840 270,840 262,840 248,840 238,840 230,840 216,840 204,840 190,840 172,840 154,840 132,840 110,840 88,840 66,840 36,846 36,840 30,840 30,836 30,832 30,828 26,828 26,824 26,818 26,814 30,814 30,810 30,806 30,800 36,800 36,796 44,796 48,796 54,796 58,796 66,796 70,796 76,796 80,796 84,796 88,796 92,792 98,792 102,792 106,792 110,792 116,788 120,788 124,788 128,788 128,784 132,784 138,778 142,778 142,774 146,774 150,770 150,766 154,766 154,762 160,756 160,752 164,748 164,744 164,740 168,734 168,730 168,726 168,722 168,716 172,712 172,708 172,704 172,700 172,694 172,690 172,686 172,678 172,672 172,222 172,212 172,204 172,200 172,190 172,186 168,182 168,172 168,168 168,164 168,160 164,154 164,150 160,146 154,146 154,142 150,142 146,142 138,142 128,142 120,146 106,146 98,150 84,154 70,154 58,164 44,168 22,178 18,172 14,168 8,164 8,160 4,154 4,150 0,146 0,142 0,138 44,120 80,102 110,88 142,70 168,58 194,44 216,36 238,22 256,8 274,0 278,0 278,4 284,4 284,8 284,18 284,26 284,40 278,54 278,70 278,92 278,116 278,138 278,164 278,190">
            <text:p/>
          </draw:polygon>
          <draw:path draw:style-name="gr25" draw:text-style-name="P16" draw:layer="layout" svg:width="0.529cm" svg:height="0.857cm" svg:x="26.365cm" svg:y="5.803cm" svg:viewBox="0 0 530 858" svg:d="M266 48h-4-6-4l-4 6h-4-10l-4 4h-4l-4 4h-6v4l-8 4-4 6-4 4-6 4-4 4-4 4-4 10-6 4v4l-4 10-4 4-4 14v4l-4 8-6 10-4 8v10l-4 8v8l-4 14v8l-4 14v14l-6 12-4 14v14 16l-4 14v18 14l-4 16v18 18 18 18 22 4 10 8 4 10 4 8 4 10 8 6 4l4 8v10 4 8 10 8l4 8v10 8 6 8l4 8v10l6 8v4 10l4 8v6l4 8v4l4 10v4l4 8v4l6 10 4 4v10l4 4 4 8v4l4 6 6 4 4 4 4 8h4l6 6v4l4 4 4 4 8 4h6l4 6h4 4l10 4h4 8 6 4 4 4 4l6-4h4 4 4v-6h4 6l4-4 4-4h4 4v-4l6-4 4-6 4-4h4v-4l6-4 4-4v-6l4-4 4-4 4-4v-4l6-10v-4l8-4v-6l4-8v-4l4-4v-10l6-4 4-18v-22l4-22 4-26 4-28v-30-32l6-30v-36-40-26-22-26l-6-22v-22l-4-18-4-22-4-18v-18l-4-18-6-18-4-12-12-14-6-14-4-16-4-10-8-8-6-10-8-8-4-4-6-6-8-4-4-4-4-4-6-4h-8-8l-6-6h-4zM262 858h-18l-18-4h-14l-12-4-18-4-14-10-14-8-8-4-14-14-12-10-10-12-12-14-10-8-8-18-10-14-8-18-8-16-10-14-4-18-10-22-4-18-8-22-4-18v-22l-6-18-4-22v-22l-4-22v-22-18-18-16-14l4-18v-14-12l4-14v-18l6-12v-14l4-14 4-12 4-14v-14l4-12 6-14 4-8 4-14 4-8 6-14 4-8 8-10 4-8 6-10 4-12 8-10 4-8 6-10 8-8 10-8 4-6 4-8 8-4 10-10 4-4 8-4 10-4 4-6 8-4 10-4 8-4 6-4h8l8-6h10l4-4h14 4l8-4h10l18 4 22 4h16l18 10 18 8 22 10 14 8 12 14 18 18 14 16 18 28 12 30 18 28 10 30 8 30 14 36 4 36 4 40 4 40v40 16 18l-4 18v18 18l-4 14v16l-4 18v14l-4 18-6 12-4 14-4 14-4 12-4 14-6 14-4 12-4 10-4 8-6 14-8 8-4 10-4 8-10 4-4 14-4 4-10 8-8 6-4 8-10 8-8 6-4 4-10 8-4 6-14 4-4 4-8 4h-10l-4 4-8 6-6 4h-8-8l-6 4h-8-4l-10 4h-4-8z">
            <text:p/>
          </draw:path>
          <draw:path draw:style-name="gr25" draw:text-style-name="P16" draw:layer="layout" svg:width="0.529cm" svg:height="0.857cm" svg:x="27.003cm" svg:y="5.803cm" svg:viewBox="0 0 530 858" svg:d="M270 48h-4-4-10v6h-4-4-6-4l-4 4h-4v4h-4l-6 4-4 4h-4l-4 6-4 4-6 4v4l-8 4v10l-4 4-6 4-4 10-4 4v14l-4 4-4 8-6 10v8l-4 10v8l-4 8-4 14v8l-4 14v14l-6 12v14l-4 14v16 14l-4 18v14 16 18 18l-4 18v18 22 4 10 8 4 10 4 8l4 4v10 8 6 4 8 10 4 8 10l4 8v8 10 8 6l4 8v8 10l6 8v4l4 10v8l4 6v8 4l4 10 4 4v8l6 4v10l4 4 4 10v4l4 8 4 4v6l6 4 4 4 4 8h4l6 6 4 4 4 4 4 4 4 4h6l4 6h8 4l6 4h8 10 4 4 4 4 6 4v-4h4 4 4l6-6h4l4-4h4v-4h4 6v-4l4-4h4v-6h4v-4h6l4-4v-4l4-4 4-6v-4h4v-4l6-4v-4l4-10 4-4v-4l4-6v-8l4-4v-4l6-10v-4l4-18 4-22 4-22v-26l4-28v-30l6-32v-30-36-40-26-22-26-22l-6-22-4-18v-22l-4-18-4-18-4-18-6-18-4-12-4-14-4-14-10-16-4-10-8-8-4-10-6-8-8-4-4-6-6-4-8-4-4-4-4-4h-10-4l-8-6h-6zM266 858h-22l-14-4h-18l-12-4-14-4-14-10-12-8-14-4-14-14-12-10-10-12-8-14-14-8-8-18-10-14-8-18-8-16-6-14-8-18-4-22-10-18-4-22-4-18-4-22-6-18v-22l-4-22-4-22v-22-18-18-16-14l4-18v-14l4-12v-14-18l6-12 4-14v-14l4-12 4-14v-14l10-12v-14l4-8 4-14 4-8 6-14 8-8 4-10 4-8 6-10 8-12 4-10 4-8 10-10 4-8 10-8 4-6 8-8 4-4 10-10 8-4 4-4 10-4 8-6 4-4 10-4 8-4 10-4h4l8-6h10l8-4h10 8l10-4h8l22 4 18 4h18l18 10 16 8 18 10 14 8 18 14 12 18 14 16 18 28 18 30 12 28 14 30 8 30 10 36 4 36 4 40 4 40v40 16 18 18 18l-4 18v14l-4 16v18l-4 14-4 18-6 12-4 14-4 14v12l-4 14-4 14-10 12-4 10-4 8-6 14-4 8-8 10-4 8-6 4-8 14-4 4-10 8-4 6-8 8-10 8-4 6-8 4-6 8-8 6-8 4-6 4-8 4h-4l-10 4-4 6-8 4h-10-4l-8 4h-10-4l-4 4h-10-8z">
            <text:p/>
          </draw:path>
          <draw:polygon draw:style-name="gr25" draw:text-style-name="P16" draw:layer="layout" svg:width="0.401cm" svg:height="0.845cm" svg:x="25.795cm" svg:y="3.121cm" svg:viewBox="0 0 402 846" draw:points="278,668 278,672 278,686 278,690 278,694 278,700 278,704 278,708 278,716 284,716 284,722 284,726 284,730 284,734 284,740 284,744 288,748 288,752 288,756 292,756 292,762 292,766 296,770 296,774 300,774 300,778 306,778 310,784 314,784 318,788 322,788 328,792 332,792 336,792 340,796 346,796 350,796 354,796 358,796 362,796 368,796 372,796 376,796 380,796 390,796 394,800 398,800 402,806 402,810 402,814 402,818 402,824 402,828 402,832 402,836 402,840 398,840 398,846 372,840 350,840 328,840 306,840 288,840 270,840 262,840 248,840 238,840 230,840 216,840 204,840 190,840 172,840 154,840 132,840 110,840 88,840 66,840 36,846 36,840 30,840 30,836 30,832 26,828 26,824 26,818 26,814 30,814 30,810 30,806 36,800 44,800 48,796 54,796 58,796 66,796 70,796 76,796 80,796 84,796 88,796 92,796 98,796 102,792 106,792 110,792 116,788 120,788 124,788 128,788 128,784 132,784 138,784 138,778 142,778 142,774 146,774 150,774 150,770 154,766 154,762 160,756 160,752 164,752 164,748 164,744 164,740 168,734 168,730 168,726 168,722 168,716 172,712 172,708 172,704 172,700 172,694 172,690 172,686 172,672 172,668 172,222 172,212 172,208 172,200 172,190 172,186 168,182 168,178 168,168 168,164 164,160 164,154 164,150 160,150 160,146 154,146 154,142 150,142 146,142 138,142 128,142 120,146 106,146 98,150 84,154 70,160 58,164 44,168 22,178 18,172 14,168 8,164 8,160 4,160 4,154 0,150 0,142 0,138 44,124 80,106 110,88 142,76 168,58 194,48 216,36 238,22 256,8 274,0 278,0 278,4 284,4 284,8 284,18 284,26 284,40 278,54 278,70 278,92 278,116 278,138 278,164 278,190">
            <text:p/>
          </draw:polygon>
          <draw:polygon draw:style-name="gr25" draw:text-style-name="P16" draw:layer="layout" svg:width="0.499cm" svg:height="0.845cm" svg:x="26.383cm" svg:y="3.121cm" svg:viewBox="0 0 500 846" draw:points="14,194 14,186 14,182 14,178 18,168 18,164 18,154 22,150 22,142 26,138 30,128 36,124 40,116 44,110 48,102 54,98 58,88 62,84 66,80 70,70 80,66 84,58 92,54 98,48 106,44 120,40 128,36 132,30 142,26 154,22 164,18 172,14 182,8 190,8 204,4 212,4 222,0 234,0 244,0 252,0 266,0 274,0 284,0 292,0 296,0 310,0 314,4 322,4 332,4 340,8 350,8 354,14 362,18 372,18 380,22 384,26 394,30 402,36 406,36 416,44 420,48 430,54 434,58 442,62 446,70 452,76 456,84 460,88 468,98 474,106 478,110 478,124 482,128 486,138 486,150 492,160 496,168 496,178 496,186 496,194 496,208 496,216 496,222 496,230 496,238 496,244 496,248 492,256 492,266 486,270 486,278 486,284 482,292 482,296 478,300 474,310 474,314 468,324 464,328 460,336 456,340 452,346 446,350 442,358 438,362 434,368 430,372 424,376 424,380 420,390 416,394 412,394 406,398 402,402 398,412 390,416 384,420 380,430 372,434 368,442 358,446 222,580 200,602 200,606 194,606 194,610 190,616 186,616 186,620 182,624 176,632 172,638 168,642 164,646 160,650 154,660 150,664 150,668 142,672 142,678 138,686 132,690 132,694 128,704 128,708 124,712 124,716 124,722 120,726 120,734 120,740 120,744 120,748 362,748 372,748 376,748 384,744 390,744 394,740 402,740 406,734 412,730 416,726 420,716 424,712 430,704 434,694 434,690 442,678 442,668 446,654 452,642 456,628 460,616 464,616 468,616 474,616 478,616 482,616 486,616 492,620 496,620 500,620 500,624 500,628 500,638 500,646 496,654 496,664 496,672 496,686 492,700 492,712 486,722 486,734 482,748 482,762 482,774 478,784 478,796 474,806 474,824 468,832 468,846 456,840 442,840 430,840 420,840 406,840 398,840 390,840 376,840 368,840 358,840 120,840 0,846 0,832 0,814 0,800 4,788 8,774 14,762 14,748 18,740 26,726 30,712 40,700 44,686 54,672 66,660 76,642 92,624 106,610 124,592 142,576 160,554 262,456 274,442 288,430 296,420 306,408 314,394 322,380 328,372 336,358 346,350 350,336 354,324 358,314 362,300 368,292 368,278 372,266 372,252 376,238 376,226 376,212 376,204 376,194 376,186 372,178 372,168 372,160 372,154 368,146 368,138 362,132 362,124 358,120 354,110 354,106 350,102 346,98 346,92 340,88 336,84 336,80 328,76 322,70 318,66 314,62 310,62 310,58 300,58 296,54 292,54 288,54 284,48 278,48 274,48 270,48 266,48 262,48 256,48 244,48 230,48 216,48 208,48 194,54 186,58 176,58 168,62 160,66 154,70 146,80 142,84 138,88 132,92 128,102 124,106 124,110 124,116 120,124 120,128 120,132 120,138 124,138 124,142 124,146 124,150 128,150 128,154 128,160 132,164 132,168 132,172 132,178 132,182 138,182 138,186 138,190 138,194 138,200 132,204 132,208 132,212 128,216 124,222 116,226 116,230 106,234 102,234 98,238 92,238 88,244 84,244 80,244 76,248 70,248 66,248 62,248 58,248 54,244 48,244 44,244 40,238 36,238 30,234 26,230 22,226 22,222 18,216 18,212 14,212 14,208 14,204 14,200">
            <text:p/>
          </draw:polygon>
          <draw:path draw:style-name="gr25" draw:text-style-name="P16" draw:layer="layout" svg:width="0.529cm" svg:height="0.853cm" svg:x="27.003cm" svg:y="3.121cm" svg:viewBox="0 0 530 854" svg:d="M270 48h-4-4-10-4-4-6l-4 6h-4-4v4h-4l-6 4-4 4-4 4h-4l-4 6-6 4v4l-8 4v10l-4 4-6 4-4 10-4 8v4l-4 10-4 4-6 8v10l-4 8v10l-4 12-4 10v12l-4 10v12l-6 14v18l-4 12v18 18l-4 14v18 12 18 22l-4 14v22 18 8 4 10 8 4 6 8l4 8v6 4 8 10 4 8 10 4 8l4 10v8 10 8 10l4 8v4 10l6 8v4l4 10v8l4 4v10 8l4 4 4 10v4l6 8v6l4 8 4 4v10l4 4 4 4v4l6 6 4 8 4 4 4 4 6 6h4l4 4 4 4 4 4h6l4 4h8l4 6h6 8 10 4 4 4 4 6 4 4l4-6h4 6v-4h4 4l4-4v-4h4 6v-4h4l4-6 4-4 6-4 4-4v-4l4-6h4v-4l4-4v-4l6-4v-6l4-8 4-4v-6l4-4v-8l4-4v-6l6-4v-8l4-18 4-22 4-22v-28l4-26v-30l6-32v-30-36-40-26-22-22-28l-6-22-4-16v-28l-4-18-4-16-4-18-6-18-4-14-4-12-4-14-10-14-4-8-8-10-4-8-6-8-8-6-4-4-6-4-8-4-4-4h-4l-10-6h-4-8-6zM266 854h-22-14l-18-4-12-4-14-6-14-8-12-4-14-10-14-8-12-14-10-12-8-10-14-12-8-14-10-18-8-14-8-16-6-18-8-18-4-18-10-22-4-22-4-18-4-18-6-22v-22l-4-18-4-22v-22-22-18-12-18l4-14v-18l4-12v-14-14l6-18 4-12v-14l4-12 4-18v-14l10-14v-8l4-14 4-8 4-14 6-8 8-10 4-12 4-10 6-8 8-8 4-10 4-8 10-10 4-8 10-4 4-10 8-8 4-4 10-6 8-8 4-4 10-6 8-4 4-4 10-4 8-4 10-6h4l8-4h10l8-4h10 8 10 8 22 18l18 4 18 10 16 8 18 8 14 14 18 14 12 12 14 18 18 28 18 26 12 26 14 32 8 34 10 36 4 36 4 40 4 38v40 18 18 18 18l-4 18v18l-4 12v18l-4 14-4 16-6 14-4 14-4 18v12l-4 14-4 8-10 14-4 8-4 10-6 12-4 10-8 8-4 10-6 8-8 10-4 8-10 4-4 10-8 4-10 8-4 4-8 6-6 8-8 4-8 6-6 4-8 4-4 4h-10l-4 4-8 6h-10l-4 4h-8-10l-4 4h-4-10-8z">
            <text:p/>
          </draw:path>
          <draw:line draw:style-name="gr2" draw:text-style-name="P3" draw:layer="layout" svg:x1="38.808cm" svg:y1="19.474cm" svg:x2="46.67cm" svg:y2="19.474cm">
            <text:p/>
          </draw:line>
          <draw:line draw:style-name="gr2" draw:text-style-name="P3" draw:layer="layout" svg:x1="38.808cm" svg:y1="14.155cm" svg:x2="46.67cm" svg:y2="14.155cm">
            <text:p/>
          </draw:line>
          <draw:line draw:style-name="gr2" draw:text-style-name="P3" draw:layer="layout" svg:x1="38.808cm" svg:y1="8.832cm" svg:x2="46.67cm" svg:y2="8.832cm">
            <text:p/>
          </draw:line>
          <draw:line draw:style-name="gr27" draw:text-style-name="P3" draw:layer="layout" svg:x1="38.808cm" svg:y1="3.515cm" svg:x2="46.67cm" svg:y2="3.515cm">
            <text:p/>
          </draw:line>
          <draw:polygon draw:style-name="gr3" draw:text-style-name="P4" draw:layer="layout" svg:width="6.046cm" svg:height="9.923cm" svg:x="40.172cm" svg:y="9.55cm" svg:viewBox="0 0 6047 9924" draw:points="526,9924 500,9906 478,9884 456,9868 434,9850 410,9828 388,9810 366,9788 350,9770 326,9752 310,9730 292,9712 270,9694 252,9672 238,9654 220,9632 204,9616 190,9598 172,9576 160,9558 146,9536 132,9518 120,9500 106,9478 98,9460 84,9438 76,9420 66,9402 58,9380 48,9364 40,9346 36,9324 26,9306 22,9284 18,9266 14,9244 8,9226 4,9208 0,9186 0,9168 0,9150 0,9128 0,9112 0,9088 0,9072 0,9054 4,9032 4,9014 8,8996 14,8974 18,8956 22,8934 30,8916 36,8894 44,8876 48,8860 58,8836 66,8820 76,8798 84,8780 92,8762 106,8740 114,8722 128,8704 136,8682 150,8664 164,8646 176,8624 190,8606 204,8584 216,8568 230,8546 248,8528 260,8510 274,8488 292,8470 304,8448 322,8430 340,8412 358,8390 376,8372 394,8354 406,8332 424,8316 446,8298 460,8276 482,8258 500,8236 516,8218 534,8196 552,8178 570,8156 588,8138 610,8120 628,8098 646,8080 668,8064 684,8042 702,8024 720,8006 742,7984 760,7966 778,7944 796,7926 814,7908 836,7886 852,7868 870,7846 888,7828 910,7806 928,7788 946,7772 964,7750 980,7732 998,7714 1016,7692 1034,7674 1052,7656 1070,7634 1086,7616 1100,7594 1118,7576 1136,7560 1154,7537 1166,7521 1184,7499 1202,7481 1216,7459 1228,7441 1246,7423 1260,7401 1276,7383 1290,7365 1304,7343 1316,7325 1330,7309 1344,7285 1360,7269 1370,7247 1382,7229 1396,7207 1410,7189 1422,7171 1436,7149 1444,7131 1458,7109 1466,7091 1480,7073 1490,7051 1502,7033 1512,7017 1520,6995 1528,6977 1542,6959 1550,6937 1560,6919 1568,6897 1578,6879 1586,6857 1596,6839 1604,6821 1608,6799 1618,6781 1626,6759 1634,6743 1640,6725 1648,6703 1652,6685 1662,6667 1666,6645 1670,6627 1680,6605 1684,6587 1688,6569 1692,6547 1702,6529 1706,6507 1710,6489 1714,6467 1718,6451 1724,6433 1728,6411 1732,6393 1740,6375 1746,6353 1746,6335 1750,6317 1754,6295 1754,6277 1758,6255 1762,6237 1768,6221 1768,6199 1772,6181 1772,6159 1776,6141 1776,6119 1780,6101 1780,6083 1786,6061 1786,6043 1790,6025 1790,6003 1790,5985 1794,5963 1794,5947 1794,5929 1794,5907 1798,5889 1798,5871 1798,5849 1798,5831 1798,5809 1802,5791 1802,5769 1802,5751 1802,5733 1802,5711 1802,5695 1808,5677 1808,5655 1808,5637 1808,5615 1808,5597 1808,5579 1808,5557 1808,5539 1808,5521 1808,5499 1808,5481 1808,5459 1808,5443 1812,5419 1812,5403 1812,5385 1812,5363 1812,5345 1812,5323 1812,5305 1812,5287 1812,5265 1812,5247 1812,5229 1812,5207 1812,5191 1812,5167 1812,5151 1816,5133 1816,5111 1816,5093 1816,5071 1816,5053 1816,5035 1816,5013 1816,4995 1816,4973 1816,4955 1816,4937 1816,4915 1816,4899 1820,4881 1820,4859 1820,4841 1820,4819 1820,4801 1820,4783 1820,4761 1820,4743 1824,4721 1824,4703 1824,4685 1824,4663 1824,4647 1824,4625 1830,4607 1830,4589 1830,4567 1830,4549 1830,4531 1830,4509 1834,4491 1834,4469 1834,4451 1834,4429 1838,4411 1838,4395 1838,4373 1842,4355 1842,4333 1842,4315 1842,4297 1846,4275 1846,4257 1846,4239 1852,4217 1852,4199 1852,4181 1852,4159 1856,4143 1856,4119 1856,4103 1860,4081 1860,4063 1860,4045 1864,4023 1864,4005 1870,3983 1870,3965 1870,3947 1874,3925 1874,3907 1874,3891 1878,3867 1878,3851 1878,3833 1882,3811 1882,3793 1886,3771 1886,3753 1886,3731 1892,3713 1892,3691 1896,3673 1896,3655 1900,3633 1900,3615 1900,3599 1904,3577 1904,3559 1908,3541 1908,3519 1908,3501 1914,3483 1914,3461 1918,3443 1918,3421 1922,3403 1922,3381 1926,3363 1926,3341 1926,3325 1930,3307 1930,3285 1936,3267 1936,3249 1940,3227 1940,3209 1940,3191 1944,3169 1944,3151 1948,3129 1948,3111 1952,3095 1952,3073 1952,3055 1958,3033 1958,3015 1962,2993 1962,2975 1962,2957 1966,2935 1966,2917 1970,2899 1970,2877 1976,2859 1976,2843 1976,2821 1980,2803 1980,2781 1984,2763 1984,2745 1984,2723 1988,2705 1988,2683 1988,2665 1992,2643 1992,2625 1992,2607 1998,2585 1998,2567 2002,2551 2002,2529 2002,2512 2006,2490 2006,2472 2006,2454 2010,2432 2010,2414 2010,2392 2014,2374 2014,2356 2014,2334 2020,2316 2020,2294 2020,2278 2020,2260 2024,2238 2024,2220 2028,2202 2028,2180 2028,2162 2032,2140 2032,2122 2032,2104 2036,2082 2036,2064 2036,2042 2042,2026 2042,2008 2042,1986 2046,1968 2046,1946 2046,1928 2050,1910 2050,1888 2054,1870 2054,1852 2054,1830 2060,1808 2060,1786 2064,1768 2064,1750 2064,1728 2068,1712 2068,1690 2072,1672 2072,1650 2076,1632 2076,1614 2082,1592 2082,1574 2086,1556 2090,1534 2090,1516 2094,1494 2094,1476 2098,1460 2098,1438 2104,1420 2108,1402 2112,1380 2112,1362 2116,1340 2120,1322 2120,1300 2126,1282 2130,1264 2134,1242 2138,1224 2138,1208 2142,1186 2148,1168 2152,1146 2156,1128 2160,1110 2166,1088 2170,1070 2174,1052 2178,1030 2182,1012 2188,990 2192,972 2196,950 2200,932 2204,916 2210,894 2218,876 2222,854 2226,836 2232,818 2236,796 2244,778 2250,760 2254,738 2258,720 2262,704 2272,680 2276,664 2284,642 2288,624 2298,602 2302,584 2306,566 2316,544 2320,526 2328,504 2332,486 2342,468 2346,446 2356,428 2360,412 2368,390 2372,372 2382,350 2386,332 2394,314 2404,292 2408,274 2416,252 2422,234 2430,216 2440,194 2443,176 2451,154 2461,138 2465,120 2473,98 2483,80 2487,62 2495,40 2499,22 2509,0 3539,0 3547,22 3555,40 3561,62 3569,80 3577,98 3583,120 3591,138 3601,154 3605,176 3613,194 3617,216 3627,234 3635,252 3639,274 3649,292 3657,314 3661,332 3671,350 3675,372 3685,390 3689,412 3697,428 3701,446 3711,468 3719,486 3723,504 3729,526 3737,544 3741,566 3751,584 3755,602 3763,624 3767,642 3773,664 3781,680 3785,704 3791,720 3799,738 3803,760 3807,778 3817,796 3821,818 3825,836 3829,854 3835,876 3843,894 3847,916 3851,932 3857,950 3861,972 3865,990 3869,1012 3875,1030 3879,1052 3883,1070 3887,1088 3891,1110 3897,1128 3901,1146 3905,1168 3905,1186 3909,1208 3913,1224 3919,1242 3923,1264 3927,1282 3927,1300 3931,1322 3935,1340 3935,1362 3941,1380 3945,1402 3945,1420 3949,1438 3953,1460 3953,1476 3957,1494 3963,1516 3963,1534 3967,1556 3967,1574 3971,1592 3971,1614 3975,1632 3975,1650 3981,1672 3981,1690 3985,1712 3985,1728 3989,1750 3989,1768 3989,1786 3993,1808 3993,1830 3997,1852 3997,1870 3997,1888 4003,1910 4003,1928 4007,1946 4007,1968 4007,1986 4011,2008 4011,2026 4011,2042 4015,2064 4015,2082 4015,2104 4019,2122 4019,2140 4019,2162 4025,2180 4025,2202 4025,2220 4029,2238 4029,2260 4029,2278 4033,2294 4033,2316 4033,2334 4037,2356 4037,2374 4037,2392 4041,2414 4041,2432 4041,2454 4047,2472 4047,2490 4047,2512 4051,2529 4051,2551 4051,2567 4055,2585 4055,2607 4059,2625 4059,2643 4059,2665 4065,2683 4065,2705 4065,2723 4069,2745 4069,2763 4069,2781 4073,2803 4073,2821 4077,2843 4077,2859 4077,2877 4081,2899 4081,2917 4087,2935 4087,2957 4091,2975 4091,2993 4091,3015 4095,3033 4095,3055 4099,3073 4099,3095 4099,3111 4103,3129 4103,3151 4109,3169 4109,3191 4113,3209 4113,3227 4117,3249 4117,3267 4117,3285 4121,3307 4121,3325 4125,3341 4125,3363 4125,3381 4131,3403 4131,3421 4135,3443 4135,3461 4139,3483 4139,3501 4143,3519 4143,3541 4143,3559 4147,3577 4147,3599 4153,3615 4153,3633 4153,3655 4157,3673 4157,3691 4161,3713 4161,3731 4165,3753 4165,3771 4165,3793 4171,3811 4171,3833 4175,3851 4175,3867 4175,3891 4179,3907 4179,3925 4179,3947 4183,3965 4183,3983 4183,4005 4187,4023 4187,4045 4193,4063 4193,4081 4193,4103 4197,4119 4197,4143 4197,4159 4201,4181 4201,4199 4201,4217 4201,4239 4205,4257 4205,4275 4205,4297 4209,4315 4209,4333 4209,4355 4209,4373 4215,4395 4215,4411 4215,4429 4219,4451 4219,4469 4219,4491 4219,4509 4219,4531 4223,4549 4223,4567 4223,4589 4223,4607 4223,4625 4223,4647 4227,4663 4227,4685 4227,4703 4227,4721 4227,4743 4227,4761 4231,4783 4231,4801 4231,4819 4231,4841 4231,4859 4231,4881 4231,4899 4231,4915 4231,4937 4231,4955 4237,4973 4237,4995 4237,5013 4237,5035 4237,5053 4237,5071 4237,5093 4237,5111 4237,5133 4237,5151 4237,5167 4237,5191 4237,5207 4237,5229 4237,5247 4237,5265 4241,5287 4241,5305 4241,5323 4241,5345 4241,5363 4241,5385 4241,5403 4241,5419 4241,5443 4241,5459 4241,5481 4241,5499 4241,5521 4245,5539 4245,5557 4245,5579 4245,5597 4245,5615 4245,5637 4245,5655 4245,5677 4245,5695 4245,5711 4249,5733 4249,5751 4249,5769 4249,5791 4249,5809 4249,5831 4255,5849 4255,5871 4255,5889 4255,5907 4259,5929 4259,5947 4259,5963 4259,5985 4263,6003 4263,6025 4263,6043 4267,6061 4271,6083 4271,6101 4271,6119 4277,6141 4277,6159 4281,6181 4281,6199 4285,6221 4289,6237 4289,6255 4293,6277 4299,6295 4303,6317 4303,6335 4307,6353 4311,6375 4315,6393 4321,6411 4325,6433 4329,6451 4333,6467 4337,6489 4343,6507 4347,6529 4351,6547 4355,6569 4365,6587 4369,6605 4373,6627 4383,6645 4387,6667 4391,6685 4399,6703 4409,6725 4413,6743 4421,6759 4431,6781 4435,6799 4445,6821 4453,6839 4461,6857 4471,6879 4479,6897 4489,6919 4497,6937 4505,6959 4515,6977 4523,6995 4533,7017 4545,7033 4555,7051 4567,7073 4577,7091 4589,7109 4599,7131 4611,7149 4625,7171 4639,7189 4647,7207 4661,7229 4673,7247 4687,7269 4701,7285 4713,7309 4727,7325 4741,7343 4757,7365 4771,7383 4785,7401 4801,7423 4815,7441 4833,7459 4847,7481 4863,7499 4877,7521 4895,7537 4913,7560 4925,7576 4943,7594 4961,7616 4979,7634 4997,7656 5013,7674 5031,7692 5049,7714 5067,7732 5085,7750 5103,7772 5121,7788 5137,7806 5155,7828 5173,7846 5195,7868 5213,7886 5231,7908 5249,7926 5271,7944 5287,7966 5305,7984 5323,8006 5345,8024 5363,8042 5381,8064 5399,8080 5421,8098 5439,8120 5455,8138 5477,8156 5491,8178 5513,8196 5531,8218 5549,8236 5567,8258 5583,8276 5601,8298 5619,8316 5637,8332 5655,8354 5673,8372 5691,8390 5707,8412 5721,8430 5739,8448 5757,8470 5769,8488 5783,8510 5801,8528 5813,8546 5831,8568 5845,8584 5857,8606 5871,8624 5885,8646 5893,8664 5907,8682 5919,8704 5933,8722 5941,8740 5951,8762 5963,8780 5969,8798 5981,8820 5991,8836 5995,8860 6003,8876 6013,8894 6017,8916 6021,8934 6025,8956 6035,8974 6035,8996 6039,9014 6043,9032 6043,9054 6047,9072 6047,9088 6047,9112 6047,9128 6047,9150 6047,9168 6043,9186 6043,9208 6039,9226 6035,9244 6031,9266 6025,9284 6017,9306 6013,9324 6009,9346 5999,9364 5991,9380 5981,9402 5973,9420 5959,9438 5951,9460 5937,9478 5929,9500 5915,9518 5903,9536 5889,9558 5875,9576 5857,9598 5841,9616 5827,9632 5809,9654 5791,9672 5773,9694 5757,9712 5739,9730 5717,9752 5699,9770 5677,9788 5655,9810 5637,9828 5615,9850 5593,9868 5571,9884 5545,9906 5523,9924">
            <text:p/>
          </draw:polygon>
          <draw:path draw:style-name="gr4" draw:text-style-name="P5" draw:layer="layout" svg:width="0.313cm" svg:height="0.317cm" svg:x="43.639cm" svg:y="19.084cm" svg:viewBox="0 0 314 318" svg:d="M0 160c0-90 66-160 154-160 90 0 160 70 160 160 0 88-70 158-160 158-88 0-154-70-154-158z">
            <text:p/>
          </draw:path>
          <draw:path draw:style-name="gr5" draw:text-style-name="P3" draw:layer="layout" svg:width="0.313cm" svg:height="0.317cm" svg:x="43.639cm" svg:y="19.084cm" svg:viewBox="0 0 314 318" svg:d="M0 160c0-90 66-160 154-160 90 0 160 70 160 160 0 88-70 158-160 158-88 0-154-70-154-158z">
            <text:p/>
          </draw:path>
          <draw:path draw:style-name="gr6" draw:text-style-name="P6" draw:layer="layout" svg:width="0.313cm" svg:height="0.313cm" svg:x="42.947cm" svg:y="10.92cm" svg:viewBox="0 0 314 314" svg:d="M0 154c0-84 66-154 154-154 84 0 160 70 160 154 0 90-76 160-160 160-88 0-154-70-154-160z">
            <text:p/>
          </draw:path>
          <draw:path draw:style-name="gr7" draw:text-style-name="P3" draw:layer="layout" svg:width="0.313cm" svg:height="0.313cm" svg:x="42.947cm" svg:y="10.92cm" svg:viewBox="0 0 314 314" svg:d="M0 154c0-84 66-154 154-154 84 0 160 70 160 154 0 90-76 160-160 160-88 0-154-70-154-160z">
            <text:p/>
          </draw:path>
          <draw:path draw:style-name="gr8" draw:text-style-name="P7" draw:layer="layout" svg:width="0.313cm" svg:height="0.317cm" svg:x="42.867cm" svg:y="15.747cm" svg:viewBox="0 0 314 318" svg:d="M0 160c0-84 76-160 160-160 88 0 154 76 154 160 0 88-66 158-154 158-84 0-160-70-160-158z">
            <text:p/>
          </draw:path>
          <draw:path draw:style-name="gr9" draw:text-style-name="P3" draw:layer="layout" svg:width="0.313cm" svg:height="0.317cm" svg:x="42.867cm" svg:y="15.747cm" svg:viewBox="0 0 314 318" svg:d="M0 160c0-84 76-160 160-160 88 0 154 76 154 160 0 88-66 158-154 158-84 0-160-70-160-158z">
            <text:p/>
          </draw:path>
          <draw:path draw:style-name="gr10" draw:text-style-name="P8" draw:layer="layout" svg:width="0.317cm" svg:height="0.313cm" svg:x="42.845cm" svg:y="16.693cm" svg:viewBox="0 0 318 314" svg:d="M0 164c0-88 76-164 160-164 88 0 158 76 158 164 0 84-70 150-158 150-84 0-160-66-160-150z">
            <text:p/>
          </draw:path>
          <draw:path draw:style-name="gr11" draw:text-style-name="P3" draw:layer="layout" svg:width="0.317cm" svg:height="0.313cm" svg:x="42.845cm" svg:y="16.693cm" svg:viewBox="0 0 318 314" svg:d="M0 164c0-88 76-164 160-164 88 0 158 76 158 164 0 84-70 150-158 150-84 0-160-66-160-150z">
            <text:p/>
          </draw:path>
          <draw:path draw:style-name="gr4" draw:text-style-name="P5" draw:layer="layout" svg:width="0.313cm" svg:height="0.313cm" svg:x="43.137cm" svg:y="15.963cm" svg:viewBox="0 0 314 314" svg:d="M0 160c0-90 76-160 160-160s154 70 154 160c0 88-70 154-154 154s-160-66-160-154z">
            <text:p/>
          </draw:path>
          <draw:path draw:style-name="gr5" draw:text-style-name="P3" draw:layer="layout" svg:width="0.313cm" svg:height="0.313cm" svg:x="43.137cm" svg:y="15.963cm" svg:viewBox="0 0 314 314" svg:d="M0 160c0-90 76-160 160-160s154 70 154 160c0 88-70 154-154 154s-160-66-160-154z">
            <text:p/>
          </draw:path>
          <draw:path draw:style-name="gr12" draw:text-style-name="P9" draw:layer="layout" svg:width="0.313cm" svg:height="0.313cm" svg:x="43.137cm" svg:y="18.462cm" svg:viewBox="0 0 314 314" svg:d="M0 160c0-94 70-160 154-160 94 0 160 66 160 160 0 84-66 154-160 154-84 0-154-70-154-154z">
            <text:p/>
          </draw:path>
          <draw:path draw:style-name="gr13" draw:text-style-name="P3" draw:layer="layout" svg:width="0.313cm" svg:height="0.313cm" svg:x="43.137cm" svg:y="18.462cm" svg:viewBox="0 0 314 314" svg:d="M0 160c0-94 70-160 154-160 94 0 160 66 160 160 0 84-66 154-160 154-84 0-154-70-154-154z">
            <text:p/>
          </draw:path>
          <draw:path draw:style-name="gr10" draw:text-style-name="P8" draw:layer="layout" svg:width="0.313cm" svg:height="0.317cm" svg:x="43.039cm" svg:y="12.322cm" svg:viewBox="0 0 314 318" svg:d="M0 160c0-84 70-160 154-160 90 0 160 76 160 160 0 88-70 158-160 158-84 0-154-70-154-158z">
            <text:p/>
          </draw:path>
          <draw:path draw:style-name="gr11" draw:text-style-name="P3" draw:layer="layout" svg:width="0.313cm" svg:height="0.317cm" svg:x="43.039cm" svg:y="12.322cm" svg:viewBox="0 0 314 318" svg:d="M0 160c0-84 70-160 154-160 90 0 160 76 160 160 0 88-70 158-160 158-84 0-154-70-154-158z">
            <text:p/>
          </draw:path>
          <draw:path draw:style-name="gr14" draw:text-style-name="P10" draw:layer="layout" svg:width="0.317cm" svg:height="0.313cm" svg:x="43.221cm" svg:y="17.303cm" svg:viewBox="0 0 318 314" svg:d="M0 160c0-84 70-160 154-160 90 0 164 76 164 160 0 88-74 154-164 154-84 0-154-66-154-154z">
            <text:p/>
          </draw:path>
          <draw:path draw:style-name="gr15" draw:text-style-name="P3" draw:layer="layout" svg:width="0.317cm" svg:height="0.313cm" svg:x="43.221cm" svg:y="17.303cm" svg:viewBox="0 0 318 314" svg:d="M0 160c0-84 70-160 154-160 90 0 164 76 164 160 0 88-74 154-164 154-84 0-154-66-154-154z">
            <text:p/>
          </draw:path>
          <draw:path draw:style-name="gr4" draw:text-style-name="P5" draw:layer="layout" svg:width="0.313cm" svg:height="0.313cm" svg:x="43.339cm" svg:y="19.24cm" svg:viewBox="0 0 314 314" svg:d="M0 154c0-88 70-154 154-154 90 0 160 66 160 154 0 84-70 160-160 160-84 0-154-76-154-160z">
            <text:p/>
          </draw:path>
          <draw:path draw:style-name="gr5" draw:text-style-name="P3" draw:layer="layout" svg:width="0.313cm" svg:height="0.313cm" svg:x="43.339cm" svg:y="19.24cm" svg:viewBox="0 0 314 314" svg:d="M0 154c0-88 70-154 154-154 90 0 160 66 160 154 0 84-70 160-160 160-84 0-154-76-154-160z">
            <text:p/>
          </draw:path>
          <draw:path draw:style-name="gr8" draw:text-style-name="P7" draw:layer="layout" svg:width="0.317cm" svg:height="0.313cm" svg:x="42.338cm" svg:y="19.032cm" svg:viewBox="0 0 318 314" svg:d="M0 154c0-84 70-154 154-154 90 0 164 70 164 154 0 90-74 160-164 160-84 0-154-70-154-160z">
            <text:p/>
          </draw:path>
          <draw:path draw:style-name="gr9" draw:text-style-name="P3" draw:layer="layout" svg:width="0.317cm" svg:height="0.313cm" svg:x="42.338cm" svg:y="19.032cm" svg:viewBox="0 0 318 314" svg:d="M0 154c0-84 70-154 154-154 90 0 164 70 164 154 0 90-74 160-164 160-84 0-154-70-154-160z">
            <text:p/>
          </draw:path>
          <draw:path draw:style-name="gr16" draw:text-style-name="P11" draw:layer="layout" svg:width="0.313cm" svg:height="0.317cm" svg:x="43.379cm" svg:y="18.762cm" svg:viewBox="0 0 314 318" svg:d="M0 160c0-90 70-160 160-160 84 0 154 70 154 160 0 88-70 158-154 158-90 0-160-70-160-158z">
            <text:p/>
          </draw:path>
          <draw:path draw:style-name="gr17" draw:text-style-name="P3" draw:layer="layout" svg:width="0.313cm" svg:height="0.317cm" svg:x="43.379cm" svg:y="18.762cm" svg:viewBox="0 0 314 318" svg:d="M0 160c0-90 70-160 160-160 84 0 154 70 154 160 0 88-70 158-154 158-90 0-160-70-160-158z">
            <text:p/>
          </draw:path>
          <draw:path draw:style-name="gr12" draw:text-style-name="P9" draw:layer="layout" svg:width="0.313cm" svg:height="0.313cm" svg:x="42.739cm" svg:y="19.196cm" svg:viewBox="0 0 314 314" svg:d="M0 154c0-84 70-154 160-154 84 0 154 70 154 154s-70 160-154 160c-90 0-160-76-160-160z">
            <text:p/>
          </draw:path>
          <draw:path draw:style-name="gr13" draw:text-style-name="P3" draw:layer="layout" svg:width="0.313cm" svg:height="0.313cm" svg:x="42.739cm" svg:y="19.196cm" svg:viewBox="0 0 314 314" svg:d="M0 154c0-84 70-154 160-154 84 0 154 70 154 154s-70 160-154 160c-90 0-160-76-160-160z">
            <text:p/>
          </draw:path>
          <draw:path draw:style-name="gr18" draw:text-style-name="P12" draw:layer="layout" svg:width="0.313cm" svg:height="0.313cm" svg:x="42.642cm" svg:y="18.266cm" svg:viewBox="0 0 314 314" svg:d="M0 154c0-84 70-154 154-154s160 70 160 154c0 90-76 160-160 160s-154-70-154-160z">
            <text:p/>
          </draw:path>
          <draw:path draw:style-name="gr19" draw:text-style-name="P3" draw:layer="layout" svg:width="0.313cm" svg:height="0.313cm" svg:x="42.642cm" svg:y="18.266cm" svg:viewBox="0 0 314 314" svg:d="M0 154c0-84 70-154 154-154s160 70 160 154c0 90-76 160-160 160s-154-70-154-160z">
            <text:p/>
          </draw:path>
          <draw:path draw:style-name="gr20" draw:text-style-name="P13" draw:layer="layout" svg:width="0.313cm" svg:height="0.313cm" svg:x="43.039cm" svg:y="16.057cm" svg:viewBox="0 0 314 314" svg:d="M0 160c0-84 70-160 154-160 90 0 160 76 160 160s-70 154-160 154c-84 0-154-70-154-154z">
            <text:p/>
          </draw:path>
          <draw:path draw:style-name="gr21" draw:text-style-name="P3" draw:layer="layout" svg:width="0.313cm" svg:height="0.313cm" svg:x="43.039cm" svg:y="16.057cm" svg:viewBox="0 0 314 314" svg:d="M0 160c0-84 70-160 154-160 90 0 160 76 160 160s-70 154-160 154c-84 0-154-70-154-154z">
            <text:p/>
          </draw:path>
          <draw:path draw:style-name="gr22" draw:text-style-name="P14" draw:layer="layout" svg:width="0.313cm" svg:height="0.317cm" svg:x="42.879cm" svg:y="14.753cm" svg:viewBox="0 0 314 318" svg:d="M0 160c0-90 76-160 160-160 88 0 154 70 154 160 0 88-66 158-154 158-84 0-160-70-160-158z">
            <text:p/>
          </draw:path>
          <draw:path draw:style-name="gr23" draw:text-style-name="P3" draw:layer="layout" svg:width="0.313cm" svg:height="0.317cm" svg:x="42.879cm" svg:y="14.753cm" svg:viewBox="0 0 314 318" svg:d="M0 160c0-90 76-160 160-160 88 0 154 70 154 160 0 88-66 158-154 158-84 0-160-70-160-158z">
            <text:p/>
          </draw:path>
          <draw:path draw:style-name="gr8" draw:text-style-name="P7" draw:layer="layout" svg:width="0.313cm" svg:height="0.317cm" svg:x="43.039cm" svg:y="16.893cm" svg:viewBox="0 0 314 318" svg:d="M0 164c0-94 70-164 154-164 90 0 160 70 160 164 0 84-70 154-160 154-84 0-154-70-154-154z">
            <text:p/>
          </draw:path>
          <draw:path draw:style-name="gr9" draw:text-style-name="P3" draw:layer="layout" svg:width="0.313cm" svg:height="0.317cm" svg:x="43.039cm" svg:y="16.893cm" svg:viewBox="0 0 314 318" svg:d="M0 164c0-94 70-164 154-164 90 0 160 70 160 164 0 84-70 154-160 154-84 0-154-70-154-154z">
            <text:p/>
          </draw:path>
          <draw:path draw:style-name="gr4" draw:text-style-name="P5" draw:layer="layout" svg:width="0.313cm" svg:height="0.313cm" svg:x="43.477cm" svg:y="18.66cm" svg:viewBox="0 0 314 314" svg:d="M0 154c0-88 76-154 160-154 88 0 154 66 154 154 0 90-66 160-154 160-84 0-160-70-160-160z">
            <text:p/>
          </draw:path>
          <draw:path draw:style-name="gr5" draw:text-style-name="P3" draw:layer="layout" svg:width="0.313cm" svg:height="0.313cm" svg:x="43.477cm" svg:y="18.66cm" svg:viewBox="0 0 314 314" svg:d="M0 154c0-88 76-154 160-154 88 0 154 66 154 154 0 90-66 160-154 160-84 0-160-70-160-160z">
            <text:p/>
          </draw:path>
          <draw:path draw:style-name="gr20" draw:text-style-name="P13" draw:layer="layout" svg:width="0.313cm" svg:height="0.313cm" svg:x="43.137cm" svg:y="18.018cm" svg:viewBox="0 0 314 314" svg:d="M0 154c0-84 76-154 160-154s154 70 154 154-70 160-154 160-160-76-160-160z">
            <text:p/>
          </draw:path>
          <draw:path draw:style-name="gr21" draw:text-style-name="P3" draw:layer="layout" svg:width="0.313cm" svg:height="0.313cm" svg:x="43.137cm" svg:y="18.018cm" svg:viewBox="0 0 314 314" svg:d="M0 154c0-84 76-154 160-154s154 70 154 154-70 160-154 160-160-76-160-160z">
            <text:p/>
          </draw:path>
          <draw:path draw:style-name="gr22" draw:text-style-name="P14" draw:layer="layout" svg:width="0.313cm" svg:height="0.317cm" svg:x="43.137cm" svg:y="16.809cm" svg:viewBox="0 0 314 318" svg:d="M0 154c0-84 76-154 160-154s154 70 154 154c0 94-70 164-154 164s-160-70-160-164z">
            <text:p/>
          </draw:path>
          <draw:path draw:style-name="gr23" draw:text-style-name="P3" draw:layer="layout" svg:width="0.313cm" svg:height="0.317cm" svg:x="43.137cm" svg:y="16.809cm" svg:viewBox="0 0 314 318" svg:d="M0 154c0-84 76-154 160-154s154 70 154 154c0 94-70 164-154 164s-160-70-160-164z">
            <text:p/>
          </draw:path>
          <draw:path draw:style-name="gr12" draw:text-style-name="P9" draw:layer="layout" svg:width="0.313cm" svg:height="0.313cm" svg:x="43.539cm" svg:y="19.124cm" svg:viewBox="0 0 314 314" svg:d="M0 160c0-84 70-160 154-160s160 76 160 160c0 88-76 154-160 154s-154-66-154-154z">
            <text:p/>
          </draw:path>
          <draw:path draw:style-name="gr13" draw:text-style-name="P3" draw:layer="layout" svg:width="0.313cm" svg:height="0.313cm" svg:x="43.539cm" svg:y="19.124cm" svg:viewBox="0 0 314 314" svg:d="M0 160c0-84 70-160 154-160s160 76 160 160c0 88-76 154-160 154s-154-66-154-154z">
            <text:p/>
          </draw:path>
          <draw:path draw:style-name="gr6" draw:text-style-name="P6" draw:layer="layout" svg:width="0.309cm" svg:height="0.313cm" svg:x="43.539cm" svg:y="18.262cm" svg:viewBox="0 0 310 314" svg:d="M0 154c0-84 66-154 160-154 84 0 150 70 150 154s-66 160-150 160c-94 0-160-76-160-160z">
            <text:p/>
          </draw:path>
          <draw:path draw:style-name="gr7" draw:text-style-name="P3" draw:layer="layout" svg:width="0.309cm" svg:height="0.313cm" svg:x="43.539cm" svg:y="18.262cm" svg:viewBox="0 0 310 314" svg:d="M0 154c0-84 66-154 160-154 84 0 150 70 150 154s-66 160-150 160c-94 0-160-76-160-160z">
            <text:p/>
          </draw:path>
          <draw:path draw:style-name="gr10" draw:text-style-name="P8" draw:layer="layout" svg:width="0.313cm" svg:height="0.313cm" svg:x="43.039cm" svg:y="11.728cm" svg:viewBox="0 0 314 314" svg:d="M0 160c0-90 70-160 154-160 90 0 160 70 160 160 0 84-70 154-160 154-84 0-154-70-154-154z">
            <text:p/>
          </draw:path>
          <draw:path draw:style-name="gr11" draw:text-style-name="P3" draw:layer="layout" svg:width="0.313cm" svg:height="0.313cm" svg:x="43.039cm" svg:y="11.728cm" svg:viewBox="0 0 314 314" svg:d="M0 160c0-90 70-160 154-160 90 0 160 70 160 160 0 84-70 154-160 154-84 0-154-70-154-154z">
            <text:p/>
          </draw:path>
          <draw:path draw:style-name="gr10" draw:text-style-name="P8" draw:layer="layout" svg:width="0.313cm" svg:height="0.313cm" svg:x="42.977cm" svg:y="12.859cm" svg:viewBox="0 0 314 314" svg:d="M0 154c0-84 66-154 154-154 90 0 160 70 160 154 0 94-70 160-160 160-88 0-154-66-154-160z">
            <text:p/>
          </draw:path>
          <draw:path draw:style-name="gr11" draw:text-style-name="P3" draw:layer="layout" svg:width="0.313cm" svg:height="0.313cm" svg:x="42.977cm" svg:y="12.859cm" svg:viewBox="0 0 314 314" svg:d="M0 154c0-84 66-154 154-154 90 0 160 70 160 154 0 94-70 160-160 160-88 0-154-66-154-160z">
            <text:p/>
          </draw:path>
          <draw:path draw:style-name="gr12" draw:text-style-name="P9" draw:layer="layout" svg:width="0.313cm" svg:height="0.313cm" svg:x="42.947cm" svg:y="17.466cm" svg:viewBox="0 0 314 314" svg:d="M0 160c0-90 70-160 154-160s160 70 160 160c0 88-76 154-160 154s-154-66-154-154z">
            <text:p/>
          </draw:path>
          <draw:path draw:style-name="gr13" draw:text-style-name="P3" draw:layer="layout" svg:width="0.313cm" svg:height="0.313cm" svg:x="42.947cm" svg:y="17.466cm" svg:viewBox="0 0 314 314" svg:d="M0 160c0-90 70-160 154-160s160 70 160 160c0 88-76 154-160 154s-154-66-154-154z">
            <text:p/>
          </draw:path>
          <draw:path draw:style-name="gr16" draw:text-style-name="P11" draw:layer="layout" svg:width="0.313cm" svg:height="0.317cm" svg:x="43.145cm" svg:y="10.574cm" svg:viewBox="0 0 314 318" svg:d="M0 154c0-84 76-154 160-154 88 0 154 70 154 154 0 90-66 164-154 164-84 0-160-74-160-164z">
            <text:p/>
          </draw:path>
          <draw:path draw:style-name="gr17" draw:text-style-name="P3" draw:layer="layout" svg:width="0.313cm" svg:height="0.317cm" svg:x="43.145cm" svg:y="10.574cm" svg:viewBox="0 0 314 318" svg:d="M0 154c0-84 76-154 160-154 88 0 154 70 154 154 0 90-66 164-154 164-84 0-160-74-160-164z">
            <text:p/>
          </draw:path>
          <draw:path draw:style-name="gr16" draw:text-style-name="P11" draw:layer="layout" svg:width="0.309cm" svg:height="0.313cm" svg:x="43.137cm" svg:y="12.202cm" svg:viewBox="0 0 310 314" svg:d="M0 154c0-88 66-154 154-154 90 0 156 66 156 154 0 90-66 160-156 160-88 0-154-70-154-160z">
            <text:p/>
          </draw:path>
          <draw:path draw:style-name="gr17" draw:text-style-name="P3" draw:layer="layout" svg:width="0.309cm" svg:height="0.313cm" svg:x="43.137cm" svg:y="12.202cm" svg:viewBox="0 0 310 314" svg:d="M0 154c0-88 66-154 154-154 90 0 156 66 156 154 0 90-66 160-156 160-88 0-154-70-154-160z">
            <text:p/>
          </draw:path>
          <draw:path draw:style-name="gr16" draw:text-style-name="P11" draw:layer="layout" svg:width="0.313cm" svg:height="0.309cm" svg:x="43.131cm" svg:y="11.566cm" svg:viewBox="0 0 314 310" svg:d="M0 160c0-90 66-160 154-160 90 0 160 70 160 160 0 84-70 150-160 150-88 0-154-66-154-150z">
            <text:p/>
          </draw:path>
          <draw:path draw:style-name="gr17" draw:text-style-name="P3" draw:layer="layout" svg:width="0.313cm" svg:height="0.309cm" svg:x="43.131cm" svg:y="11.566cm" svg:viewBox="0 0 314 310" svg:d="M0 160c0-90 66-160 154-160 90 0 160 70 160 160 0 84-70 150-160 150-88 0-154-66-154-150z">
            <text:p/>
          </draw:path>
          <draw:path draw:style-name="gr20" draw:text-style-name="P13" draw:layer="layout" svg:width="0.313cm" svg:height="0.317cm" svg:x="42.885cm" svg:y="12.691cm" svg:viewBox="0 0 314 318" svg:d="M0 160c0-90 76-160 160-160s154 70 154 160c0 84-70 158-154 158s-160-74-160-158z">
            <text:p/>
          </draw:path>
          <draw:path draw:style-name="gr21" draw:text-style-name="P3" draw:layer="layout" svg:width="0.313cm" svg:height="0.317cm" svg:x="42.885cm" svg:y="12.691cm" svg:viewBox="0 0 314 318" svg:d="M0 160c0-90 76-160 160-160s154 70 154 160c0 84-70 158-154 158s-160-74-160-158z">
            <text:p/>
          </draw:path>
          <draw:path draw:style-name="gr14" draw:text-style-name="P10" draw:layer="layout" svg:width="0.317cm" svg:height="0.313cm" svg:x="42.853cm" svg:y="10.34cm" svg:viewBox="0 0 318 314" svg:d="M0 154c0-84 76-154 160-154 88 0 158 70 158 154 0 94-70 160-158 160-84 0-160-66-160-160z">
            <text:p/>
          </draw:path>
          <draw:path draw:style-name="gr15" draw:text-style-name="P3" draw:layer="layout" svg:width="0.317cm" svg:height="0.313cm" svg:x="42.853cm" svg:y="10.34cm" svg:viewBox="0 0 318 314" svg:d="M0 154c0-84 76-154 160-154 88 0 158 70 158 154 0 94-70 160-158 160-84 0-160-66-160-160z">
            <text:p/>
          </draw:path>
          <draw:path draw:style-name="gr20" draw:text-style-name="P13" draw:layer="layout" svg:width="0.317cm" svg:height="0.313cm" svg:x="43.327cm" svg:y="16.609cm" svg:viewBox="0 0 318 314" svg:d="M0 160c0-90 70-160 160-160 88 0 158 70 158 160 0 88-70 154-158 154-90 0-160-66-160-154z">
            <text:p/>
          </draw:path>
          <draw:path draw:style-name="gr21" draw:text-style-name="P3" draw:layer="layout" svg:width="0.317cm" svg:height="0.313cm" svg:x="43.327cm" svg:y="16.609cm" svg:viewBox="0 0 318 314" svg:d="M0 160c0-90 70-160 160-160 88 0 158 70 158 160 0 88-70 154-158 154-90 0-160-66-160-154z">
            <text:p/>
          </draw:path>
          <draw:path draw:style-name="gr20" draw:text-style-name="P13" draw:layer="layout" svg:width="0.313cm" svg:height="0.313cm" svg:x="43.039cm" svg:y="19.314cm" svg:viewBox="0 0 314 314" svg:d="M0 154c0-84 70-154 154-154 90 0 160 70 160 154 0 94-70 160-160 160-84 0-154-66-154-160z">
            <text:p/>
          </draw:path>
          <draw:path draw:style-name="gr21" draw:text-style-name="P3" draw:layer="layout" svg:width="0.313cm" svg:height="0.313cm" svg:x="43.039cm" svg:y="19.314cm" svg:viewBox="0 0 314 314" svg:d="M0 154c0-84 70-154 154-154 90 0 160 70 160 154 0 94-70 160-160 160-84 0-154-66-154-160z">
            <text:p/>
          </draw:path>
          <draw:path draw:style-name="gr22" draw:text-style-name="P14" draw:layer="layout" svg:width="0.313cm" svg:height="0.313cm" svg:x="43.189cm" svg:y="12.745cm" svg:viewBox="0 0 314 314" svg:d="M0 160c0-90 70-160 160-160 84 0 154 70 154 160 0 84-70 154-154 154-90 0-160-70-160-154z">
            <text:p/>
          </draw:path>
          <draw:path draw:style-name="gr23" draw:text-style-name="P3" draw:layer="layout" svg:width="0.313cm" svg:height="0.313cm" svg:x="43.189cm" svg:y="12.745cm" svg:viewBox="0 0 314 314" svg:d="M0 160c0-90 70-160 160-160 84 0 154 70 154 160 0 84-70 154-154 154-90 0-160-70-160-154z">
            <text:p/>
          </draw:path>
          <draw:path draw:style-name="gr14" draw:text-style-name="P10" draw:layer="layout" svg:width="0.313cm" svg:height="0.317cm" svg:x="43.141cm" svg:y="19.302cm" svg:viewBox="0 0 314 318" svg:d="M0 160c0-90 70-160 160-160 84 0 154 70 154 160 0 88-70 158-154 158-90 0-160-70-160-158z">
            <text:p/>
          </draw:path>
          <draw:path draw:style-name="gr15" draw:text-style-name="P3" draw:layer="layout" svg:width="0.313cm" svg:height="0.317cm" svg:x="43.141cm" svg:y="19.302cm" svg:viewBox="0 0 314 318" svg:d="M0 160c0-90 70-160 160-160 84 0 154 70 154 160 0 88-70 158-154 158-90 0-160-70-160-158z">
            <text:p/>
          </draw:path>
          <draw:path draw:style-name="gr10" draw:text-style-name="P8" draw:layer="layout" svg:width="0.313cm" svg:height="0.317cm" svg:x="42.963cm" svg:y="14.987cm" svg:viewBox="0 0 314 318" svg:d="M0 160c0-90 66-160 154-160 90 0 160 70 160 160 0 88-70 158-160 158-88 0-154-70-154-158z">
            <text:p/>
          </draw:path>
          <draw:path draw:style-name="gr11" draw:text-style-name="P3" draw:layer="layout" svg:width="0.313cm" svg:height="0.317cm" svg:x="42.963cm" svg:y="14.987cm" svg:viewBox="0 0 314 318" svg:d="M0 160c0-90 66-160 154-160 90 0 160 70 160 160 0 88-70 158-160 158-88 0-154-70-154-158z">
            <text:p/>
          </draw:path>
          <draw:path draw:style-name="gr14" draw:text-style-name="P10" draw:layer="layout" svg:width="0.313cm" svg:height="0.313cm" svg:x="43.039cm" svg:y="10.032cm" svg:viewBox="0 0 314 314" svg:d="M0 154c0-84 70-154 154-154 90 0 160 70 160 154 0 90-70 160-160 160-84 0-154-70-154-160z">
            <text:p/>
          </draw:path>
          <draw:path draw:style-name="gr15" draw:text-style-name="P3" draw:layer="layout" svg:width="0.313cm" svg:height="0.313cm" svg:x="43.039cm" svg:y="10.032cm" svg:viewBox="0 0 314 314" svg:d="M0 154c0-84 70-154 154-154 90 0 160 70 160 154 0 90-70 160-160 160-84 0-154-70-154-160z">
            <text:p/>
          </draw:path>
          <draw:path draw:style-name="gr6" draw:text-style-name="P6" draw:layer="layout" svg:width="0.313cm" svg:height="0.317cm" svg:x="43.131cm" svg:y="17.48cm" svg:viewBox="0 0 314 318" svg:d="M0 160c0-90 70-160 160-160 84 0 154 70 154 160 0 88-70 158-154 158-90 0-160-70-160-158z">
            <text:p/>
          </draw:path>
          <draw:path draw:style-name="gr7" draw:text-style-name="P3" draw:layer="layout" svg:width="0.313cm" svg:height="0.317cm" svg:x="43.131cm" svg:y="17.48cm" svg:viewBox="0 0 314 318" svg:d="M0 160c0-90 70-160 160-160 84 0 154 70 154 160 0 88-70 158-154 158-90 0-160-70-160-158z">
            <text:p/>
          </draw:path>
          <draw:path draw:style-name="gr6" draw:text-style-name="P6" draw:layer="layout" svg:width="0.317cm" svg:height="0.317cm" svg:x="43.057cm" svg:y="14.859cm" svg:viewBox="0 0 318 318" svg:d="M0 154c0-84 70-154 160-154 88 0 158 70 158 154 0 90-70 164-158 164-90 0-160-74-160-164z">
            <text:p/>
          </draw:path>
          <draw:path draw:style-name="gr7" draw:text-style-name="P3" draw:layer="layout" svg:width="0.317cm" svg:height="0.317cm" svg:x="43.057cm" svg:y="14.859cm" svg:viewBox="0 0 318 318" svg:d="M0 154c0-84 70-154 160-154 88 0 158 70 158 154 0 90-70 164-158 164-90 0-160-74-160-164z">
            <text:p/>
          </draw:path>
          <draw:path draw:style-name="gr16" draw:text-style-name="P11" draw:layer="layout" svg:width="0.313cm" svg:height="0.313cm" svg:x="43.163cm" svg:y="14.103cm" svg:viewBox="0 0 314 314" svg:d="M0 160c0-90 76-160 160-160s154 70 154 160c0 88-70 154-154 154s-160-66-160-154z">
            <text:p/>
          </draw:path>
          <draw:path draw:style-name="gr17" draw:text-style-name="P3" draw:layer="layout" svg:width="0.313cm" svg:height="0.313cm" svg:x="43.163cm" svg:y="14.103cm" svg:viewBox="0 0 314 314" svg:d="M0 160c0-90 76-160 160-160s154 70 154 160c0 88-70 154-154 154s-160-66-160-154z">
            <text:p/>
          </draw:path>
          <draw:path draw:style-name="gr4" draw:text-style-name="P5" draw:layer="layout" svg:width="0.313cm" svg:height="0.313cm" svg:x="43.635cm" svg:y="18.244cm" svg:viewBox="0 0 314 314" svg:d="M0 160c0-84 70-160 154-160 94 0 160 76 160 160 0 88-66 154-160 154-84 0-154-66-154-154z">
            <text:p/>
          </draw:path>
          <draw:path draw:style-name="gr5" draw:text-style-name="P3" draw:layer="layout" svg:width="0.313cm" svg:height="0.313cm" svg:x="43.635cm" svg:y="18.244cm" svg:viewBox="0 0 314 314" svg:d="M0 160c0-84 70-160 154-160 94 0 160 76 160 160 0 88-66 154-160 154-84 0-154-66-154-154z">
            <text:p/>
          </draw:path>
          <draw:path draw:style-name="gr22" draw:text-style-name="P14" draw:layer="layout" svg:width="0.317cm" svg:height="0.313cm" svg:x="43.175cm" svg:y="18.93cm" svg:viewBox="0 0 318 314" svg:d="M0 154c0-84 76-154 164-154 84 0 154 70 154 154s-70 160-154 160c-88 0-164-76-164-160z">
            <text:p/>
          </draw:path>
          <draw:path draw:style-name="gr23" draw:text-style-name="P3" draw:layer="layout" svg:width="0.317cm" svg:height="0.313cm" svg:x="43.175cm" svg:y="18.93cm" svg:viewBox="0 0 318 314" svg:d="M0 154c0-84 76-154 164-154 84 0 154 70 154 154s-70 160-154 160c-88 0-164-76-164-160z">
            <text:p/>
          </draw:path>
          <draw:path draw:style-name="gr6" draw:text-style-name="P6" draw:layer="layout" svg:width="0.313cm" svg:height="0.313cm" svg:x="42.947cm" svg:y="12.144cm" svg:viewBox="0 0 314 314" svg:d="M0 154c0-84 70-154 160-154 84 0 154 70 154 154 0 90-70 160-154 160-90 0-160-70-160-160z">
            <text:p/>
          </draw:path>
          <draw:path draw:style-name="gr7" draw:text-style-name="P3" draw:layer="layout" svg:width="0.313cm" svg:height="0.313cm" svg:x="42.947cm" svg:y="12.144cm" svg:viewBox="0 0 314 314" svg:d="M0 154c0-84 70-154 160-154 84 0 154 70 154 154 0 90-70 160-154 160-90 0-160-70-160-160z">
            <text:p/>
          </draw:path>
          <draw:path draw:style-name="gr4" draw:text-style-name="P5" draw:layer="layout" svg:width="0.313cm" svg:height="0.313cm" svg:x="42.584cm" svg:y="18.608cm" svg:viewBox="0 0 314 314" svg:d="M0 154c0-88 70-154 154-154s160 66 160 154c0 84-76 160-160 160s-154-76-154-160z">
            <text:p/>
          </draw:path>
          <draw:path draw:style-name="gr5" draw:text-style-name="P3" draw:layer="layout" svg:width="0.313cm" svg:height="0.313cm" svg:x="42.584cm" svg:y="18.608cm" svg:viewBox="0 0 314 314" svg:d="M0 154c0-88 70-154 154-154s160 66 160 154c0 84-76 160-160 160s-154-76-154-160z">
            <text:p/>
          </draw:path>
          <draw:path draw:style-name="gr10" draw:text-style-name="P8" draw:layer="layout" svg:width="0.313cm" svg:height="0.313cm" svg:x="42.951cm" svg:y="10.468cm" svg:viewBox="0 0 314 314" svg:d="M0 160c0-90 70-160 154-160s160 70 160 160c0 84-76 154-160 154s-154-70-154-154z">
            <text:p/>
          </draw:path>
          <draw:path draw:style-name="gr11" draw:text-style-name="P3" draw:layer="layout" svg:width="0.313cm" svg:height="0.313cm" svg:x="42.951cm" svg:y="10.468cm" svg:viewBox="0 0 314 314" svg:d="M0 160c0-90 70-160 154-160s160 70 160 160c0 84-76 154-160 154s-154-70-154-154z">
            <text:p/>
          </draw:path>
          <draw:path draw:style-name="gr6" draw:text-style-name="P6" draw:layer="layout" svg:width="0.317cm" svg:height="0.313cm" svg:x="42.981cm" svg:y="13.457cm" svg:viewBox="0 0 318 314" svg:d="M0 154c0-88 70-154 154-154 94 0 164 66 164 154 0 84-70 160-164 160-84 0-154-76-154-160z">
            <text:p/>
          </draw:path>
          <draw:path draw:style-name="gr7" draw:text-style-name="P3" draw:layer="layout" svg:width="0.317cm" svg:height="0.313cm" svg:x="42.981cm" svg:y="13.457cm" svg:viewBox="0 0 318 314" svg:d="M0 154c0-88 70-154 154-154 94 0 164 66 164 154 0 84-70 160-164 160-84 0-154-76-154-160z">
            <text:p/>
          </draw:path>
          <draw:path draw:style-name="gr18" draw:text-style-name="P12" draw:layer="layout" svg:width="0.317cm" svg:height="0.317cm" svg:x="43.283cm" svg:y="18.898cm" svg:viewBox="0 0 318 318" svg:d="M0 154c0-84 70-154 160-154 88 0 158 70 158 154 0 90-70 164-158 164-90 0-160-74-160-164z">
            <text:p/>
          </draw:path>
          <draw:path draw:style-name="gr19" draw:text-style-name="P3" draw:layer="layout" svg:width="0.317cm" svg:height="0.317cm" svg:x="43.283cm" svg:y="18.898cm" svg:viewBox="0 0 318 318" svg:d="M0 154c0-84 70-154 160-154 88 0 158 70 158 154 0 90-70 164-158 164-90 0-160-74-160-164z">
            <text:p/>
          </draw:path>
          <draw:path draw:style-name="gr8" draw:text-style-name="P7" draw:layer="layout" svg:width="0.313cm" svg:height="0.313cm" svg:x="42.977cm" svg:y="18.904cm" svg:viewBox="0 0 314 314" svg:d="M0 154c0-84 70-154 154-154 90 0 160 70 160 154s-70 160-160 160c-84 0-154-76-154-160z">
            <text:p/>
          </draw:path>
          <draw:path draw:style-name="gr9" draw:text-style-name="P3" draw:layer="layout" svg:width="0.313cm" svg:height="0.313cm" svg:x="42.977cm" svg:y="18.904cm" svg:viewBox="0 0 314 314" svg:d="M0 154c0-84 70-154 154-154 90 0 160 70 160 154s-70 160-160 160c-84 0-154-76-154-160z">
            <text:p/>
          </draw:path>
          <draw:path draw:style-name="gr18" draw:text-style-name="P12" draw:layer="layout" svg:width="0.317cm" svg:height="0.313cm" svg:x="42.536cm" svg:y="19.116cm" svg:viewBox="0 0 318 314" svg:d="M0 160c0-90 76-160 160-160 88 0 158 70 158 160 0 84-70 154-158 154-84 0-160-70-160-154z">
            <text:p/>
          </draw:path>
          <draw:path draw:style-name="gr19" draw:text-style-name="P3" draw:layer="layout" svg:width="0.317cm" svg:height="0.313cm" svg:x="42.536cm" svg:y="19.116cm" svg:viewBox="0 0 318 314" svg:d="M0 160c0-90 76-160 160-160 88 0 158 70 158 160 0 84-70 154-158 154-84 0-160-70-160-154z">
            <text:p/>
          </draw:path>
          <draw:path draw:style-name="gr18" draw:text-style-name="P12" draw:layer="layout" svg:width="0.313cm" svg:height="0.313cm" svg:x="42.638cm" svg:y="19.19cm" svg:viewBox="0 0 314 314" svg:d="M0 154c0-84 70-154 154-154s160 70 160 154-76 160-160 160-154-76-154-160z">
            <text:p/>
          </draw:path>
          <draw:path draw:style-name="gr19" draw:text-style-name="P3" draw:layer="layout" svg:width="0.313cm" svg:height="0.313cm" svg:x="42.638cm" svg:y="19.19cm" svg:viewBox="0 0 314 314" svg:d="M0 154c0-84 70-154 154-154s160 70 160 154-76 160-160 160-154-76-154-160z">
            <text:p/>
          </draw:path>
          <draw:path draw:style-name="gr16" draw:text-style-name="P11" draw:layer="layout" svg:width="0.317cm" svg:height="0.313cm" svg:x="43.031cm" svg:y="9.594cm" svg:viewBox="0 0 318 314" svg:d="M0 160c0-84 70-160 160-160 88 0 158 76 158 160s-70 154-158 154c-90 0-160-70-160-154z">
            <text:p/>
          </draw:path>
          <draw:path draw:style-name="gr17" draw:text-style-name="P3" draw:layer="layout" svg:width="0.317cm" svg:height="0.313cm" svg:x="43.031cm" svg:y="9.594cm" svg:viewBox="0 0 318 314" svg:d="M0 160c0-84 70-160 160-160 88 0 158 76 158 160s-70 154-158 154c-90 0-160-70-160-154z">
            <text:p/>
          </draw:path>
          <draw:path draw:style-name="gr22" draw:text-style-name="P14" draw:layer="layout" svg:width="0.313cm" svg:height="0.313cm" svg:x="43.237cm" svg:y="18.434cm" svg:viewBox="0 0 314 314" svg:d="M0 160c0-90 70-160 154-160s160 70 160 160c0 84-76 154-160 154s-154-70-154-154z">
            <text:p/>
          </draw:path>
          <draw:path draw:style-name="gr23" draw:text-style-name="P3" draw:layer="layout" svg:width="0.313cm" svg:height="0.313cm" svg:x="43.237cm" svg:y="18.434cm" svg:viewBox="0 0 314 314" svg:d="M0 160c0-90 70-160 154-160s160 70 160 160c0 84-76 154-160 154s-154-70-154-154z">
            <text:p/>
          </draw:path>
          <draw:path draw:style-name="gr14" draw:text-style-name="P10" draw:layer="layout" svg:width="0.313cm" svg:height="0.313cm" svg:x="43.039cm" svg:y="13.885cm" svg:viewBox="0 0 314 314" svg:d="M0 160c0-84 70-160 154-160 90 0 160 76 160 160s-70 154-160 154c-84 0-154-70-154-154z">
            <text:p/>
          </draw:path>
          <draw:path draw:style-name="gr15" draw:text-style-name="P3" draw:layer="layout" svg:width="0.313cm" svg:height="0.313cm" svg:x="43.039cm" svg:y="13.885cm" svg:viewBox="0 0 314 314" svg:d="M0 160c0-84 70-160 154-160 90 0 160 76 160 160s-70 154-160 154c-84 0-154-70-154-154z">
            <text:p/>
          </draw:path>
          <draw:path draw:style-name="gr6" draw:text-style-name="P6" draw:layer="layout" svg:width="0.313cm" svg:height="0.313cm" svg:x="42.536cm" svg:y="18.254cm" svg:viewBox="0 0 314 314" svg:d="M0 160c0-90 76-160 160-160 88 0 154 70 154 160 0 84-66 154-154 154-84 0-160-70-160-154z">
            <text:p/>
          </draw:path>
          <draw:path draw:style-name="gr7" draw:text-style-name="P3" draw:layer="layout" svg:width="0.313cm" svg:height="0.313cm" svg:x="42.536cm" svg:y="18.254cm" svg:viewBox="0 0 314 314" svg:d="M0 160c0-90 76-160 160-160 88 0 154 70 154 160 0 84-66 154-154 154-84 0-160-70-160-154z">
            <text:p/>
          </draw:path>
          <draw:path draw:style-name="gr22" draw:text-style-name="P14" draw:layer="layout" svg:width="0.313cm" svg:height="0.317cm" svg:x="43.243cm" svg:y="13.845cm" svg:viewBox="0 0 314 318" svg:d="M0 160c0-90 66-160 154-160 84 0 160 70 160 160 0 88-76 158-160 158-88 0-154-70-154-158z">
            <text:p/>
          </draw:path>
          <draw:path draw:style-name="gr23" draw:text-style-name="P3" draw:layer="layout" svg:width="0.313cm" svg:height="0.317cm" svg:x="43.243cm" svg:y="13.845cm" svg:viewBox="0 0 314 318" svg:d="M0 160c0-90 66-160 154-160 84 0 160 70 160 160 0 88-76 158-160 158-88 0-154-70-154-158z">
            <text:p/>
          </draw:path>
          <draw:path draw:style-name="gr6" draw:text-style-name="P6" draw:layer="layout" svg:width="0.317cm" svg:height="0.313cm" svg:x="42.845cm" svg:y="17.874cm" svg:viewBox="0 0 318 314" svg:d="M0 160c0-94 76-160 164-160 84 0 154 66 154 160 0 84-70 154-154 154-88 0-164-70-164-154z">
            <text:p/>
          </draw:path>
          <draw:path draw:style-name="gr7" draw:text-style-name="P3" draw:layer="layout" svg:width="0.317cm" svg:height="0.313cm" svg:x="42.845cm" svg:y="17.874cm" svg:viewBox="0 0 318 314" svg:d="M0 160c0-94 76-160 164-160 84 0 154 66 154 160 0 84-70 154-154 154-88 0-164-70-164-154z">
            <text:p/>
          </draw:path>
          <draw:path draw:style-name="gr4" draw:text-style-name="P5" draw:layer="layout" svg:width="0.313cm" svg:height="0.313cm" svg:x="43.039cm" svg:y="18.532cm" svg:viewBox="0 0 314 314" svg:d="M0 160c0-84 70-160 154-160 90 0 160 76 160 160s-70 154-160 154c-84 0-154-70-154-154z">
            <text:p/>
          </draw:path>
          <draw:path draw:style-name="gr5" draw:text-style-name="P3" draw:layer="layout" svg:width="0.313cm" svg:height="0.313cm" svg:x="43.039cm" svg:y="18.532cm" svg:viewBox="0 0 314 314" svg:d="M0 160c0-84 70-160 154-160 90 0 160 76 160 160s-70 154-160 154c-84 0-154-70-154-154z">
            <text:p/>
          </draw:path>
          <draw:path draw:style-name="gr12" draw:text-style-name="P9" draw:layer="layout" svg:width="0.313cm" svg:height="0.313cm" svg:x="42.937cm" svg:y="19.274cm" svg:viewBox="0 0 314 314" svg:d="M0 154c0-88 70-154 154-154s160 66 160 154c0 90-76 160-160 160s-154-70-154-160z">
            <text:p/>
          </draw:path>
          <draw:path draw:style-name="gr13" draw:text-style-name="P3" draw:layer="layout" svg:width="0.313cm" svg:height="0.313cm" svg:x="42.937cm" svg:y="19.274cm" svg:viewBox="0 0 314 314" svg:d="M0 154c0-88 70-154 154-154s160 66 160 154c0 90-76 160-160 160s-154-70-154-160z">
            <text:p/>
          </draw:path>
          <draw:path draw:style-name="gr10" draw:text-style-name="P8" draw:layer="layout" svg:width="0.317cm" svg:height="0.313cm" svg:x="42.853cm" svg:y="14.071cm" svg:viewBox="0 0 318 314" svg:d="M0 154c0-88 76-154 160-154 88 0 158 66 158 154 0 90-70 160-158 160-84 0-160-70-160-160z">
            <text:p/>
          </draw:path>
          <draw:path draw:style-name="gr11" draw:text-style-name="P3" draw:layer="layout" svg:width="0.317cm" svg:height="0.313cm" svg:x="42.853cm" svg:y="14.071cm" svg:viewBox="0 0 318 314" svg:d="M0 154c0-88 76-154 160-154 88 0 158 66 158 154 0 90-70 160-158 160-84 0-160-70-160-160z">
            <text:p/>
          </draw:path>
          <draw:path draw:style-name="gr14" draw:text-style-name="P10" draw:layer="layout" svg:width="0.313cm" svg:height="0.317cm" svg:x="42.947cm" svg:y="16.725cm" svg:viewBox="0 0 314 318" svg:d="M0 160c0-90 70-160 154-160 90 0 160 70 160 160 0 84-70 158-160 158-84 0-154-74-154-158z">
            <text:p/>
          </draw:path>
          <draw:path draw:style-name="gr15" draw:text-style-name="P3" draw:layer="layout" svg:width="0.313cm" svg:height="0.317cm" svg:x="42.947cm" svg:y="16.725cm" svg:viewBox="0 0 314 318" svg:d="M0 160c0-90 70-160 154-160 90 0 160 70 160 160 0 84-70 158-160 158-84 0-154-74-154-158z">
            <text:p/>
          </draw:path>
          <draw:path draw:style-name="gr14" draw:text-style-name="P10" draw:layer="layout" svg:width="0.313cm" svg:height="0.313cm" svg:x="42.947cm" svg:y="17.952cm" svg:viewBox="0 0 314 314" svg:d="M0 154c0-88 70-154 154-154s160 66 160 154c0 84-76 160-160 160s-154-76-154-160z">
            <text:p/>
          </draw:path>
          <draw:path draw:style-name="gr15" draw:text-style-name="P3" draw:layer="layout" svg:width="0.313cm" svg:height="0.313cm" svg:x="42.947cm" svg:y="17.952cm" svg:viewBox="0 0 314 314" svg:d="M0 154c0-88 70-154 154-154s160 66 160 154c0 84-76 160-160 160s-154-76-154-160z">
            <text:p/>
          </draw:path>
          <draw:path draw:style-name="gr16" draw:text-style-name="P11" draw:layer="layout" svg:width="0.313cm" svg:height="0.313cm" svg:x="43.119cm" svg:y="9.792cm" svg:viewBox="0 0 314 314" svg:d="M0 160c0-90 70-160 160-160 84 0 154 70 154 160 0 88-70 154-154 154-90 0-160-66-160-154z">
            <text:p/>
          </draw:path>
          <draw:path draw:style-name="gr17" draw:text-style-name="P3" draw:layer="layout" svg:width="0.313cm" svg:height="0.313cm" svg:x="43.119cm" svg:y="9.792cm" svg:viewBox="0 0 314 314" svg:d="M0 160c0-90 70-160 160-160 84 0 154 70 154 160 0 88-70 154-154 154-90 0-160-66-160-154z">
            <text:p/>
          </draw:path>
          <draw:path draw:style-name="gr8" draw:text-style-name="P7" draw:layer="layout" svg:width="0.313cm" svg:height="0.313cm" svg:x="43.839cm" svg:y="18.966cm" svg:viewBox="0 0 314 314" svg:d="M0 154c0-88 66-154 160-154 84 0 154 66 154 154 0 90-70 160-154 160-94 0-160-70-160-160z">
            <text:p/>
          </draw:path>
          <draw:path draw:style-name="gr9" draw:text-style-name="P3" draw:layer="layout" svg:width="0.313cm" svg:height="0.313cm" svg:x="43.839cm" svg:y="18.966cm" svg:viewBox="0 0 314 314" svg:d="M0 154c0-88 66-154 160-154 84 0 154 66 154 154 0 90-70 160-154 160-94 0-160-70-160-160z">
            <text:p/>
          </draw:path>
          <draw:path draw:style-name="gr14" draw:text-style-name="P10" draw:layer="layout" svg:width="0.313cm" svg:height="0.313cm" svg:x="42.995cm" svg:y="14.549cm" svg:viewBox="0 0 314 314" svg:d="M0 154c0-88 76-154 160-154 88 0 154 66 154 154 0 84-66 160-154 160-84 0-160-76-160-160z">
            <text:p/>
          </draw:path>
          <draw:path draw:style-name="gr15" draw:text-style-name="P3" draw:layer="layout" svg:width="0.313cm" svg:height="0.313cm" svg:x="42.995cm" svg:y="14.549cm" svg:viewBox="0 0 314 314" svg:d="M0 154c0-88 76-154 160-154 88 0 154 66 154 154 0 84-66 160-154 160-84 0-160-76-160-160z">
            <text:p/>
          </draw:path>
          <draw:path draw:style-name="gr12" draw:text-style-name="P9" draw:layer="layout" svg:width="0.313cm" svg:height="0.313cm" svg:x="43.737cm" svg:y="18.982cm" svg:viewBox="0 0 314 314" svg:d="M0 154c0-88 70-154 160-154 84 0 154 66 154 154 0 90-70 160-154 160-90 0-160-70-160-160z">
            <text:p/>
          </draw:path>
          <draw:path draw:style-name="gr13" draw:text-style-name="P3" draw:layer="layout" svg:width="0.313cm" svg:height="0.313cm" svg:x="43.737cm" svg:y="18.982cm" svg:viewBox="0 0 314 314" svg:d="M0 154c0-88 70-154 160-154 84 0 154 66 154 154 0 90-70 160-154 160-90 0-160-70-160-160z">
            <text:p/>
          </draw:path>
          <draw:path draw:style-name="gr8" draw:text-style-name="P7" draw:layer="layout" svg:width="0.313cm" svg:height="0.313cm" svg:x="43.079cm" svg:y="18.948cm" svg:viewBox="0 0 314 314" svg:d="M0 154c0-84 66-154 154-154 84 0 160 70 160 154 0 90-76 160-160 160-88 0-154-70-154-160z">
            <text:p/>
          </draw:path>
          <draw:path draw:style-name="gr9" draw:text-style-name="P3" draw:layer="layout" svg:width="0.313cm" svg:height="0.313cm" svg:x="43.079cm" svg:y="18.948cm" svg:viewBox="0 0 314 314" svg:d="M0 154c0-84 66-154 154-154 84 0 160 70 160 154 0 90-76 160-160 160-88 0-154-70-154-160z">
            <text:p/>
          </draw:path>
          <draw:path draw:style-name="gr8" draw:text-style-name="P7" draw:layer="layout" svg:width="0.313cm" svg:height="0.313cm" svg:x="43.327cm" svg:y="17.798cm" svg:viewBox="0 0 314 314" svg:d="M0 160c0-90 70-160 154-160 90 0 160 70 160 160 0 84-70 154-160 154-84 0-154-70-154-154z">
            <text:p/>
          </draw:path>
          <draw:path draw:style-name="gr9" draw:text-style-name="P3" draw:layer="layout" svg:width="0.313cm" svg:height="0.313cm" svg:x="43.327cm" svg:y="17.798cm" svg:viewBox="0 0 314 314" svg:d="M0 160c0-90 70-160 154-160 90 0 160 70 160 160 0 84-70 154-160 154-84 0-154-70-154-154z">
            <text:p/>
          </draw:path>
          <draw:path draw:style-name="gr22" draw:text-style-name="P14" draw:layer="layout" svg:width="0.313cm" svg:height="0.313cm" svg:x="43.039cm" svg:y="15.253cm" svg:viewBox="0 0 314 314" svg:d="M0 160c0-90 70-160 154-160 90 0 160 70 160 160 0 88-70 154-160 154-84 0-154-66-154-154z">
            <text:p/>
          </draw:path>
          <draw:path draw:style-name="gr23" draw:text-style-name="P3" draw:layer="layout" svg:width="0.313cm" svg:height="0.313cm" svg:x="43.039cm" svg:y="15.253cm" svg:viewBox="0 0 314 314" svg:d="M0 160c0-90 70-160 154-160 90 0 160 70 160 160 0 88-70 154-160 154-84 0-154-66-154-154z">
            <text:p/>
          </draw:path>
          <draw:path draw:style-name="gr12" draw:text-style-name="P9" draw:layer="layout" svg:width="0.317cm" svg:height="0.309cm" svg:x="43.437cm" svg:y="19.16cm" svg:viewBox="0 0 318 310" svg:d="M0 160c0-90 70-160 160-160 88 0 158 70 158 160 0 84-70 150-158 150-90 0-160-66-160-150z">
            <text:p/>
          </draw:path>
          <draw:path draw:style-name="gr13" draw:text-style-name="P3" draw:layer="layout" svg:width="0.317cm" svg:height="0.309cm" svg:x="43.437cm" svg:y="19.16cm" svg:viewBox="0 0 318 310" svg:d="M0 160c0-90 70-160 160-160 88 0 158 70 158 160 0 84-70 150-158 150-90 0-160-66-160-150z">
            <text:p/>
          </draw:path>
          <draw:path draw:style-name="gr16" draw:text-style-name="P11" draw:layer="layout" svg:width="0.313cm" svg:height="0.313cm" svg:x="43.087cm" svg:y="12.781cm" svg:viewBox="0 0 314 314" svg:d="M0 154c0-84 70-154 160-154 84 0 154 70 154 154 0 90-70 160-154 160-90 0-160-70-160-160z">
            <text:p/>
          </draw:path>
          <draw:path draw:style-name="gr17" draw:text-style-name="P3" draw:layer="layout" svg:width="0.313cm" svg:height="0.313cm" svg:x="43.087cm" svg:y="12.781cm" svg:viewBox="0 0 314 314" svg:d="M0 154c0-84 70-154 160-154 84 0 154 70 154 154 0 90-70 160-154 160-90 0-160-70-160-160z">
            <text:p/>
          </draw:path>
          <draw:path draw:style-name="gr4" draw:text-style-name="P5" draw:layer="layout" svg:width="0.313cm" svg:height="0.313cm" svg:x="42.681cm" svg:y="18.696cm" svg:viewBox="0 0 314 314" svg:d="M0 154c0-84 70-154 154-154 90 0 160 70 160 154 0 94-70 160-160 160-84 0-154-66-154-160z">
            <text:p/>
          </draw:path>
          <draw:path draw:style-name="gr5" draw:text-style-name="P3" draw:layer="layout" svg:width="0.313cm" svg:height="0.313cm" svg:x="42.681cm" svg:y="18.696cm" svg:viewBox="0 0 314 314" svg:d="M0 154c0-84 70-154 154-154 90 0 160 70 160 154 0 94-70 160-160 160-84 0-154-66-154-160z">
            <text:p/>
          </draw:path>
          <draw:path draw:style-name="gr12" draw:text-style-name="P9" draw:layer="layout" svg:width="0.313cm" svg:height="0.313cm" svg:x="43.229cm" svg:y="16.641cm" svg:viewBox="0 0 314 314" svg:d="M0 160c0-94 66-160 154-160 84 0 160 66 160 160 0 84-76 154-160 154-88 0-154-70-154-154z">
            <text:p/>
          </draw:path>
          <draw:path draw:style-name="gr13" draw:text-style-name="P3" draw:layer="layout" svg:width="0.313cm" svg:height="0.313cm" svg:x="43.229cm" svg:y="16.641cm" svg:viewBox="0 0 314 314" svg:d="M0 160c0-94 66-160 154-160 84 0 160 66 160 160 0 84-76 154-160 154-88 0-154-70-154-154z">
            <text:p/>
          </draw:path>
          <draw:path draw:style-name="gr18" draw:text-style-name="P12" draw:layer="layout" svg:width="0.317cm" svg:height="0.313cm" svg:x="42.739cm" svg:y="18.356cm" svg:viewBox="0 0 318 314" svg:d="M0 154c0-88 70-154 164-154 84 0 154 66 154 154 0 90-70 160-154 160-94 0-164-70-164-160z">
            <text:p/>
          </draw:path>
          <draw:path draw:style-name="gr19" draw:text-style-name="P3" draw:layer="layout" svg:width="0.317cm" svg:height="0.313cm" svg:x="42.739cm" svg:y="18.356cm" svg:viewBox="0 0 318 314" svg:d="M0 154c0-88 70-154 164-154 84 0 154 66 154 154 0 90-70 160-154 160-94 0-164-70-164-160z">
            <text:p/>
          </draw:path>
          <draw:path draw:style-name="gr18" draw:text-style-name="P12" draw:layer="layout" svg:width="0.313cm" svg:height="0.317cm" svg:x="42.841cm" svg:y="18.448cm" svg:viewBox="0 0 314 318" svg:d="M0 164c0-94 70-164 154-164 90 0 160 70 160 164 0 84-70 154-160 154-84 0-154-70-154-154z">
            <text:p/>
          </draw:path>
          <draw:path draw:style-name="gr19" draw:text-style-name="P3" draw:layer="layout" svg:width="0.313cm" svg:height="0.317cm" svg:x="42.841cm" svg:y="18.448cm" svg:viewBox="0 0 314 318" svg:d="M0 164c0-94 70-164 154-164 90 0 160 70 160 164 0 84-70 154-160 154-84 0-154-70-154-154z">
            <text:p/>
          </draw:path>
          <draw:path draw:style-name="gr6" draw:text-style-name="P6" draw:layer="layout" svg:width="0.313cm" svg:height="0.321cm" svg:x="43.287cm" svg:y="12.687cm" svg:viewBox="0 0 314 322" svg:d="M0 160c0-84 70-160 154-160 90 0 160 76 160 160 0 88-70 162-160 162-84 0-154-74-154-162z">
            <text:p/>
          </draw:path>
          <draw:path draw:style-name="gr7" draw:text-style-name="P3" draw:layer="layout" svg:width="0.313cm" svg:height="0.321cm" svg:x="43.287cm" svg:y="12.687cm" svg:viewBox="0 0 314 322" svg:d="M0 160c0-84 70-160 154-160 90 0 160 76 160 160 0 88-70 162-160 162-84 0-154-74-154-162z">
            <text:p/>
          </draw:path>
          <draw:path draw:style-name="gr14" draw:text-style-name="P10" draw:layer="layout" svg:width="0.313cm" svg:height="0.317cm" svg:x="43.047cm" svg:y="13.143cm" svg:viewBox="0 0 314 318" svg:d="M0 160c0-90 70-160 160-160 84 0 154 70 154 160 0 88-70 158-154 158-90 0-160-70-160-158z">
            <text:p/>
          </draw:path>
          <draw:path draw:style-name="gr15" draw:text-style-name="P3" draw:layer="layout" svg:width="0.313cm" svg:height="0.317cm" svg:x="43.047cm" svg:y="13.143cm" svg:viewBox="0 0 314 318" svg:d="M0 160c0-90 70-160 160-160 84 0 154 70 154 160 0 88-70 158-154 158-90 0-160-70-160-158z">
            <text:p/>
          </draw:path>
          <draw:path draw:style-name="gr18" draw:text-style-name="P12" draw:layer="layout" svg:width="0.313cm" svg:height="0.313cm" svg:x="43.039cm" svg:y="17.63cm" svg:viewBox="0 0 314 314" svg:d="M0 160c0-84 70-160 154-160 90 0 160 76 160 160s-70 154-160 154c-84 0-154-70-154-154z">
            <text:p/>
          </draw:path>
          <draw:path draw:style-name="gr19" draw:text-style-name="P3" draw:layer="layout" svg:width="0.313cm" svg:height="0.313cm" svg:x="43.039cm" svg:y="17.63cm" svg:viewBox="0 0 314 314" svg:d="M0 160c0-84 70-160 154-160 90 0 160 76 160 160s-70 154-160 154c-84 0-154-70-154-154z">
            <text:p/>
          </draw:path>
          <draw:path draw:style-name="gr16" draw:text-style-name="P11" draw:layer="layout" svg:width="0.317cm" svg:height="0.313cm" svg:x="43.123cm" svg:y="9.394cm" svg:viewBox="0 0 318 314" svg:d="M0 154c0-84 70-154 164-154 84 0 154 70 154 154 0 94-70 160-154 160-94 0-164-66-164-160z">
            <text:p/>
          </draw:path>
          <draw:path draw:style-name="gr17" draw:text-style-name="P3" draw:layer="layout" svg:width="0.317cm" svg:height="0.313cm" svg:x="43.123cm" svg:y="9.394cm" svg:viewBox="0 0 318 314" svg:d="M0 154c0-84 70-154 164-154 84 0 154 70 154 154 0 94-70 160-154 160-94 0-164-66-164-160z">
            <text:p/>
          </draw:path>
          <draw:path draw:style-name="gr6" draw:text-style-name="P6" draw:layer="layout" svg:width="0.313cm" svg:height="0.313cm" svg:x="43.159cm" svg:y="14.809cm" svg:viewBox="0 0 314 314" svg:d="M0 160c0-84 76-160 160-160s154 76 154 160-70 154-154 154-160-70-160-154z">
            <text:p/>
          </draw:path>
          <draw:path draw:style-name="gr7" draw:text-style-name="P3" draw:layer="layout" svg:width="0.313cm" svg:height="0.313cm" svg:x="43.159cm" svg:y="14.809cm" svg:viewBox="0 0 314 314" svg:d="M0 160c0-84 76-160 160-160s154 76 154 160-70 154-154 154-160-70-160-154z">
            <text:p/>
          </draw:path>
          <draw:path draw:style-name="gr18" draw:text-style-name="P12" draw:layer="layout" svg:width="0.313cm" svg:height="0.313cm" svg:x="42.941cm" svg:y="18.452cm" svg:viewBox="0 0 314 314" svg:d="M0 160c0-90 66-160 150-160 88 0 164 70 164 160 0 88-76 154-164 154-84 0-150-66-150-154z">
            <text:p/>
          </draw:path>
          <draw:path draw:style-name="gr19" draw:text-style-name="P3" draw:layer="layout" svg:width="0.313cm" svg:height="0.313cm" svg:x="42.941cm" svg:y="18.452cm" svg:viewBox="0 0 314 314" svg:d="M0 160c0-90 66-160 150-160 88 0 164 70 164 160 0 88-76 154-164 154-84 0-150-66-150-154z">
            <text:p/>
          </draw:path>
          <draw:path draw:style-name="gr18" draw:text-style-name="P12" draw:layer="layout" svg:width="0.313cm" svg:height="0.313cm" svg:x="42.44cm" svg:y="19.106cm" svg:viewBox="0 0 314 314" svg:d="M0 160c0-90 66-160 160-160 84 0 154 70 154 160 0 84-70 154-154 154-94 0-160-70-160-154z">
            <text:p/>
          </draw:path>
          <draw:path draw:style-name="gr19" draw:text-style-name="P3" draw:layer="layout" svg:width="0.313cm" svg:height="0.313cm" svg:x="42.44cm" svg:y="19.106cm" svg:viewBox="0 0 314 314" svg:d="M0 160c0-90 66-160 160-160 84 0 154 70 154 160 0 84-70 154-154 154-94 0-160-70-160-154z">
            <text:p/>
          </draw:path>
          <draw:path draw:style-name="gr12" draw:text-style-name="P9" draw:layer="layout" svg:width="0.317cm" svg:height="0.313cm" svg:x="43.335cm" svg:y="18.382cm" svg:viewBox="0 0 318 314" svg:d="M0 154c0-88 70-154 160-154 88 0 158 66 158 154 0 90-70 160-158 160-90 0-160-70-160-160z">
            <text:p/>
          </draw:path>
          <draw:path draw:style-name="gr13" draw:text-style-name="P3" draw:layer="layout" svg:width="0.317cm" svg:height="0.313cm" svg:x="43.335cm" svg:y="18.382cm" svg:viewBox="0 0 318 314" svg:d="M0 154c0-88 70-154 160-154 88 0 158 66 158 154 0 90-70 160-158 160-90 0-160-70-160-160z">
            <text:p/>
          </draw:path>
          <draw:path draw:style-name="gr18" draw:text-style-name="P12" draw:layer="layout" svg:width="0.313cm" svg:height="0.317cm" svg:x="42.244cm" svg:y="18.894cm" svg:viewBox="0 0 314 318" svg:d="M0 154c0-84 76-154 160-154s154 70 154 154c0 90-70 164-154 164s-160-74-160-164z">
            <text:p/>
          </draw:path>
          <draw:path draw:style-name="gr19" draw:text-style-name="P3" draw:layer="layout" svg:width="0.313cm" svg:height="0.317cm" svg:x="42.244cm" svg:y="18.894cm" svg:viewBox="0 0 314 318" svg:d="M0 154c0-84 76-154 160-154s154 70 154 154c0 90-70 164-154 164s-160-74-160-164z">
            <text:p/>
          </draw:path>
          <draw:path draw:style-name="gr10" draw:text-style-name="P8" draw:layer="layout" svg:width="0.317cm" svg:height="0.313cm" svg:x="42.845cm" svg:y="10.84cm" svg:viewBox="0 0 318 314" svg:d="M0 160c0-90 76-160 160-160 88 0 158 70 158 160 0 84-70 154-158 154-84 0-160-70-160-154z">
            <text:p/>
          </draw:path>
          <draw:path draw:style-name="gr11" draw:text-style-name="P3" draw:layer="layout" svg:width="0.317cm" svg:height="0.313cm" svg:x="42.845cm" svg:y="10.84cm" svg:viewBox="0 0 318 314" svg:d="M0 160c0-90 76-160 160-160 88 0 158 70 158 160 0 84-70 154-158 154-84 0-160-70-160-154z">
            <text:p/>
          </draw:path>
          <draw:path draw:style-name="gr22" draw:text-style-name="P14" draw:layer="layout" svg:width="0.317cm" svg:height="0.317cm" svg:x="42.845cm" svg:y="17.397cm" svg:viewBox="0 0 318 318" svg:d="M0 160c0-90 76-160 164-160 84 0 154 70 154 160 0 84-70 158-154 158-88 0-164-74-164-158z">
            <text:p/>
          </draw:path>
          <draw:path draw:style-name="gr23" draw:text-style-name="P3" draw:layer="layout" svg:width="0.317cm" svg:height="0.317cm" svg:x="42.845cm" svg:y="17.397cm" svg:viewBox="0 0 318 318" svg:d="M0 160c0-90 76-160 164-160 84 0 154 70 154 160 0 84-70 158-154 158-88 0-164-74-164-158z">
            <text:p/>
          </draw:path>
          <draw:path draw:style-name="gr14" draw:text-style-name="P10" draw:layer="layout" svg:width="0.313cm" svg:height="0.313cm" svg:x="43.137cm" svg:y="10.972cm" svg:viewBox="0 0 314 314" svg:d="M0 154c0-84 70-154 160-154 84 0 154 70 154 154 0 94-70 160-154 160-90 0-160-66-160-160z">
            <text:p/>
          </draw:path>
          <draw:path draw:style-name="gr15" draw:text-style-name="P3" draw:layer="layout" svg:width="0.313cm" svg:height="0.313cm" svg:x="43.137cm" svg:y="10.972cm" svg:viewBox="0 0 314 314" svg:d="M0 154c0-84 70-154 160-154 84 0 154 70 154 154 0 94-70 160-154 160-90 0-160-66-160-160z">
            <text:p/>
          </draw:path>
          <draw:path draw:style-name="gr20" draw:text-style-name="P13" draw:layer="layout" svg:width="0.313cm" svg:height="0.313cm" svg:x="43.215cm" svg:y="15.721cm" svg:viewBox="0 0 314 314" svg:d="M0 160c0-84 70-160 154-160s160 76 160 160-76 154-160 154-154-70-154-154z">
            <text:p/>
          </draw:path>
          <draw:path draw:style-name="gr21" draw:text-style-name="P3" draw:layer="layout" svg:width="0.313cm" svg:height="0.313cm" svg:x="43.215cm" svg:y="15.721cm" svg:viewBox="0 0 314 314" svg:d="M0 160c0-84 70-160 154-160s160 76 160 160-76 154-160 154-154-70-154-154z">
            <text:p/>
          </draw:path>
          <draw:path draw:style-name="gr20" draw:text-style-name="P13" draw:layer="layout" svg:width="0.313cm" svg:height="0.317cm" svg:x="42.951cm" svg:y="14.187cm" svg:viewBox="0 0 314 318" svg:d="M0 164c0-88 70-164 154-164 90 0 160 76 160 164 0 84-70 154-160 154-84 0-154-70-154-154z">
            <text:p/>
          </draw:path>
          <draw:path draw:style-name="gr21" draw:text-style-name="P3" draw:layer="layout" svg:width="0.313cm" svg:height="0.317cm" svg:x="42.951cm" svg:y="14.187cm" svg:viewBox="0 0 314 318" svg:d="M0 164c0-88 70-164 154-164 90 0 160 76 160 164 0 84-70 154-160 154-84 0-154-70-154-154z">
            <text:p/>
          </draw:path>
          <draw:path draw:style-name="gr20" draw:text-style-name="P13" draw:layer="layout" svg:width="0.313cm" svg:height="0.317cm" svg:x="42.44cm" svg:y="18.236cm" svg:viewBox="0 0 314 318" svg:d="M0 164c0-88 66-164 154-164 90 0 160 76 160 164 0 84-70 154-160 154-88 0-154-70-154-154z">
            <text:p/>
          </draw:path>
          <draw:path draw:style-name="gr21" draw:text-style-name="P3" draw:layer="layout" svg:width="0.313cm" svg:height="0.317cm" svg:x="42.44cm" svg:y="18.236cm" svg:viewBox="0 0 314 318" svg:d="M0 164c0-88 66-164 154-164 90 0 160 76 160 164 0 84-70 154-160 154-88 0-154-70-154-154z">
            <text:p/>
          </draw:path>
          <draw:path draw:style-name="gr20" draw:text-style-name="P13" draw:layer="layout" svg:width="0.317cm" svg:height="0.317cm" svg:x="43.137cm" svg:y="15.213cm" svg:viewBox="0 0 318 318" svg:d="M0 160c0-90 76-160 164-160 84 0 154 70 154 160 0 84-70 158-154 158-88 0-164-74-164-158z">
            <text:p/>
          </draw:path>
          <draw:path draw:style-name="gr21" draw:text-style-name="P3" draw:layer="layout" svg:width="0.317cm" svg:height="0.317cm" svg:x="43.137cm" svg:y="15.213cm" svg:viewBox="0 0 318 318" svg:d="M0 160c0-90 76-160 164-160 84 0 154 70 154 160 0 84-70 158-154 158-88 0-164-74-164-158z">
            <text:p/>
          </draw:path>
          <draw:path draw:style-name="gr12" draw:text-style-name="P9" draw:layer="layout" svg:width="0.317cm" svg:height="0.313cm" svg:x="42.875cm" svg:y="18.872cm" svg:viewBox="0 0 318 314" svg:d="M0 160c0-84 76-160 160-160 88 0 158 76 158 160s-70 154-158 154c-84 0-160-70-160-154z">
            <text:p/>
          </draw:path>
          <draw:path draw:style-name="gr13" draw:text-style-name="P3" draw:layer="layout" svg:width="0.317cm" svg:height="0.313cm" svg:x="42.875cm" svg:y="18.872cm" svg:viewBox="0 0 318 314" svg:d="M0 160c0-84 76-160 160-160 88 0 158 76 158 160s-70 154-158 154c-84 0-160-70-160-154z">
            <text:p/>
          </draw:path>
          <draw:path draw:style-name="gr16" draw:text-style-name="P11" draw:layer="layout" svg:width="0.313cm" svg:height="0.313cm" svg:x="43.039cm" svg:y="10.668cm" svg:viewBox="0 0 314 314" svg:d="M0 154c0-84 70-154 154-154 90 0 160 70 160 154 0 94-70 160-160 160-84 0-154-66-154-160z">
            <text:p/>
          </draw:path>
          <draw:path draw:style-name="gr17" draw:text-style-name="P3" draw:layer="layout" svg:width="0.313cm" svg:height="0.313cm" svg:x="43.039cm" svg:y="10.668cm" svg:viewBox="0 0 314 314" svg:d="M0 154c0-84 70-154 154-154 90 0 160 70 160 154 0 94-70 160-160 160-84 0-154-66-154-160z">
            <text:p/>
          </draw:path>
          <draw:path draw:style-name="gr10" draw:text-style-name="P8" draw:layer="layout" svg:width="0.313cm" svg:height="0.313cm" svg:x="43.039cm" svg:y="11.074cm" svg:viewBox="0 0 314 314" svg:d="M0 160c0-84 70-160 154-160 90 0 160 76 160 160s-70 154-160 154c-84 0-154-70-154-154z">
            <text:p/>
          </draw:path>
          <draw:path draw:style-name="gr11" draw:text-style-name="P3" draw:layer="layout" svg:width="0.313cm" svg:height="0.313cm" svg:x="43.039cm" svg:y="11.074cm" svg:viewBox="0 0 314 314" svg:d="M0 160c0-84 70-160 154-160 90 0 160 76 160 160s-70 154-160 154c-84 0-154-70-154-154z">
            <text:p/>
          </draw:path>
          <draw:path draw:style-name="gr8" draw:text-style-name="P7" draw:layer="layout" svg:width="0.313cm" svg:height="0.313cm" svg:x="43.039cm" svg:y="18.112cm" svg:viewBox="0 0 314 314" svg:d="M0 160c0-94 70-160 154-160 90 0 160 66 160 160 0 84-70 154-160 154-84 0-154-70-154-154z">
            <text:p/>
          </draw:path>
          <draw:path draw:style-name="gr9" draw:text-style-name="P3" draw:layer="layout" svg:width="0.313cm" svg:height="0.313cm" svg:x="43.039cm" svg:y="18.112cm" svg:viewBox="0 0 314 314" svg:d="M0 160c0-94 70-160 154-160 90 0 160 66 160 160 0 84-70 154-160 154-84 0-154-70-154-154z">
            <text:p/>
          </draw:path>
          <draw:path draw:style-name="gr20" draw:text-style-name="P13" draw:layer="layout" svg:width="0.313cm" svg:height="0.313cm" svg:x="43.225cm" svg:y="17.834cm" svg:viewBox="0 0 314 314" svg:d="M0 160c0-90 70-160 154-160 90 0 160 70 160 160 0 88-70 154-160 154-84 0-154-66-154-154z">
            <text:p/>
          </draw:path>
          <draw:path draw:style-name="gr21" draw:text-style-name="P3" draw:layer="layout" svg:width="0.313cm" svg:height="0.313cm" svg:x="43.225cm" svg:y="17.834cm" svg:viewBox="0 0 314 314" svg:d="M0 160c0-90 70-160 154-160 90 0 160 70 160 160 0 88-70 154-160 154-84 0-154-66-154-154z">
            <text:p/>
          </draw:path>
          <draw:path draw:style-name="gr10" draw:text-style-name="P8" draw:layer="layout" svg:width="0.313cm" svg:height="0.313cm" svg:x="43.083cm" svg:y="13.527cm" svg:viewBox="0 0 314 314" svg:d="M0 160c0-90 66-160 160-160 84 0 154 70 154 160 0 84-70 154-154 154-94 0-160-70-160-154z">
            <text:p/>
          </draw:path>
          <draw:path draw:style-name="gr11" draw:text-style-name="P3" draw:layer="layout" svg:width="0.313cm" svg:height="0.313cm" svg:x="43.083cm" svg:y="13.527cm" svg:viewBox="0 0 314 314" svg:d="M0 160c0-90 66-160 160-160 84 0 154 70 154 160 0 84-70 154-154 154-94 0-160-70-160-154z">
            <text:p/>
          </draw:path>
          <draw:path draw:style-name="gr22" draw:text-style-name="P14" draw:layer="layout" svg:width="0.313cm" svg:height="0.313cm" svg:x="43.079cm" svg:y="14.323cm" svg:viewBox="0 0 314 314" svg:d="M0 154c0-84 70-154 160-154 84 0 154 70 154 154s-70 160-154 160c-90 0-160-76-160-160z">
            <text:p/>
          </draw:path>
          <draw:path draw:style-name="gr23" draw:text-style-name="P3" draw:layer="layout" svg:width="0.313cm" svg:height="0.313cm" svg:x="43.079cm" svg:y="14.323cm" svg:viewBox="0 0 314 314" svg:d="M0 154c0-84 70-154 160-154 84 0 154 70 154 154s-70 160-154 160c-90 0-160-76-160-160z">
            <text:p/>
          </draw:path>
          <draw:path draw:style-name="gr22" draw:text-style-name="P14" draw:layer="layout" svg:width="0.313cm" svg:height="0.317cm" svg:x="43.437cm" svg:y="18.284cm" svg:viewBox="0 0 314 318" svg:d="M0 154c0-84 70-154 160-154 84 0 154 70 154 154 0 90-70 164-154 164-90 0-160-74-160-164z">
            <text:p/>
          </draw:path>
          <draw:path draw:style-name="gr23" draw:text-style-name="P3" draw:layer="layout" svg:width="0.313cm" svg:height="0.317cm" svg:x="43.437cm" svg:y="18.284cm" svg:viewBox="0 0 314 318" svg:d="M0 154c0-84 70-154 160-154 84 0 154 70 154 154 0 90-70 164-154 164-90 0-160-74-160-164z">
            <text:p/>
          </draw:path>
          <draw:path draw:style-name="gr8" draw:text-style-name="P7" draw:layer="layout" svg:width="0.313cm" svg:height="0.313cm" svg:x="42.969cm" svg:y="15.769cm" svg:viewBox="0 0 314 314" svg:d="M0 160c0-90 70-160 154-160 94 0 160 70 160 160 0 84-66 154-160 154-84 0-154-70-154-154z">
            <text:p/>
          </draw:path>
          <draw:path draw:style-name="gr9" draw:text-style-name="P3" draw:layer="layout" svg:width="0.313cm" svg:height="0.313cm" svg:x="42.969cm" svg:y="15.769cm" svg:viewBox="0 0 314 314" svg:d="M0 160c0-90 70-160 154-160 94 0 160 70 160 160 0 84-66 154-160 154-84 0-154-70-154-154z">
            <text:p/>
          </draw:path>
          <draw:path draw:style-name="gr4" draw:text-style-name="P5" draw:layer="layout" svg:width="0.313cm" svg:height="0.313cm" svg:x="42.779cm" svg:y="18.82cm" svg:viewBox="0 0 314 314" svg:d="M0 160c0-90 70-160 160-160 84 0 154 70 154 160 0 84-70 154-154 154-90 0-160-70-160-154z">
            <text:p/>
          </draw:path>
          <draw:path draw:style-name="gr5" draw:text-style-name="P3" draw:layer="layout" svg:width="0.313cm" svg:height="0.313cm" svg:x="42.779cm" svg:y="18.82cm" svg:viewBox="0 0 314 314" svg:d="M0 160c0-90 70-160 160-160 84 0 154 70 154 160 0 84-70 154-154 154-90 0-160-70-160-154z">
            <text:p/>
          </draw:path>
          <draw:path draw:style-name="gr4" draw:text-style-name="P5" draw:layer="layout" svg:width="0.313cm" svg:height="0.313cm" svg:x="43.237cm" svg:y="19.258cm" svg:viewBox="0 0 314 314" svg:d="M0 154c0-88 70-154 154-154 90 0 160 66 160 154 0 84-70 160-160 160-84 0-154-76-154-160z">
            <text:p/>
          </draw:path>
          <draw:path draw:style-name="gr5" draw:text-style-name="P3" draw:layer="layout" svg:width="0.313cm" svg:height="0.313cm" svg:x="43.237cm" svg:y="19.258cm" svg:viewBox="0 0 314 314" svg:d="M0 154c0-88 70-154 154-154 90 0 160 66 160 154 0 84-70 160-160 160-84 0-154-76-154-160z">
            <text:p/>
          </draw:path>
          <draw:path draw:style-name="gr8" draw:text-style-name="P7" draw:layer="layout" svg:width="0.313cm" svg:height="0.313cm" svg:x="42.835cm" svg:y="19.244cm" svg:viewBox="0 0 314 314" svg:d="M0 154c0-84 76-154 160-154 88 0 154 70 154 154s-66 160-154 160c-84 0-160-76-160-160z">
            <text:p/>
          </draw:path>
          <draw:path draw:style-name="gr9" draw:text-style-name="P3" draw:layer="layout" svg:width="0.313cm" svg:height="0.313cm" svg:x="42.835cm" svg:y="19.244cm" svg:viewBox="0 0 314 314" svg:d="M0 154c0-84 76-154 160-154 88 0 154 70 154 154s-66 160-154 160c-84 0-160-76-160-160z">
            <text:p/>
          </draw:path>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4" draw:text-style-name="P15" draw:layer="layout" svg:width="0.975cm" svg:height="0.981cm" svg:x="38.674cm" svg:y="10.474cm" svg:viewBox="0 0 976 982" draw:points="490,982 976,486 490,0 0,486">
            <text:p/>
          </draw:polygon>
          <draw:polygon draw:style-name="gr25" draw:text-style-name="P16" draw:layer="layout" svg:width="0.489cm" svg:height="0.857cm" svg:x="37.473cm" svg:y="19.08cm" svg:viewBox="0 0 490 858" draw:points="362,584 362,562 362,544 358,522 358,508 354,490 350,478 340,460 336,446 326,438 318,420 310,412 300,402 292,394 278,390 270,380 256,376 244,376 234,372 216,372 204,372 186,372 168,372 154,372 136,376 114,376 102,380 84,384 66,394 48,398 30,402 76,8 92,8 110,8 124,8 136,8 154,14 168,14 182,14 194,14 212,14 226,14 244,14 260,14 278,14 300,8 322,8 344,8 372,4 394,4 424,0 450,0 460,4 438,98 420,102 406,102 388,102 376,102 358,106 344,106 332,106 318,106 304,106 292,106 282,106 274,106 260,106 248,106 230,102 212,102 194,102 176,98 154,98 132,92 106,322 114,318 128,314 142,314 154,310 168,306 182,306 194,300 212,300 226,300 238,300 252,300 270,300 282,306 296,306 310,310 322,314 336,318 350,322 358,328 372,336 380,344 394,350 402,358 410,366 420,376 428,384 438,398 442,406 450,420 456,434 464,442 468,456 478,468 482,482 482,490 486,504 486,518 490,530 490,544 490,558 490,584 486,610 482,632 478,654 464,676 456,698 446,716 434,738 420,756 402,774 384,788 372,804 350,814 332,826 310,836 288,844 266,848 244,854 220,858 194,858 186,858 182,858 168,858 164,854 154,854 146,854 136,854 128,848 120,844 110,844 102,840 92,836 84,836 76,832 66,826 62,822 54,818 48,814 40,810 30,804 26,800 22,796 14,792 14,788 8,782 4,774 4,770 0,764 0,760 0,756 0,752 0,748 0,742 4,738 4,734 4,730 8,730 8,726 14,720 18,716 22,712 26,712 30,708 36,708 40,704 44,704 48,704 54,704 58,704 66,704 76,708 80,712 88,716 92,720 102,726 110,730 114,738 120,748 124,748 124,752 128,752 128,756 132,760 132,764 136,764 136,770 142,774 150,782 154,788 160,792 160,796 164,796 172,800 176,804 182,804 186,804 190,810 194,810 198,810 204,810 208,810 212,810 226,810 238,804 248,804 260,800 270,796 278,788 292,778 300,770 310,756 318,742 326,730 336,716 340,704 350,690 354,672 358,654 358,636 362,620 362,602">
            <text:p/>
          </draw:polygon>
          <draw:polygon draw:style-name="gr25" draw:text-style-name="P16" draw:layer="layout" svg:width="0.401cm" svg:height="0.839cm" svg:x="36.887cm" svg:y="13.761cm" svg:viewBox="0 0 402 840" draw:points="274,672 274,676 274,686 274,690 274,694 274,698 274,704 278,708 278,712 278,716 278,720 278,726 278,730 278,734 278,738 282,742 282,748 282,752 282,756 288,756 288,760 292,760 292,764 292,770 296,774 300,778 304,782 310,782 314,788 318,788 322,788 326,792 332,792 336,792 340,796 344,796 350,796 354,796 358,796 362,796 366,796 372,796 376,796 380,796 384,796 388,796 394,800 398,800 398,804 402,810 402,814 402,818 402,822 402,826 402,832 398,836 398,840 394,840 372,840 344,840 322,840 300,840 282,840 270,840 256,840 244,840 234,840 226,840 216,840 198,840 186,840 168,840 150,840 132,840 110,840 84,840 58,840 30,840 30,836 26,836 26,832 26,826 26,822 26,818 26,814 26,810 26,804 30,804 30,800 36,796 40,796 48,796 54,796 58,796 62,796 66,796 70,796 76,796 80,796 84,796 92,796 98,792 102,792 106,792 110,788 114,788 120,788 124,788 124,782 128,782 132,782 136,778 142,778 142,774 146,770 150,764 150,760 154,756 160,752 160,748 164,742 164,738 164,734 168,730 168,726 168,720 168,716 168,712 168,708 168,704 168,698 168,694 168,690 168,680 168,676 168,672 168,226 168,216 168,212 168,204 168,194 168,190 168,186 168,182 168,172 164,168 164,164 164,160 160,154 154,150 150,146 146,146 142,146 132,146 124,146 114,146 106,150 92,154 76,160 62,164 48,168 36,172 18,182 14,176 14,172 8,172 4,168 4,164 4,160 0,160 0,154 0,146 0,142 36,128 70,110 106,92 136,80 168,58 190,44 216,30 238,22 256,8 270,0 274,0 278,0 278,4 278,8 278,18 278,26 278,40 278,54 278,76 274,98 274,114 274,142 274,168 274,194">
            <text:p/>
          </draw:polygon>
          <draw:path draw:style-name="gr25" draw:text-style-name="P16" draw:layer="layout" svg:width="0.529cm" svg:height="0.853cm" svg:x="37.451cm" svg:y="13.761cm" svg:viewBox="0 0 530 854" svg:d="M266 44l-6 4h-4-8-4-6l-4 6h-4-4l-6 4-4 4h-4l-4 8h-4l-6 6-4 4-4 4v4l-4 10-4 4-6 4-4 8-4 10v4l-4 10-4 4-6 8v10l-4 8v8l-4 14-4 8v14l-6 10v12l-4 14v12l-4 14v18 14l-4 16v18 14 18 18 16l-4 22v18 10 4 8l4 6v8 4 10 8 4 4 10 8 6 8 8 6l4 8v8 10 8 10l4 8v4 10 8l4 10v4l6 12v10 4l4 8 4 10v4l4 10v4l6 8v4l4 6v8l4 8 4 6 4 4v4l6 4 4 10 4 4 4 4 4 4h6l4 6 4 4 4 4h4l10 4h4l4 4h6 4 8 4 6 4 4 4 4 6v-4h4 4l4-4h4l6-4h4v-4h4 4v-6h4v-4h6l4-4 4-4 10-6v-4l4-4 4-4 4-4v-6l4-8 6-4v-4l4-6v-4l4-4v-8l4-6v-4-8l4-6 6-16 4-28 4-22v-26l4-26v-32l4-30v-32-34-40-28-22-26l-4-22v-22l-4-18v-22l-4-18-4-18-6-16-4-18-4-14-4-12-4-14-10-14-4-8-4-10-14-8-4-8-10-6-4-4-4-4-4-4-10-4h-4l-8-6h-4-6-8zM260 854h-16-14l-18-6-14-4-12-4-14-8-12-6-14-8-14-14-8-8-14-14-8-8-14-18-8-14-10-12-8-14-8-18-6-18-8-16-10-28-4-16-4-24-4-16-4-22-6-18-4-22v-22-18l-4-22v-22-18-14l4-18v-12-18-14l4-12v-18l6-14 4-14v-12l4-14 4-12 4-14v-14l6-8 4-14 4-12 4-10 6-8 8-14 4-8 4-10 6-8 8-10 4-8 10-8 4-10 4-8 8-4 6-10 8-8 4-4 10-6 8-8 4-4 10-6 8-4 10-4 4-4 8-4 10-6h8l4-4h10l8-4h10 4 8 10 22 16l18 4 18 10 22 8 18 8 14 14 16 14 14 12 14 18 18 22 16 32 14 26 8 30 14 36 8 32 6 34 4 40 4 40v40 18 18 18 16l-4 18v18l-4 14-6 18v12l-4 18-4 14-4 12v18l-10 10-4 16-4 14-4 8-4 14-6 10-4 12-4 10-8 8-6 8-4 10-8 4-4 8-10 10-4 8-10 6-4 8-8 4-10 4-4 10-8 4-4 4-10 4-8 6-4 4h-14l-10 4h-4l-8 4-4 4h-10-4l-8 6h-6-8-8z">
            <text:p/>
          </draw:path>
          <draw:polygon draw:style-name="gr25" draw:text-style-name="P16" draw:layer="layout" svg:width="0.401cm" svg:height="0.839cm" svg:x="36.887cm" svg:y="8.444cm" svg:viewBox="0 0 402 840" draw:points="274,672 274,676 274,680 274,690 274,694 274,698 274,704 278,708 278,712 278,716 278,720 278,726 278,730 278,734 278,738 282,742 282,748 282,752 288,756 292,760 292,764 292,770 296,770 296,774 300,774 300,778 304,778 310,782 314,782 318,782 318,788 322,788 326,788 332,788 332,792 336,792 340,792 344,792 350,792 354,792 354,796 358,796 362,796 366,796 372,796 376,796 380,796 384,796 388,796 394,796 398,796 398,800 398,804 402,804 402,810 402,814 402,818 402,822 402,826 402,832 398,832 398,836 398,840 394,840 372,840 344,840 322,840 300,840 282,840 270,840 256,836 244,836 234,836 226,836 216,836 198,836 186,836 168,840 150,840 132,840 110,840 84,840 58,840 30,840 30,836 26,836 26,832 26,826 26,822 26,818 26,814 26,810 26,804 26,800 30,800 30,796 36,796 40,796 48,796 54,796 58,796 62,796 66,796 70,796 76,792 80,792 84,792 92,792 98,792 98,788 102,788 106,788 110,788 114,788 120,782 124,782 128,782 132,778 136,778 136,774 142,774 142,770 146,770 146,764 150,764 150,760 150,756 154,756 154,752 160,752 160,748 160,742 164,742 164,738 164,734 164,730 168,726 168,720 168,716 168,712 168,708 168,704 168,698 168,694 168,686 168,680 168,676 168,672 168,216 168,212 168,204 168,198 168,190 168,186 168,176 168,172 168,168 164,164 164,160 164,154 164,150 160,150 160,146 154,146 154,142 150,142 146,142 146,138 142,138 132,138 124,142 114,142 106,146 92,150 76,150 62,154 48,160 36,168 18,172 14,172 14,168 8,164 4,164 4,160 4,154 0,150 0,146 0,142 0,138 36,120 70,102 106,84 136,70 168,58 190,44 216,30 238,22 256,8 270,0 274,0 278,0 278,4 278,14 278,26 278,40 278,54 278,70 274,88 274,110 274,132 274,160 274,190">
            <text:p/>
          </draw:polygon>
          <draw:polygon draw:style-name="gr25" draw:text-style-name="P16" draw:layer="layout" svg:width="0.489cm" svg:height="0.857cm" svg:x="37.473cm" svg:y="8.44cm" svg:viewBox="0 0 490 858" draw:points="362,584 362,562 362,544 358,522 358,508 354,490 350,478 340,460 336,446 326,438 318,424 310,416 300,406 292,398 278,394 270,390 256,384 244,380 234,376 216,376 204,376 186,376 168,376 154,376 136,380 114,384 102,384 84,390 66,398 48,402 30,406 76,8 92,8 110,8 124,8 136,14 154,14 168,14 182,14 194,14 212,14 226,14 244,14 260,14 278,14 300,14 322,8 344,8 372,8 394,4 424,4 450,0 460,4 438,102 420,106 406,106 388,106 376,106 358,110 344,110 332,110 318,110 304,110 292,110 282,110 274,110 260,110 248,110 230,106 212,106 194,106 176,102 154,102 132,98 106,328 114,322 128,318 142,318 154,314 168,310 182,310 194,306 212,306 226,306 238,306 252,306 270,306 282,310 296,310 310,314 322,318 336,322 350,328 358,336 372,340 380,350 394,358 402,362 410,372 420,380 428,390 438,402 442,412 450,424 456,434 464,446 468,456 478,468 482,482 482,490 486,504 486,518 490,530 490,544 490,558 490,584 486,610 482,632 478,654 464,676 456,698 446,720 434,738 420,756 402,774 384,788 372,804 350,818 332,826 310,836 288,844 266,848 244,854 220,858 194,858 186,858 182,858 168,858 164,858 154,854 146,854 136,854 128,848 120,844 110,844 102,840 92,836 84,836 76,832 66,826 62,822 54,818 48,814 40,810 30,804 26,800 22,796 14,792 14,788 8,782 4,778 4,770 0,764 0,760 0,756 0,752 0,748 0,742 4,738 4,734 8,730 8,726 14,720 18,716 22,716 26,712 30,708 36,708 40,704 44,704 48,704 54,704 58,704 66,704 76,708 80,712 88,716 92,720 102,726 110,730 114,738 120,748 124,748 124,752 128,752 128,756 132,760 132,764 136,764 136,770 142,774 150,782 154,788 154,792 160,792 164,792 172,800 176,804 182,804 186,804 190,810 194,810 198,810 204,810 208,810 212,810 226,810 238,810 248,804 260,800 270,792 278,788 292,778 300,770 310,756 318,748 326,730 336,716 340,704 350,690 354,672 358,654 358,636 362,620 362,602">
            <text:p/>
          </draw:polygon>
          <draw:polygon draw:style-name="gr25" draw:text-style-name="P16" draw:layer="layout" svg:width="0.499cm" svg:height="0.843cm" svg:x="36.833cm" svg:y="3.121cm" svg:viewBox="0 0 500 844" draw:points="14,194 14,186 14,182 14,176 14,168 18,164 18,154 22,150 22,142 26,138 30,128 36,124 36,114 40,110 48,102 54,98 58,88 62,84 66,80 76,70 80,66 84,58 92,54 102,48 106,44 114,40 120,36 132,30 136,26 146,22 160,18 168,14 176,8 190,8 198,4 212,4 220,0 230,0 244,0 252,0 266,0 274,0 282,0 292,0 300,0 304,0 314,4 322,4 332,4 340,8 350,8 354,14 362,18 372,18 380,22 384,26 394,30 402,36 406,36 416,44 420,48 428,54 434,58 442,62 446,70 450,76 456,84 464,88 468,98 468,106 478,110 482,124 482,128 486,138 490,150 490,160 490,168 494,176 494,186 494,194 494,208 494,216 494,222 494,230 494,238 494,244 490,248 490,256 490,266 490,270 486,278 486,282 482,292 482,296 478,300 472,310 468,314 468,322 464,328 460,336 456,340 450,344 446,350 442,358 438,362 434,366 428,372 428,376 424,380 416,390 416,394 410,394 406,398 402,402 398,412 388,416 384,420 380,428 372,434 366,442 358,446 220,580 198,602 198,606 194,606 194,610 190,614 186,614 186,620 176,624 172,632 168,636 164,642 160,646 154,650 150,658 146,664 142,668 142,672 136,676 132,686 132,690 128,694 124,704 124,708 120,712 120,716 114,720 114,726 114,734 114,738 114,742 114,748 362,748 372,748 376,748 384,742 388,742 398,738 402,738 406,734 410,730 416,726 420,716 424,712 428,704 434,694 438,690 438,676 442,668 446,654 450,642 456,628 460,614 464,614 468,614 472,614 478,614 482,614 486,614 490,620 494,620 500,624 500,628 500,636 494,646 494,654 494,664 494,672 490,686 490,698 490,712 486,720 486,734 486,748 482,760 482,774 478,782 478,796 472,804 468,822 468,832 464,844 456,840 442,840 428,840 420,840 406,840 398,840 384,840 376,840 366,840 358,840 114,840 0,844 0,832 0,814 4,800 4,788 8,774 8,760 14,748 22,738 26,726 30,712 36,698 44,686 54,672 66,658 80,642 88,624 106,610 120,592 136,574 160,552 266,456 274,442 282,428 296,420 304,406 314,394 322,380 332,372 336,358 344,350 350,336 354,322 358,314 362,300 366,292 366,278 372,266 372,252 376,238 376,226 376,212 376,204 376,194 376,186 372,176 372,168 372,160 372,154 366,146 366,138 362,132 362,124 358,120 358,110 354,106 350,102 350,98 344,92 340,88 336,84 332,80 332,76 326,76 322,70 318,66 314,62 310,62 304,58 300,58 296,54 292,54 288,54 282,48 278,48 274,48 270,48 266,48 260,48 256,48 244,48 230,48 216,48 208,48 194,54 186,58 172,58 164,62 154,66 150,70 142,80 136,84 132,88 128,92 124,102 120,106 120,110 114,114 114,124 114,128 114,132 114,138 114,142 120,142 120,146 120,150 124,154 124,160 128,160 128,164 128,168 128,172 128,176 132,182 132,186 132,190 132,194 132,198 128,204 128,208 128,212 124,216 120,222 114,222 114,226 110,230 106,234 102,234 98,238 92,238 88,244 84,244 80,244 76,248 70,248 66,248 62,248 58,248 54,244 48,244 44,244 40,238 36,238 30,234 26,230 22,226 22,222 18,216 18,212 14,212 14,208 14,204 14,198">
            <text:p/>
          </draw:polygon>
          <draw:path draw:style-name="gr25" draw:text-style-name="P16" draw:layer="layout" svg:width="0.529cm" svg:height="0.853cm" svg:x="37.451cm" svg:y="3.121cm" svg:viewBox="0 0 530 854" svg:d="M266 48h-6-4-8-4-6l-4 6h-4-4l-6 4-4 4-4 4-4 4h-4l-6 6-4 4-4 4v4l-4 10-4 4-6 4-4 8-4 10v4l-4 10-4 4-6 8v10l-4 8v8l-4 14-4 8v14l-6 10v12l-4 14v18l-4 12v18 18l-4 14v16 14 18 22 14l-4 22v18 8 4 10l4 8v4 4 10 8 4 6 8 10 4 8 10 4l4 8v10 8 8 10l4 8v10 4 8l4 10v4l6 8v10 4l4 8 4 10v4l4 10v4l6 8v4l4 10v4l4 8 4 6 4 4v4l6 4 4 10 4 4 4 4 4 4h6l4 6 4 4 4 4h4l10 4h4l4 4h6 4 8 4 6 4 4 4 4 6l4-4h4l4-4h4 6l4-4v-4h4 4v-6h4v-4h6l4-4h4v-4l10-6v-4l4-4 4-4 4-4v-6l4-4 6-4v-8l4-6v-4l4-4v-8l4-6v-4-4l4-10 6-16 4-22 4-22v-28l4-26v-30l4-32v-30-36-40-26-22-22l-4-28v-22l-4-18v-26l-4-18-4-18-6-16-4-18-4-14-4-12-4-14-10-14-4-8-4-10-14-8-4-8-10-6-4-4-4-4-4-4-10-4h-4l-8-6h-4-6-8zM260 854h-16-14l-18-6-14-4-12-4-14-8-12-6-14-8-14-8-8-14-14-14-8-8-14-14-8-12-10-18-8-14-8-18-6-18-8-16-10-18-4-22-4-22-4-18-4-18-6-22-4-22v-18-22l-4-22v-22-18-14l4-16v-14-18-14l4-12v-14l6-18 4-12v-14l4-14 4-16 4-14v-14l6-8 4-14 4-8 4-14 6-8 8-10 4-12 4-10 6-8 8-10 4-8 10-8 4-10 4-8 8-4 6-10 8-8 4-4 10-6 8-8 4-4 10-6 8-4 10-4 4-4 8-4 10-6h8l4-4h10l8-4h10 4 8 10 22 16l18 4 18 10 22 8 18 8 14 14 16 14 14 12 14 18 18 26 16 28 14 26 8 30 14 36 8 36 6 36 4 38 4 40v40 18 18 18 18l-4 16v18l-4 14-6 18v12l-4 18-4 14-4 14v16l-10 14-4 14-4 8-4 14-4 8-6 10-4 12-4 10-8 8-6 8-4 10-8 8-4 10-10 4-4 8-10 6-4 8-8 4-10 4-4 10-8 4-4 4-10 4-8 6-4 4h-14l-10 4-4 4h-8l-4 4h-10-4l-8 6h-6-8-8z">
            <text:p/>
          </draw:path>
        </draw:g>
      </draw:page>
      <draw:page draw:name="page2" draw:style-name="dp1" draw:master-page-name="Standard"/>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48cm" fo:page-height="2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initial-creator>Victor Van der Meersch</meta:initial-creator>
    <meta:creation-date>2022-11-07T16:11:44.142000000</meta:creation-date>
    <dc:date>2022-11-08T11:47:04.147000000</dc:date>
    <dc:creator>Victor Van der Meersch</dc:creator>
    <meta:editing-duration>PT2H32M21S</meta:editing-duration>
    <meta:editing-cycles>8</meta:editing-cycles>
    <meta:generator>LibreOffice/7.2.4.1$Windows_X86_64 LibreOffice_project/27d75539669ac387bb498e35313b970b7fe9c4f9</meta:generator>
    <meta:document-statistic meta:object-count="1262"/>
  </office:meta>
</office:document-meta>
</file>